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78.69pt"/>
    </style:style>
    <style:style style:name="co21" style:family="table-column">
      <style:table-column-properties fo:break-before="auto" style:column-width="81.04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/>
    <style:style style:name="ce114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0"/>
    <style:style style:name="ce118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122"/>
    <style:style style:name="ce75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0000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113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117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121" office:value-type="string" calcext:value-type="string">
            <text:p>ahscompany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121" office:value-type="string" calcext:value-type="string">
            <text:p>ahscompany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121" office:value-type="string" calcext:value-type="string">
            <text:p>sustainablesupply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113" table:number-columns-repeated="4"/>
          <table:table-cell table:style-name="ce113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113" table:number-columns-repeated="4"/>
          <table:table-cell table:style-name="ce113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113"/>
        <table:table-column table:style-name="co4" table:default-cell-style-name="ce113"/>
        <table:table-column table:style-name="co7" table:default-cell-style-name="ce113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122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113"/>
        <table:table-column table:style-name="co8" table:default-cell-style-name="ce113"/>
        <table:table-column table:style-name="co16" table:default-cell-style-name="ce113"/>
        <table:table-column table:style-name="co19" table:default-cell-style-name="ce113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121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Tennsco" table:style-name="ta1">
        <table:table-column table:style-name="co2" table:default-cell-style-name="Default"/>
        <table:table-row table:style-name="ro2">
          <table:table-cell/>
        </table:table-row>
      </table:table>
      <table:table table:name="Meese" table:style-name="ta1">
        <table:table-column table:style-name="co14" table:default-cell-style-name="Default"/>
        <table:table-column table:style-name="co2" table:number-columns-repeated="3" table:default-cell-style-name="ce113"/>
        <table:table-column table:style-name="co3" table:default-cell-style-name="ce113"/>
        <table:table-column table:style-name="co7" table:default-cell-style-name="ce113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Meese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50P Series Recycle Tru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2R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 office:value-type="currency" office:currency="USD" office:value="340" calcext:value-type="currency">
            <text:p>$340.00</text:p>
          </table:table-cell>
          <table:table-cell table:style-name="ce64" table:formula="of:=[.C5]*0.6" office:value-type="currency" office:currency="USD" office:value="204" calcext:value-type="currency">
            <text:p>$204.00</text:p>
          </table:table-cell>
          <table:table-cell table:style-name="ce64"/>
          <table:table-cell table:style-name="ce64" table:formula="of:=[.E5]-[.B5]" office:value-type="currency" office:currency="USD" office:value="-280" calcext:value-type="currency">
            <text:p>-$28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4R</text:p>
          </table:table-cell>
          <table:table-cell table:style-name="ce8" office:value-type="currency" office:currency="USD" office:value="320" calcext:value-type="currency">
            <text:p>$320.00</text:p>
          </table:table-cell>
          <table:table-cell table:style-name="ce64" office:value-type="currency" office:currency="USD" office:value="360" calcext:value-type="currency">
            <text:p>$360.00</text:p>
          </table:table-cell>
          <table:table-cell table:style-name="ce64" table:formula="of:=[.C6]*0.6" office:value-type="currency" office:currency="USD" office:value="216" calcext:value-type="currency">
            <text:p>$216.00</text:p>
          </table:table-cell>
          <table:table-cell table:style-name="ce64"/>
          <table:table-cell table:style-name="ce64" table:formula="of:=[.E6]-[.B6]" office:value-type="currency" office:currency="USD" office:value="-320" calcext:value-type="currency">
            <text:p>-$32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6R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 office:value-type="currency" office:currency="USD" office:value="410" calcext:value-type="currency">
            <text:p>$410.00</text:p>
          </table:table-cell>
          <table:table-cell table:style-name="ce64" table:formula="of:=[.C7]*0.6" office:value-type="currency" office:currency="USD" office:value="246" calcext:value-type="currency">
            <text:p>$246.00</text:p>
          </table:table-cell>
          <table:table-cell table:style-name="ce64"/>
          <table:table-cell table:style-name="ce64" table:formula="of:=[.E7]-[.B7]" office:value-type="currency" office:currency="USD" office:value="-380" calcext:value-type="currency">
            <text:p>-$380.00</text:p>
          </table:table-cell>
          <table:table-cell table:style-name="ce17" table:formula="of:=[.E7]/[.D7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6R</text:p>
          </table:table-cell>
          <table:table-cell table:style-name="ce8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400" calcext:value-type="currency">
            <text:p>$400.00</text:p>
          </table:table-cell>
          <table:table-cell table:style-name="ce64" table:formula="of:=[.C8]*0.6" office:value-type="currency" office:currency="USD" office:value="240" calcext:value-type="currency">
            <text:p>$240.00</text:p>
          </table:table-cell>
          <table:table-cell table:style-name="ce64"/>
          <table:table-cell table:style-name="ce64" table:formula="of:=[.E8]-[.B8]" office:value-type="currency" office:currency="USD" office:value="-315" calcext:value-type="currency">
            <text:p>-$315.00</text:p>
          </table:table-cell>
          <table:table-cell table:style-name="ce17" table:formula="of:=[.E8]/[.D8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8R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00" calcext:value-type="currency">
            <text:p>$500.00</text:p>
          </table:table-cell>
          <table:table-cell table:style-name="ce64" table:formula="of:=[.C9]*0.6" office:value-type="currency" office:currency="USD" office:value="300" calcext:value-type="currency">
            <text:p>$300.00</text:p>
          </table:table-cell>
          <table:table-cell table:style-name="ce64"/>
          <table:table-cell table:style-name="ce64" table:formula="of:=[.E9]-[.B9]" office:value-type="currency" office:currency="USD" office:value="-420" calcext:value-type="currency">
            <text:p>-$420.00</text:p>
          </table:table-cell>
          <table:table-cell table:style-name="ce17" table:formula="of:=[.E9]/[.D9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26R</text:p>
          </table:table-cell>
          <table:table-cell table:style-name="ce8" office:value-type="currency" office:currency="USD" office:value="430" calcext:value-type="currency">
            <text:p>$430.00</text:p>
          </table:table-cell>
          <table:table-cell table:style-name="ce64" office:value-type="currency" office:currency="USD" office:value="535" calcext:value-type="currency">
            <text:p>$535.00</text:p>
          </table:table-cell>
          <table:table-cell table:style-name="ce64" table:formula="of:=[.C10]*0.6" office:value-type="currency" office:currency="USD" office:value="321" calcext:value-type="currency">
            <text:p>$321.00</text:p>
          </table:table-cell>
          <table:table-cell table:style-name="ce64"/>
          <table:table-cell table:style-name="ce64" table:formula="of:=[.E10]-[.B10]" office:value-type="currency" office:currency="USD" office:value="-430" calcext:value-type="currency">
            <text:p>-$430.00</text:p>
          </table:table-cell>
          <table:table-cell table:style-name="ce17" table:formula="of:=[.E10]/[.D10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45</text:p>
          </table:table-cell>
          <table:table-cell table:style-name="ce8" office:value-type="currency" office:currency="USD" office:value="670" calcext:value-type="currency">
            <text:p>$670.00</text:p>
          </table:table-cell>
          <table:table-cell table:style-name="ce64" office:value-type="currency" office:currency="USD" office:value="800" calcext:value-type="currency">
            <text:p>$800.00</text:p>
          </table:table-cell>
          <table:table-cell table:style-name="ce64" table:formula="of:=[.C11]*0.6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E11]-[.B11]" office:value-type="currency" office:currency="USD" office:value="-670" calcext:value-type="currency">
            <text:p>-$670.00</text:p>
          </table:table-cell>
          <table:table-cell table:style-name="ce17" table:formula="of:=[.E11]/[.D11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00 Series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03H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64"/>
          <table:table-cell table:style-name="ce64" table:formula="of:=[.C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]-[.B15]" office:value-type="currency" office:currency="USD" office:value="-625" calcext:value-type="currency">
            <text:p>-$625.00</text:p>
          </table:table-cell>
          <table:table-cell table:style-name="ce17" table:formula="of:=[.E15]/[.D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5H</text:p>
          </table:table-cell>
          <table:table-cell table:style-name="ce8" office:value-type="currency" office:currency="USD" office:value="675" calcext:value-type="currency">
            <text:p>$675.00</text:p>
          </table:table-cell>
          <table:table-cell table:style-name="ce64"/>
          <table:table-cell table:style-name="ce64" table:formula="of:=[.C1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]-[.B16]" office:value-type="currency" office:currency="USD" office:value="-675" calcext:value-type="currency">
            <text:p>-$675.00</text:p>
          </table:table-cell>
          <table:table-cell table:style-name="ce17" table:formula="of:=[.E16]/[.D1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7H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64"/>
          <table:table-cell table:style-name="ce64" table:formula="of:=[.C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]-[.B17]" office:value-type="currency" office:currency="USD" office:value="-825" calcext:value-type="currency">
            <text:p>-$825.00</text:p>
          </table:table-cell>
          <table:table-cell table:style-name="ce17" table:formula="of:=[.E17]/[.D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Forklift and Pallet Jack Contain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8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]-[.B21]" office:value-type="string" office:string-value="" calcext:value-type="error">
            <text:p>#VALUE!</text:p>
          </table:table-cell>
          <table:table-cell table:style-name="ce17" table:formula="of:=[.E21]/[.D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27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]-[.B22]" office:value-type="string" office:string-value="" calcext:value-type="error">
            <text:p>#VALUE!</text:p>
          </table:table-cell>
          <table:table-cell table:style-name="ce17" table:formula="of:=[.E22]/[.D2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102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]-[.B23]" office:value-type="string" office:string-value="" calcext:value-type="error">
            <text:p>#VALUE!</text:p>
          </table:table-cell>
          <table:table-cell table:style-name="ce17" table:formula="of:=[.E23]/[.D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10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0P</text:p>
          </table:table-cell>
          <table:table-cell table:style-name="ce8" office:value-type="currency" office:currency="USD" office:value="1190" calcext:value-type="currency">
            <text:p>$1,190.00</text:p>
          </table:table-cell>
          <table:table-cell table:style-name="ce64"/>
          <table:table-cell table:style-name="ce64" table:formula="of:=[.C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7]-[.B27]" office:value-type="currency" office:currency="USD" office:value="-1190" calcext:value-type="currency">
            <text:p>-$1,190.00</text:p>
          </table:table-cell>
          <table:table-cell table:style-name="ce17" table:formula="of:=[.E27]/[.D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1P</text:p>
          </table:table-cell>
          <table:table-cell table:style-name="ce8" office:value-type="currency" office:currency="USD" office:value="1195" calcext:value-type="currency">
            <text:p>$1,195.00</text:p>
          </table:table-cell>
          <table:table-cell table:style-name="ce64"/>
          <table:table-cell table:style-name="ce64" table:formula="of:=[.C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1]-[.B31]" office:value-type="currency" office:currency="USD" office:value="-1195" calcext:value-type="currency">
            <text:p>-$1,195.00</text:p>
          </table:table-cell>
          <table:table-cell table:style-name="ce17" table:formula="of:=[.E31]/[.D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2P</text:p>
          </table:table-cell>
          <table:table-cell table:style-name="ce8" office:value-type="currency" office:currency="USD" office:value="1055" calcext:value-type="currency">
            <text:p>$1,055.00</text:p>
          </table:table-cell>
          <table:table-cell table:style-name="ce64"/>
          <table:table-cell table:style-name="ce64" table:formula="of:=[.C3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5]-[.B35]" office:value-type="currency" office:currency="USD" office:value="-1055" calcext:value-type="currency">
            <text:p>-$1,055.00</text:p>
          </table:table-cell>
          <table:table-cell table:style-name="ce17" table:formula="of:=[.E35]/[.D3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No. 19 FWI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9-FWI</text:p>
          </table:table-cell>
          <table:table-cell table:style-name="ce8" office:value-type="currency" office:currency="USD" office:value="505" calcext:value-type="currency">
            <text:p>$505.00</text:p>
          </table:table-cell>
          <table:table-cell table:style-name="ce64"/>
          <table:table-cell table:style-name="ce64" table:formula="of:=[.C3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9]-[.B39]" office:value-type="currency" office:currency="USD" office:value="-505" calcext:value-type="currency">
            <text:p>-$505.00</text:p>
          </table:table-cell>
          <table:table-cell table:style-name="ce17" table:formula="of:=[.E39]/[.D3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4P24 Flare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4P24</text:p>
          </table:table-cell>
          <table:table-cell table:style-name="ce8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C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3]-[.B43]" office:value-type="currency" office:currency="USD" office:value="-480" calcext:value-type="currency">
            <text:p>-$480.00</text:p>
          </table:table-cell>
          <table:table-cell table:style-name="ce17" table:formula="of:=[.E43]/[.D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5P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5P24</text:p>
          </table:table-cell>
          <table:table-cell table:style-name="ce8" office:value-type="currency" office:currency="USD" office:value="870" calcext:value-type="currency">
            <text:p>$870.00</text:p>
          </table:table-cell>
          <table:table-cell table:style-name="ce64"/>
          <table:table-cell table:style-name="ce64" table:formula="of:=[.C4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7]-[.B47]" office:value-type="currency" office:currency="USD" office:value="-870" calcext:value-type="currency">
            <text:p>-$870.00</text:p>
          </table:table-cell>
          <table:table-cell table:style-name="ce17" table:formula="of:=[.E47]/[.D4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25P30</text:p>
          </table:table-cell>
          <table:table-cell table:style-name="ce8" office:value-type="currency" office:currency="USD" office:value="925" calcext:value-type="currency">
            <text:p>$925.00</text:p>
          </table:table-cell>
          <table:table-cell table:style-name="ce64"/>
          <table:table-cell table:style-name="ce64" table:formula="of:=[.C4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8]-[.B48]" office:value-type="currency" office:currency="USD" office:value="-925" calcext:value-type="currency">
            <text:p>-$925.00</text:p>
          </table:table-cell>
          <table:table-cell table:style-name="ce17" table:formula="of:=[.E48]/[.D4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85 Gallon Side Discharge IBC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5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2]-[.B52]" office:value-type="string" office:string-value="" calcext:value-type="error">
            <text:p>#VALUE!</text:p>
          </table:table-cell>
          <table:table-cell table:style-name="ce17" table:formula="of:=[.E52]/[.D5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30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3]-[.B53]" office:value-type="string" office:string-value="" calcext:value-type="error">
            <text:p>#VALUE!</text:p>
          </table:table-cell>
          <table:table-cell table:style-name="ce17" table:formula="of:=[.E53]/[.D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28P18 FWI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P18</text:p>
          </table:table-cell>
          <table:table-cell table:style-name="ce8" office:value-type="currency" office:currency="USD" office:value="805" calcext:value-type="currency">
            <text:p>$805.00</text:p>
          </table:table-cell>
          <table:table-cell table:style-name="ce64"/>
          <table:table-cell table:style-name="ce64" table:formula="of:=[.C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7]-[.B57]" office:value-type="currency" office:currency="USD" office:value="-805" calcext:value-type="currency">
            <text:p>-$805.00</text:p>
          </table:table-cell>
          <table:table-cell table:style-name="ce17" table:formula="of:=[.E57]/[.D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44P12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4P12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1]-[.B61]" office:value-type="currency" office:currency="USD" office:value="-290" calcext:value-type="currency">
            <text:p>-$290.00</text:p>
          </table:table-cell>
          <table:table-cell table:style-name="ce17" table:formula="of:=[.E61]/[.D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0P-16 Utilit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6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5]-[.B65]" office:value-type="currency" office:currency="USD" office:value="-435" calcext:value-type="currency">
            <text:p>-$435.00</text:p>
          </table:table-cell>
          <table:table-cell table:style-name="ce17" table:formula="of:=[.E65]/[.D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6</text:p>
          </table:table-cell>
          <table:table-cell table:style-name="ce8" office:value-type="currency" office:currency="USD" office:value="410" calcext:value-type="currency">
            <text:p>$410.00</text:p>
          </table:table-cell>
          <table:table-cell table:style-name="ce64"/>
          <table:table-cell table:style-name="ce64" table:formula="of:=[.C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9]-[.B69]" office:value-type="currency" office:currency="USD" office:value="-410" calcext:value-type="currency">
            <text:p>-$410.00</text:p>
          </table:table-cell>
          <table:table-cell table:style-name="ce17" table:formula="of:=[.E69]/[.D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8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8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64"/>
          <table:table-cell table:style-name="ce64" table:formula="of:=[.C7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3]-[.B73]" office:value-type="currency" office:currency="USD" office:value="-599" calcext:value-type="currency">
            <text:p>-$599.00</text:p>
          </table:table-cell>
          <table:table-cell table:style-name="ce17" table:formula="of:=[.E73]/[.D7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2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26</text:p>
          </table:table-cell>
          <table:table-cell table:style-name="ce8" office:value-type="currency" office:currency="USD" office:value="645" calcext:value-type="currency">
            <text:p>$645.00</text:p>
          </table:table-cell>
          <table:table-cell table:style-name="ce64"/>
          <table:table-cell table:style-name="ce64" table:formula="of:=[.C7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7]-[.B77]" office:value-type="currency" office:currency="USD" office:value="-645" calcext:value-type="currency">
            <text:p>-$645.00</text:p>
          </table:table-cell>
          <table:table-cell table:style-name="ce17" table:formula="of:=[.E77]/[.D7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0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0</text:p>
          </table:table-cell>
          <table:table-cell table:style-name="ce8" office:value-type="currency" office:currency="USD" office:value="787" calcext:value-type="currency">
            <text:p>$787.00</text:p>
          </table:table-cell>
          <table:table-cell table:style-name="ce64"/>
          <table:table-cell table:style-name="ce64" table:formula="of:=[.C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1]-[.B81]" office:value-type="currency" office:currency="USD" office:value="-787" calcext:value-type="currency">
            <text:p>-$787.00</text:p>
          </table:table-cell>
          <table:table-cell table:style-name="ce17" table:formula="of:=[.E81]/[.D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7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7</text:p>
          </table:table-cell>
          <table:table-cell table:style-name="ce8" office:value-type="currency" office:currency="USD" office:value="1185" calcext:value-type="currency">
            <text:p>$1,185.00</text:p>
          </table:table-cell>
          <table:table-cell table:style-name="ce64"/>
          <table:table-cell table:style-name="ce64" table:formula="of:=[.C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5]-[.B85]" office:value-type="currency" office:currency="USD" office:value="-1185" calcext:value-type="currency">
            <text:p>-$1,185.00</text:p>
          </table:table-cell>
          <table:table-cell table:style-name="ce17" table:formula="of:=[.E85]/[.D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0P-M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9]-[.B89]" office:value-type="currency" office:currency="USD" office:value="-630" calcext:value-type="currency">
            <text:p>-$630.00</text:p>
          </table:table-cell>
          <table:table-cell table:style-name="ce17" table:formula="of:=[.E89]/[.D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72N Laundry Cart with Netting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N</text:p>
          </table:table-cell>
          <table:table-cell table:style-name="ce8" office:value-type="currency" office:currency="USD" office:value="875" calcext:value-type="currency">
            <text:p>$875.00</text:p>
          </table:table-cell>
          <table:table-cell table:style-name="ce64"/>
          <table:table-cell table:style-name="ce64" table:formula="of:=[.C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3]-[.B93]" office:value-type="currency" office:currency="USD" office:value="-875" calcext:value-type="currency">
            <text:p>-$875.00</text:p>
          </table:table-cell>
          <table:table-cell table:style-name="ce17" table:formula="of:=[.E93]/[.D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P</text:p>
          </table:table-cell>
          <table:table-cell table:style-name="ce8" office:value-type="currency" office:currency="USD" office:value="650" calcext:value-type="currency">
            <text:p>$650.00</text:p>
          </table:table-cell>
          <table:table-cell table:style-name="ce64"/>
          <table:table-cell table:style-name="ce64" table:formula="of:=[.C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7]-[.B97]" office:value-type="currency" office:currency="USD" office:value="-650" calcext:value-type="currency">
            <text:p>-$650.00</text:p>
          </table:table-cell>
          <table:table-cell table:style-name="ce17" table:formula="of:=[.E97]/[.D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S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S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64"/>
          <table:table-cell table:style-name="ce64" table:formula="of:=[.C1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1]-[.B101]" office:value-type="currency" office:currency="USD" office:value="-660" calcext:value-type="currency">
            <text:p>-$660.00</text:p>
          </table:table-cell>
          <table:table-cell table:style-name="ce17" table:formula="of:=[.E101]/[.D1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3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3P</text:p>
          </table:table-cell>
          <table:table-cell table:style-name="ce8" office:value-type="currency" office:currency="USD" office:value="755" calcext:value-type="currency">
            <text:p>$755.00</text:p>
          </table:table-cell>
          <table:table-cell table:style-name="ce64"/>
          <table:table-cell table:style-name="ce64" table:formula="of:=[.C10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5]-[.B105]" office:value-type="currency" office:currency="USD" office:value="-755" calcext:value-type="currency">
            <text:p>-$755.00</text:p>
          </table:table-cell>
          <table:table-cell table:style-name="ce17" table:formula="of:=[.E105]/[.D10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4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4P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/>
          <table:table-cell table:style-name="ce64" table:formula="of:=[.C10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9]-[.B109]" office:value-type="currency" office:currency="USD" office:value="-699" calcext:value-type="currency">
            <text:p>-$699.00</text:p>
          </table:table-cell>
          <table:table-cell table:style-name="ce17" table:formula="of:=[.E109]/[.D10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6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6P-Trux</text:p>
          </table:table-cell>
          <table:table-cell table:style-name="ce8" office:value-type="currency" office:currency="USD" office:value="665" calcext:value-type="currency">
            <text:p>$665.00</text:p>
          </table:table-cell>
          <table:table-cell table:style-name="ce64"/>
          <table:table-cell table:style-name="ce64" table:formula="of:=[.C11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3]-[.B113]" office:value-type="currency" office:currency="USD" office:value="-665" calcext:value-type="currency">
            <text:p>-$665.00</text:p>
          </table:table-cell>
          <table:table-cell table:style-name="ce17" table:formula="of:=[.E113]/[.D11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9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9P-Trux</text:p>
          </table:table-cell>
          <table:table-cell table:style-name="ce8" office:value-type="currency" office:currency="USD" office:value="845" calcext:value-type="currency">
            <text:p>$845.00</text:p>
          </table:table-cell>
          <table:table-cell table:style-name="ce64"/>
          <table:table-cell table:style-name="ce64" table:formula="of:=[.C1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7]-[.B117]" office:value-type="currency" office:currency="USD" office:value="-845" calcext:value-type="currency">
            <text:p>-$845.00</text:p>
          </table:table-cell>
          <table:table-cell table:style-name="ce17" table:formula="of:=[.E117]/[.D1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5P-Trux</text:p>
          </table:table-cell>
          <table:table-cell table:style-name="ce8" office:value-type="currency" office:currency="USD" office:value="1151" calcext:value-type="currency">
            <text:p>$1,151.00</text:p>
          </table:table-cell>
          <table:table-cell table:style-name="ce64"/>
          <table:table-cell table:style-name="ce64" table:formula="of:=[.C1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1]-[.B121]" office:value-type="currency" office:currency="USD" office:value="-1151" calcext:value-type="currency">
            <text:p>-$1,151.00</text:p>
          </table:table-cell>
          <table:table-cell table:style-name="ce17" table:formula="of:=[.E121]/[.D1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7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7P-Trux</text:p>
          </table:table-cell>
          <table:table-cell table:style-name="ce8" office:value-type="currency" office:currency="USD" office:value="940" calcext:value-type="currency">
            <text:p>$940.00</text:p>
          </table:table-cell>
          <table:table-cell table:style-name="ce64"/>
          <table:table-cell table:style-name="ce64" table:formula="of:=[.C12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5]-[.B125]" office:value-type="currency" office:currency="USD" office:value="-940" calcext:value-type="currency">
            <text:p>-$940.00</text:p>
          </table:table-cell>
          <table:table-cell table:style-name="ce17" table:formula="of:=[.E125]/[.D12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</text:p>
          </table:table-cell>
          <table:table-cell table:style-name="ce8" office:value-type="currency" office:currency="USD" office:value="945" calcext:value-type="currency">
            <text:p>$945.00</text:p>
          </table:table-cell>
          <table:table-cell table:style-name="ce64"/>
          <table:table-cell table:style-name="ce64" table:formula="of:=[.C1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9]-[.B129]" office:value-type="currency" office:currency="USD" office:value="-945" calcext:value-type="currency">
            <text:p>-$945.00</text:p>
          </table:table-cell>
          <table:table-cell table:style-name="ce17" table:formula="of:=[.E129]/[.D1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L</text:p>
          </table:table-cell>
          <table:table-cell table:style-name="ce8" office:value-type="currency" office:currency="USD" office:value="1530" calcext:value-type="currency">
            <text:p>$1,530.00</text:p>
          </table:table-cell>
          <table:table-cell table:style-name="ce64"/>
          <table:table-cell table:style-name="ce64" table:formula="of:=[.C1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3]-[.B133]" office:value-type="currency" office:currency="USD" office:value="-1530" calcext:value-type="currency">
            <text:p>-$1,530.00</text:p>
          </table:table-cell>
          <table:table-cell table:style-name="ce17" table:formula="of:=[.E133]/[.D1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S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SL</text:p>
          </table:table-cell>
          <table:table-cell table:style-name="ce8" office:value-type="currency" office:currency="USD" office:value="1585" calcext:value-type="currency">
            <text:p>$1,585.00</text:p>
          </table:table-cell>
          <table:table-cell table:style-name="ce64"/>
          <table:table-cell table:style-name="ce64" table:formula="of:=[.C13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7]-[.B137]" office:value-type="currency" office:currency="USD" office:value="-1585" calcext:value-type="currency">
            <text:p>-$1,585.00</text:p>
          </table:table-cell>
          <table:table-cell table:style-name="ce17" table:formula="of:=[.E137]/[.D1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2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2P-Trux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4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1]-[.B141]" office:value-type="string" office:string-value="" calcext:value-type="error">
            <text:p>#VALUE!</text:p>
          </table:table-cell>
          <table:table-cell table:style-name="ce17" table:formula="of:=[.E141]/[.D14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-Trux</text:p>
          </table:table-cell>
          <table:table-cell table:style-name="ce8" office:value-type="currency" office:currency="USD" office:value="1025" calcext:value-type="currency">
            <text:p>$1,025.00</text:p>
          </table:table-cell>
          <table:table-cell table:style-name="ce64"/>
          <table:table-cell table:style-name="ce64" table:formula="of:=[.C14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5]-[.B145]" office:value-type="currency" office:currency="USD" office:value="-1025" calcext:value-type="currency">
            <text:p>-$1,025.00</text:p>
          </table:table-cell>
          <table:table-cell table:style-name="ce17" table:formula="of:=[.E145]/[.D14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5PSL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SL</text:p>
          </table:table-cell>
          <table:table-cell table:style-name="ce8" office:value-type="currency" office:currency="USD" office:value="1925" calcext:value-type="currency">
            <text:p>$1,925.00</text:p>
          </table:table-cell>
          <table:table-cell table:style-name="ce64"/>
          <table:table-cell table:style-name="ce64" table:formula="of:=[.C14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9]-[.B149]" office:value-type="currency" office:currency="USD" office:value="-1925" calcext:value-type="currency">
            <text:p>-$1,925.00</text:p>
          </table:table-cell>
          <table:table-cell table:style-name="ce17" table:formula="of:=[.E149]/[.D14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Rationally Molded Plastic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RMPB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3]-[.B153]" office:value-type="string" office:string-value="" calcext:value-type="error">
            <text:p>#VALUE!</text:p>
          </table:table-cell>
          <table:table-cell table:style-name="ce17" table:formula="of:=[.E153]/[.D1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owder Coated Steel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CSBO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7]-[.B157]" office:value-type="string" office:string-value="" calcext:value-type="error">
            <text:p>#VALUE!</text:p>
          </table:table-cell>
          <table:table-cell table:style-name="ce17" table:formula="of:=[.E157]/[.D1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tandard Colson Cast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S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1]-[.B161]" office:value-type="string" office:string-value="" calcext:value-type="error">
            <text:p>#VALUE!</text:p>
          </table:table-cell>
          <table:table-cell table:style-name="ce17" table:formula="of:=[.E161]/[.D1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2]-[.B162]" office:value-type="string" office:string-value="" calcext:value-type="error">
            <text:p>#VALUE!</text:p>
          </table:table-cell>
          <table:table-cell table:style-name="ce17" table:formula="of:=[.E162]/[.D16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3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3]-[.B163]" office:value-type="string" office:string-value="" calcext:value-type="error">
            <text:p>#VALUE!</text:p>
          </table:table-cell>
          <table:table-cell table:style-name="ce17" table:formula="of:=[.E163]/[.D16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4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4]-[.B164]" office:value-type="string" office:string-value="" calcext:value-type="error">
            <text:p>#VALUE!</text:p>
          </table:table-cell>
          <table:table-cell table:style-name="ce17" table:formula="of:=[.E164]/[.D16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5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5]-[.B165]" office:value-type="string" office:string-value="" calcext:value-type="error">
            <text:p>#VALUE!</text:p>
          </table:table-cell>
          <table:table-cell table:style-name="ce17" table:formula="of:=[.E165]/[.D1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6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6]-[.B166]" office:value-type="string" office:string-value="" calcext:value-type="error">
            <text:p>#VALUE!</text:p>
          </table:table-cell>
          <table:table-cell table:style-name="ce17" table:formula="of:=[.E166]/[.D16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7]-[.B167]" office:value-type="string" office:string-value="" calcext:value-type="error">
            <text:p>#VALUE!</text:p>
          </table:table-cell>
          <table:table-cell table:style-name="ce17" table:formula="of:=[.E167]/[.D16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8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8]-[.B168]" office:value-type="string" office:string-value="" calcext:value-type="error">
            <text:p>#VALUE!</text:p>
          </table:table-cell>
          <table:table-cell table:style-name="ce17" table:formula="of:=[.E168]/[.D16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9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9]-[.B169]" office:value-type="string" office:string-value="" calcext:value-type="error">
            <text:p>#VALUE!</text:p>
          </table:table-cell>
          <table:table-cell table:style-name="ce17" table:formula="of:=[.E169]/[.D1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0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0]-[.B170]" office:value-type="string" office:string-value="" calcext:value-type="error">
            <text:p>#VALUE!</text:p>
          </table:table-cell>
          <table:table-cell table:style-name="ce17" table:formula="of:=[.E170]/[.D17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1]-[.B171]" office:value-type="string" office:string-value="" calcext:value-type="error">
            <text:p>#VALUE!</text:p>
          </table:table-cell>
          <table:table-cell table:style-name="ce17" table:formula="of:=[.E171]/[.D17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2]-[.B172]" office:value-type="string" office:string-value="" calcext:value-type="error">
            <text:p>#VALUE!</text:p>
          </table:table-cell>
          <table:table-cell table:style-name="ce17" table:formula="of:=[.E172]/[.D17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ry Bulk Hopper Industrial Agricultural Storage Hopp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H-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6]-[.B176]" office:value-type="string" office:string-value="" calcext:value-type="error">
            <text:p>#VALUE!</text:p>
          </table:table-cell>
          <table:table-cell table:style-name="ce17" table:formula="of:=[.E176]/[.D17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Hamper Hos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0H40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64"/>
          <table:table-cell table:style-name="ce64" table:formula="of:=[.C18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0]-[.B180]" office:value-type="currency" office:currency="USD" office:value="-365" calcext:value-type="currency">
            <text:p>-$365.00</text:p>
          </table:table-cell>
          <table:table-cell table:style-name="ce17" table:formula="of:=[.E180]/[.D18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40H40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/>
          <table:table-cell table:style-name="ce64" table:formula="of:=[.C1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1]-[.B181]" office:value-type="currency" office:currency="USD" office:value="-380" calcext:value-type="currency">
            <text:p>-$380.00</text:p>
          </table:table-cell>
          <table:table-cell table:style-name="ce17" table:formula="of:=[.E181]/[.D1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291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91</text:p>
          </table:table-cell>
          <table:table-cell table:style-name="ce8" office:value-type="currency" office:currency="USD" office:value="340" calcext:value-type="currency">
            <text:p>$340.00</text:p>
          </table:table-cell>
          <table:table-cell table:style-name="ce64"/>
          <table:table-cell table:style-name="ce64" table:formula="of:=[.C1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5]-[.B185]" office:value-type="currency" office:currency="USD" office:value="-340" calcext:value-type="currency">
            <text:p>-$340.00</text:p>
          </table:table-cell>
          <table:table-cell table:style-name="ce17" table:formula="of:=[.E185]/[.D1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33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33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/>
          <table:table-cell table:style-name="ce64" table:formula="of:=[.C1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9]-[.B189]" office:value-type="currency" office:currency="USD" office:value="-399" calcext:value-type="currency">
            <text:p>-$399.00</text:p>
          </table:table-cell>
          <table:table-cell table:style-name="ce17" table:formula="of:=[.E189]/[.D1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1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1</text:p>
          </table:table-cell>
          <table:table-cell table:style-name="ce8" office:value-type="currency" office:currency="USD" office:value="520" calcext:value-type="currency">
            <text:p>$520.00</text:p>
          </table:table-cell>
          <table:table-cell table:style-name="ce64"/>
          <table:table-cell table:style-name="ce64" table:formula="of:=[.C1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3]-[.B193]" office:value-type="currency" office:currency="USD" office:value="-520" calcext:value-type="currency">
            <text:p>-$520.00</text:p>
          </table:table-cell>
          <table:table-cell table:style-name="ce17" table:formula="of:=[.E193]/[.D1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33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33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64"/>
          <table:table-cell table:style-name="ce64" table:formula="of:=[.C1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7]-[.B197]" office:value-type="currency" office:currency="USD" office:value="-395" calcext:value-type="currency">
            <text:p>-$395.00</text:p>
          </table:table-cell>
          <table:table-cell table:style-name="ce17" table:formula="of:=[.E197]/[.D1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P-360 &amp; P-390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60</text:p>
          </table:table-cell>
          <table:table-cell table:style-name="ce8" office:value-type="currency" office:currency="USD" office:value="595" calcext:value-type="currency">
            <text:p>$595.00</text:p>
          </table:table-cell>
          <table:table-cell table:style-name="ce64"/>
          <table:table-cell table:style-name="ce64" table:formula="of:=[.C2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1]-[.B201]" office:value-type="currency" office:currency="USD" office:value="-595" calcext:value-type="currency">
            <text:p>-$595.00</text:p>
          </table:table-cell>
          <table:table-cell table:style-name="ce17" table:formula="of:=[.E201]/[.D2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90</text:p>
          </table:table-cell>
          <table:table-cell table:style-name="ce8" office:value-type="currency" office:currency="USD" office:value="615" calcext:value-type="currency">
            <text:p>$615.00</text:p>
          </table:table-cell>
          <table:table-cell table:style-name="ce64"/>
          <table:table-cell table:style-name="ce64" table:formula="of:=[.C20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2]-[.B202]" office:value-type="currency" office:currency="USD" office:value="-615" calcext:value-type="currency">
            <text:p>-$615.00</text:p>
          </table:table-cell>
          <table:table-cell table:style-name="ce17" table:formula="of:=[.E202]/[.D20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Biohazard Laundry Cart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0P-BIOHAZARD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/>
          <table:table-cell table:style-name="ce64" table:formula="of:=[.C20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6]-[.B206]" office:value-type="currency" office:currency="USD" office:value="-999" calcext:value-type="currency">
            <text:p>-$999.00</text:p>
          </table:table-cell>
          <table:table-cell table:style-name="ce17" table:formula="of:=[.E206]/[.D206]" office:value-type="string" office:string-value="" calcext:value-type="error">
            <text:p>#DIV/0!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72P-BIOHAZARD</text:p>
          </table:table-cell>
          <table:table-cell table:style-name="ce8" office:value-type="currency" office:currency="USD" office:value="1010" calcext:value-type="currency">
            <text:p>$1,010.00</text:p>
          </table:table-cell>
          <table:table-cell table:style-name="ce64"/>
          <table:table-cell table:style-name="ce64" table:formula="of:=[.C20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7]-[.B207]" office:value-type="currency" office:currency="USD" office:value="-1010" calcext:value-type="currency">
            <text:p>-$1,010.00</text:p>
          </table:table-cell>
          <table:table-cell table:style-name="ce17" table:formula="of:=[.E207]/[.D20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8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8P</text:p>
          </table:table-cell>
          <table:table-cell table:style-name="ce8" office:value-type="currency" office:currency="USD" office:value="905" calcext:value-type="currency">
            <text:p>$905.00</text:p>
          </table:table-cell>
          <table:table-cell table:style-name="ce64"/>
          <table:table-cell table:style-name="ce64" table:formula="of:=[.C21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1]-[.B211]" office:value-type="currency" office:currency="USD" office:value="-905" calcext:value-type="currency">
            <text:p>-$905.00</text:p>
          </table:table-cell>
          <table:table-cell table:style-name="ce17" table:formula="of:=[.E211]/[.D21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Rgonomic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ER</text:p>
          </table:table-cell>
          <table:table-cell table:style-name="ce8" office:value-type="currency" office:currency="USD" office:value="1275" calcext:value-type="currency">
            <text:p>$1,275.00</text:p>
          </table:table-cell>
          <table:table-cell table:style-name="ce64"/>
          <table:table-cell table:style-name="ce64" table:formula="of:=[.C2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5]-[.B215]" office:value-type="currency" office:currency="USD" office:value="-1275" calcext:value-type="currency">
            <text:p>-$1,275.00</text:p>
          </table:table-cell>
          <table:table-cell table:style-name="ce17" table:formula="of:=[.E215]/[.D2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1P</text:p>
          </table:table-cell>
          <table:table-cell table:style-name="ce8" office:value-type="currency" office:currency="USD" office:value="635" calcext:value-type="currency">
            <text:p>$635.00</text:p>
          </table:table-cell>
          <table:table-cell table:style-name="ce64"/>
          <table:table-cell table:style-name="ce64" table:formula="of:=[.C21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9]-[.B219]" office:value-type="currency" office:currency="USD" office:value="-635" calcext:value-type="currency">
            <text:p>-$635.00</text:p>
          </table:table-cell>
          <table:table-cell table:style-name="ce17" table:formula="of:=[.E219]/[.D21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 Extra Large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2E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2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3]-[.B223]" office:value-type="string" office:string-value="" calcext:value-type="error">
            <text:p>#VALUE!</text:p>
          </table:table-cell>
          <table:table-cell table:style-name="ce17" table:formula="of:=[.E223]/[.D2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9 Series Utility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9-6</text:p>
          </table:table-cell>
          <table:table-cell table:style-name="ce8" office:value-type="currency" office:currency="USD" office:value="230" calcext:value-type="currency">
            <text:p>$230.00</text:p>
          </table:table-cell>
          <table:table-cell table:style-name="ce64"/>
          <table:table-cell table:style-name="ce64" table:formula="of:=[.C2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7]-[.B227]" office:value-type="currency" office:currency="USD" office:value="-230" calcext:value-type="currency">
            <text:p>-$230.00</text:p>
          </table:table-cell>
          <table:table-cell table:style-name="ce17" table:formula="of:=[.E227]/[.D2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8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64"/>
          <table:table-cell table:style-name="ce64" table:formula="of:=[.C22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8]-[.B228]" office:value-type="currency" office:currency="USD" office:value="-245" calcext:value-type="currency">
            <text:p>-$245.00</text:p>
          </table:table-cell>
          <table:table-cell table:style-name="ce17" table:formula="of:=[.E228]/[.D22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0</text:p>
          </table:table-cell>
          <table:table-cell table:style-name="ce8" office:value-type="currency" office:currency="USD" office:value="265" calcext:value-type="currency">
            <text:p>$265.00</text:p>
          </table:table-cell>
          <table:table-cell table:style-name="ce64"/>
          <table:table-cell table:style-name="ce64" table:formula="of:=[.C2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9]-[.B229]" office:value-type="currency" office:currency="USD" office:value="-265" calcext:value-type="currency">
            <text:p>-$265.00</text:p>
          </table:table-cell>
          <table:table-cell table:style-name="ce17" table:formula="of:=[.E229]/[.D2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2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/>
          <table:table-cell table:style-name="ce64" table:formula="of:=[.C23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0]-[.B230]" office:value-type="currency" office:currency="USD" office:value="-280" calcext:value-type="currency">
            <text:p>-$280.00</text:p>
          </table:table-cell>
          <table:table-cell table:style-name="ce17" table:formula="of:=[.E230]/[.D23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4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2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1]-[.B231]" office:value-type="currency" office:currency="USD" office:value="-290" calcext:value-type="currency">
            <text:p>-$290.00</text:p>
          </table:table-cell>
          <table:table-cell table:style-name="ce17" table:formula="of:=[.E231]/[.D2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6</text:p>
          </table:table-cell>
          <table:table-cell table:style-name="ce8" office:value-type="currency" office:currency="USD" office:value="330" calcext:value-type="currency">
            <text:p>$330.00</text:p>
          </table:table-cell>
          <table:table-cell table:style-name="ce64"/>
          <table:table-cell table:style-name="ce64" table:formula="of:=[.C23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2]-[.B232]" office:value-type="currency" office:currency="USD" office:value="-330" calcext:value-type="currency">
            <text:p>-$330.00</text:p>
          </table:table-cell>
          <table:table-cell table:style-name="ce17" table:formula="of:=[.E232]/[.D23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8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64"/>
          <table:table-cell table:style-name="ce64" table:formula="of:=[.C2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3]-[.B233]" office:value-type="currency" office:currency="USD" office:value="-360" calcext:value-type="currency">
            <text:p>-$360.00</text:p>
          </table:table-cell>
          <table:table-cell table:style-name="ce17" table:formula="of:=[.E233]/[.D2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20</text:p>
          </table:table-cell>
          <table:table-cell table:style-name="ce8" office:value-type="currency" office:currency="USD" office:value="385" calcext:value-type="currency">
            <text:p>$385.00</text:p>
          </table:table-cell>
          <table:table-cell table:style-name="ce64"/>
          <table:table-cell table:style-name="ce64" table:formula="of:=[.C23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4]-[.B234]" office:value-type="currency" office:currency="USD" office:value="-385" calcext:value-type="currency">
            <text:p>-$385.00</text:p>
          </table:table-cell>
          <table:table-cell table:style-name="ce17" table:formula="of:=[.E234]/[.D23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0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0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23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8]-[.B238]" office:value-type="currency" office:currency="USD" office:value="-435" calcext:value-type="currency">
            <text:p>-$435.00</text:p>
          </table:table-cell>
          <table:table-cell table:style-name="ce17" table:formula="of:=[.E238]/[.D23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05 One-Yard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05-H</text:p>
          </table:table-cell>
          <table:table-cell table:style-name="ce8" office:value-type="currency" office:currency="USD" office:value="525" calcext:value-type="currency">
            <text:p>$525.00</text:p>
          </table:table-cell>
          <table:table-cell table:style-name="ce64"/>
          <table:table-cell table:style-name="ce64" table:formula="of:=[.C24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2]-[.B242]" office:value-type="currency" office:currency="USD" office:value="-525" calcext:value-type="currency">
            <text:p>-$525.00</text:p>
          </table:table-cell>
          <table:table-cell table:style-name="ce17" table:formula="of:=[.E242]/[.D24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405-XH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2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3]-[.B243]" office:value-type="currency" office:currency="USD" office:value="-630" calcext:value-type="currency">
            <text:p>-$630.00</text:p>
          </table:table-cell>
          <table:table-cell table:style-name="ce17" table:formula="of:=[.E243]/[.D2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2GM Canvas Baske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32GM-CANVAS</text:p>
          </table:table-cell>
          <table:table-cell table:style-name="ce8" office:value-type="string" calcext:value-type="string">
            <text:p>Per Application</text:p>
          </table:table-cell>
          <table:table-cell table:style-name="ce106"/>
          <table:table-cell table:style-name="ce64" table:formula="of:=[.C247]*0.6" office:value-type="currency" office:currency="USD" office:value="0" calcext:value-type="currency">
            <text:p>$0.00</text:p>
          </table:table-cell>
          <table:table-cell table:style-name="ce106"/>
          <table:table-cell table:style-name="ce64" table:formula="of:=[.E247]-[.B247]" office:value-type="string" office:string-value="" calcext:value-type="error">
            <text:p>#VALUE!</text:p>
          </table:table-cell>
          <table:table-cell table:style-name="ce17" table:formula="of:=[.E247]/[.D247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3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87 individual models</text:p>
          </table:table-cell>
          <table:table-cell table:number-columns-repeated="7"/>
        </table:table-row>
        <table:table-row table:style-name="ro2" table:number-rows-repeated="104832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15" table:style-name="ta1">
        <table:table-column table:style-name="co20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4" table:default-cell-style-name="ce17"/>
        <table:table-column table:style-name="co21" table:number-columns-repeated="3" table:default-cell-style-name="ce17"/>
        <table:table-row table:style-name="ro25">
          <table:table-cell table:style-name="ce1" office:value-type="string" calcext:value-type="string">
            <text:p>Morse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14 Round Drum Dolly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currency" office:currency="USD" office:value="97" calcext:value-type="currency">
            <text:p>$9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30</text:p>
          </table:table-cell>
          <table:table-cell office:value-type="currency" office:currency="USD" office:value="95" calcext:value-type="currency">
            <text:p>$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SS</text:p>
          </table:table-cell>
          <table:table-cell office:value-type="currency" office:currency="USD" office:value="216" calcext:value-type="currency">
            <text:p>$2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30SS</text:p>
          </table:table-cell>
          <table:table-cell office:value-type="currency" office:currency="USD" office:value="217" calcext:value-type="currency">
            <text:p>$2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SSC</text:p>
          </table:table-cell>
          <table:table-cell office:value-type="currency" office:currency="USD" office:value="332" calcext:value-type="currency">
            <text:p>$33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M</text:p>
          </table:table-cell>
          <table:table-cell office:value-type="currency" office:currency="USD" office:value="745" calcext:value-type="currency">
            <text:p>$7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34 Square Drum Doll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4-5</text:p>
          </table:table-cell>
          <table:table-cell office:value-type="currency" office:currency="USD" office:value="78" calcext:value-type="currency">
            <text:p>$78.00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currency" office:currency="USD" office:value="110" calcext:value-type="currency">
            <text:p>$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30</text:p>
          </table:table-cell>
          <table:table-cell office:value-type="currency" office:currency="USD" office:value="88" calcext:value-type="currency">
            <text:p>$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5SS</text:p>
          </table:table-cell>
          <table:table-cell office:value-type="currency" office:currency="USD" office:value="143" calcext:value-type="currency">
            <text:p>$1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SS</text:p>
          </table:table-cell>
          <table:table-cell office:value-type="currency" office:currency="USD" office:value="239" calcext:value-type="currency">
            <text:p>$2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30SS</text:p>
          </table:table-cell>
          <table:table-cell office:value-type="currency" office:currency="USD" office:value="235" calcext:value-type="currency">
            <text:p>$2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andard Duty Forklift-Karrier - 8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</text:p>
          </table:table-cell>
          <table:table-cell office:value-type="currency" office:currency="USD" office:value="760" calcext:value-type="currency">
            <text:p>$7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G</text:p>
          </table:table-cell>
          <table:table-cell office:value-type="currency" office:currency="USD" office:value="960" calcext:value-type="currency">
            <text:p>$9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S-OC</text:p>
          </table:table-cell>
          <table:table-cell office:value-type="currency" office:currency="USD" office:value="1290" calcext:value-type="currency">
            <text:p>$1,2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AM</text:p>
          </table:table-cell>
          <table:table-cell office:value-type="currency" office:currency="USD" office:value="1598" calcext:value-type="currency">
            <text:p>$1,5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-Duty Forklift-Karrier - 15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-HD</text:p>
          </table:table-cell>
          <table:table-cell office:value-type="currency" office:currency="USD" office:value="795" calcext:value-type="currency">
            <text:p>$7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AM-HD</text:p>
          </table:table-cell>
          <table:table-cell office:value-type="currency" office:currency="USD" office:value="1719" calcext:value-type="currency">
            <text:p>$1,7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G-HD</text:p>
          </table:table-cell>
          <table:table-cell office:value-type="currency" office:currency="USD" office:value="1025" calcext:value-type="currency">
            <text:p>$1,0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Extra Heavy-Duty and Super Duty Forklift-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-GR</text:p>
          </table:table-cell>
          <table:table-cell office:value-type="currency" office:currency="USD" office:value="1969" calcext:value-type="currency">
            <text:p>$1,9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XGR</text:p>
          </table:table-cell>
          <table:table-cell office:value-type="currency" office:currency="USD" office:value="2365" calcext:value-type="currency">
            <text:p>$2,3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XMGR</text:p>
          </table:table-cell>
          <table:table-cell office:value-type="currency" office:currency="USD" office:value="3789" calcext:value-type="currency">
            <text:p>$3,7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Forklift-Karrier with Battery Power Til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-BP</text:p>
          </table:table-cell>
          <table:table-cell office:value-type="currency" office:currency="USD" office:value="2990" calcext:value-type="currency">
            <text:p>$2,9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XBP</text:p>
          </table:table-cell>
          <table:table-cell office:value-type="currency" office:currency="USD" office:value="4389" calcext:value-type="currency">
            <text:p>$4,3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288-1 MORSpeed Forklift Attachments - One Dru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8-1</text:p>
          </table:table-cell>
          <table:table-cell office:value-type="currency" office:currency="USD" office:value="1279" calcext:value-type="currency">
            <text:p>$1,2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8-1-2H</text:p>
          </table:table-cell>
          <table:table-cell office:value-type="currency" office:currency="USD" office:value="1998" calcext:value-type="currency">
            <text:p>$1,9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8-0</text:p>
          </table:table-cell>
          <table:table-cell office:value-type="currency" office:currency="USD" office:value="459" calcext:value-type="currency">
            <text:p>$4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23-P</text:p>
          </table:table-cell>
          <table:table-cell office:value-type="currency" office:currency="USD" office:value="131" calcext:value-type="currency">
            <text:p>$1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288-2 MORSpeed Forklift Attachments - Two Dru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8-2</text:p>
          </table:table-cell>
          <table:table-cell office:value-type="currency" office:currency="USD" office:value="2212" calcext:value-type="currency">
            <text:p>$2,2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8-2-2H</text:p>
          </table:table-cell>
          <table:table-cell office:value-type="currency" office:currency="USD" office:value="3689" calcext:value-type="currency">
            <text:p>$3,6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287 Carriage-Mount Drum Hand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currency" office:currency="USD" office:value="979" calcext:value-type="currency">
            <text:p>$9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7-2H</text:p>
          </table:table-cell>
          <table:table-cell office:value-type="currency" office:currency="USD" office:value="1742" calcext:value-type="currency">
            <text:p>$1,7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7M</text:p>
          </table:table-cell>
          <table:table-cell office:value-type="currency" office:currency="USD" office:value="3027" calcext:value-type="currency">
            <text:p>$3,0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Fork Hoo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Drum 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5A</text:p>
          </table:table-cell>
          <table:table-cell office:value-type="currency" office:currency="USD" office:value="209" calcext:value-type="currency">
            <text:p>$2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C</text:p>
          </table:table-cell>
          <table:table-cell office:value-type="currency" office:currency="USD" office:value="269" calcext:value-type="currency">
            <text:p>$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i</text:p>
          </table:table-cell>
          <table:table-cell office:value-type="currency" office:currency="USD" office:value="284" calcext:value-type="currency">
            <text:p>$2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G</text:p>
          </table:table-cell>
          <table:table-cell office:value-type="currency" office:currency="USD" office:value="398" calcext:value-type="currency">
            <text:p>$3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AM</text:p>
          </table:table-cell>
          <table:table-cell office:value-type="currency" office:currency="USD" office:value="872" calcext:value-type="currency">
            <text:p>$8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i-SS</text:p>
          </table:table-cell>
          <table:table-cell office:value-type="currency" office:currency="USD" office:value="1129" calcext:value-type="currency">
            <text:p>$1,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Verti-Karrier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currency" office:currency="USD" office:value="249" calcext:value-type="currency">
            <text:p>$2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-30</text:p>
          </table:table-cell>
          <table:table-cell office:value-type="currency" office:currency="USD" office:value="269" calcext:value-type="currency">
            <text:p>$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-85</text:p>
          </table:table-cell>
          <table:table-cell office:value-type="currency" office:currency="USD" office:value="349" calcext:value-type="currency">
            <text:p>$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-SS</text:p>
          </table:table-cell>
          <table:table-cell office:value-type="currency" office:currency="USD" office:value="716" calcext:value-type="currency">
            <text:p>$7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M</text:p>
          </table:table-cell>
          <table:table-cell office:value-type="currency" office:currency="USD" office:value="758" calcext:value-type="currency">
            <text:p>$7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S-HD</text:p>
          </table:table-cell>
          <table:table-cell office:value-type="currency" office:currency="USD" office:value="1410" calcext:value-type="currency">
            <text:p>$1,4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91 Drum Lif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currency" office:currency="USD" office:value="127" calcext:value-type="currency">
            <text:p>$1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rum Lifting Hook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currency" office:currency="USD" office:value="68" calcext:value-type="currency">
            <text:p>$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M</text:p>
          </table:table-cell>
          <table:table-cell office:value-type="currency" office:currency="USD" office:value="139" calcext:value-type="currency">
            <text:p>$1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Heavy-Duty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currency" office:currency="USD" office:value="290" calcext:value-type="currency">
            <text:p>$2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-G</text:p>
          </table:table-cell>
          <table:table-cell office:value-type="currency" office:currency="USD" office:value="329" calcext:value-type="currency">
            <text:p>$3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eries 86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currency" office:currency="USD" office:value="323" calcext:value-type="currency">
            <text:p>$32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-SS</text:p>
          </table:table-cell>
          <table:table-cell office:value-type="currency" office:currency="USD" office:value="1759" calcext:value-type="currency">
            <text:p>$1,7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cale-Equipped Vertical-Lift Drum Pour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15M-T-114</text:p>
          </table:table-cell>
          <table:table-cell office:value-type="currency" office:currency="USD" office:value="12799" calcext:value-type="currency">
            <text:p>$12,7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M-T-124</text:p>
          </table:table-cell>
          <table:table-cell office:value-type="currency" office:currency="USD" office:value="10419" calcext:value-type="currency">
            <text:p>$10,4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</text:p>
          </table:table-cell>
          <table:table-cell office:value-type="currency" office:currency="USD" office:value="12425" calcext:value-type="currency">
            <text:p>$12,4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10</text:p>
          </table:table-cell>
          <table:table-cell office:value-type="currency" office:currency="USD" office:value="12425" calcext:value-type="currency">
            <text:p>$12,4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14</text:p>
          </table:table-cell>
          <table:table-cell office:value-type="currency" office:currency="USD" office:value="12270" calcext:value-type="currency">
            <text:p>$12,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15</text:p>
          </table:table-cell>
          <table:table-cell office:value-type="currency" office:currency="USD" office:value="12259" calcext:value-type="currency">
            <text:p>$12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20</text:p>
          </table:table-cell>
          <table:table-cell office:value-type="currency" office:currency="USD" office:value="11259" calcext:value-type="currency">
            <text:p>$11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24</text:p>
          </table:table-cell>
          <table:table-cell office:value-type="currency" office:currency="USD" office:value="10419" calcext:value-type="currency">
            <text:p>$10,4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25</text:p>
          </table:table-cell>
          <table:table-cell office:value-type="currency" office:currency="USD" office:value="12270" calcext:value-type="currency">
            <text:p>$12,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T</text:p>
          </table:table-cell>
          <table:table-cell office:value-type="currency" office:currency="USD" office:value="12088" calcext:value-type="currency">
            <text:p>$12,0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T-114</text:p>
          </table:table-cell>
          <table:table-cell office:value-type="currency" office:currency="USD" office:value="13970" calcext:value-type="currency">
            <text:p>$13,9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T-124</text:p>
          </table:table-cell>
          <table:table-cell office:value-type="currency" office:currency="USD" office:value="13890" calcext:value-type="currency">
            <text:p>$13,8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M-T-114</text:p>
          </table:table-cell>
          <table:table-cell office:value-type="currency" office:currency="USD" office:value="15899" calcext:value-type="currency">
            <text:p>$15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M-T-124</text:p>
          </table:table-cell>
          <table:table-cell office:value-type="currency" office:currency="USD" office:value="13619" calcext:value-type="currency">
            <text:p>$13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</text:p>
          </table:table-cell>
          <table:table-cell office:value-type="currency" office:currency="USD" office:value="11559" calcext:value-type="currency">
            <text:p>$11,5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0</text:p>
          </table:table-cell>
          <table:table-cell office:value-type="currency" office:currency="USD" office:value="13390" calcext:value-type="currency">
            <text:p>$13,3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4</text:p>
          </table:table-cell>
          <table:table-cell office:value-type="currency" office:currency="USD" office:value="13419" calcext:value-type="currency">
            <text:p>$13,4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5</text:p>
          </table:table-cell>
          <table:table-cell office:value-type="currency" office:currency="USD" office:value="13405" calcext:value-type="currency">
            <text:p>$13,4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0</text:p>
          </table:table-cell>
          <table:table-cell office:value-type="currency" office:currency="USD" office:value="12429" calcext:value-type="currency">
            <text:p>$12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4</text:p>
          </table:table-cell>
          <table:table-cell office:value-type="currency" office:currency="USD" office:value="12470" calcext:value-type="currency">
            <text:p>$12,4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5</text:p>
          </table:table-cell>
          <table:table-cell office:value-type="currency" office:currency="USD" office:value="13458" calcext:value-type="currency">
            <text:p>$13,4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7</text:p>
          </table:table-cell>
          <table:table-cell office:value-type="currency" office:currency="USD" office:value="12749" calcext:value-type="currency">
            <text:p>$12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T</text:p>
          </table:table-cell>
          <table:table-cell office:value-type="currency" office:currency="USD" office:value="12839" calcext:value-type="currency">
            <text:p>$12,8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T-114</text:p>
          </table:table-cell>
          <table:table-cell office:value-type="currency" office:currency="USD" office:value="14625" calcext:value-type="currency">
            <text:p>$14,6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T-124</text:p>
          </table:table-cell>
          <table:table-cell office:value-type="currency" office:currency="USD" office:value="12829" calcext:value-type="currency">
            <text:p>$12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</text:p>
          </table:table-cell>
          <table:table-cell office:value-type="currency" office:currency="USD" office:value="27699" calcext:value-type="currency">
            <text:p>$27,6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10</text:p>
          </table:table-cell>
          <table:table-cell office:value-type="currency" office:currency="USD" office:value="30938" calcext:value-type="currency">
            <text:p>$30,9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14</text:p>
          </table:table-cell>
          <table:table-cell office:value-type="currency" office:currency="USD" office:value="30929" calcext:value-type="currency">
            <text:p>$30,9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15</text:p>
          </table:table-cell>
          <table:table-cell office:value-type="currency" office:currency="USD" office:value="30459" calcext:value-type="currency">
            <text:p>$30,4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20</text:p>
          </table:table-cell>
          <table:table-cell office:value-type="currency" office:currency="USD" office:value="29950" calcext:value-type="currency">
            <text:p>$29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24</text:p>
          </table:table-cell>
          <table:table-cell office:value-type="currency" office:currency="USD" office:value="29950" calcext:value-type="currency">
            <text:p>$29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25</text:p>
          </table:table-cell>
          <table:table-cell office:value-type="currency" office:currency="USD" office:value="29972" calcext:value-type="currency">
            <text:p>$29,9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T</text:p>
          </table:table-cell>
          <table:table-cell office:value-type="currency" office:currency="USD" office:value="29999" calcext:value-type="currency">
            <text:p>$29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T-114</text:p>
          </table:table-cell>
          <table:table-cell office:value-type="currency" office:currency="USD" office:value="32836" calcext:value-type="currency">
            <text:p>$32,8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T-124</text:p>
          </table:table-cell>
          <table:table-cell office:value-type="currency" office:currency="USD" office:value="31899" calcext:value-type="currency">
            <text:p>$31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Hydra-Lift Drum 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00A-60</text:p>
          </table:table-cell>
          <table:table-cell office:value-type="currency" office:currency="USD" office:value="1619" calcext:value-type="currency">
            <text:p>$1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0</text:p>
          </table:table-cell>
          <table:table-cell office:value-type="currency" office:currency="USD" office:value="3239" calcext:value-type="currency">
            <text:p>$3,2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1</text:p>
          </table:table-cell>
          <table:table-cell office:value-type="currency" office:currency="USD" office:value="3739" calcext:value-type="currency">
            <text:p>$3,7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2</text:p>
          </table:table-cell>
          <table:table-cell office:value-type="currency" office:currency="USD" office:value="3715" calcext:value-type="currency">
            <text:p>$3,7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3</text:p>
          </table:table-cell>
          <table:table-cell office:value-type="currency" office:currency="USD" office:value="3477" calcext:value-type="currency">
            <text:p>$3,4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4</text:p>
          </table:table-cell>
          <table:table-cell office:value-type="currency" office:currency="USD" office:value="3278" calcext:value-type="currency">
            <text:p>$3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5</text:p>
          </table:table-cell>
          <table:table-cell office:value-type="currency" office:currency="USD" office:value="3259" calcext:value-type="currency">
            <text:p>$3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7</text:p>
          </table:table-cell>
          <table:table-cell office:value-type="currency" office:currency="USD" office:value="3588" calcext:value-type="currency">
            <text:p>$3,5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0</text:p>
          </table:table-cell>
          <table:table-cell office:value-type="currency" office:currency="USD" office:value="2319" calcext:value-type="currency">
            <text:p>$2,3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1</text:p>
          </table:table-cell>
          <table:table-cell office:value-type="currency" office:currency="USD" office:value="2889" calcext:value-type="currency">
            <text:p>$2,8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2</text:p>
          </table:table-cell>
          <table:table-cell office:value-type="currency" office:currency="USD" office:value="2849" calcext:value-type="currency">
            <text:p>$2,8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3</text:p>
          </table:table-cell>
          <table:table-cell office:value-type="currency" office:currency="USD" office:value="2479" calcext:value-type="currency">
            <text:p>$2,4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4</text:p>
          </table:table-cell>
          <table:table-cell office:value-type="currency" office:currency="USD" office:value="2383" calcext:value-type="currency">
            <text:p>$2,3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5</text:p>
          </table:table-cell>
          <table:table-cell office:value-type="currency" office:currency="USD" office:value="2365" calcext:value-type="currency">
            <text:p>$2,3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7</text:p>
          </table:table-cell>
          <table:table-cell office:value-type="currency" office:currency="USD" office:value="2743" calcext:value-type="currency">
            <text:p>$2,7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</text:p>
          </table:table-cell>
          <table:table-cell office:value-type="currency" office:currency="USD" office:value="1690" calcext:value-type="currency">
            <text:p>$1,6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0</text:p>
          </table:table-cell>
          <table:table-cell office:value-type="currency" office:currency="USD" office:value="3269" calcext:value-type="currency">
            <text:p>$3,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1</text:p>
          </table:table-cell>
          <table:table-cell office:value-type="currency" office:currency="USD" office:value="3729" calcext:value-type="currency">
            <text:p>$3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2</text:p>
          </table:table-cell>
          <table:table-cell office:value-type="currency" office:currency="USD" office:value="3715" calcext:value-type="currency">
            <text:p>$3,7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3</text:p>
          </table:table-cell>
          <table:table-cell office:value-type="currency" office:currency="USD" office:value="3569" calcext:value-type="currency">
            <text:p>$3,5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4</text:p>
          </table:table-cell>
          <table:table-cell office:value-type="currency" office:currency="USD" office:value="3289" calcext:value-type="currency">
            <text:p>$3,2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5</text:p>
          </table:table-cell>
          <table:table-cell office:value-type="currency" office:currency="USD" office:value="3269" calcext:value-type="currency">
            <text:p>$3,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7</text:p>
          </table:table-cell>
          <table:table-cell office:value-type="currency" office:currency="USD" office:value="3699" calcext:value-type="currency">
            <text:p>$3,6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0</text:p>
          </table:table-cell>
          <table:table-cell office:value-type="currency" office:currency="USD" office:value="2379" calcext:value-type="currency">
            <text:p>$2,3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1</text:p>
          </table:table-cell>
          <table:table-cell office:value-type="currency" office:currency="USD" office:value="3289" calcext:value-type="currency">
            <text:p>$3,2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2</text:p>
          </table:table-cell>
          <table:table-cell office:value-type="currency" office:currency="USD" office:value="3655" calcext:value-type="currency">
            <text:p>$3,6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3</text:p>
          </table:table-cell>
          <table:table-cell office:value-type="currency" office:currency="USD" office:value="3190" calcext:value-type="currency">
            <text:p>$3,1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4</text:p>
          </table:table-cell>
          <table:table-cell office:value-type="currency" office:currency="USD" office:value="2477" calcext:value-type="currency">
            <text:p>$2,4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5</text:p>
          </table:table-cell>
          <table:table-cell office:value-type="currency" office:currency="USD" office:value="2458" calcext:value-type="currency">
            <text:p>$2,4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7</text:p>
          </table:table-cell>
          <table:table-cell office:value-type="currency" office:currency="USD" office:value="2752" calcext:value-type="currency">
            <text:p>$2,75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</text:p>
          </table:table-cell>
          <table:table-cell office:value-type="currency" office:currency="USD" office:value="1819" calcext:value-type="currency">
            <text:p>$1,8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0</text:p>
          </table:table-cell>
          <table:table-cell office:value-type="currency" office:currency="USD" office:value="3253" calcext:value-type="currency">
            <text:p>$3,2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1</text:p>
          </table:table-cell>
          <table:table-cell office:value-type="currency" office:currency="USD" office:value="3899" calcext:value-type="currency">
            <text:p>$3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2</text:p>
          </table:table-cell>
          <table:table-cell office:value-type="currency" office:currency="USD" office:value="3884" calcext:value-type="currency">
            <text:p>$3,8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3</text:p>
          </table:table-cell>
          <table:table-cell office:value-type="currency" office:currency="USD" office:value="3749" calcext:value-type="currency">
            <text:p>$3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4</text:p>
          </table:table-cell>
          <table:table-cell office:value-type="currency" office:currency="USD" office:value="3459" calcext:value-type="currency">
            <text:p>$3,4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5</text:p>
          </table:table-cell>
          <table:table-cell office:value-type="currency" office:currency="USD" office:value="3429" calcext:value-type="currency">
            <text:p>$3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7</text:p>
          </table:table-cell>
          <table:table-cell office:value-type="currency" office:currency="USD" office:value="3864" calcext:value-type="currency">
            <text:p>$3,8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0</text:p>
          </table:table-cell>
          <table:table-cell office:value-type="currency" office:currency="USD" office:value="2535" calcext:value-type="currency">
            <text:p>$2,5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1</text:p>
          </table:table-cell>
          <table:table-cell office:value-type="currency" office:currency="USD" office:value="3450" calcext:value-type="currency">
            <text:p>$3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2</text:p>
          </table:table-cell>
          <table:table-cell office:value-type="currency" office:currency="USD" office:value="3750" calcext:value-type="currency">
            <text:p>$3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3</text:p>
          </table:table-cell>
          <table:table-cell office:value-type="currency" office:currency="USD" office:value="2939" calcext:value-type="currency">
            <text:p>$2,9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4</text:p>
          </table:table-cell>
          <table:table-cell office:value-type="currency" office:currency="USD" office:value="2831" calcext:value-type="currency">
            <text:p>$2,8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5</text:p>
          </table:table-cell>
          <table:table-cell office:value-type="currency" office:currency="USD" office:value="2599" calcext:value-type="currency">
            <text:p>$2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7</text:p>
          </table:table-cell>
          <table:table-cell office:value-type="currency" office:currency="USD" office:value="2915" calcext:value-type="currency">
            <text:p>$2,9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</text:p>
          </table:table-cell>
          <table:table-cell office:value-type="currency" office:currency="USD" office:value="3088" calcext:value-type="currency">
            <text:p>$3,0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11</text:p>
          </table:table-cell>
          <table:table-cell office:value-type="currency" office:currency="USD" office:value="5299" calcext:value-type="currency">
            <text:p>$5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12</text:p>
          </table:table-cell>
          <table:table-cell office:value-type="currency" office:currency="USD" office:value="5278" calcext:value-type="currency">
            <text:p>$5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14</text:p>
          </table:table-cell>
          <table:table-cell office:value-type="currency" office:currency="USD" office:value="4750" calcext:value-type="currency">
            <text:p>$4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21</text:p>
          </table:table-cell>
          <table:table-cell office:value-type="currency" office:currency="USD" office:value="4278" calcext:value-type="currency">
            <text:p>$4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22</text:p>
          </table:table-cell>
          <table:table-cell office:value-type="currency" office:currency="USD" office:value="4033" calcext:value-type="currency">
            <text:p>$4,0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24</text:p>
          </table:table-cell>
          <table:table-cell office:value-type="currency" office:currency="USD" office:value="4027" calcext:value-type="currency">
            <text:p>$4,0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</text:p>
          </table:table-cell>
          <table:table-cell office:value-type="currency" office:currency="USD" office:value="3099" calcext:value-type="currency">
            <text:p>$3,0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11</text:p>
          </table:table-cell>
          <table:table-cell office:value-type="currency" office:currency="USD" office:value="5399" calcext:value-type="currency">
            <text:p>$5,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12</text:p>
          </table:table-cell>
          <table:table-cell office:value-type="currency" office:currency="USD" office:value="5599" calcext:value-type="currency">
            <text:p>$5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14</text:p>
          </table:table-cell>
          <table:table-cell office:value-type="currency" office:currency="USD" office:value="4749" calcext:value-type="currency">
            <text:p>$4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21</text:p>
          </table:table-cell>
          <table:table-cell office:value-type="currency" office:currency="USD" office:value="4720" calcext:value-type="currency">
            <text:p>$4,7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22</text:p>
          </table:table-cell>
          <table:table-cell office:value-type="currency" office:currency="USD" office:value="4977" calcext:value-type="currency">
            <text:p>$4,9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24</text:p>
          </table:table-cell>
          <table:table-cell office:value-type="currency" office:currency="USD" office:value="4149" calcext:value-type="currency">
            <text:p>$4,1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</text:p>
          </table:table-cell>
          <table:table-cell office:value-type="currency" office:currency="USD" office:value="3413" calcext:value-type="currency">
            <text:p>$3,4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11</text:p>
          </table:table-cell>
          <table:table-cell office:value-type="currency" office:currency="USD" office:value="5331" calcext:value-type="currency">
            <text:p>$5,3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12</text:p>
          </table:table-cell>
          <table:table-cell office:value-type="currency" office:currency="USD" office:value="5639" calcext:value-type="currency">
            <text:p>$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14</text:p>
          </table:table-cell>
          <table:table-cell office:value-type="currency" office:currency="USD" office:value="4878" calcext:value-type="currency">
            <text:p>$4,8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21</text:p>
          </table:table-cell>
          <table:table-cell office:value-type="currency" office:currency="USD" office:value="4757" calcext:value-type="currency">
            <text:p>$4,7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22</text:p>
          </table:table-cell>
          <table:table-cell office:value-type="currency" office:currency="USD" office:value="4999" calcext:value-type="currency">
            <text:p>$4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24</text:p>
          </table:table-cell>
          <table:table-cell office:value-type="currency" office:currency="USD" office:value="4299" calcext:value-type="currency">
            <text:p>$4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</text:p>
          </table:table-cell>
          <table:table-cell office:value-type="currency" office:currency="USD" office:value="9527" calcext:value-type="currency">
            <text:p>$9,5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0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1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2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3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4</text:p>
          </table:table-cell>
          <table:table-cell office:value-type="currency" office:currency="USD" office:value="11867" calcext:value-type="currency">
            <text:p>$11,8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5</text:p>
          </table:table-cell>
          <table:table-cell office:value-type="currency" office:currency="USD" office:value="11685" calcext:value-type="currency">
            <text:p>$11,6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7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0</text:p>
          </table:table-cell>
          <table:table-cell office:value-type="currency" office:currency="USD" office:value="10987" calcext:value-type="currency">
            <text:p>$10,9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1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2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3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4</text:p>
          </table:table-cell>
          <table:table-cell office:value-type="currency" office:currency="USD" office:value="9999" calcext:value-type="currency">
            <text:p>$9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5</text:p>
          </table:table-cell>
          <table:table-cell office:value-type="currency" office:currency="USD" office:value="11027" calcext:value-type="currency">
            <text:p>$11,0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7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</text:p>
          </table:table-cell>
          <table:table-cell office:value-type="currency" office:currency="USD" office:value="11322" calcext:value-type="currency">
            <text:p>$11,3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0</text:p>
          </table:table-cell>
          <table:table-cell office:value-type="currency" office:currency="USD" office:value="12901" calcext:value-type="currency">
            <text:p>$12,9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1</text:p>
          </table:table-cell>
          <table:table-cell office:value-type="currency" office:currency="USD" office:value="14149" calcext:value-type="currency">
            <text:p>$14,1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2</text:p>
          </table:table-cell>
          <table:table-cell office:value-type="currency" office:currency="USD" office:value="14149" calcext:value-type="currency">
            <text:p>$14,1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3</text:p>
          </table:table-cell>
          <table:table-cell office:value-type="currency" office:currency="USD" office:value="13980" calcext:value-type="currency">
            <text:p>$13,9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4</text:p>
          </table:table-cell>
          <table:table-cell office:value-type="currency" office:currency="USD" office:value="12951" calcext:value-type="currency">
            <text:p>$12,9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5</text:p>
          </table:table-cell>
          <table:table-cell office:value-type="currency" office:currency="USD" office:value="12925" calcext:value-type="currency">
            <text:p>$12,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7</text:p>
          </table:table-cell>
          <table:table-cell office:value-type="currency" office:currency="USD" office:value="14109" calcext:value-type="currency">
            <text:p>$14,1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0</text:p>
          </table:table-cell>
          <table:table-cell office:value-type="currency" office:currency="USD" office:value="12062" calcext:value-type="currency">
            <text:p>$12,06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1</text:p>
          </table:table-cell>
          <table:table-cell office:value-type="currency" office:currency="USD" office:value="12987" calcext:value-type="currency">
            <text:p>$12,9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2</text:p>
          </table:table-cell>
          <table:table-cell office:value-type="currency" office:currency="USD" office:value="12970" calcext:value-type="currency">
            <text:p>$12,9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3</text:p>
          </table:table-cell>
          <table:table-cell office:value-type="currency" office:currency="USD" office:value="11650" calcext:value-type="currency">
            <text:p>$11,6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4</text:p>
          </table:table-cell>
          <table:table-cell office:value-type="currency" office:currency="USD" office:value="11088" calcext:value-type="currency">
            <text:p>$11,0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5</text:p>
          </table:table-cell>
          <table:table-cell office:value-type="currency" office:currency="USD" office:value="12122" calcext:value-type="currency">
            <text:p>$12,1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7</text:p>
          </table:table-cell>
          <table:table-cell office:value-type="currency" office:currency="USD" office:value="11950" calcext:value-type="currency">
            <text:p>$11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Drum Spot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currency" office:currency="USD" office:value="860" calcext:value-type="currency">
            <text:p>$8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1M</text:p>
          </table:table-cell>
          <table:table-cell office:value-type="currency" office:currency="USD" office:value="1275" calcext:value-type="currency">
            <text:p>$1,2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1-SS</text:p>
          </table:table-cell>
          <table:table-cell office:value-type="currency" office:currency="USD" office:value="3150" calcext:value-type="currency">
            <text:p>$3,1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82A Series Drum Palletiz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2A</text:p>
          </table:table-cell>
          <table:table-cell office:value-type="currency" office:currency="USD" office:value="2039" calcext:value-type="currency">
            <text:p>$2,0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0</text:p>
          </table:table-cell>
          <table:table-cell office:value-type="currency" office:currency="USD" office:value="2750" calcext:value-type="currency">
            <text:p>$2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4</text:p>
          </table:table-cell>
          <table:table-cell office:value-type="currency" office:currency="USD" office:value="2750" calcext:value-type="currency">
            <text:p>$2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5</text:p>
          </table:table-cell>
          <table:table-cell office:value-type="currency" office:currency="USD" office:value="2750" calcext:value-type="currency">
            <text:p>$2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7</text:p>
          </table:table-cell>
          <table:table-cell office:value-type="currency" office:currency="USD" office:value="3399" calcext:value-type="currency">
            <text:p>$3,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M-GT</text:p>
          </table:table-cell>
          <table:table-cell office:value-type="currency" office:currency="USD" office:value="3450" calcext:value-type="currency">
            <text:p>$3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M-GT-124</text:p>
          </table:table-cell>
          <table:table-cell office:value-type="currency" office:currency="USD" office:value="3599" calcext:value-type="currency">
            <text:p>$3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</text:p>
          </table:table-cell>
          <table:table-cell office:value-type="currency" office:currency="USD" office:value="10450" calcext:value-type="currency">
            <text:p>$10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-120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-124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-125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82H Series Drum Palletiz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2H</text:p>
          </table:table-cell>
          <table:table-cell office:value-type="currency" office:currency="USD" office:value="2048" calcext:value-type="currency">
            <text:p>$2,0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120</text:p>
          </table:table-cell>
          <table:table-cell office:value-type="currency" office:currency="USD" office:value="2779" calcext:value-type="currency">
            <text:p>$2,7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124</text:p>
          </table:table-cell>
          <table:table-cell office:value-type="currency" office:currency="USD" office:value="2779" calcext:value-type="currency">
            <text:p>$2,7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125</text:p>
          </table:table-cell>
          <table:table-cell office:value-type="currency" office:currency="USD" office:value="2779" calcext:value-type="currency">
            <text:p>$2,7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M</text:p>
          </table:table-cell>
          <table:table-cell office:value-type="currency" office:currency="USD" office:value="3212" calcext:value-type="currency">
            <text:p>$3,2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M-124</text:p>
          </table:table-cell>
          <table:table-cell office:value-type="currency" office:currency="USD" office:value="3335" calcext:value-type="currency">
            <text:p>$3,3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</text:p>
          </table:table-cell>
          <table:table-cell office:value-type="currency" office:currency="USD" office:value="10550" calcext:value-type="currency">
            <text:p>$10,5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-120</text:p>
          </table:table-cell>
          <table:table-cell office:value-type="currency" office:currency="USD" office:value="11300" calcext:value-type="currency">
            <text:p>$11,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-124</text:p>
          </table:table-cell>
          <table:table-cell office:value-type="currency" office:currency="USD" office:value="11300" calcext:value-type="currency">
            <text:p>$11,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-125</text:p>
          </table:table-cell>
          <table:table-cell office:value-type="currency" office:currency="USD" office:value="11300" calcext:value-type="currency">
            <text:p>$11,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Omni-Lift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currency" office:currency="USD" office:value="2350" calcext:value-type="currency">
            <text:p>$2,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</text:p>
          </table:table-cell>
          <table:table-cell office:value-type="currency" office:currency="USD" office:value="4475" calcext:value-type="currency">
            <text:p>$4,4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0</text:p>
          </table:table-cell>
          <table:table-cell office:value-type="currency" office:currency="USD" office:value="3665" calcext:value-type="currency">
            <text:p>$3,6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1</text:p>
          </table:table-cell>
          <table:table-cell office:value-type="currency" office:currency="USD" office:value="4540" calcext:value-type="currency">
            <text:p>$4,5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2</text:p>
          </table:table-cell>
          <table:table-cell office:value-type="currency" office:currency="USD" office:value="4540" calcext:value-type="currency">
            <text:p>$4,5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3</text:p>
          </table:table-cell>
          <table:table-cell office:value-type="currency" office:currency="USD" office:value="3989" calcext:value-type="currency">
            <text:p>$3,9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4</text:p>
          </table:table-cell>
          <table:table-cell office:value-type="currency" office:currency="USD" office:value="3990" calcext:value-type="currency">
            <text:p>$3,9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5</text:p>
          </table:table-cell>
          <table:table-cell office:value-type="currency" office:currency="USD" office:value="3689" calcext:value-type="currency">
            <text:p>$3,6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7</text:p>
          </table:table-cell>
          <table:table-cell office:value-type="currency" office:currency="USD" office:value="3998" calcext:value-type="currency">
            <text:p>$3,9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0</text:p>
          </table:table-cell>
          <table:table-cell office:value-type="currency" office:currency="USD" office:value="2749" calcext:value-type="currency">
            <text:p>$2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1</text:p>
          </table:table-cell>
          <table:table-cell office:value-type="currency" office:currency="USD" office:value="4299" calcext:value-type="currency">
            <text:p>$4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2</text:p>
          </table:table-cell>
          <table:table-cell office:value-type="currency" office:currency="USD" office:value="3999" calcext:value-type="currency">
            <text:p>$3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3</text:p>
          </table:table-cell>
          <table:table-cell office:value-type="currency" office:currency="USD" office:value="3729" calcext:value-type="currency">
            <text:p>$3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4</text:p>
          </table:table-cell>
          <table:table-cell office:value-type="currency" office:currency="USD" office:value="2845" calcext:value-type="currency">
            <text:p>$2,8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5</text:p>
          </table:table-cell>
          <table:table-cell office:value-type="currency" office:currency="USD" office:value="2829" calcext:value-type="currency">
            <text:p>$2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7</text:p>
          </table:table-cell>
          <table:table-cell office:value-type="currency" office:currency="USD" office:value="3112" calcext:value-type="currency">
            <text:p>$3,1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11</text:p>
          </table:table-cell>
          <table:table-cell office:value-type="currency" office:currency="USD" office:value="5852" calcext:value-type="currency">
            <text:p>$5,85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14</text:p>
          </table:table-cell>
          <table:table-cell office:value-type="currency" office:currency="USD" office:value="5599" calcext:value-type="currency">
            <text:p>$5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24</text:p>
          </table:table-cell>
          <table:table-cell office:value-type="currency" office:currency="USD" office:value="4429" calcext:value-type="currency">
            <text:p>$4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21</text:p>
          </table:table-cell>
          <table:table-cell office:value-type="currency" office:currency="USD" office:value="5480" calcext:value-type="currency">
            <text:p>$5,4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ingle-Stage MORStak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11-110</text:p>
          </table:table-cell>
          <table:table-cell office:value-type="currency" office:currency="USD" office:value="7190" calcext:value-type="currency">
            <text:p>$7,1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-114</text:p>
          </table:table-cell>
          <table:table-cell office:value-type="currency" office:currency="USD" office:value="10376" calcext:value-type="currency">
            <text:p>$10,3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-115</text:p>
          </table:table-cell>
          <table:table-cell office:value-type="currency" office:currency="USD" office:value="7761" calcext:value-type="currency">
            <text:p>$7,7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-117</text:p>
          </table:table-cell>
          <table:table-cell office:value-type="currency" office:currency="USD" office:value="7695" calcext:value-type="currency">
            <text:p>$7,6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M-114</text:p>
          </table:table-cell>
          <table:table-cell office:value-type="currency" office:currency="USD" office:value="12999" calcext:value-type="currency">
            <text:p>$12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Morse</text:p>
          </table:table-cell>
          <table:table-cell office:value-type="currency" office:currency="USD" office:value="3626" calcext:value-type="currency">
            <text:p>$3,6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120</text:p>
          </table:table-cell>
          <table:table-cell office:value-type="currency" office:currency="USD" office:value="4389" calcext:value-type="currency">
            <text:p>$4,3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124</text:p>
          </table:table-cell>
          <table:table-cell office:value-type="currency" office:currency="USD" office:value="4501" calcext:value-type="currency">
            <text:p>$4,5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125</text:p>
          </table:table-cell>
          <table:table-cell office:value-type="currency" office:currency="USD" office:value="4501" calcext:value-type="currency">
            <text:p>$4,501.00</text:p>
          </table:table-cell>
          <table:table-cell table:number-columns-repeated="6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currency" office:currency="USD" office:value="4501" calcext:value-type="currency">
            <text:p>$4,5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2-120</text:p>
          </table:table-cell>
          <table:table-cell office:value-type="currency" office:currency="USD" office:value="5360" calcext:value-type="currency">
            <text:p>$5,3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2-124</text:p>
          </table:table-cell>
          <table:table-cell office:value-type="currency" office:currency="USD" office:value="5426" calcext:value-type="currency">
            <text:p>$5,4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2-125</text:p>
          </table:table-cell>
          <table:table-cell office:value-type="currency" office:currency="USD" office:value="5278" calcext:value-type="currency">
            <text:p>$5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Two-Stage MORStak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20-110</text:p>
          </table:table-cell>
          <table:table-cell office:value-type="currency" office:currency="USD" office:value="8129" calcext:value-type="currency">
            <text:p>$8,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-115</text:p>
          </table:table-cell>
          <table:table-cell office:value-type="currency" office:currency="USD" office:value="8129" calcext:value-type="currency">
            <text:p>$8,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-117</text:p>
          </table:table-cell>
          <table:table-cell office:value-type="currency" office:currency="USD" office:value="8763" calcext:value-type="currency">
            <text:p>$8,76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-114</text:p>
          </table:table-cell>
          <table:table-cell office:value-type="currency" office:currency="USD" office:value="10680" calcext:value-type="currency">
            <text:p>$10,6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M-114</text:p>
          </table:table-cell>
          <table:table-cell office:value-type="currency" office:currency="USD" office:value="13707" calcext:value-type="currency">
            <text:p>$13,7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Adjusto-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currency" office:currency="USD" office:value="1085" calcext:value-type="currency">
            <text:p>$1,0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6M</text:p>
          </table:table-cell>
          <table:table-cell office:value-type="currency" office:currency="USD" office:value="1729" calcext:value-type="currency">
            <text:p>$1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andard Duty Kontrol-Karrier - 8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A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G</text:p>
          </table:table-cell>
          <table:table-cell office:value-type="currency" office:currency="USD" office:value="759" calcext:value-type="currency">
            <text:p>$7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AM</text:p>
          </table:table-cell>
          <table:table-cell office:value-type="currency" office:currency="USD" office:value="1548" calcext:value-type="currency">
            <text:p>$1,5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Extra Heavy-Duty Kontrol-Karrier - 20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A-GR</text:p>
          </table:table-cell>
          <table:table-cell office:value-type="currency" office:currency="USD" office:value="1490" calcext:value-type="currency">
            <text:p>$1,4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ower-Tilt Kontrol-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95A-1-115</text:p>
          </table:table-cell>
          <table:table-cell office:value-type="currency" office:currency="USD" office:value="4649" calcext:value-type="currency">
            <text:p>$4,6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1-220-50</text:p>
          </table:table-cell>
          <table:table-cell office:value-type="currency" office:currency="USD" office:value="5580" calcext:value-type="currency">
            <text:p>$5,5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3-230</text:p>
          </table:table-cell>
          <table:table-cell office:value-type="currency" office:currency="USD" office:value="6549" calcext:value-type="currency">
            <text:p>$6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3-460</text:p>
          </table:table-cell>
          <table:table-cell office:value-type="currency" office:currency="USD" office:value="4749" calcext:value-type="currency">
            <text:p>$4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A</text:p>
          </table:table-cell>
          <table:table-cell office:value-type="currency" office:currency="USD" office:value="4120" calcext:value-type="currency">
            <text:p>$4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1-115</text:p>
          </table:table-cell>
          <table:table-cell office:value-type="currency" office:currency="USD" office:value="5240" calcext:value-type="currency">
            <text:p>$5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3-230</text:p>
          </table:table-cell>
          <table:table-cell office:value-type="currency" office:currency="USD" office:value="5240" calcext:value-type="currency">
            <text:p>$5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3-460</text:p>
          </table:table-cell>
          <table:table-cell office:value-type="currency" office:currency="USD" office:value="5240" calcext:value-type="currency">
            <text:p>$5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A</text:p>
          </table:table-cell>
          <table:table-cell office:value-type="currency" office:currency="USD" office:value="4450" calcext:value-type="currency">
            <text:p>$4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M-A</text:p>
          </table:table-cell>
          <table:table-cell office:value-type="currency" office:currency="USD" office:value="5739" calcext:value-type="currency">
            <text:p>$5,7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Can Tipp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currency" office:currency="USD" office:value="66" calcext:value-type="currency">
            <text:p>$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-SS</text:p>
          </table:table-cell>
          <table:table-cell office:value-type="currency" office:currency="USD" office:value="162" calcext:value-type="currency">
            <text:p>$16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15</text:p>
          </table:table-cell>
          <table:table-cell office:value-type="currency" office:currency="USD" office:value="115" calcext:value-type="currency">
            <text:p>$1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40 Drum Cradle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currency" office:currency="USD" office:value="144" calcext:value-type="currency">
            <text:p>$1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-30</text:p>
          </table:table-cell>
          <table:table-cell office:value-type="currency" office:currency="USD" office:value="159" calcext:value-type="currency">
            <text:p>$159.00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currency" office:currency="USD" office:value="49" calcext:value-type="currency">
            <text:p>$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36 Cradle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currency" office:currency="USD" office:value="178" calcext:value-type="currency">
            <text:p>$1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6-SS</text:p>
          </table:table-cell>
          <table:table-cell office:value-type="currency" office:currency="USD" office:value="643" calcext:value-type="currency">
            <text:p>$6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46 Drum Cradle Truck for 15-Gallon Dru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currency" office:currency="USD" office:value="92" calcext:value-type="currency">
            <text:p>$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Mobile-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0i</text:p>
          </table:table-cell>
          <table:table-cell office:value-type="currency" office:currency="USD" office:value="619" calcext:value-type="currency">
            <text:p>$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i-SS</text:p>
          </table:table-cell>
          <table:table-cell office:value-type="currency" office:currency="USD" office:value="2619" calcext:value-type="currency">
            <text:p>$2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A</text:p>
          </table:table-cell>
          <table:table-cell office:value-type="currency" office:currency="USD" office:value="525" calcext:value-type="currency">
            <text:p>$5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AM</text:p>
          </table:table-cell>
          <table:table-cell office:value-type="currency" office:currency="USD" office:value="1029" calcext:value-type="currency">
            <text:p>$1,0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APS</text:p>
          </table:table-cell>
          <table:table-cell office:value-type="currency" office:currency="USD" office:value="555" calcext:value-type="currency">
            <text:p>$5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C</text:p>
          </table:table-cell>
          <table:table-cell office:value-type="currency" office:currency="USD" office:value="619" calcext:value-type="currency">
            <text:p>$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G</text:p>
          </table:table-cell>
          <table:table-cell office:value-type="currency" office:currency="USD" office:value="744" calcext:value-type="currency">
            <text:p>$7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lasses Gate Drum Fauce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5-20</text:p>
          </table:table-cell>
          <table:table-cell office:value-type="currency" office:currency="USD" office:value="39.6" calcext:value-type="currency">
            <text:p>$39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75</text:p>
          </table:table-cell>
          <table:table-cell office:value-type="currency" office:currency="USD" office:value="42.6" calcext:value-type="currency">
            <text:p>$42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10</text:p>
          </table:table-cell>
          <table:table-cell office:value-type="currency" office:currency="USD" office:value="24.6" calcext:value-type="currency">
            <text:p>$24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15</text:p>
          </table:table-cell>
          <table:table-cell office:value-type="currency" office:currency="USD" office:value="44.6" calcext:value-type="currency">
            <text:p>$44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30</text:p>
          </table:table-cell>
          <table:table-cell office:value-type="currency" office:currency="USD" office:value="179" calcext:value-type="currency">
            <text:p>$1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olyethylene Fauce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8-75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8-20</text:p>
          </table:table-cell>
          <table:table-cell office:value-type="currency" office:currency="USD" office:value="32.5" calcext:value-type="currency">
            <text:p>$32.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59 MORplug Drum Bung Wrench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Rplug Spark Resistant Bronze Drum Wrench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9SRM</text:p>
          </table:table-cell>
          <table:table-cell office:value-type="currency" office:currency="USD" office:value="77.5" calcext:value-type="currency">
            <text:p>$77.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Model 59SRZ MORplug Spark Resistant Z-A Alloy Drum Wrench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9SRZ</text:p>
          </table:table-cell>
          <table:table-cell office:value-type="currency" office:currency="USD" office:value="38.35" calcext:value-type="currency">
            <text:p>$38.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32 Drum Upend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currency" office:currency="USD" office:value="57" calcext:value-type="currency">
            <text:p>$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M</text:p>
          </table:table-cell>
          <table:table-cell office:value-type="currency" office:currency="USD" office:value="202" calcext:value-type="currency">
            <text:p>$2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rum Hand Pump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currency" office:currency="USD" office:value="229" calcext:value-type="currency">
            <text:p>$2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-1AE</text:p>
          </table:table-cell>
          <table:table-cell office:value-type="currency" office:currency="USD" office:value="179" calcext:value-type="currency">
            <text:p>$1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-4AV</text:p>
          </table:table-cell>
          <table:table-cell office:value-type="currency" office:currency="USD" office:value="216" calcext:value-type="currency">
            <text:p>$2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-6BE</text:p>
          </table:table-cell>
          <table:table-cell office:value-type="currency" office:currency="USD" office:value="385" calcext:value-type="currency">
            <text:p>$3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-5BV</text:p>
          </table:table-cell>
          <table:table-cell office:value-type="currency" office:currency="USD" office:value="430" calcext:value-type="currency">
            <text:p>$4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Steel Drum Hea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710-55-115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55-230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30-115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30-230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15-115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Non-Metallic Drum Hea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711-55-115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55-230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30-115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15-115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15-230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30-230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5-Gallon Pail Hea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710-5-115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5-230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5-115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5-230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125 No-Spill Drum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currency" office:currency="USD" office:value="177" calcext:value-type="currency">
            <text:p>$1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152 and 153 Drum Truck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currency" office:currency="USD" office:value="219" calcext:value-type="currency">
            <text:p>$2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2-MORSE</text:p>
          </table:table-cell>
          <table:table-cell office:value-type="currency" office:currency="USD" office:value="238" calcext:value-type="currency">
            <text:p>$2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155 Handstand Drum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currency" office:currency="USD" office:value="302" calcext:value-type="currency">
            <text:p>$3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eries 92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currency" office:currency="USD" office:value="207" calcext:value-type="currency">
            <text:p>$2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5</text:p>
          </table:table-cell>
          <table:table-cell office:value-type="currency" office:currency="USD" office:value="192" calcext:value-type="currency">
            <text:p>$1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30</text:p>
          </table:table-cell>
          <table:table-cell office:value-type="currency" office:currency="USD" office:value="196" calcext:value-type="currency">
            <text:p>$1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SS</text:p>
          </table:table-cell>
          <table:table-cell office:value-type="currency" office:currency="USD" office:value="372" calcext:value-type="currency">
            <text:p>$3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30SS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M</text:p>
          </table:table-cell>
          <table:table-cell office:value-type="currency" office:currency="USD" office:value="1350" calcext:value-type="currency">
            <text:p>$1,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4-Wheel Drum Truck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currency" office:currency="USD" office:value="279" calcext:value-type="currency">
            <text:p>$2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-WP</text:p>
          </table:table-cell>
          <table:table-cell office:value-type="currency" office:currency="USD" office:value="449" calcext:value-type="currency">
            <text:p>$4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-SS</text:p>
          </table:table-cell>
          <table:table-cell office:value-type="currency" office:currency="USD" office:value="729" calcext:value-type="currency">
            <text:p>$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M</text:p>
          </table:table-cell>
          <table:table-cell office:value-type="currency" office:currency="USD" office:value="889" calcext:value-type="currency">
            <text:p>$8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-WP-SS</text:p>
          </table:table-cell>
          <table:table-cell office:value-type="currency" office:currency="USD" office:value="939" calcext:value-type="currency">
            <text:p>$9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ingle Stationary Drum Rol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5154-3</text:p>
          </table:table-cell>
          <table:table-cell office:value-type="currency" office:currency="USD" office:value="2188" calcext:value-type="currency">
            <text:p>$2,1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1</text:p>
          </table:table-cell>
          <table:table-cell office:value-type="currency" office:currency="USD" office:value="2295" calcext:value-type="currency">
            <text:p>$2,2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1-50</text:p>
          </table:table-cell>
          <table:table-cell office:value-type="currency" office:currency="USD" office:value="2549" calcext:value-type="currency">
            <text:p>$2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3</text:p>
          </table:table-cell>
          <table:table-cell office:value-type="currency" office:currency="USD" office:value="2412" calcext:value-type="currency">
            <text:p>$2,4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3-50</text:p>
          </table:table-cell>
          <table:table-cell office:value-type="currency" office:currency="USD" office:value="2549" calcext:value-type="currency">
            <text:p>$2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3-575</text:p>
          </table:table-cell>
          <table:table-cell office:value-type="currency" office:currency="USD" office:value="2259" calcext:value-type="currency">
            <text:p>$2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A</text:p>
          </table:table-cell>
          <table:table-cell office:value-type="currency" office:currency="USD" office:value="2189" calcext:value-type="currency">
            <text:p>$2,1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5-Gallon Can Tumb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305-1</text:p>
          </table:table-cell>
          <table:table-cell office:value-type="currency" office:currency="USD" office:value="1329" calcext:value-type="currency">
            <text:p>$1,3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1-50</text:p>
          </table:table-cell>
          <table:table-cell office:value-type="currency" office:currency="USD" office:value="1469" calcext:value-type="currency">
            <text:p>$1,4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1-230</text:p>
          </table:table-cell>
          <table:table-cell office:value-type="currency" office:currency="USD" office:value="1272" calcext:value-type="currency">
            <text:p>$1,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3</text:p>
          </table:table-cell>
          <table:table-cell office:value-type="currency" office:currency="USD" office:value="1295" calcext:value-type="currency">
            <text:p>$1,2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3-50</text:p>
          </table:table-cell>
          <table:table-cell office:value-type="currency" office:currency="USD" office:value="1418" calcext:value-type="currency">
            <text:p>$1,4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575</text:p>
          </table:table-cell>
          <table:table-cell office:value-type="currency" office:currency="USD" office:value="1418" calcext:value-type="currency">
            <text:p>$1,4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A</text:p>
          </table:table-cell>
          <table:table-cell office:value-type="currency" office:currency="USD" office:value="1595" calcext:value-type="currency">
            <text:p>$1,5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1</text:p>
          </table:table-cell>
          <table:table-cell office:value-type="currency" office:currency="USD" office:value="1455" calcext:value-type="currency">
            <text:p>$1,4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1-50</text:p>
          </table:table-cell>
          <table:table-cell office:value-type="currency" office:currency="USD" office:value="1839" calcext:value-type="currency">
            <text:p>$1,8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3</text:p>
          </table:table-cell>
          <table:table-cell office:value-type="currency" office:currency="USD" office:value="1498" calcext:value-type="currency">
            <text:p>$1,4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3-50</text:p>
          </table:table-cell>
          <table:table-cell office:value-type="currency" office:currency="USD" office:value="1841" calcext:value-type="currency">
            <text:p>$1,84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575</text:p>
          </table:table-cell>
          <table:table-cell office:value-type="currency" office:currency="USD" office:value="1848" calcext:value-type="currency">
            <text:p>$1,8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1</text:p>
          </table:table-cell>
          <table:table-cell office:value-type="currency" office:currency="USD" office:value="1184" calcext:value-type="currency">
            <text:p>$1,1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1-50</text:p>
          </table:table-cell>
          <table:table-cell office:value-type="currency" office:currency="USD" office:value="1319" calcext:value-type="currency">
            <text:p>$1,3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1-230</text:p>
          </table:table-cell>
          <table:table-cell office:value-type="currency" office:currency="USD" office:value="1079" calcext:value-type="currency">
            <text:p>$1,0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3</text:p>
          </table:table-cell>
          <table:table-cell office:value-type="currency" office:currency="USD" office:value="1154" calcext:value-type="currency">
            <text:p>$1,15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3-50</text:p>
          </table:table-cell>
          <table:table-cell office:value-type="currency" office:currency="USD" office:value="1309" calcext:value-type="currency">
            <text:p>$1,3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575</text:p>
          </table:table-cell>
          <table:table-cell office:value-type="currency" office:currency="USD" office:value="1213" calcext:value-type="currency">
            <text:p>$1,2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A</text:p>
          </table:table-cell>
          <table:table-cell office:value-type="currency" office:currency="USD" office:value="1317" calcext:value-type="currency">
            <text:p>$1,3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1</text:p>
          </table:table-cell>
          <table:table-cell office:value-type="currency" office:currency="USD" office:value="1310" calcext:value-type="currency">
            <text:p>$1,3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1-50</text:p>
          </table:table-cell>
          <table:table-cell office:value-type="currency" office:currency="USD" office:value="1698" calcext:value-type="currency">
            <text:p>$1,6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3</text:p>
          </table:table-cell>
          <table:table-cell office:value-type="currency" office:currency="USD" office:value="1349" calcext:value-type="currency">
            <text:p>$1,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3-50</text:p>
          </table:table-cell>
          <table:table-cell office:value-type="currency" office:currency="USD" office:value="1739" calcext:value-type="currency">
            <text:p>$1,7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575</text:p>
          </table:table-cell>
          <table:table-cell office:value-type="currency" office:currency="USD" office:value="1409" calcext:value-type="currency">
            <text:p>$1,4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ortable Drum Rol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01/20-1</text:p>
          </table:table-cell>
          <table:table-cell office:value-type="currency" office:currency="USD" office:value="1339" calcext:value-type="currency">
            <text:p>$1,3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1-50</text:p>
          </table:table-cell>
          <table:table-cell office:value-type="currency" office:currency="USD" office:value="1507" calcext:value-type="currency">
            <text:p>$1,5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3</text:p>
          </table:table-cell>
          <table:table-cell office:value-type="currency" office:currency="USD" office:value="1329" calcext:value-type="currency">
            <text:p>$1,3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3-50</text:p>
          </table:table-cell>
          <table:table-cell office:value-type="currency" office:currency="USD" office:value="1498" calcext:value-type="currency">
            <text:p>$1,4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575</text:p>
          </table:table-cell>
          <table:table-cell office:value-type="currency" office:currency="USD" office:value="1445" calcext:value-type="currency">
            <text:p>$1,4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1</text:p>
          </table:table-cell>
          <table:table-cell office:value-type="currency" office:currency="USD" office:value="1550" calcext:value-type="currency">
            <text:p>$1,5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1-50</text:p>
          </table:table-cell>
          <table:table-cell office:value-type="currency" office:currency="USD" office:value="1855" calcext:value-type="currency">
            <text:p>$1,8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3</text:p>
          </table:table-cell>
          <table:table-cell office:value-type="currency" office:currency="USD" office:value="1549" calcext:value-type="currency">
            <text:p>$1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3-50</text:p>
          </table:table-cell>
          <table:table-cell office:value-type="currency" office:currency="USD" office:value="1995" calcext:value-type="currency">
            <text:p>$1,9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575</text:p>
          </table:table-cell>
          <table:table-cell office:value-type="currency" office:currency="USD" office:value="1879" calcext:value-type="currency">
            <text:p>$1,8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A</text:p>
          </table:table-cell>
          <table:table-cell office:value-type="currency" office:currency="USD" office:value="1369" calcext:value-type="currency">
            <text:p>$1,3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1</text:p>
          </table:table-cell>
          <table:table-cell office:value-type="currency" office:currency="USD" office:value="1642" calcext:value-type="currency">
            <text:p>$1,6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1-50</text:p>
          </table:table-cell>
          <table:table-cell office:value-type="currency" office:currency="USD" office:value="1798" calcext:value-type="currency">
            <text:p>$1,7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3</text:p>
          </table:table-cell>
          <table:table-cell office:value-type="currency" office:currency="USD" office:value="1639" calcext:value-type="currency">
            <text:p>$1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3-50</text:p>
          </table:table-cell>
          <table:table-cell office:value-type="currency" office:currency="USD" office:value="1839" calcext:value-type="currency">
            <text:p>$1,8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575</text:p>
          </table:table-cell>
          <table:table-cell office:value-type="currency" office:currency="USD" office:value="1856" calcext:value-type="currency">
            <text:p>$1,8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1</text:p>
          </table:table-cell>
          <table:table-cell office:value-type="currency" office:currency="USD" office:value="1919" calcext:value-type="currency">
            <text:p>$1,9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1-50</text:p>
          </table:table-cell>
          <table:table-cell office:value-type="currency" office:currency="USD" office:value="2430" calcext:value-type="currency">
            <text:p>$2,4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3</text:p>
          </table:table-cell>
          <table:table-cell office:value-type="currency" office:currency="USD" office:value="1639" calcext:value-type="currency">
            <text:p>$1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3-50</text:p>
          </table:table-cell>
          <table:table-cell office:value-type="currency" office:currency="USD" office:value="2367" calcext:value-type="currency">
            <text:p>$2,3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575</text:p>
          </table:table-cell>
          <table:table-cell office:value-type="currency" office:currency="USD" office:value="2328" calcext:value-type="currency">
            <text:p>$2,3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A</text:p>
          </table:table-cell>
          <table:table-cell office:value-type="currency" office:currency="USD" office:value="1712" calcext:value-type="currency">
            <text:p>$1,7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1</text:p>
          </table:table-cell>
          <table:table-cell office:value-type="currency" office:currency="USD" office:value="2199" calcext:value-type="currency">
            <text:p>$2,1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1-50</text:p>
          </table:table-cell>
          <table:table-cell office:value-type="currency" office:currency="USD" office:value="2135" calcext:value-type="currency">
            <text:p>$2,1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3</text:p>
          </table:table-cell>
          <table:table-cell office:value-type="currency" office:currency="USD" office:value="2197" calcext:value-type="currency">
            <text:p>$2,19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3-50</text:p>
          </table:table-cell>
          <table:table-cell office:value-type="currency" office:currency="USD" office:value="2185" calcext:value-type="currency">
            <text:p>$2,1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575</text:p>
          </table:table-cell>
          <table:table-cell office:value-type="currency" office:currency="USD" office:value="2043" calcext:value-type="currency">
            <text:p>$2,0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1</text:p>
          </table:table-cell>
          <table:table-cell office:value-type="currency" office:currency="USD" office:value="2253" calcext:value-type="currency">
            <text:p>$2,2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1-50</text:p>
          </table:table-cell>
          <table:table-cell office:value-type="currency" office:currency="USD" office:value="2555" calcext:value-type="currency">
            <text:p>$2,5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3</text:p>
          </table:table-cell>
          <table:table-cell office:value-type="currency" office:currency="USD" office:value="2248" calcext:value-type="currency">
            <text:p>$2,2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3-50</text:p>
          </table:table-cell>
          <table:table-cell office:value-type="currency" office:currency="USD" office:value="2727" calcext:value-type="currency">
            <text:p>$2,7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575</text:p>
          </table:table-cell>
          <table:table-cell office:value-type="currency" office:currency="USD" office:value="2718" calcext:value-type="currency">
            <text:p>$2,7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A</text:p>
          </table:table-cell>
          <table:table-cell office:value-type="currency" office:currency="USD" office:value="2015" calcext:value-type="currency">
            <text:p>$2,0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1</text:p>
          </table:table-cell>
          <table:table-cell office:value-type="currency" office:currency="USD" office:value="2509" calcext:value-type="currency">
            <text:p>$2,5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1-50</text:p>
          </table:table-cell>
          <table:table-cell office:value-type="currency" office:currency="USD" office:value="2798" calcext:value-type="currency">
            <text:p>$2,7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3</text:p>
          </table:table-cell>
          <table:table-cell office:value-type="currency" office:currency="USD" office:value="2499" calcext:value-type="currency">
            <text:p>$2,4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3-50</text:p>
          </table:table-cell>
          <table:table-cell office:value-type="currency" office:currency="USD" office:value="2792" calcext:value-type="currency">
            <text:p>$2,7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575</text:p>
          </table:table-cell>
          <table:table-cell office:value-type="currency" office:currency="USD" office:value="2729" calcext:value-type="currency">
            <text:p>$2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1</text:p>
          </table:table-cell>
          <table:table-cell office:value-type="currency" office:currency="USD" office:value="2843" calcext:value-type="currency">
            <text:p>$2,8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1-50</text:p>
          </table:table-cell>
          <table:table-cell office:value-type="currency" office:currency="USD" office:value="3219" calcext:value-type="currency">
            <text:p>$3,2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3</text:p>
          </table:table-cell>
          <table:table-cell office:value-type="currency" office:currency="USD" office:value="2835" calcext:value-type="currency">
            <text:p>$2,8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3-50</text:p>
          </table:table-cell>
          <table:table-cell office:value-type="currency" office:currency="USD" office:value="3347" calcext:value-type="currency">
            <text:p>$3,3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575</text:p>
          </table:table-cell>
          <table:table-cell office:value-type="currency" office:currency="USD" office:value="3298" calcext:value-type="currency">
            <text:p>$3,2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A</text:p>
          </table:table-cell>
          <table:table-cell office:value-type="currency" office:currency="USD" office:value="2549" calcext:value-type="currency">
            <text:p>$2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ilt-To-Load Drum Tumbl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09-3</text:p>
          </table:table-cell>
          <table:table-cell office:value-type="currency" office:currency="USD" office:value="4599" calcext:value-type="currency">
            <text:p>$4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3-575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A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1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3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1-50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3-50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0-3-575</text:p>
          </table:table-cell>
          <table:table-cell office:value-type="currency" office:currency="USD" office:value="8749" calcext:value-type="currency">
            <text:p>$8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0-A</text:p>
          </table:table-cell>
          <table:table-cell office:value-type="currency" office:currency="USD" office:value="8815" calcext:value-type="currency">
            <text:p>$8,8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5-Gallon Pail Handl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currency" office:currency="USD" office:value="1439" calcext:value-type="currency">
            <text:p>$1,4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930-P</text:p>
          </table:table-cell>
          <table:table-cell office:value-type="currency" office:currency="USD" office:value="310" calcext:value-type="currency">
            <text:p>$3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Below-Hook Can Tipp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5-5</text:p>
          </table:table-cell>
          <table:table-cell office:value-type="currency" office:currency="USD" office:value="342" calcext:value-type="currency">
            <text:p>$3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uper-Duty Kontrol-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XGR</text:p>
          </table:table-cell>
          <table:table-cell office:value-type="currency" office:currency="USD" office:value="2339" calcext:value-type="currency">
            <text:p>$2,3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XMGR</text:p>
          </table:table-cell>
          <table:table-cell office:value-type="currency" office:currency="USD" office:value="4098" calcext:value-type="currency">
            <text:p>$4,0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iameter Adapto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5/30-22</text:p>
          </table:table-cell>
          <table:table-cell office:value-type="currency" office:currency="USD" office:value="73" calcext:value-type="currency">
            <text:p>$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20.5</text:p>
          </table:table-cell>
          <table:table-cell office:value-type="currency" office:currency="USD" office:value="127" calcext:value-type="currency">
            <text:p>$1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9</text:p>
          </table:table-cell>
          <table:table-cell office:value-type="currency" office:currency="USD" office:value="119" calcext:value-type="currency">
            <text:p>$1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7.5</text:p>
          </table:table-cell>
          <table:table-cell office:value-type="currency" office:currency="USD" office:value="156" calcext:value-type="currency">
            <text:p>$1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6</text:p>
          </table:table-cell>
          <table:table-cell office:value-type="currency" office:currency="USD" office:value="159" calcext:value-type="currency">
            <text:p>$1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4.5</text:p>
          </table:table-cell>
          <table:table-cell office:value-type="currency" office:currency="USD" office:value="156" calcext:value-type="currency">
            <text:p>$1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9GR</text:p>
          </table:table-cell>
          <table:table-cell office:value-type="currency" office:currency="USD" office:value="192" calcext:value-type="currency">
            <text:p>$1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9</text:p>
          </table:table-cell>
          <table:table-cell office:value-type="currency" office:currency="USD" office:value="271" calcext:value-type="currency">
            <text:p>$2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22</text:p>
          </table:table-cell>
          <table:table-cell office:value-type="currency" office:currency="USD" office:value="233" calcext:value-type="currency">
            <text:p>$2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20.5</text:p>
          </table:table-cell>
          <table:table-cell office:value-type="currency" office:currency="USD" office:value="313" calcext:value-type="currency">
            <text:p>$3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4.5</text:p>
          </table:table-cell>
          <table:table-cell office:value-type="currency" office:currency="USD" office:value="345" calcext:value-type="currency">
            <text:p>$3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6</text:p>
          </table:table-cell>
          <table:table-cell office:value-type="currency" office:currency="USD" office:value="380" calcext:value-type="currency">
            <text:p>$3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7.5</text:p>
          </table:table-cell>
          <table:table-cell office:value-type="currency" office:currency="USD" office:value="389" calcext:value-type="currency">
            <text:p>$3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22</text:p>
          </table:table-cell>
          <table:table-cell office:value-type="currency" office:currency="USD" office:value="355" calcext:value-type="currency">
            <text:p>$3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9</text:p>
          </table:table-cell>
          <table:table-cell office:value-type="currency" office:currency="USD" office:value="465" calcext:value-type="currency">
            <text:p>$4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4.5</text:p>
          </table:table-cell>
          <table:table-cell office:value-type="currency" office:currency="USD" office:value="480" calcext:value-type="currency">
            <text:p>$4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6</text:p>
          </table:table-cell>
          <table:table-cell office:value-type="currency" office:currency="USD" office:value="480" calcext:value-type="currency">
            <text:p>$4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20.5</text:p>
          </table:table-cell>
          <table:table-cell office:value-type="currency" office:currency="USD" office:value="485" calcext:value-type="currency">
            <text:p>$4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7.5</text:p>
          </table:table-cell>
          <table:table-cell office:value-type="currency" office:currency="USD" office:value="505" calcext:value-type="currency">
            <text:p>$5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Hydra-Lift Drum Rol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56-3-575</text:p>
          </table:table-cell>
          <table:table-cell office:value-type="currency" office:currency="USD" office:value="4110" calcext:value-type="currency">
            <text:p>$4,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6-A</text:p>
          </table:table-cell>
          <table:table-cell office:value-type="currency" office:currency="USD" office:value="4339" calcext:value-type="currency">
            <text:p>$4,3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6-E3-575</text:p>
          </table:table-cell>
          <table:table-cell office:value-type="currency" office:currency="USD" office:value="4659" calcext:value-type="currency">
            <text:p>$4,6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rse Drum Cone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-90-15.5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17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18.5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19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20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21.5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23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5.5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7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8.5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9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20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21.5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23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5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7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8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9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20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21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23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5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7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8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9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20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21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23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5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7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8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9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20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21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23</text:p>
          </table:table-cell>
          <table:table-cell office:value-type="currency" office:currency="USD" office:value="308" calcext:value-type="currency">
            <text:p>$3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5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7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8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9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20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21.5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23</text:p>
          </table:table-cell>
          <table:table-cell office:value-type="currency" office:currency="USD" office:value="308" calcext:value-type="currency">
            <text:p>$3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5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7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8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9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20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21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23</text:p>
          </table:table-cell>
          <table:table-cell office:value-type="currency" office:currency="USD" office:value="328" calcext:value-type="currency">
            <text:p>$3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5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7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8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9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20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21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23</text:p>
          </table:table-cell>
          <table:table-cell office:value-type="currency" office:currency="USD" office:value="328" calcext:value-type="currency">
            <text:p>$3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5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7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8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9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20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21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23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5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7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8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9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20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21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23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5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7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8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9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20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21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23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5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7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8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9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20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21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23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RStak Forklift Mounted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9C</text:p>
          </table:table-cell>
          <table:table-cell office:value-type="currency" office:currency="USD" office:value="5189" calcext:value-type="currency">
            <text:p>$5,1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9F</text:p>
          </table:table-cell>
          <table:table-cell office:value-type="currency" office:currency="USD" office:value="5259" calcext:value-type="currency">
            <text:p>$5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lamp and Go Dolly Handl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currency" office:currency="USD" office:value="159" calcext:value-type="currency">
            <text:p>$1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-SS</text:p>
          </table:table-cell>
          <table:table-cell office:value-type="currency" office:currency="USD" office:value="439" calcext:value-type="currency">
            <text:p>$4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5-Gallon Pail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52-5</text:p>
          </table:table-cell>
          <table:table-cell office:value-type="currency" office:currency="USD" office:value="161" calcext:value-type="currency">
            <text:p>$1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-Duty Hydra-Lift 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10-110</text:p>
          </table:table-cell>
          <table:table-cell office:value-type="currency" office:currency="USD" office:value="3995" calcext:value-type="currency">
            <text:p>$3,9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14</text:p>
          </table:table-cell>
          <table:table-cell office:value-type="currency" office:currency="USD" office:value="4075" calcext:value-type="currency">
            <text:p>$4,0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15</text:p>
          </table:table-cell>
          <table:table-cell office:value-type="currency" office:currency="USD" office:value="4059" calcext:value-type="currency">
            <text:p>$4,0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20</text:p>
          </table:table-cell>
          <table:table-cell office:value-type="currency" office:currency="USD" office:value="3529" calcext:value-type="currency">
            <text:p>$3,5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24</text:p>
          </table:table-cell>
          <table:table-cell office:value-type="currency" office:currency="USD" office:value="3629" calcext:value-type="currency">
            <text:p>$3,6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25</text:p>
          </table:table-cell>
          <table:table-cell office:value-type="currency" office:currency="USD" office:value="3449" calcext:value-type="currency">
            <text:p>$3,449.00</text:p>
          </table:table-cell>
          <table:table-cell table:number-columns-repeated="6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currency" office:currency="USD" office:value="2747" calcext:value-type="currency">
            <text:p>$2,7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M-114</text:p>
          </table:table-cell>
          <table:table-cell office:value-type="currency" office:currency="USD" office:value="5545" calcext:value-type="currency">
            <text:p>$5,5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M-124</text:p>
          </table:table-cell>
          <table:table-cell office:value-type="currency" office:currency="USD" office:value="5160" calcext:value-type="currency">
            <text:p>$5,1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M</text:p>
          </table:table-cell>
          <table:table-cell office:value-type="currency" office:currency="USD" office:value="4240" calcext:value-type="currency">
            <text:p>$4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Vertical-Lift Drum Pour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currency" office:currency="USD" office:value="3829" calcext:value-type="currency">
            <text:p>$3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0</text:p>
          </table:table-cell>
          <table:table-cell office:value-type="currency" office:currency="USD" office:value="5575" calcext:value-type="currency">
            <text:p>$5,5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3</text:p>
          </table:table-cell>
          <table:table-cell office:value-type="currency" office:currency="USD" office:value="5860" calcext:value-type="currency">
            <text:p>$5,8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4</text:p>
          </table:table-cell>
          <table:table-cell office:value-type="currency" office:currency="USD" office:value="5936" calcext:value-type="currency">
            <text:p>$5,9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5</text:p>
          </table:table-cell>
          <table:table-cell office:value-type="currency" office:currency="USD" office:value="5619" calcext:value-type="currency">
            <text:p>$5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7</text:p>
          </table:table-cell>
          <table:table-cell office:value-type="currency" office:currency="USD" office:value="5980" calcext:value-type="currency">
            <text:p>$5,9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0</text:p>
          </table:table-cell>
          <table:table-cell office:value-type="currency" office:currency="USD" office:value="4619" calcext:value-type="currency">
            <text:p>$4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4</text:p>
          </table:table-cell>
          <table:table-cell office:value-type="currency" office:currency="USD" office:value="4671" calcext:value-type="currency">
            <text:p>$4,6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5</text:p>
          </table:table-cell>
          <table:table-cell office:value-type="currency" office:currency="USD" office:value="4644" calcext:value-type="currency">
            <text:p>$4,6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7</text:p>
          </table:table-cell>
          <table:table-cell office:value-type="currency" office:currency="USD" office:value="4880" calcext:value-type="currency">
            <text:p>$4,8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M</text:p>
          </table:table-cell>
          <table:table-cell office:value-type="currency" office:currency="USD" office:value="5349" calcext:value-type="currency">
            <text:p>$5,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M-114</text:p>
          </table:table-cell>
          <table:table-cell office:value-type="currency" office:currency="USD" office:value="7489" calcext:value-type="currency">
            <text:p>$7,4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M-124</text:p>
          </table:table-cell>
          <table:table-cell office:value-type="currency" office:currency="USD" office:value="6725" calcext:value-type="currency">
            <text:p>$6,7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</text:p>
          </table:table-cell>
          <table:table-cell office:value-type="currency" office:currency="USD" office:value="19999" calcext:value-type="currency">
            <text:p>$19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10</text:p>
          </table:table-cell>
          <table:table-cell office:value-type="currency" office:currency="USD" office:value="21921" calcext:value-type="currency">
            <text:p>$21,9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14</text:p>
          </table:table-cell>
          <table:table-cell office:value-type="currency" office:currency="USD" office:value="22601" calcext:value-type="currency">
            <text:p>$22,6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15</text:p>
          </table:table-cell>
          <table:table-cell office:value-type="currency" office:currency="USD" office:value="22421" calcext:value-type="currency">
            <text:p>$22,4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20</text:p>
          </table:table-cell>
          <table:table-cell office:value-type="currency" office:currency="USD" office:value="21600" calcext:value-type="currency">
            <text:p>$21,6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24</text:p>
          </table:table-cell>
          <table:table-cell office:value-type="currency" office:currency="USD" office:value="21500" calcext:value-type="currency">
            <text:p>$21,5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25</text:p>
          </table:table-cell>
          <table:table-cell office:value-type="currency" office:currency="USD" office:value="21500" calcext:value-type="currency">
            <text:p>$21,5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</text:p>
          </table:table-cell>
          <table:table-cell office:value-type="currency" office:currency="USD" office:value="7621" calcext:value-type="currency">
            <text:p>$7,6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10</text:p>
          </table:table-cell>
          <table:table-cell office:value-type="currency" office:currency="USD" office:value="8031" calcext:value-type="currency">
            <text:p>$8,0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14</text:p>
          </table:table-cell>
          <table:table-cell office:value-type="currency" office:currency="USD" office:value="8071" calcext:value-type="currency">
            <text:p>$8,0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15</text:p>
          </table:table-cell>
          <table:table-cell office:value-type="currency" office:currency="USD" office:value="8151" calcext:value-type="currency">
            <text:p>$8,1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20</text:p>
          </table:table-cell>
          <table:table-cell office:value-type="currency" office:currency="USD" office:value="6756" calcext:value-type="currency">
            <text:p>$6,7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24</text:p>
          </table:table-cell>
          <table:table-cell office:value-type="currency" office:currency="USD" office:value="6851" calcext:value-type="currency">
            <text:p>$6,8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25</text:p>
          </table:table-cell>
          <table:table-cell office:value-type="currency" office:currency="USD" office:value="6831" calcext:value-type="currency">
            <text:p>$6,831.00</text:p>
          </table:table-cell>
          <table:table-cell table:number-columns-repeated="6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currency" office:currency="USD" office:value="4250" calcext:value-type="currency">
            <text:p>$4,2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-120</text:p>
          </table:table-cell>
          <table:table-cell office:value-type="currency" office:currency="USD" office:value="4746" calcext:value-type="currency">
            <text:p>$4,7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-124</text:p>
          </table:table-cell>
          <table:table-cell office:value-type="currency" office:currency="USD" office:value="4899" calcext:value-type="currency">
            <text:p>$4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-125</text:p>
          </table:table-cell>
          <table:table-cell office:value-type="currency" office:currency="USD" office:value="4899" calcext:value-type="currency">
            <text:p>$4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M-T</text:p>
          </table:table-cell>
          <table:table-cell office:value-type="currency" office:currency="USD" office:value="12090" calcext:value-type="currency">
            <text:p>$12,0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</text:p>
          </table:table-cell>
          <table:table-cell office:value-type="currency" office:currency="USD" office:value="25864" calcext:value-type="currency">
            <text:p>$25,8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10</text:p>
          </table:table-cell>
          <table:table-cell office:value-type="currency" office:currency="USD" office:value="26660" calcext:value-type="currency">
            <text:p>$26,6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14</text:p>
          </table:table-cell>
          <table:table-cell office:value-type="currency" office:currency="USD" office:value="25740" calcext:value-type="currency">
            <text:p>$25,7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15</text:p>
          </table:table-cell>
          <table:table-cell office:value-type="currency" office:currency="USD" office:value="26578" calcext:value-type="currency">
            <text:p>$26,5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20</text:p>
          </table:table-cell>
          <table:table-cell office:value-type="currency" office:currency="USD" office:value="25629" calcext:value-type="currency">
            <text:p>$25,6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24</text:p>
          </table:table-cell>
          <table:table-cell office:value-type="currency" office:currency="USD" office:value="25800" calcext:value-type="currency">
            <text:p>$25,8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25</text:p>
          </table:table-cell>
          <table:table-cell office:value-type="currency" office:currency="USD" office:value="25630" calcext:value-type="currency">
            <text:p>$25,6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T</text:p>
          </table:table-cell>
          <table:table-cell office:value-type="currency" office:currency="USD" office:value="26530" calcext:value-type="currency">
            <text:p>$26,5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T-114</text:p>
          </table:table-cell>
          <table:table-cell office:value-type="currency" office:currency="USD" office:value="28414" calcext:value-type="currency">
            <text:p>$28,41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T-124</text:p>
          </table:table-cell>
          <table:table-cell office:value-type="currency" office:currency="USD" office:value="27470" calcext:value-type="currency">
            <text:p>$27,470.00</text:p>
          </table:table-cell>
          <table:table-cell table:number-columns-repeated="6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currency" office:currency="USD" office:value="4990" calcext:value-type="currency">
            <text:p>$4,9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0</text:p>
          </table:table-cell>
          <table:table-cell office:value-type="currency" office:currency="USD" office:value="6435" calcext:value-type="currency">
            <text:p>$6,4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4</text:p>
          </table:table-cell>
          <table:table-cell office:value-type="currency" office:currency="USD" office:value="6490" calcext:value-type="currency">
            <text:p>$6,4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5</text:p>
          </table:table-cell>
          <table:table-cell office:value-type="currency" office:currency="USD" office:value="6470" calcext:value-type="currency">
            <text:p>$6,4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7</text:p>
          </table:table-cell>
          <table:table-cell office:value-type="currency" office:currency="USD" office:value="6829" calcext:value-type="currency">
            <text:p>$6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0</text:p>
          </table:table-cell>
          <table:table-cell office:value-type="currency" office:currency="USD" office:value="5492" calcext:value-type="currency">
            <text:p>$5,4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4</text:p>
          </table:table-cell>
          <table:table-cell office:value-type="currency" office:currency="USD" office:value="5575" calcext:value-type="currency">
            <text:p>$5,5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5</text:p>
          </table:table-cell>
          <table:table-cell office:value-type="currency" office:currency="USD" office:value="5429" calcext:value-type="currency">
            <text:p>$5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7</text:p>
          </table:table-cell>
          <table:table-cell office:value-type="currency" office:currency="USD" office:value="5725" calcext:value-type="currency">
            <text:p>$5,7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M</text:p>
          </table:table-cell>
          <table:table-cell office:value-type="currency" office:currency="USD" office:value="7020" calcext:value-type="currency">
            <text:p>$7,0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M-114</text:p>
          </table:table-cell>
          <table:table-cell office:value-type="currency" office:currency="USD" office:value="8505" calcext:value-type="currency">
            <text:p>$8,5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M-124</text:p>
          </table:table-cell>
          <table:table-cell office:value-type="currency" office:currency="USD" office:value="7910" calcext:value-type="currency">
            <text:p>$7,9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10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14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15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20</text:p>
          </table:table-cell>
          <table:table-cell office:value-type="currency" office:currency="USD" office:value="22953" calcext:value-type="currency">
            <text:p>$22,9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24</text:p>
          </table:table-cell>
          <table:table-cell office:value-type="currency" office:currency="USD" office:value="22780" calcext:value-type="currency">
            <text:p>$22,7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25</text:p>
          </table:table-cell>
          <table:table-cell office:value-type="currency" office:currency="USD" office:value="22780" calcext:value-type="currency">
            <text:p>$22,7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7</text:p>
          </table:table-cell>
          <table:table-cell office:value-type="currency" office:currency="USD" office:value="13794" calcext:value-type="currency">
            <text:p>$13,794.00</text:p>
          </table:table-cell>
          <table:table-cell table:number-columns-repeated="6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currency" office:currency="USD" office:value="4951" calcext:value-type="currency">
            <text:p>$4,9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-120</text:p>
          </table:table-cell>
          <table:table-cell office:value-type="currency" office:currency="USD" office:value="5711" calcext:value-type="currency">
            <text:p>$5,7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-124</text:p>
          </table:table-cell>
          <table:table-cell office:value-type="currency" office:currency="USD" office:value="5776" calcext:value-type="currency">
            <text:p>$5,7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-125</text:p>
          </table:table-cell>
          <table:table-cell office:value-type="currency" office:currency="USD" office:value="5639" calcext:value-type="currency">
            <text:p>$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M-T</text:p>
          </table:table-cell>
          <table:table-cell office:value-type="currency" office:currency="USD" office:value="14510" calcext:value-type="currency">
            <text:p>$14,5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Tilt-To-Load Drum Tumbler with Automated Control Packag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11-1-115</text:p>
          </table:table-cell>
          <table:table-cell office:value-type="currency" office:currency="USD" office:value="16199" calcext:value-type="currency">
            <text:p>$16,1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1-230</text:p>
          </table:table-cell>
          <table:table-cell office:value-type="currency" office:currency="USD" office:value="15639" calcext:value-type="currency">
            <text:p>$1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230</text:p>
          </table:table-cell>
          <table:table-cell office:value-type="currency" office:currency="USD" office:value="15639" calcext:value-type="currency">
            <text:p>$1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460</text:p>
          </table:table-cell>
          <table:table-cell office:value-type="currency" office:currency="USD" office:value="15639" calcext:value-type="currency">
            <text:p>$1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575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1-22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23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44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40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6S-2D</text:p>
          </table:table-cell>
          <table:table-cell office:value-type="currency" office:currency="USD" office:value="1409" calcext:value-type="currency">
            <text:p>$1,4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S-2LP</text:p>
          </table:table-cell>
          <table:table-cell office:value-type="currency" office:currency="USD" office:value="560" calcext:value-type="currency">
            <text:p>$5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S-NDT</text:p>
          </table:table-cell>
          <table:table-cell office:value-type="currency" office:currency="USD" office:value="1810" calcext:value-type="currency">
            <text:p>$1,8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Custom Below-Hook Drum Lifter with Fork Pocke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6S-FP</text:p>
          </table:table-cell>
          <table:table-cell office:value-type="currency" office:currency="USD" office:value="809" calcext:value-type="currency">
            <text:p>$8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Custom Heavy-Duty Below-Hook Drum Lifter with Fork Pocke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6S-FPHD</text:p>
          </table:table-cell>
          <table:table-cell office:value-type="currency" office:currency="USD" office:value="1785" calcext:value-type="currency">
            <text:p>$1,7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Custom Kontrol-Karrier Drum C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S-LA</text:p>
          </table:table-cell>
          <table:table-cell office:value-type="currency" office:currency="USD" office:value="1110" calcext:value-type="currency">
            <text:p>$1,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4-Wheel Drum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DT</text:p>
          </table:table-cell>
          <table:table-cell table:style-name="ce2" office:value-type="string" calcext:value-type="string">
            <text:p>Ca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Custom Stainless Steel Below-Hook Drum C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KF-185S2-HD</text:p>
          </table:table-cell>
          <table:table-cell office:value-type="currency" office:currency="USD" office:value="6889" calcext:value-type="currency">
            <text:p>$6,8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5-Gallon Pail 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S-5</text:p>
          </table:table-cell>
          <table:table-cell office:value-type="currency" office:currency="USD" office:value="1085" calcext:value-type="currency">
            <text:p>$1,0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Hydra-Lift Drum 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00S-XR</text:p>
          </table:table-cell>
          <table:table-cell office:value-type="currency" office:currency="USD" office:value="3400" calcext:value-type="currency">
            <text:p>$3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10</text:p>
          </table:table-cell>
          <table:table-cell office:value-type="currency" office:currency="USD" office:value="4950" calcext:value-type="currency">
            <text:p>$4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14</text:p>
          </table:table-cell>
          <table:table-cell office:value-type="currency" office:currency="USD" office:value="4985" calcext:value-type="currency">
            <text:p>$4,9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15</text:p>
          </table:table-cell>
          <table:table-cell office:value-type="currency" office:currency="USD" office:value="4970" calcext:value-type="currency">
            <text:p>$4,9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20</text:p>
          </table:table-cell>
          <table:table-cell office:value-type="currency" office:currency="USD" office:value="4045" calcext:value-type="currency">
            <text:p>$4,0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24</text:p>
          </table:table-cell>
          <table:table-cell office:value-type="currency" office:currency="USD" office:value="4085" calcext:value-type="currency">
            <text:p>$4,0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25</text:p>
          </table:table-cell>
          <table:table-cell office:value-type="currency" office:currency="USD" office:value="4075" calcext:value-type="currency">
            <text:p>$4,0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Custom Fork Mounted Drum Handl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S-HD-FP</text:p>
          </table:table-cell>
          <table:table-cell office:value-type="currency" office:currency="USD" office:value="1555" calcext:value-type="currency">
            <text:p>$1,5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Custom Heavy-Duty MORSpeed Forklift Attachmen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8-1S-HD</text:p>
          </table:table-cell>
          <table:table-cell office:value-type="currency" office:currency="USD" office:value="3395" calcext:value-type="currency">
            <text:p>$3,3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RStop Tilt-Brak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900i-P</text:p>
          </table:table-cell>
          <table:table-cell office:value-type="currency" office:currency="USD" office:value="161" calcext:value-type="currency">
            <text:p>$1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900-P</text:p>
          </table:table-cell>
          <table:table-cell office:value-type="currency" office:currency="USD" office:value="161" calcext:value-type="currency">
            <text:p>$1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900SSI-P</text:p>
          </table:table-cell>
          <table:table-cell office:value-type="currency" office:currency="USD" office:value="445" calcext:value-type="currency">
            <text:p>$4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ILOT Drum Pour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currency" office:currency="USD" office:value="21500" calcext:value-type="currency">
            <text:p>$21,500.00</text:p>
          </table:table-cell>
          <table:table-cell table:number-columns-repeated="6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currency" office:currency="USD" office:value="27900" calcext:value-type="currency">
            <text:p>$27,9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PILOT Power-Propelled MORStak Drum Rack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currency" office:currency="USD" office:value="22890" calcext:value-type="currency">
            <text:p>$22,8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PILOT Power-Propelled MORSpeed Drum Mover Stack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currency" office:currency="USD" office:value="20850" calcext:value-type="currency">
            <text:p>$20,8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Wireless Control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804i-P</text:p>
          </table:table-cell>
          <table:table-cell office:value-type="currency" office:currency="USD" office:value="637" calcext:value-type="currency">
            <text:p>$6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804-P</text:p>
          </table:table-cell>
          <table:table-cell office:value-type="currency" office:currency="USD" office:value="849" calcext:value-type="currency">
            <text:p>$8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-Duty Kontrol-Karrier - 15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A-HD</text:p>
          </table:table-cell>
          <table:table-cell office:value-type="currency" office:currency="USD" office:value="705" calcext:value-type="currency">
            <text:p>$7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AM-HD</text:p>
          </table:table-cell>
          <table:table-cell office:value-type="currency" office:currency="USD" office:value="1869" calcext:value-type="currency">
            <text:p>$1,8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A-HDSS</text:p>
          </table:table-cell>
          <table:table-cell office:value-type="currency" office:currency="USD" office:value="2090" calcext:value-type="currency">
            <text:p>$2,0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G-HD</text:p>
          </table:table-cell>
          <table:table-cell office:value-type="currency" office:currency="USD" office:value="869" calcext:value-type="currency">
            <text:p>$8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82A Series Drum Palletizers - Geared Til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2A-GT</text:p>
          </table:table-cell>
          <table:table-cell office:value-type="currency" office:currency="USD" office:value="2367" calcext:value-type="currency">
            <text:p>$2,3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GT-120</text:p>
          </table:table-cell>
          <table:table-cell office:value-type="currency" office:currency="USD" office:value="3120" calcext:value-type="currency">
            <text:p>$3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GT-124</text:p>
          </table:table-cell>
          <table:table-cell office:value-type="currency" office:currency="USD" office:value="3120" calcext:value-type="currency">
            <text:p>$3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GT-125</text:p>
          </table:table-cell>
          <table:table-cell office:value-type="currency" office:currency="USD" office:value="3120" calcext:value-type="currency">
            <text:p>$3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Model 14 Galvanized 55 Gallon Drum Dolly - SURPLU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14-GALV-SURPLUS</text:p>
          </table:table-cell>
          <table:table-cell office:value-type="currency" office:currency="USD" office:value="39" calcext:value-type="currency">
            <text:p>$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Model 14 Stainless Steel 55 Gallon Drum Dolly - SURPLU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4-SS-SURPLUS</text:p>
          </table:table-cell>
          <table:table-cell office:value-type="currency" office:currency="USD" office:value="89" calcext:value-type="currency">
            <text:p>$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153 Drum Trucks - SURPLU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53-SURPLUS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Drum Cone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-SG-45-23</text:p>
          </table:table-cell>
          <table:table-cell office:value-type="currency" office:currency="USD" office:value="489" calcext:value-type="currency">
            <text:p>$4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IV-45-23</text:p>
          </table:table-cell>
          <table:table-cell office:value-type="currency" office:currency="USD" office:value="1299" calcext:value-type="currency">
            <text:p>$1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SG-45-23</text:p>
          </table:table-cell>
          <table:table-cell office:value-type="currency" office:currency="USD" office:value="1159" calcext:value-type="currency">
            <text:p>$1,1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IV-45-23</text:p>
          </table:table-cell>
          <table:table-cell office:value-type="currency" office:currency="USD" office:value="1829" calcext:value-type="currency">
            <text:p>$1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-23</text:p>
          </table:table-cell>
          <table:table-cell office:value-type="currency" office:currency="USD" office:value="162" calcext:value-type="currency">
            <text:p>$162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7SS-23</text:p>
          </table:table-cell>
          <table:table-cell office:value-type="currency" office:currency="USD" office:value="405" calcext:value-type="currency">
            <text:p>$405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85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655 individual models</text:p>
          </table:table-cell>
          <table:table-cell table:style-name="Default" table:number-columns-repeated="7"/>
        </table:table-row>
      </table:table>
      <table:table table:name="Valley Craft" table:style-name="ta2">
        <table:table-column table:style-name="co5" table:default-cell-style-name="Default"/>
        <table:table-column table:style-name="co2" table:number-columns-repeated="3" table:default-cell-style-name="ce89"/>
        <table:table-column table:style-name="co4" table:default-cell-style-name="ce89"/>
        <table:table-column table:style-name="co5" table:default-cell-style-name="ce89"/>
        <table:table-column table:style-name="co5" table:number-columns-repeated="2" table:default-cell-style-name="Default"/>
        <table:table-row table:style-name="ro27">
          <table:table-cell table:style-name="ce63" office:value-type="string" calcext:value-type="string">
            <text:p>Valley Craft PRICE LIST</text:p>
          </table:table-cell>
          <table:table-cell table:number-columns-repeated="7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66" office:value-type="string" calcext:value-type="string">
            <text:p>Drum Snatcher</text:p>
          </table:table-cell>
          <table:table-cell table:number-columns-repeated="7"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7398A2</text:p>
          </table:table-cell>
          <table:table-cell table:style-name="ce72" office:value-type="currency" office:currency="USD" office:value="289" calcext:value-type="currency">
            <text:p>$289.00</text:p>
          </table:table-cell>
          <table:table-cell table:style-name="ce99" office:value-type="currency" office:currency="USD" office:value="315" calcext:value-type="currency">
            <text:p>$315.00</text:p>
          </table:table-cell>
          <table:table-cell table:style-name="ce99" office:value-type="currency" office:currency="USD" office:value="236.25" calcext:value-type="currency">
            <text:p>$236.25</text:p>
          </table:table-cell>
          <table:table-cell table:style-name="ce99" office:value-type="currency" office:currency="USD" office:value="244.99" calcext:value-type="currency">
            <text:p>$244.99</text:p>
          </table:table-cell>
          <table:table-cell table:style-name="ce99" table:formula="of:=[.E5]-[.B5]" office:value-type="currency" office:currency="USD" office:value="-44.01" calcext:value-type="currency">
            <text:p>-$44.01</text:p>
          </table:table-cell>
          <table:table-cell table:style-name="ce82" table:formula="of:=[.E5]/[.D5]" office:value-type="float" office:value="1.03699470899471" calcext:value-type="float">
            <text:p>1.03699470899471</text:p>
          </table:table-cell>
          <table:table-cell table:style-name="ce82" office:value-type="string" calcext:value-type="string">
            <text:p>northerntoo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4"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2-Wheel EZY-ROL Automatic Drum Truck</text:p>
          </table:table-cell>
          <table:table-cell table:number-columns-repeated="4"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1600A9</text:p>
          </table:table-cell>
          <table:table-cell table:style-name="ce72" office:value-type="currency" office:currency="USD" office:value="442" calcext:value-type="currency">
            <text:p>$442.00</text:p>
          </table:table-cell>
          <table:table-cell table:style-name="ce99" office:value-type="currency" office:currency="USD" office:value="550" calcext:value-type="currency">
            <text:p>$550.00</text:p>
          </table:table-cell>
          <table:table-cell table:style-name="ce99" table:formula="of:=[.C9]*0.75" office:value-type="currency" office:currency="USD" office:value="412.5" calcext:value-type="currency">
            <text:p>$412.50</text:p>
          </table:table-cell>
          <table:table-cell table:style-name="ce99" office:value-type="currency" office:currency="USD" office:value="444.95" calcext:value-type="currency">
            <text:p>$444.95</text:p>
          </table:table-cell>
          <table:table-cell table:style-name="ce99" table:formula="of:=[.E9]-[.B9]" office:value-type="currency" office:currency="USD" office:value="2.94999999999999" calcext:value-type="currency">
            <text:p>$2.95</text:p>
          </table:table-cell>
          <table:table-cell table:style-name="ce82" table:formula="of:=[.E9]/[.D9]" office:value-type="float" office:value="1.07866666666667" calcext:value-type="float">
            <text:p>1.0786666666666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2025A4</text:p>
          </table:table-cell>
          <table:table-cell table:style-name="ce72" office:value-type="currency" office:currency="USD" office:value="749" calcext:value-type="currency">
            <text:p>$749.00</text:p>
          </table:table-cell>
          <table:table-cell table:style-name="ce99" office:value-type="currency" office:currency="USD" office:value="800" calcext:value-type="currency">
            <text:p>$800.00</text:p>
          </table:table-cell>
          <table:table-cell table:style-name="ce99" table:formula="of:=[.C10]*0.75" office:value-type="currency" office:currency="USD" office:value="600" calcext:value-type="currency">
            <text:p>$600.00</text:p>
          </table:table-cell>
          <table:table-cell table:style-name="ce99" office:value-type="currency" office:currency="USD" office:value="780" calcext:value-type="currency">
            <text:p>$780.00</text:p>
          </table:table-cell>
          <table:table-cell table:style-name="ce99" table:formula="of:=[.E10]-[.B10]" office:value-type="currency" office:currency="USD" office:value="31" calcext:value-type="currency">
            <text:p>$31.00</text:p>
          </table:table-cell>
          <table:table-cell table:style-name="ce82" table:formula="of:=[.E10]/[.D10]" office:value-type="float" office:value="1.3" calcext:value-type="float">
            <text:p>1.3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1735A7</text:p>
          </table:table-cell>
          <table:table-cell table:style-name="ce72" office:value-type="currency" office:currency="USD" office:value="499" calcext:value-type="currency">
            <text:p>$499.00</text:p>
          </table:table-cell>
          <table:table-cell table:style-name="ce99" office:value-type="currency" office:currency="USD" office:value="525" calcext:value-type="currency">
            <text:p>$525.00</text:p>
          </table:table-cell>
          <table:table-cell table:style-name="ce99" table:formula="of:=[.C11]*0.75" office:value-type="currency" office:currency="USD" office:value="393.75" calcext:value-type="currency">
            <text:p>$393.75</text:p>
          </table:table-cell>
          <table:table-cell table:style-name="ce99" office:value-type="currency" office:currency="USD" office:value="520" calcext:value-type="currency">
            <text:p>$520.00</text:p>
          </table:table-cell>
          <table:table-cell table:style-name="ce99" table:formula="of:=[.E11]-[.B11]" office:value-type="currency" office:currency="USD" office:value="21" calcext:value-type="currency">
            <text:p>$21.00</text:p>
          </table:table-cell>
          <table:table-cell table:style-name="ce82" table:formula="of:=[.E11]/[.D11]" office:value-type="float" office:value="1.32063492063492" calcext:value-type="float">
            <text:p>1.3206349206349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2150A1</text:p>
          </table:table-cell>
          <table:table-cell table:style-name="ce72" office:value-type="currency" office:currency="USD" office:value="699" calcext:value-type="currency">
            <text:p>$699.00</text:p>
          </table:table-cell>
          <table:table-cell table:style-name="ce99" office:value-type="currency" office:currency="USD" office:value="775" calcext:value-type="currency">
            <text:p>$775.00</text:p>
          </table:table-cell>
          <table:table-cell table:style-name="ce99" table:formula="of:=[.C12]*0.75" office:value-type="currency" office:currency="USD" office:value="581.25" calcext:value-type="currency">
            <text:p>$581.25</text:p>
          </table:table-cell>
          <table:table-cell table:style-name="ce99" office:value-type="currency" office:currency="USD" office:value="720" calcext:value-type="currency">
            <text:p>$720.00</text:p>
          </table:table-cell>
          <table:table-cell table:style-name="ce99" table:formula="of:=[.E12]-[.B12]" office:value-type="currency" office:currency="USD" office:value="21" calcext:value-type="currency">
            <text:p>$21.00</text:p>
          </table:table-cell>
          <table:table-cell table:style-name="ce82" table:formula="of:=[.E12]/[.D12]" office:value-type="float" office:value="1.23870967741936" calcext:value-type="float">
            <text:p>1.2387096774193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1895A3</text:p>
          </table:table-cell>
          <table:table-cell table:style-name="ce72" office:value-type="currency" office:currency="USD" office:value="485" calcext:value-type="currency">
            <text:p>$485.00</text:p>
          </table:table-cell>
          <table:table-cell table:style-name="ce99" office:value-type="currency" office:currency="USD" office:value="500" calcext:value-type="currency">
            <text:p>$500.00</text:p>
          </table:table-cell>
          <table:table-cell table:style-name="ce99" table:formula="of:=[.C13]*0.75" office:value-type="currency" office:currency="USD" office:value="375" calcext:value-type="currency">
            <text:p>$375.00</text:p>
          </table:table-cell>
          <table:table-cell table:style-name="ce99" office:value-type="currency" office:currency="USD" office:value="500" calcext:value-type="currency">
            <text:p>$500.00</text:p>
          </table:table-cell>
          <table:table-cell table:style-name="ce99" table:formula="of:=[.E13]-[.B13]" office:value-type="currency" office:currency="USD" office:value="15" calcext:value-type="currency">
            <text:p>$15.00</text:p>
          </table:table-cell>
          <table:table-cell table:style-name="ce82" table:formula="of:=[.E13]/[.D13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urce4industries.com</text:p>
          </table:table-cell>
        </table:table-row>
        <table:table-row table:style-name="ro2">
          <table:table-cell table:style-name="ce66" office:value-type="string" calcext:value-type="string">
            <text:p>F81500A0</text:p>
          </table:table-cell>
          <table:table-cell table:style-name="ce72" office:value-type="currency" office:currency="USD" office:value="563" calcext:value-type="currency">
            <text:p>$563.00</text:p>
          </table:table-cell>
          <table:table-cell table:style-name="ce99" office:value-type="currency" office:currency="USD" office:value="635" calcext:value-type="currency">
            <text:p>$635.00</text:p>
          </table:table-cell>
          <table:table-cell table:style-name="ce99" table:formula="of:=[.C14]*0.75" office:value-type="currency" office:currency="USD" office:value="476.25" calcext:value-type="currency">
            <text:p>$476.25</text:p>
          </table:table-cell>
          <table:table-cell table:style-name="ce99" office:value-type="currency" office:currency="USD" office:value="572" calcext:value-type="currency">
            <text:p>$572.00</text:p>
          </table:table-cell>
          <table:table-cell table:style-name="ce99" table:formula="of:=[.E14]-[.B14]" office:value-type="currency" office:currency="USD" office:value="9" calcext:value-type="currency">
            <text:p>$9.00</text:p>
          </table:table-cell>
          <table:table-cell table:style-name="ce82" table:formula="of:=[.E14]/[.D14]" office:value-type="float" office:value="1.2010498687664" calcext:value-type="float">
            <text:p>1.201049868766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1925A7</text:p>
          </table:table-cell>
          <table:table-cell table:style-name="ce72" office:value-type="currency" office:currency="USD" office:value="829" calcext:value-type="currency">
            <text:p>$829.00</text:p>
          </table:table-cell>
          <table:table-cell table:style-name="ce99" office:value-type="currency" office:currency="USD" office:value="885" calcext:value-type="currency">
            <text:p>$885.00</text:p>
          </table:table-cell>
          <table:table-cell table:style-name="ce99" table:formula="of:=[.C15]*0.75" office:value-type="currency" office:currency="USD" office:value="663.75" calcext:value-type="currency">
            <text:p>$663.75</text:p>
          </table:table-cell>
          <table:table-cell table:style-name="ce99" office:value-type="currency" office:currency="USD" office:value="860" calcext:value-type="currency">
            <text:p>$860.00</text:p>
          </table:table-cell>
          <table:table-cell table:style-name="ce99" table:formula="of:=[.E15]-[.B15]" office:value-type="currency" office:currency="USD" office:value="31" calcext:value-type="currency">
            <text:p>$31.00</text:p>
          </table:table-cell>
          <table:table-cell table:style-name="ce82" table:formula="of:=[.E15]/[.D15]" office:value-type="float" office:value="1.29566854990584" calcext:value-type="float">
            <text:p>1.29566854990584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1625A0</text:p>
          </table:table-cell>
          <table:table-cell table:style-name="ce72" office:value-type="currency" office:currency="USD" office:value="595" calcext:value-type="currency">
            <text:p>$595.00</text:p>
          </table:table-cell>
          <table:table-cell table:style-name="ce99" office:value-type="currency" office:currency="USD" office:value="610" calcext:value-type="currency">
            <text:p>$610.00</text:p>
          </table:table-cell>
          <table:table-cell table:style-name="ce99" table:formula="of:=[.C16]*0.75" office:value-type="currency" office:currency="USD" office:value="457.5" calcext:value-type="currency">
            <text:p>$457.50</text:p>
          </table:table-cell>
          <table:table-cell table:style-name="ce99" office:value-type="currency" office:currency="USD" office:value="610" calcext:value-type="currency">
            <text:p>$610.00</text:p>
          </table:table-cell>
          <table:table-cell table:style-name="ce99" table:formula="of:=[.E16]-[.B16]" office:value-type="currency" office:currency="USD" office:value="15" calcext:value-type="currency">
            <text:p>$15.00</text:p>
          </table:table-cell>
          <table:table-cell table:style-name="ce82" table:formula="of:=[.E16]/[.D16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urce4industries.com</text:p>
          </table:table-cell>
        </table:table-row>
        <table:table-row table:style-name="ro2">
          <table:table-cell table:style-name="ce66" office:value-type="string" calcext:value-type="string">
            <text:p>F82050A2</text:p>
          </table:table-cell>
          <table:table-cell table:style-name="ce72" office:value-type="currency" office:currency="USD" office:value="779" calcext:value-type="currency">
            <text:p>$779.00</text:p>
          </table:table-cell>
          <table:table-cell table:style-name="ce99" office:value-type="currency" office:currency="USD" office:value="860" calcext:value-type="currency">
            <text:p>$860.00</text:p>
          </table:table-cell>
          <table:table-cell table:style-name="ce99" table:formula="of:=[.C17]*0.75" office:value-type="currency" office:currency="USD" office:value="645" calcext:value-type="currency">
            <text:p>$645.00</text:p>
          </table:table-cell>
          <table:table-cell table:style-name="ce99"/>
          <table:table-cell table:style-name="ce99" table:formula="of:=[.E17]-[.B17]" office:value-type="currency" office:currency="USD" office:value="-779" calcext:value-type="currency">
            <text:p>-$779.00</text:p>
          </table:table-cell>
          <table:table-cell table:style-name="ce82" table:formula="of:=[.E17]/[.D17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81770A3</text:p>
          </table:table-cell>
          <table:table-cell table:style-name="ce72" office:value-type="currency" office:currency="USD" office:value="559" calcext:value-type="currency">
            <text:p>$559.00</text:p>
          </table:table-cell>
          <table:table-cell table:style-name="ce99" office:value-type="currency" office:currency="USD" office:value="585" calcext:value-type="currency">
            <text:p>$585.00</text:p>
          </table:table-cell>
          <table:table-cell table:style-name="ce99" table:formula="of:=[.C18]*0.75" office:value-type="currency" office:currency="USD" office:value="438.75" calcext:value-type="currency">
            <text:p>$438.75</text:p>
          </table:table-cell>
          <table:table-cell table:style-name="ce99" office:value-type="currency" office:currency="USD" office:value="780" calcext:value-type="currency">
            <text:p>$780.00</text:p>
          </table:table-cell>
          <table:table-cell table:style-name="ce99" table:formula="of:=[.E18]-[.B18]" office:value-type="currency" office:currency="USD" office:value="221" calcext:value-type="currency">
            <text:p>$221.00</text:p>
          </table:table-cell>
          <table:table-cell table:style-name="ce82" table:formula="of:=[.E18]/[.D18]" office:value-type="float" office:value="1.77777777777778" calcext:value-type="float">
            <text:p>1.77777777777778</text:p>
          </table:table-cell>
          <table:table-cell table:style-name="ce82" office:value-type="string" calcext:value-type="string">
            <text:p>fsindustries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4"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4 Wheel EZY-ROL Drum Truck</text:p>
          </table:table-cell>
          <table:table-cell table:number-columns-repeated="4"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2845A2</text:p>
          </table:table-cell>
          <table:table-cell table:style-name="ce72" office:value-type="currency" office:currency="USD" office:value="432" calcext:value-type="currency">
            <text:p>$432.00</text:p>
          </table:table-cell>
          <table:table-cell table:style-name="ce99" office:value-type="currency" office:currency="USD" office:value="545" calcext:value-type="currency">
            <text:p>$545.00</text:p>
          </table:table-cell>
          <table:table-cell table:style-name="ce99" table:formula="of:=[.C22]*0.75" office:value-type="currency" office:currency="USD" office:value="408.75" calcext:value-type="currency">
            <text:p>$408.75</text:p>
          </table:table-cell>
          <table:table-cell table:style-name="ce99" office:value-type="currency" office:currency="USD" office:value="434.99" calcext:value-type="currency">
            <text:p>$434.99</text:p>
          </table:table-cell>
          <table:table-cell table:style-name="ce99" table:formula="of:=[.E22]-[.B22]" office:value-type="currency" office:currency="USD" office:value="2.99000000000001" calcext:value-type="currency">
            <text:p>$2.99</text:p>
          </table:table-cell>
          <table:table-cell table:style-name="ce82" table:formula="of:=[.E22]/[.D22]" office:value-type="float" office:value="1.06419571865443" calcext:value-type="float">
            <text:p>1.06419571865443</text:p>
          </table:table-cell>
          <table:table-cell table:style-name="ce82" office:value-type="string" calcext:value-type="string">
            <text:p>northerntool.com</text:p>
          </table:table-cell>
        </table:table-row>
        <table:table-row table:style-name="ro2">
          <table:table-cell table:style-name="ce66" office:value-type="string" calcext:value-type="string">
            <text:p>F82645A4</text:p>
          </table:table-cell>
          <table:table-cell table:style-name="ce72" office:value-type="currency" office:currency="USD" office:value="619" calcext:value-type="currency">
            <text:p>$619.00</text:p>
          </table:table-cell>
          <table:table-cell table:style-name="ce99" office:value-type="currency" office:currency="USD" office:value="695" calcext:value-type="currency">
            <text:p>$695.00</text:p>
          </table:table-cell>
          <table:table-cell table:style-name="ce99" table:formula="of:=[.C23]*0.75" office:value-type="currency" office:currency="USD" office:value="521.25" calcext:value-type="currency">
            <text:p>$521.25</text:p>
          </table:table-cell>
          <table:table-cell table:style-name="ce99" office:value-type="currency" office:currency="USD" office:value="638.33" calcext:value-type="currency">
            <text:p>$638.33</text:p>
          </table:table-cell>
          <table:table-cell table:style-name="ce99" table:formula="of:=[.E23]-[.B23]" office:value-type="currency" office:currency="USD" office:value="19.33" calcext:value-type="currency">
            <text:p>$19.33</text:p>
          </table:table-cell>
          <table:table-cell table:style-name="ce82" table:formula="of:=[.E23]/[.D23]" office:value-type="float" office:value="1.2246139088729" calcext:value-type="float">
            <text:p>1.224613908872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Drip Catching Drum Dolly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709A2</text:p>
          </table:table-cell>
          <table:table-cell table:style-name="ce72" office:value-type="currency" office:currency="USD" office:value="119" calcext:value-type="currency">
            <text:p>$119.00</text:p>
          </table:table-cell>
          <table:table-cell table:style-name="ce99" office:value-type="currency" office:currency="USD" office:value="136" calcext:value-type="currency">
            <text:p>$136.00</text:p>
          </table:table-cell>
          <table:table-cell table:style-name="ce99" table:formula="of:=[.C27]*0.75" office:value-type="currency" office:currency="USD" office:value="102" calcext:value-type="currency">
            <text:p>$102.00</text:p>
          </table:table-cell>
          <table:table-cell table:style-name="ce99" office:value-type="currency" office:currency="USD" office:value="122.95" calcext:value-type="currency">
            <text:p>$122.95</text:p>
          </table:table-cell>
          <table:table-cell table:style-name="ce99" table:formula="of:=[.E27]-[.B27]" office:value-type="currency" office:currency="USD" office:value="3.95" calcext:value-type="currency">
            <text:p>$3.95</text:p>
          </table:table-cell>
          <table:table-cell table:style-name="ce82" table:formula="of:=[.E27]/[.D27]" office:value-type="float" office:value="1.20539215686275" calcext:value-type="float">
            <text:p>1.2053921568627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713A6</text:p>
          </table:table-cell>
          <table:table-cell table:style-name="ce72" office:value-type="currency" office:currency="USD" office:value="132" calcext:value-type="currency">
            <text:p>$132.00</text:p>
          </table:table-cell>
          <table:table-cell table:style-name="ce99" office:value-type="currency" office:currency="USD" office:value="158" calcext:value-type="currency">
            <text:p>$158.00</text:p>
          </table:table-cell>
          <table:table-cell table:style-name="ce99" table:formula="of:=[.C28]*0.75" office:value-type="currency" office:currency="USD" office:value="118.5" calcext:value-type="currency">
            <text:p>$118.50</text:p>
          </table:table-cell>
          <table:table-cell table:style-name="ce99" office:value-type="currency" office:currency="USD" office:value="134.95" calcext:value-type="currency">
            <text:p>$134.95</text:p>
          </table:table-cell>
          <table:table-cell table:style-name="ce99" table:formula="of:=[.E28]-[.B28]" office:value-type="currency" office:currency="USD" office:value="2.94999999999999" calcext:value-type="currency">
            <text:p>$2.95</text:p>
          </table:table-cell>
          <table:table-cell table:style-name="ce82" table:formula="of:=[.E28]/[.D28]" office:value-type="float" office:value="1.13881856540084" calcext:value-type="float">
            <text:p>1.1388185654008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Versa-Lift Drum Handler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8567B5</text:p>
          </table:table-cell>
          <table:table-cell table:style-name="ce72" office:value-type="currency" office:currency="USD" office:value="2579" calcext:value-type="currency">
            <text:p>$2,579.00</text:p>
          </table:table-cell>
          <table:table-cell table:style-name="ce99" office:value-type="currency" office:currency="USD" office:value="2990" calcext:value-type="currency">
            <text:p>$2,990.00</text:p>
          </table:table-cell>
          <table:table-cell table:style-name="ce99" table:formula="of:=[.C32]*0.75" office:value-type="currency" office:currency="USD" office:value="2242.5" calcext:value-type="currency">
            <text:p>$2,242.50</text:p>
          </table:table-cell>
          <table:table-cell table:style-name="ce99" office:value-type="currency" office:currency="USD" office:value="2593.15" calcext:value-type="currency">
            <text:p>$2,593.15</text:p>
          </table:table-cell>
          <table:table-cell table:style-name="ce99" table:formula="of:=[.E32]-[.B32]" office:value-type="currency" office:currency="USD" office:value="14.1500000000001" calcext:value-type="currency">
            <text:p>$14.15</text:p>
          </table:table-cell>
          <table:table-cell table:style-name="ce82" table:formula="of:=[.E32]/[.D32]" office:value-type="float" office:value="1.15636566332219" calcext:value-type="float">
            <text:p>1.15636566332219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8568B4</text:p>
          </table:table-cell>
          <table:table-cell table:style-name="ce72" office:value-type="currency" office:currency="USD" office:value="2822" calcext:value-type="currency">
            <text:p>$2,822.00</text:p>
          </table:table-cell>
          <table:table-cell table:style-name="ce99" office:value-type="currency" office:currency="USD" office:value="3190" calcext:value-type="currency">
            <text:p>$3,190.00</text:p>
          </table:table-cell>
          <table:table-cell table:style-name="ce99" table:formula="of:=[.C33]*0.75" office:value-type="currency" office:currency="USD" office:value="2392.5" calcext:value-type="currency">
            <text:p>$2,392.50</text:p>
          </table:table-cell>
          <table:table-cell table:style-name="ce99" office:value-type="currency" office:currency="USD" office:value="2837.28" calcext:value-type="currency">
            <text:p>$2,837.28</text:p>
          </table:table-cell>
          <table:table-cell table:style-name="ce99" table:formula="of:=[.E33]-[.B33]" office:value-type="currency" office:currency="USD" office:value="15.2800000000002" calcext:value-type="currency">
            <text:p>$15.28</text:p>
          </table:table-cell>
          <table:table-cell table:style-name="ce82" table:formula="of:=[.E33]/[.D33]" office:value-type="float" office:value="1.18590595611285" calcext:value-type="float">
            <text:p>1.18590595611285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7022B6</text:p>
          </table:table-cell>
          <table:table-cell table:style-name="ce72" office:value-type="currency" office:currency="USD" office:value="3330" calcext:value-type="currency">
            <text:p>$3,330.00</text:p>
          </table:table-cell>
          <table:table-cell table:style-name="ce99" office:value-type="currency" office:currency="USD" office:value="3490" calcext:value-type="currency">
            <text:p>$3,490.00</text:p>
          </table:table-cell>
          <table:table-cell table:style-name="ce99" table:formula="of:=[.C34]*0.75" office:value-type="currency" office:currency="USD" office:value="2617.5" calcext:value-type="currency">
            <text:p>$2,617.50</text:p>
          </table:table-cell>
          <table:table-cell table:style-name="ce99" office:value-type="currency" office:currency="USD" office:value="3490" calcext:value-type="currency">
            <text:p>$3,490.00</text:p>
          </table:table-cell>
          <table:table-cell table:style-name="ce99" table:formula="of:=[.E34]-[.B34]" office:value-type="currency" office:currency="USD" office:value="160" calcext:value-type="currency">
            <text:p>$160.00</text:p>
          </table:table-cell>
          <table:table-cell table:style-name="ce82" table:formula="of:=[.E34]/[.D34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7040B4</text:p>
          </table:table-cell>
          <table:table-cell table:style-name="ce72" office:value-type="currency" office:currency="USD" office:value="3378" calcext:value-type="currency">
            <text:p>$3,378.00</text:p>
          </table:table-cell>
          <table:table-cell table:style-name="ce99" office:value-type="currency" office:currency="USD" office:value="3690" calcext:value-type="currency">
            <text:p>$3,690.00</text:p>
          </table:table-cell>
          <table:table-cell table:style-name="ce99" table:formula="of:=[.C35]*0.75" office:value-type="currency" office:currency="USD" office:value="2767.5" calcext:value-type="currency">
            <text:p>$2,767.50</text:p>
          </table:table-cell>
          <table:table-cell table:style-name="ce99" office:value-type="currency" office:currency="USD" office:value="3390.62" calcext:value-type="currency">
            <text:p>$3,390.62</text:p>
          </table:table-cell>
          <table:table-cell table:style-name="ce99" table:formula="of:=[.E35]-[.B35]" office:value-type="currency" office:currency="USD" office:value="12.6199999999999" calcext:value-type="currency">
            <text:p>$12.62</text:p>
          </table:table-cell>
          <table:table-cell table:style-name="ce82" table:formula="of:=[.E35]/[.D35]" office:value-type="float" office:value="1.22515627822945" calcext:value-type="float">
            <text:p>1.22515627822945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7785B3</text:p>
          </table:table-cell>
          <table:table-cell table:style-name="ce72" office:value-type="currency" office:currency="USD" office:value="2995" calcext:value-type="currency">
            <text:p>$2,995.00</text:p>
          </table:table-cell>
          <table:table-cell table:style-name="ce99" office:value-type="currency" office:currency="USD" office:value="3190" calcext:value-type="currency">
            <text:p>$3,190.00</text:p>
          </table:table-cell>
          <table:table-cell table:style-name="ce99" table:formula="of:=[.C36]*0.75" office:value-type="currency" office:currency="USD" office:value="2392.5" calcext:value-type="currency">
            <text:p>$2,392.50</text:p>
          </table:table-cell>
          <table:table-cell table:style-name="ce99" office:value-type="currency" office:currency="USD" office:value="2593.15" calcext:value-type="currency">
            <text:p>$2,593.15</text:p>
          </table:table-cell>
          <table:table-cell table:style-name="ce99" table:formula="of:=[.E36]-[.B36]" office:value-type="currency" office:currency="USD" office:value="-401.85" calcext:value-type="currency">
            <text:p>-$401.85</text:p>
          </table:table-cell>
          <table:table-cell table:style-name="ce82" table:formula="of:=[.E36]/[.D36]" office:value-type="float" office:value="1.08386624869383" calcext:value-type="float">
            <text:p>1.08386624869383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7803B1</text:p>
          </table:table-cell>
          <table:table-cell table:style-name="ce72" office:value-type="currency" office:currency="USD" office:value="3139" calcext:value-type="currency">
            <text:p>$3,139.00</text:p>
          </table:table-cell>
          <table:table-cell table:style-name="ce99" office:value-type="currency" office:currency="USD" office:value="3390" calcext:value-type="currency">
            <text:p>$3,390.00</text:p>
          </table:table-cell>
          <table:table-cell table:style-name="ce99" table:formula="of:=[.C37]*0.75" office:value-type="currency" office:currency="USD" office:value="2542.5" calcext:value-type="currency">
            <text:p>$2,542.50</text:p>
          </table:table-cell>
          <table:table-cell table:style-name="ce99" office:value-type="currency" office:currency="USD" office:value="3157.35" calcext:value-type="currency">
            <text:p>$3,157.35</text:p>
          </table:table-cell>
          <table:table-cell table:style-name="ce99" table:formula="of:=[.E37]-[.B37]" office:value-type="currency" office:currency="USD" office:value="18.3499999999999" calcext:value-type="currency">
            <text:p>$18.35</text:p>
          </table:table-cell>
          <table:table-cell table:style-name="ce82" table:formula="of:=[.E37]/[.D37]" office:value-type="float" office:value="1.24182890855457" calcext:value-type="float">
            <text:p>1.24182890855457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8553C1</text:p>
          </table:table-cell>
          <table:table-cell table:style-name="ce72" office:value-type="currency" office:currency="USD" office:value="3079" calcext:value-type="currency">
            <text:p>$3,079.00</text:p>
          </table:table-cell>
          <table:table-cell table:style-name="ce99" office:value-type="currency" office:currency="USD" office:value="3390" calcext:value-type="currency">
            <text:p>$3,390.00</text:p>
          </table:table-cell>
          <table:table-cell table:style-name="ce99" table:formula="of:=[.C38]*0.75" office:value-type="currency" office:currency="USD" office:value="2542.5" calcext:value-type="currency">
            <text:p>$2,542.50</text:p>
          </table:table-cell>
          <table:table-cell table:style-name="ce99" office:value-type="currency" office:currency="USD" office:value="3092.25" calcext:value-type="currency">
            <text:p>$3,092.25</text:p>
          </table:table-cell>
          <table:table-cell table:style-name="ce99" table:formula="of:=[.E38]-[.B38]" office:value-type="currency" office:currency="USD" office:value="13.25" calcext:value-type="currency">
            <text:p>$13.25</text:p>
          </table:table-cell>
          <table:table-cell table:style-name="ce82" table:formula="of:=[.E38]/[.D38]" office:value-type="float" office:value="1.21622418879056" calcext:value-type="float">
            <text:p>1.21622418879056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8561C1</text:p>
          </table:table-cell>
          <table:table-cell table:style-name="ce72" office:value-type="currency" office:currency="USD" office:value="3319" calcext:value-type="currency">
            <text:p>$3,319.00</text:p>
          </table:table-cell>
          <table:table-cell table:style-name="ce99" office:value-type="currency" office:currency="USD" office:value="3590" calcext:value-type="currency">
            <text:p>$3,590.00</text:p>
          </table:table-cell>
          <table:table-cell table:style-name="ce99" table:formula="of:=[.C39]*0.75" office:value-type="currency" office:currency="USD" office:value="2692.5" calcext:value-type="currency">
            <text:p>$2,692.50</text:p>
          </table:table-cell>
          <table:table-cell table:style-name="ce99" office:value-type="currency" office:currency="USD" office:value="3336.38" calcext:value-type="currency">
            <text:p>$3,336.38</text:p>
          </table:table-cell>
          <table:table-cell table:style-name="ce99" table:formula="of:=[.E39]-[.B39]" office:value-type="currency" office:currency="USD" office:value="17.3800000000001" calcext:value-type="currency">
            <text:p>$17.38</text:p>
          </table:table-cell>
          <table:table-cell table:style-name="ce82" table:formula="of:=[.E39]/[.D39]" office:value-type="float" office:value="1.23913834726091" calcext:value-type="float">
            <text:p>1.23913834726091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Roto-Grip Drum Handler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8585C3</text:p>
          </table:table-cell>
          <table:table-cell table:style-name="ce72" office:value-type="currency" office:currency="USD" office:value="8299" calcext:value-type="currency">
            <text:p>$8,299.00</text:p>
          </table:table-cell>
          <table:table-cell table:style-name="ce99" office:value-type="currency" office:currency="USD" office:value="8408" calcext:value-type="currency">
            <text:p>$8,408.00</text:p>
          </table:table-cell>
          <table:table-cell table:style-name="ce99" table:formula="of:=[.C43]*0.75" office:value-type="currency" office:currency="USD" office:value="6306" calcext:value-type="currency">
            <text:p>$6,306.00</text:p>
          </table:table-cell>
          <table:table-cell table:style-name="ce99" office:value-type="currency" office:currency="USD" office:value="8408" calcext:value-type="currency">
            <text:p>$8,408.00</text:p>
          </table:table-cell>
          <table:table-cell table:style-name="ce99" table:formula="of:=[.E43]-[.B43]" office:value-type="currency" office:currency="USD" office:value="109" calcext:value-type="currency">
            <text:p>$109.00</text:p>
          </table:table-cell>
          <table:table-cell table:style-name="ce82" table:formula="of:=[.E43]/[.D43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urce4industries.com</text:p>
          </table:table-cell>
        </table:table-row>
        <table:table-row table:style-name="ro2">
          <table:table-cell table:style-name="ce66" office:value-type="string" calcext:value-type="string">
            <text:p>F88586C2</text:p>
          </table:table-cell>
          <table:table-cell table:style-name="ce72" office:value-type="currency" office:currency="USD" office:value="8399" calcext:value-type="currency">
            <text:p>$8,399.00</text:p>
          </table:table-cell>
          <table:table-cell table:style-name="ce99" office:value-type="currency" office:currency="USD" office:value="8608" calcext:value-type="currency">
            <text:p>$8,608.00</text:p>
          </table:table-cell>
          <table:table-cell table:style-name="ce99" table:formula="of:=[.C44]*0.75" office:value-type="currency" office:currency="USD" office:value="6456" calcext:value-type="currency">
            <text:p>$6,456.00</text:p>
          </table:table-cell>
          <table:table-cell table:style-name="ce99" office:value-type="currency" office:currency="USD" office:value="8531.17" calcext:value-type="currency">
            <text:p>$8,531.17</text:p>
          </table:table-cell>
          <table:table-cell table:style-name="ce99" table:formula="of:=[.E44]-[.B44]" office:value-type="currency" office:currency="USD" office:value="132.17" calcext:value-type="currency">
            <text:p>$132.17</text:p>
          </table:table-cell>
          <table:table-cell table:style-name="ce82" table:formula="of:=[.E44]/[.D44]" office:value-type="float" office:value="1.32143277571252" calcext:value-type="float">
            <text:p>1.32143277571252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8587C1</text:p>
          </table:table-cell>
          <table:table-cell table:style-name="ce72" office:value-type="currency" office:currency="USD" office:value="9499" calcext:value-type="currency">
            <text:p>$9,499.00</text:p>
          </table:table-cell>
          <table:table-cell table:style-name="ce99" office:value-type="currency" office:currency="USD" office:value="9408" calcext:value-type="currency">
            <text:p>$9,408.00</text:p>
          </table:table-cell>
          <table:table-cell table:style-name="ce99" table:formula="of:=[.C45]*0.75" office:value-type="currency" office:currency="USD" office:value="7056" calcext:value-type="currency">
            <text:p>$7,056.00</text:p>
          </table:table-cell>
          <table:table-cell table:style-name="ce99" office:value-type="currency" office:currency="USD" office:value="9688" calcext:value-type="currency">
            <text:p>$9,688.00</text:p>
          </table:table-cell>
          <table:table-cell table:style-name="ce99" table:formula="of:=[.E45]-[.B45]" office:value-type="currency" office:currency="USD" office:value="189" calcext:value-type="currency">
            <text:p>$189.00</text:p>
          </table:table-cell>
          <table:table-cell table:style-name="ce82" table:formula="of:=[.E45]/[.D45]" office:value-type="float" office:value="1.37301587301587" calcext:value-type="float">
            <text:p>1.3730158730158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588C0</text:p>
          </table:table-cell>
          <table:table-cell table:style-name="ce72" office:value-type="currency" office:currency="USD" office:value="9699" calcext:value-type="currency">
            <text:p>$9,699.00</text:p>
          </table:table-cell>
          <table:table-cell table:style-name="ce99" office:value-type="currency" office:currency="USD" office:value="9608" calcext:value-type="currency">
            <text:p>$9,608.00</text:p>
          </table:table-cell>
          <table:table-cell table:style-name="ce99" table:formula="of:=[.C46]*0.75" office:value-type="currency" office:currency="USD" office:value="7206" calcext:value-type="currency">
            <text:p>$7,206.00</text:p>
          </table:table-cell>
          <table:table-cell table:style-name="ce99" office:value-type="currency" office:currency="USD" office:value="9894" calcext:value-type="currency">
            <text:p>$9,894.00</text:p>
          </table:table-cell>
          <table:table-cell table:style-name="ce99" table:formula="of:=[.E46]-[.B46]" office:value-type="currency" office:currency="USD" office:value="195" calcext:value-type="currency">
            <text:p>$195.00</text:p>
          </table:table-cell>
          <table:table-cell table:style-name="ce82" table:formula="of:=[.E46]/[.D46]" office:value-type="float" office:value="1.37302248126561" calcext:value-type="float">
            <text:p>1.3730224812656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Roto-Lift Drum Handler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8565C7</text:p>
          </table:table-cell>
          <table:table-cell table:style-name="ce72" office:value-type="currency" office:currency="USD" office:value="4929" calcext:value-type="currency">
            <text:p>$4,929.00</text:p>
          </table:table-cell>
          <table:table-cell table:style-name="ce99" office:value-type="currency" office:currency="USD" office:value="5400" calcext:value-type="currency">
            <text:p>$5,400.00</text:p>
          </table:table-cell>
          <table:table-cell table:style-name="ce99" table:formula="of:=[.C50]*0.75" office:value-type="currency" office:currency="USD" office:value="4050" calcext:value-type="currency">
            <text:p>$4,050.00</text:p>
          </table:table-cell>
          <table:table-cell table:style-name="ce99" office:value-type="currency" office:currency="USD" office:value="4953" calcext:value-type="currency">
            <text:p>$4,953.00</text:p>
          </table:table-cell>
          <table:table-cell table:style-name="ce99" table:formula="of:=[.E50]-[.B50]" office:value-type="currency" office:currency="USD" office:value="24" calcext:value-type="currency">
            <text:p>$24.00</text:p>
          </table:table-cell>
          <table:table-cell table:style-name="ce82" table:formula="of:=[.E50]/[.D50]" office:value-type="float" office:value="1.22296296296296" calcext:value-type="float">
            <text:p>1.2229629629629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566C6</text:p>
          </table:table-cell>
          <table:table-cell table:style-name="ce72" office:value-type="currency" office:currency="USD" office:value="4616" calcext:value-type="currency">
            <text:p>$4,616.00</text:p>
          </table:table-cell>
          <table:table-cell table:style-name="ce99" office:value-type="currency" office:currency="USD" office:value="5600" calcext:value-type="currency">
            <text:p>$5,600.00</text:p>
          </table:table-cell>
          <table:table-cell table:style-name="ce99" table:formula="of:=[.C51]*0.75" office:value-type="currency" office:currency="USD" office:value="4200" calcext:value-type="currency">
            <text:p>$4,200.00</text:p>
          </table:table-cell>
          <table:table-cell table:style-name="ce99" office:value-type="currency" office:currency="USD" office:value="4618" calcext:value-type="currency">
            <text:p>$4,618.00</text:p>
          </table:table-cell>
          <table:table-cell table:style-name="ce99" table:formula="of:=[.E51]-[.B51]" office:value-type="currency" office:currency="USD" office:value="2" calcext:value-type="currency">
            <text:p>$2.00</text:p>
          </table:table-cell>
          <table:table-cell table:style-name="ce82" table:formula="of:=[.E51]/[.D51]" office:value-type="float" office:value="1.09952380952381" calcext:value-type="float">
            <text:p>1.0995238095238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563B9</text:p>
          </table:table-cell>
          <table:table-cell table:style-name="ce72" office:value-type="currency" office:currency="USD" office:value="4424" calcext:value-type="currency">
            <text:p>$4,424.00</text:p>
          </table:table-cell>
          <table:table-cell table:style-name="ce99" office:value-type="currency" office:currency="USD" office:value="5000" calcext:value-type="currency">
            <text:p>$5,000.00</text:p>
          </table:table-cell>
          <table:table-cell table:style-name="ce99" table:formula="of:=[.C52]*0.75" office:value-type="currency" office:currency="USD" office:value="3750" calcext:value-type="currency">
            <text:p>$3,750.00</text:p>
          </table:table-cell>
          <table:table-cell table:style-name="ce99" office:value-type="currency" office:currency="USD" office:value="4427" calcext:value-type="currency">
            <text:p>$4,427.00</text:p>
          </table:table-cell>
          <table:table-cell table:style-name="ce99" table:formula="of:=[.E52]-[.B52]" office:value-type="currency" office:currency="USD" office:value="3" calcext:value-type="currency">
            <text:p>$3.00</text:p>
          </table:table-cell>
          <table:table-cell table:style-name="ce82" table:formula="of:=[.E52]/[.D52]" office:value-type="float" office:value="1.18053333333333" calcext:value-type="float">
            <text:p>1.1805333333333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564B8</text:p>
          </table:table-cell>
          <table:table-cell table:style-name="ce72" office:value-type="currency" office:currency="USD" office:value="4999" calcext:value-type="currency">
            <text:p>$4,999.00</text:p>
          </table:table-cell>
          <table:table-cell table:style-name="ce99" office:value-type="currency" office:currency="USD" office:value="5200" calcext:value-type="currency">
            <text:p>$5,200.00</text:p>
          </table:table-cell>
          <table:table-cell table:style-name="ce99" table:formula="of:=[.C53]*0.75" office:value-type="currency" office:currency="USD" office:value="3900" calcext:value-type="currency">
            <text:p>$3,900.00</text:p>
          </table:table-cell>
          <table:table-cell table:style-name="ce99" office:value-type="currency" office:currency="USD" office:value="5099" calcext:value-type="currency">
            <text:p>$5,099.00</text:p>
          </table:table-cell>
          <table:table-cell table:style-name="ce99" table:formula="of:=[.E53]-[.B53]" office:value-type="currency" office:currency="USD" office:value="100" calcext:value-type="currency">
            <text:p>$100.00</text:p>
          </table:table-cell>
          <table:table-cell table:style-name="ce82" table:formula="of:=[.E53]/[.D53]" office:value-type="float" office:value="1.3074358974359" calcext:value-type="float">
            <text:p>1.307435897435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590B6</text:p>
          </table:table-cell>
          <table:table-cell table:style-name="ce72" office:value-type="currency" office:currency="USD" office:value="5315" calcext:value-type="currency">
            <text:p>$5,315.00</text:p>
          </table:table-cell>
          <table:table-cell table:style-name="ce99" office:value-type="currency" office:currency="USD" office:value="5700" calcext:value-type="currency">
            <text:p>$5,700.00</text:p>
          </table:table-cell>
          <table:table-cell table:style-name="ce99" table:formula="of:=[.C54]*0.75" office:value-type="currency" office:currency="USD" office:value="4275" calcext:value-type="currency">
            <text:p>$4,275.00</text:p>
          </table:table-cell>
          <table:table-cell table:style-name="ce99" office:value-type="currency" office:currency="USD" office:value="5657.37" calcext:value-type="currency">
            <text:p>$5,657.37</text:p>
          </table:table-cell>
          <table:table-cell table:style-name="ce99" table:formula="of:=[.E54]-[.B54]" office:value-type="currency" office:currency="USD" office:value="342.37" calcext:value-type="currency">
            <text:p>$342.37</text:p>
          </table:table-cell>
          <table:table-cell table:style-name="ce82" table:formula="of:=[.E54]/[.D54]" office:value-type="float" office:value="1.32336140350877" calcext:value-type="float">
            <text:p>1.3233614035087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7786B2</text:p>
          </table:table-cell>
          <table:table-cell table:style-name="ce72" office:value-type="currency" office:currency="USD" office:value="4999" calcext:value-type="currency">
            <text:p>$4,999.00</text:p>
          </table:table-cell>
          <table:table-cell table:style-name="ce99" office:value-type="currency" office:currency="USD" office:value="5200" calcext:value-type="currency">
            <text:p>$5,200.00</text:p>
          </table:table-cell>
          <table:table-cell table:style-name="ce99" table:formula="of:=[.C55]*0.75" office:value-type="currency" office:currency="USD" office:value="3900" calcext:value-type="currency">
            <text:p>$3,900.00</text:p>
          </table:table-cell>
          <table:table-cell table:style-name="ce99" office:value-type="currency" office:currency="USD" office:value="5200" calcext:value-type="currency">
            <text:p>$5,200.00</text:p>
          </table:table-cell>
          <table:table-cell table:style-name="ce99" table:formula="of:=[.E55]-[.B55]" office:value-type="currency" office:currency="USD" office:value="201" calcext:value-type="currency">
            <text:p>$201.00</text:p>
          </table:table-cell>
          <table:table-cell table:style-name="ce82" table:formula="of:=[.E55]/[.D55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7787B1</text:p>
          </table:table-cell>
          <table:table-cell table:style-name="ce72" office:value-type="currency" office:currency="USD" office:value="5259" calcext:value-type="currency">
            <text:p>$5,259.00</text:p>
          </table:table-cell>
          <table:table-cell table:style-name="ce99" office:value-type="currency" office:currency="USD" office:value="5400" calcext:value-type="currency">
            <text:p>$5,400.00</text:p>
          </table:table-cell>
          <table:table-cell table:style-name="ce99" table:formula="of:=[.C56]*0.75" office:value-type="currency" office:currency="USD" office:value="4050" calcext:value-type="currency">
            <text:p>$4,050.00</text:p>
          </table:table-cell>
          <table:table-cell table:style-name="ce99" office:value-type="currency" office:currency="USD" office:value="5400" calcext:value-type="currency">
            <text:p>$5,400.00</text:p>
          </table:table-cell>
          <table:table-cell table:style-name="ce99" table:formula="of:=[.E56]-[.B56]" office:value-type="currency" office:currency="USD" office:value="141" calcext:value-type="currency">
            <text:p>$141.00</text:p>
          </table:table-cell>
          <table:table-cell table:style-name="ce82" table:formula="of:=[.E56]/[.D56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8569C3</text:p>
          </table:table-cell>
          <table:table-cell table:style-name="ce72" office:value-type="currency" office:currency="USD" office:value="6290" calcext:value-type="currency">
            <text:p>$6,290.00</text:p>
          </table:table-cell>
          <table:table-cell table:style-name="ce99" office:value-type="currency" office:currency="USD" office:value="6400" calcext:value-type="currency">
            <text:p>$6,400.00</text:p>
          </table:table-cell>
          <table:table-cell table:style-name="ce99" table:formula="of:=[.C57]*0.75" office:value-type="currency" office:currency="USD" office:value="4800" calcext:value-type="currency">
            <text:p>$4,800.00</text:p>
          </table:table-cell>
          <table:table-cell table:style-name="ce99" office:value-type="currency" office:currency="USD" office:value="6591" calcext:value-type="currency">
            <text:p>$6,591.00</text:p>
          </table:table-cell>
          <table:table-cell table:style-name="ce99" table:formula="of:=[.E57]-[.B57]" office:value-type="currency" office:currency="USD" office:value="301" calcext:value-type="currency">
            <text:p>$301.00</text:p>
          </table:table-cell>
          <table:table-cell table:style-name="ce82" table:formula="of:=[.E57]/[.D57]" office:value-type="float" office:value="1.373125" calcext:value-type="float">
            <text:p>1.37312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570C0</text:p>
          </table:table-cell>
          <table:table-cell table:style-name="ce72" office:value-type="currency" office:currency="USD" office:value="6550" calcext:value-type="currency">
            <text:p>$6,550.00</text:p>
          </table:table-cell>
          <table:table-cell table:style-name="ce99" office:value-type="currency" office:currency="USD" office:value="6600" calcext:value-type="currency">
            <text:p>$6,600.00</text:p>
          </table:table-cell>
          <table:table-cell table:style-name="ce99" table:formula="of:=[.C58]*0.75" office:value-type="currency" office:currency="USD" office:value="4950" calcext:value-type="currency">
            <text:p>$4,950.00</text:p>
          </table:table-cell>
          <table:table-cell table:style-name="ce99" office:value-type="currency" office:currency="USD" office:value="6797" calcext:value-type="currency">
            <text:p>$6,797.00</text:p>
          </table:table-cell>
          <table:table-cell table:style-name="ce99" table:formula="of:=[.E58]-[.B58]" office:value-type="currency" office:currency="USD" office:value="247" calcext:value-type="currency">
            <text:p>$247.00</text:p>
          </table:table-cell>
          <table:table-cell table:style-name="ce82" table:formula="of:=[.E58]/[.D58]" office:value-type="float" office:value="1.37313131313131" calcext:value-type="float">
            <text:p>1.3731313131313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580B8</text:p>
          </table:table-cell>
          <table:table-cell table:style-name="ce72" office:value-type="currency" office:currency="USD" office:value="5920" calcext:value-type="currency">
            <text:p>$5,920.00</text:p>
          </table:table-cell>
          <table:table-cell table:style-name="ce99" office:value-type="currency" office:currency="USD" office:value="6000" calcext:value-type="currency">
            <text:p>$6,000.00</text:p>
          </table:table-cell>
          <table:table-cell table:style-name="ce99" table:formula="of:=[.C59]*0.75" office:value-type="currency" office:currency="USD" office:value="4500" calcext:value-type="currency">
            <text:p>$4,500.00</text:p>
          </table:table-cell>
          <table:table-cell table:style-name="ce99" office:value-type="currency" office:currency="USD" office:value="6179" calcext:value-type="currency">
            <text:p>$6,179.00</text:p>
          </table:table-cell>
          <table:table-cell table:style-name="ce99" table:formula="of:=[.E59]-[.B59]" office:value-type="currency" office:currency="USD" office:value="259" calcext:value-type="currency">
            <text:p>$259.00</text:p>
          </table:table-cell>
          <table:table-cell table:style-name="ce82" table:formula="of:=[.E59]/[.D59]" office:value-type="float" office:value="1.37311111111111" calcext:value-type="float">
            <text:p>1.3731111111111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581B7</text:p>
          </table:table-cell>
          <table:table-cell table:style-name="ce72" office:value-type="currency" office:currency="USD" office:value="5729" calcext:value-type="currency">
            <text:p>$5,729.00</text:p>
          </table:table-cell>
          <table:table-cell table:style-name="ce99" office:value-type="currency" office:currency="USD" office:value="6200" calcext:value-type="currency">
            <text:p>$6,200.00</text:p>
          </table:table-cell>
          <table:table-cell table:style-name="ce99" table:formula="of:=[.C60]*0.75" office:value-type="currency" office:currency="USD" office:value="4650" calcext:value-type="currency">
            <text:p>$4,650.00</text:p>
          </table:table-cell>
          <table:table-cell table:style-name="ce99" office:value-type="currency" office:currency="USD" office:value="5747.59" calcext:value-type="currency">
            <text:p>$5,747.59</text:p>
          </table:table-cell>
          <table:table-cell table:style-name="ce99" table:formula="of:=[.E60]-[.B60]" office:value-type="currency" office:currency="USD" office:value="18.5900000000001" calcext:value-type="currency">
            <text:p>$18.59</text:p>
          </table:table-cell>
          <table:table-cell table:style-name="ce82" table:formula="of:=[.E60]/[.D60]" office:value-type="float" office:value="1.23604086021505" calcext:value-type="float">
            <text:p>1.2360408602150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8591B5</text:p>
          </table:table-cell>
          <table:table-cell table:style-name="ce72" office:value-type="currency" office:currency="USD" office:value="6420" calcext:value-type="currency">
            <text:p>$6,420.00</text:p>
          </table:table-cell>
          <table:table-cell table:style-name="ce99" office:value-type="currency" office:currency="USD" office:value="6500" calcext:value-type="currency">
            <text:p>$6,500.00</text:p>
          </table:table-cell>
          <table:table-cell table:style-name="ce99" table:formula="of:=[.C61]*0.75" office:value-type="currency" office:currency="USD" office:value="4875" calcext:value-type="currency">
            <text:p>$4,875.00</text:p>
          </table:table-cell>
          <table:table-cell table:style-name="ce99" office:value-type="currency" office:currency="USD" office:value="6636.78" calcext:value-type="currency">
            <text:p>$6,636.78</text:p>
          </table:table-cell>
          <table:table-cell table:style-name="ce99" table:formula="of:=[.E61]-[.B61]" office:value-type="currency" office:currency="USD" office:value="216.78" calcext:value-type="currency">
            <text:p>$216.78</text:p>
          </table:table-cell>
          <table:table-cell table:style-name="ce82" table:formula="of:=[.E61]/[.D61]" office:value-type="float" office:value="1.36139076923077" calcext:value-type="float">
            <text:p>1.3613907692307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8592B4</text:p>
          </table:table-cell>
          <table:table-cell table:style-name="ce72" office:value-type="currency" office:currency="USD" office:value="6620" calcext:value-type="currency">
            <text:p>$6,620.00</text:p>
          </table:table-cell>
          <table:table-cell table:style-name="ce99" office:value-type="currency" office:currency="USD" office:value="6700" calcext:value-type="currency">
            <text:p>$6,700.00</text:p>
          </table:table-cell>
          <table:table-cell table:style-name="ce99" table:formula="of:=[.C62]*0.75" office:value-type="currency" office:currency="USD" office:value="5025" calcext:value-type="currency">
            <text:p>$5,025.00</text:p>
          </table:table-cell>
          <table:table-cell table:style-name="ce99" office:value-type="currency" office:currency="USD" office:value="6900" calcext:value-type="currency">
            <text:p>$6,900.00</text:p>
          </table:table-cell>
          <table:table-cell table:style-name="ce99" table:formula="of:=[.E62]-[.B62]" office:value-type="currency" office:currency="USD" office:value="280" calcext:value-type="currency">
            <text:p>$280.00</text:p>
          </table:table-cell>
          <table:table-cell table:style-name="ce82" table:formula="of:=[.E62]/[.D62]" office:value-type="float" office:value="1.37313432835821" calcext:value-type="float">
            <text:p>1.3731343283582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410A2</text:p>
          </table:table-cell>
          <table:table-cell table:style-name="ce72" office:value-type="currency" office:currency="USD" office:value="193" calcext:value-type="currency">
            <text:p>$193.00</text:p>
          </table:table-cell>
          <table:table-cell table:style-name="ce99" office:value-type="currency" office:currency="USD" office:value="190" calcext:value-type="currency">
            <text:p>$190.00</text:p>
          </table:table-cell>
          <table:table-cell table:style-name="ce99" table:formula="of:=[.C63]*0.75" office:value-type="currency" office:currency="USD" office:value="142.5" calcext:value-type="currency">
            <text:p>$142.50</text:p>
          </table:table-cell>
          <table:table-cell table:style-name="ce99" office:value-type="currency" office:currency="USD" office:value="195.95" calcext:value-type="currency">
            <text:p>$195.95</text:p>
          </table:table-cell>
          <table:table-cell table:style-name="ce99" table:formula="of:=[.E63]-[.B63]" office:value-type="currency" office:currency="USD" office:value="2.94999999999999" calcext:value-type="currency">
            <text:p>$2.95</text:p>
          </table:table-cell>
          <table:table-cell table:style-name="ce82" table:formula="of:=[.E63]/[.D63]" office:value-type="float" office:value="1.37508771929825" calcext:value-type="float">
            <text:p>1.3750877192982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413A9</text:p>
          </table:table-cell>
          <table:table-cell table:style-name="ce72" office:value-type="currency" office:currency="USD" office:value="219" calcext:value-type="currency">
            <text:p>$219.00</text:p>
          </table:table-cell>
          <table:table-cell table:style-name="ce99" office:value-type="currency" office:currency="USD" office:value="225" calcext:value-type="currency">
            <text:p>$225.00</text:p>
          </table:table-cell>
          <table:table-cell table:style-name="ce99" table:formula="of:=[.C64]*0.75" office:value-type="currency" office:currency="USD" office:value="168.75" calcext:value-type="currency">
            <text:p>$168.75</text:p>
          </table:table-cell>
          <table:table-cell table:style-name="ce99"/>
          <table:table-cell table:style-name="ce99" table:formula="of:=[.E64]-[.B64]" office:value-type="currency" office:currency="USD" office:value="-219" calcext:value-type="currency">
            <text:p>-$219.00</text:p>
          </table:table-cell>
          <table:table-cell table:style-name="ce82" table:formula="of:=[.E64]/[.D64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Barrel Hawk Portable Drum Handler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8575C5</text:p>
          </table:table-cell>
          <table:table-cell table:style-name="ce72" office:value-type="currency" office:currency="USD" office:value="1799" calcext:value-type="currency">
            <text:p>$1,799.00</text:p>
          </table:table-cell>
          <table:table-cell table:style-name="ce99" office:value-type="currency" office:currency="USD" office:value="2270" calcext:value-type="currency">
            <text:p>$2,270.00</text:p>
          </table:table-cell>
          <table:table-cell table:style-name="ce99" table:formula="of:=[.C68]*0.75" office:value-type="currency" office:currency="USD" office:value="1702.5" calcext:value-type="currency">
            <text:p>$1,702.50</text:p>
          </table:table-cell>
          <table:table-cell table:style-name="ce99" office:value-type="currency" office:currency="USD" office:value="1853" calcext:value-type="currency">
            <text:p>$1,853.00</text:p>
          </table:table-cell>
          <table:table-cell table:style-name="ce99" table:formula="of:=[.E68]-[.B68]" office:value-type="currency" office:currency="USD" office:value="54" calcext:value-type="currency">
            <text:p>$54.00</text:p>
          </table:table-cell>
          <table:table-cell table:style-name="ce82" table:formula="of:=[.E68]/[.D68]" office:value-type="float" office:value="1.08839941262849" calcext:value-type="float">
            <text:p>1.0883994126284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576B4</text:p>
          </table:table-cell>
          <table:table-cell table:style-name="ce72" office:value-type="currency" office:currency="USD" office:value="2050" calcext:value-type="currency">
            <text:p>$2,050.00</text:p>
          </table:table-cell>
          <table:table-cell table:style-name="ce99" office:value-type="currency" office:currency="USD" office:value="2398" calcext:value-type="currency">
            <text:p>$2,398.00</text:p>
          </table:table-cell>
          <table:table-cell table:style-name="ce99" table:formula="of:=[.C69]*0.75" office:value-type="currency" office:currency="USD" office:value="1798.5" calcext:value-type="currency">
            <text:p>$1,798.50</text:p>
          </table:table-cell>
          <table:table-cell table:style-name="ce99" office:value-type="currency" office:currency="USD" office:value="1724" calcext:value-type="currency">
            <text:p>$1,724.00</text:p>
          </table:table-cell>
          <table:table-cell table:style-name="ce99" table:formula="of:=[.E69]-[.B69]" office:value-type="currency" office:currency="USD" office:value="-326" calcext:value-type="currency">
            <text:p>-$326.00</text:p>
          </table:table-cell>
          <table:table-cell table:style-name="ce82" table:formula="of:=[.E69]/[.D69]" office:value-type="float" office:value="0.958576591604115" calcext:value-type="float">
            <text:p>0.95857659160411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577B3</text:p>
          </table:table-cell>
          <table:table-cell table:style-name="ce72" office:value-type="currency" office:currency="USD" office:value="2299" calcext:value-type="currency">
            <text:p>$2,299.00</text:p>
          </table:table-cell>
          <table:table-cell table:style-name="ce99" office:value-type="currency" office:currency="USD" office:value="2650" calcext:value-type="currency">
            <text:p>$2,650.00</text:p>
          </table:table-cell>
          <table:table-cell table:style-name="ce99" table:formula="of:=[.C70]*0.75" office:value-type="currency" office:currency="USD" office:value="1987.5" calcext:value-type="currency">
            <text:p>$1,987.50</text:p>
          </table:table-cell>
          <table:table-cell table:style-name="ce99" office:value-type="currency" office:currency="USD" office:value="2111" calcext:value-type="currency">
            <text:p>$2,111.00</text:p>
          </table:table-cell>
          <table:table-cell table:style-name="ce99" table:formula="of:=[.E70]-[.B70]" office:value-type="currency" office:currency="USD" office:value="-188" calcext:value-type="currency">
            <text:p>-$188.00</text:p>
          </table:table-cell>
          <table:table-cell table:style-name="ce82" table:formula="of:=[.E70]/[.D70]" office:value-type="float" office:value="1.06213836477987" calcext:value-type="float">
            <text:p>1.0621383647798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64657A7</text:p>
          </table:table-cell>
          <table:table-cell table:style-name="ce72" office:value-type="currency" office:currency="USD" office:value="339" calcext:value-type="currency">
            <text:p>$339.00</text:p>
          </table:table-cell>
          <table:table-cell table:style-name="ce99" office:value-type="currency" office:currency="USD" office:value="380" calcext:value-type="currency">
            <text:p>$380.00</text:p>
          </table:table-cell>
          <table:table-cell table:style-name="ce99" table:formula="of:=[.C71]*0.75" office:value-type="currency" office:currency="USD" office:value="285" calcext:value-type="currency">
            <text:p>$285.00</text:p>
          </table:table-cell>
          <table:table-cell table:style-name="ce99" office:value-type="currency" office:currency="USD" office:value="307.95" calcext:value-type="currency">
            <text:p>$307.95</text:p>
          </table:table-cell>
          <table:table-cell table:style-name="ce99" table:formula="of:=[.E71]-[.B71]" office:value-type="currency" office:currency="USD" office:value="-31.05" calcext:value-type="currency">
            <text:p>-$31.05</text:p>
          </table:table-cell>
          <table:table-cell table:style-name="ce82" table:formula="of:=[.E71]/[.D71]" office:value-type="float" office:value="1.08052631578947" calcext:value-type="float">
            <text:p>1.0805263157894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Dura-Lite Standard Platform Truck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3710A2</text:p>
          </table:table-cell>
          <table:table-cell table:style-name="ce72" office:value-type="currency" office:currency="USD" office:value="419" calcext:value-type="currency">
            <text:p>$419.00</text:p>
          </table:table-cell>
          <table:table-cell table:style-name="ce99" office:value-type="currency" office:currency="USD" office:value="479" calcext:value-type="currency">
            <text:p>$479.00</text:p>
          </table:table-cell>
          <table:table-cell table:style-name="ce99" table:formula="of:=[.C75]*0.75" office:value-type="currency" office:currency="USD" office:value="359.25" calcext:value-type="currency">
            <text:p>$359.25</text:p>
          </table:table-cell>
          <table:table-cell table:style-name="ce99" office:value-type="currency" office:currency="USD" office:value="427.56" calcext:value-type="currency">
            <text:p>$427.56</text:p>
          </table:table-cell>
          <table:table-cell table:style-name="ce99" table:formula="of:=[.E75]-[.B75]" office:value-type="currency" office:currency="USD" office:value="8.56" calcext:value-type="currency">
            <text:p>$8.56</text:p>
          </table:table-cell>
          <table:table-cell table:style-name="ce82" table:formula="of:=[.E75]/[.D75]" office:value-type="float" office:value="1.19014613778706" calcext:value-type="float">
            <text:p>1.19014613778706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3712A0</text:p>
          </table:table-cell>
          <table:table-cell table:style-name="ce72" office:value-type="currency" office:currency="USD" office:value="429" calcext:value-type="currency">
            <text:p>$429.00</text:p>
          </table:table-cell>
          <table:table-cell table:style-name="ce99" office:value-type="currency" office:currency="USD" office:value="496" calcext:value-type="currency">
            <text:p>$496.00</text:p>
          </table:table-cell>
          <table:table-cell table:style-name="ce99" table:formula="of:=[.C76]*0.75" office:value-type="currency" office:currency="USD" office:value="372" calcext:value-type="currency">
            <text:p>$372.00</text:p>
          </table:table-cell>
          <table:table-cell table:style-name="ce99" office:value-type="currency" office:currency="USD" office:value="439.6" calcext:value-type="currency">
            <text:p>$439.60</text:p>
          </table:table-cell>
          <table:table-cell table:style-name="ce99" table:formula="of:=[.E76]-[.B76]" office:value-type="currency" office:currency="USD" office:value="10.6" calcext:value-type="currency">
            <text:p>$10.60</text:p>
          </table:table-cell>
          <table:table-cell table:style-name="ce82" table:formula="of:=[.E76]/[.D76]" office:value-type="float" office:value="1.18172043010753" calcext:value-type="float">
            <text:p>1.1817204301075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3713A9</text:p>
          </table:table-cell>
          <table:table-cell table:style-name="ce72" office:value-type="currency" office:currency="USD" office:value="484" calcext:value-type="currency">
            <text:p>$484.00</text:p>
          </table:table-cell>
          <table:table-cell table:style-name="ce99" office:value-type="currency" office:currency="USD" office:value="536" calcext:value-type="currency">
            <text:p>$536.00</text:p>
          </table:table-cell>
          <table:table-cell table:style-name="ce99" table:formula="of:=[.C77]*0.75" office:value-type="currency" office:currency="USD" office:value="402" calcext:value-type="currency">
            <text:p>$402.00</text:p>
          </table:table-cell>
          <table:table-cell table:style-name="ce99" office:value-type="currency" office:currency="USD" office:value="487.78" calcext:value-type="currency">
            <text:p>$487.78</text:p>
          </table:table-cell>
          <table:table-cell table:style-name="ce99" table:formula="of:=[.E77]-[.B77]" office:value-type="currency" office:currency="USD" office:value="3.77999999999997" calcext:value-type="currency">
            <text:p>$3.78</text:p>
          </table:table-cell>
          <table:table-cell table:style-name="ce82" table:formula="of:=[.E77]/[.D77]" office:value-type="float" office:value="1.21338308457711" calcext:value-type="float">
            <text:p>1.2133830845771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3715A7</text:p>
          </table:table-cell>
          <table:table-cell table:style-name="ce72" office:value-type="currency" office:currency="USD" office:value="484" calcext:value-type="currency">
            <text:p>$484.00</text:p>
          </table:table-cell>
          <table:table-cell table:style-name="ce99" office:value-type="currency" office:currency="USD" office:value="536" calcext:value-type="currency">
            <text:p>$536.00</text:p>
          </table:table-cell>
          <table:table-cell table:style-name="ce99" table:formula="of:=[.C78]*0.75" office:value-type="currency" office:currency="USD" office:value="402" calcext:value-type="currency">
            <text:p>$402.00</text:p>
          </table:table-cell>
          <table:table-cell table:style-name="ce99" office:value-type="currency" office:currency="USD" office:value="487.78" calcext:value-type="currency">
            <text:p>$487.78</text:p>
          </table:table-cell>
          <table:table-cell table:style-name="ce99" table:formula="of:=[.E78]-[.B78]" office:value-type="currency" office:currency="USD" office:value="3.77999999999997" calcext:value-type="currency">
            <text:p>$3.78</text:p>
          </table:table-cell>
          <table:table-cell table:style-name="ce82" table:formula="of:=[.E78]/[.D78]" office:value-type="float" office:value="1.21338308457711" calcext:value-type="float">
            <text:p>1.2133830845771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3716A6</text:p>
          </table:table-cell>
          <table:table-cell table:style-name="ce72" office:value-type="currency" office:currency="USD" office:value="510" calcext:value-type="currency">
            <text:p>$510.00</text:p>
          </table:table-cell>
          <table:table-cell table:style-name="ce99" office:value-type="currency" office:currency="USD" office:value="576" calcext:value-type="currency">
            <text:p>$576.00</text:p>
          </table:table-cell>
          <table:table-cell table:style-name="ce99" table:formula="of:=[.C79]*0.75" office:value-type="currency" office:currency="USD" office:value="432" calcext:value-type="currency">
            <text:p>$432.00</text:p>
          </table:table-cell>
          <table:table-cell table:style-name="ce99" office:value-type="currency" office:currency="USD" office:value="523.91" calcext:value-type="currency">
            <text:p>$523.91</text:p>
          </table:table-cell>
          <table:table-cell table:style-name="ce99" table:formula="of:=[.E79]-[.B79]" office:value-type="currency" office:currency="USD" office:value="13.91" calcext:value-type="currency">
            <text:p>$13.91</text:p>
          </table:table-cell>
          <table:table-cell table:style-name="ce82" table:formula="of:=[.E79]/[.D79]" office:value-type="float" office:value="1.21275462962963" calcext:value-type="float">
            <text:p>1.2127546296296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3730A8</text:p>
          </table:table-cell>
          <table:table-cell table:style-name="ce72" office:value-type="currency" office:currency="USD" office:value="442" calcext:value-type="currency">
            <text:p>$442.00</text:p>
          </table:table-cell>
          <table:table-cell table:style-name="ce99" office:value-type="currency" office:currency="USD" office:value="499" calcext:value-type="currency">
            <text:p>$499.00</text:p>
          </table:table-cell>
          <table:table-cell table:style-name="ce99" table:formula="of:=[.C80]*0.75" office:value-type="currency" office:currency="USD" office:value="374.25" calcext:value-type="currency">
            <text:p>$374.25</text:p>
          </table:table-cell>
          <table:table-cell table:style-name="ce99" office:value-type="currency" office:currency="USD" office:value="451.64" calcext:value-type="currency">
            <text:p>$451.64</text:p>
          </table:table-cell>
          <table:table-cell table:style-name="ce99" table:formula="of:=[.E80]-[.B80]" office:value-type="currency" office:currency="USD" office:value="9.63999999999999" calcext:value-type="currency">
            <text:p>$9.64</text:p>
          </table:table-cell>
          <table:table-cell table:style-name="ce82" table:formula="of:=[.E80]/[.D80]" office:value-type="float" office:value="1.20678690714763" calcext:value-type="float">
            <text:p>1.2067869071476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3732A6</text:p>
          </table:table-cell>
          <table:table-cell table:style-name="ce72" office:value-type="currency" office:currency="USD" office:value="471" calcext:value-type="currency">
            <text:p>$471.00</text:p>
          </table:table-cell>
          <table:table-cell table:style-name="ce99" office:value-type="currency" office:currency="USD" office:value="516" calcext:value-type="currency">
            <text:p>$516.00</text:p>
          </table:table-cell>
          <table:table-cell table:style-name="ce99" table:formula="of:=[.C81]*0.75" office:value-type="currency" office:currency="USD" office:value="387" calcext:value-type="currency">
            <text:p>$387.00</text:p>
          </table:table-cell>
          <table:table-cell table:style-name="ce99" office:value-type="currency" office:currency="USD" office:value="480.56" calcext:value-type="currency">
            <text:p>$480.56</text:p>
          </table:table-cell>
          <table:table-cell table:style-name="ce99" table:formula="of:=[.E81]-[.B81]" office:value-type="currency" office:currency="USD" office:value="9.56" calcext:value-type="currency">
            <text:p>$9.56</text:p>
          </table:table-cell>
          <table:table-cell table:style-name="ce82" table:formula="of:=[.E81]/[.D81]" office:value-type="float" office:value="1.24175710594315" calcext:value-type="float">
            <text:p>1.2417571059431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3733A5</text:p>
          </table:table-cell>
          <table:table-cell table:style-name="ce72" office:value-type="currency" office:currency="USD" office:value="496" calcext:value-type="currency">
            <text:p>$496.00</text:p>
          </table:table-cell>
          <table:table-cell table:style-name="ce99" office:value-type="currency" office:currency="USD" office:value="556" calcext:value-type="currency">
            <text:p>$556.00</text:p>
          </table:table-cell>
          <table:table-cell table:style-name="ce99" table:formula="of:=[.C82]*0.75" office:value-type="currency" office:currency="USD" office:value="417" calcext:value-type="currency">
            <text:p>$417.00</text:p>
          </table:table-cell>
          <table:table-cell table:style-name="ce99" office:value-type="currency" office:currency="USD" office:value="505.84" calcext:value-type="currency">
            <text:p>$505.84</text:p>
          </table:table-cell>
          <table:table-cell table:style-name="ce99" table:formula="of:=[.E82]-[.B82]" office:value-type="currency" office:currency="USD" office:value="9.83999999999998" calcext:value-type="currency">
            <text:p>$9.84</text:p>
          </table:table-cell>
          <table:table-cell table:style-name="ce82" table:formula="of:=[.E82]/[.D82]" office:value-type="float" office:value="1.21304556354916" calcext:value-type="float">
            <text:p>1.21304556354916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3735A3</text:p>
          </table:table-cell>
          <table:table-cell table:style-name="ce72" office:value-type="currency" office:currency="USD" office:value="496" calcext:value-type="currency">
            <text:p>$496.00</text:p>
          </table:table-cell>
          <table:table-cell table:style-name="ce99" office:value-type="currency" office:currency="USD" office:value="556" calcext:value-type="currency">
            <text:p>$556.00</text:p>
          </table:table-cell>
          <table:table-cell table:style-name="ce99" table:formula="of:=[.C83]*0.75" office:value-type="currency" office:currency="USD" office:value="417" calcext:value-type="currency">
            <text:p>$417.00</text:p>
          </table:table-cell>
          <table:table-cell table:style-name="ce99" office:value-type="currency" office:currency="USD" office:value="505.84" calcext:value-type="currency">
            <text:p>$505.84</text:p>
          </table:table-cell>
          <table:table-cell table:style-name="ce99" table:formula="of:=[.E83]-[.B83]" office:value-type="currency" office:currency="USD" office:value="9.83999999999998" calcext:value-type="currency">
            <text:p>$9.84</text:p>
          </table:table-cell>
          <table:table-cell table:style-name="ce82" table:formula="of:=[.E83]/[.D83]" office:value-type="float" office:value="1.21304556354916" calcext:value-type="float">
            <text:p>1.21304556354916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3736A2</text:p>
          </table:table-cell>
          <table:table-cell table:style-name="ce72" office:value-type="currency" office:currency="USD" office:value="529" calcext:value-type="currency">
            <text:p>$529.00</text:p>
          </table:table-cell>
          <table:table-cell table:style-name="ce99" office:value-type="currency" office:currency="USD" office:value="596" calcext:value-type="currency">
            <text:p>$596.00</text:p>
          </table:table-cell>
          <table:table-cell table:style-name="ce99" table:formula="of:=[.C84]*0.75" office:value-type="currency" office:currency="USD" office:value="447" calcext:value-type="currency">
            <text:p>$447.00</text:p>
          </table:table-cell>
          <table:table-cell table:style-name="ce99" office:value-type="currency" office:currency="USD" office:value="541.98" calcext:value-type="currency">
            <text:p>$541.98</text:p>
          </table:table-cell>
          <table:table-cell table:style-name="ce99" table:formula="of:=[.E84]-[.B84]" office:value-type="currency" office:currency="USD" office:value="12.98" calcext:value-type="currency">
            <text:p>$12.98</text:p>
          </table:table-cell>
          <table:table-cell table:style-name="ce82" table:formula="of:=[.E84]/[.D84]" office:value-type="float" office:value="1.21248322147651" calcext:value-type="float">
            <text:p>1.2124832214765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3737A1</text:p>
          </table:table-cell>
          <table:table-cell table:style-name="ce72" office:value-type="currency" office:currency="USD" office:value="1150" calcext:value-type="currency">
            <text:p>$1,150.00</text:p>
          </table:table-cell>
          <table:table-cell table:style-name="ce99" office:value-type="currency" office:currency="USD" office:value="1302" calcext:value-type="currency">
            <text:p>$1,302.00</text:p>
          </table:table-cell>
          <table:table-cell table:style-name="ce99" table:formula="of:=[.C85]*0.75" office:value-type="currency" office:currency="USD" office:value="976.5" calcext:value-type="currency">
            <text:p>$976.50</text:p>
          </table:table-cell>
          <table:table-cell table:style-name="ce99" office:value-type="currency" office:currency="USD" office:value="1180.31" calcext:value-type="currency">
            <text:p>$1,180.31</text:p>
          </table:table-cell>
          <table:table-cell table:style-name="ce99" table:formula="of:=[.E85]-[.B85]" office:value-type="currency" office:currency="USD" office:value="30.3099999999999" calcext:value-type="currency">
            <text:p>$30.31</text:p>
          </table:table-cell>
          <table:table-cell table:style-name="ce82" table:formula="of:=[.E85]/[.D85]" office:value-type="float" office:value="1.20871479774706" calcext:value-type="float">
            <text:p>1.20871479774706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3738A0</text:p>
          </table:table-cell>
          <table:table-cell table:style-name="ce72" office:value-type="currency" office:currency="USD" office:value="1355" calcext:value-type="currency">
            <text:p>$1,355.00</text:p>
          </table:table-cell>
          <table:table-cell table:style-name="ce99" office:value-type="currency" office:currency="USD" office:value="1367" calcext:value-type="currency">
            <text:p>$1,367.00</text:p>
          </table:table-cell>
          <table:table-cell table:style-name="ce99" table:formula="of:=[.C86]*0.75" office:value-type="currency" office:currency="USD" office:value="1025.25" calcext:value-type="currency">
            <text:p>$1,025.25</text:p>
          </table:table-cell>
          <table:table-cell table:style-name="ce99" office:value-type="currency" office:currency="USD" office:value="1367" calcext:value-type="currency">
            <text:p>$1,367.00</text:p>
          </table:table-cell>
          <table:table-cell table:style-name="ce99" table:formula="of:=[.E86]-[.B86]" office:value-type="currency" office:currency="USD" office:value="12" calcext:value-type="currency">
            <text:p>$12.00</text:p>
          </table:table-cell>
          <table:table-cell table:style-name="ce82" table:formula="of:=[.E86]/[.D86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Self-Powered Hydraulic Ultra-Grip III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815A5</text:p>
          </table:table-cell>
          <table:table-cell table:style-name="ce72" office:value-type="currency" office:currency="USD" office:value="9285" calcext:value-type="currency">
            <text:p>$9,285.00</text:p>
          </table:table-cell>
          <table:table-cell table:style-name="ce99" office:value-type="currency" office:currency="USD" office:value="10705" calcext:value-type="currency">
            <text:p>$10,705.00</text:p>
          </table:table-cell>
          <table:table-cell table:style-name="ce99" table:formula="of:=[.C90]*0.75" office:value-type="currency" office:currency="USD" office:value="8028.75" calcext:value-type="currency">
            <text:p>$8,028.75</text:p>
          </table:table-cell>
          <table:table-cell table:style-name="ce99" office:value-type="currency" office:currency="USD" office:value="9565" calcext:value-type="currency">
            <text:p>$9,565.00</text:p>
          </table:table-cell>
          <table:table-cell table:style-name="ce99" table:formula="of:=[.E90]-[.B90]" office:value-type="currency" office:currency="USD" office:value="280" calcext:value-type="currency">
            <text:p>$280.00</text:p>
          </table:table-cell>
          <table:table-cell table:style-name="ce82" table:formula="of:=[.E90]/[.D90]" office:value-type="float" office:value="1.1913436089055" calcext:value-type="float">
            <text:p>1.191343608905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814A4</text:p>
          </table:table-cell>
          <table:table-cell table:style-name="ce72" office:value-type="currency" office:currency="USD" office:value="1729" calcext:value-type="currency">
            <text:p>$1,729.00</text:p>
          </table:table-cell>
          <table:table-cell table:style-name="ce99" office:value-type="currency" office:currency="USD" office:value="1784" calcext:value-type="currency">
            <text:p>$1,784.00</text:p>
          </table:table-cell>
          <table:table-cell table:style-name="ce99" table:formula="of:=[.C91]*0.75" office:value-type="currency" office:currency="USD" office:value="1338" calcext:value-type="currency">
            <text:p>$1,338.00</text:p>
          </table:table-cell>
          <table:table-cell table:style-name="ce99" office:value-type="currency" office:currency="USD" office:value="1764.99" calcext:value-type="currency">
            <text:p>$1,764.99</text:p>
          </table:table-cell>
          <table:table-cell table:style-name="ce99" table:formula="of:=[.E91]-[.B91]" office:value-type="currency" office:currency="USD" office:value="35.99" calcext:value-type="currency">
            <text:p>$35.99</text:p>
          </table:table-cell>
          <table:table-cell table:style-name="ce82" table:formula="of:=[.E91]/[.D91]" office:value-type="float" office:value="1.31912556053812" calcext:value-type="float">
            <text:p>1.31912556053812</text:p>
          </table:table-cell>
          <table:table-cell table:style-name="ce82" office:value-type="string" calcext:value-type="string">
            <text:p>walmart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Mechanical Auto Grip and Auto-Grip DH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6145B0</text:p>
          </table:table-cell>
          <table:table-cell table:style-name="ce72" office:value-type="currency" office:currency="USD" office:value="689" calcext:value-type="currency">
            <text:p>$689.00</text:p>
          </table:table-cell>
          <table:table-cell table:style-name="ce99" office:value-type="currency" office:currency="USD" office:value="725" calcext:value-type="currency">
            <text:p>$725.00</text:p>
          </table:table-cell>
          <table:table-cell table:style-name="ce99" table:formula="of:=[.C95]*0.75" office:value-type="currency" office:currency="USD" office:value="543.75" calcext:value-type="currency">
            <text:p>$543.75</text:p>
          </table:table-cell>
          <table:table-cell table:style-name="ce99" office:value-type="currency" office:currency="USD" office:value="609" calcext:value-type="currency">
            <text:p>$609.00</text:p>
          </table:table-cell>
          <table:table-cell table:style-name="ce99" table:formula="of:=[.E95]-[.B95]" office:value-type="currency" office:currency="USD" office:value="-80" calcext:value-type="currency">
            <text:p>-$80.00</text:p>
          </table:table-cell>
          <table:table-cell table:style-name="ce82" table:formula="of:=[.E95]/[.D95]" office:value-type="float" office:value="1.12" calcext:value-type="float">
            <text:p>1.1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6165A5</text:p>
          </table:table-cell>
          <table:table-cell table:style-name="ce72" office:value-type="currency" office:currency="USD" office:value="669" calcext:value-type="currency">
            <text:p>$669.00</text:p>
          </table:table-cell>
          <table:table-cell table:style-name="ce99" office:value-type="currency" office:currency="USD" office:value="735" calcext:value-type="currency">
            <text:p>$735.00</text:p>
          </table:table-cell>
          <table:table-cell table:style-name="ce99" table:formula="of:=[.C96]*0.75" office:value-type="currency" office:currency="USD" office:value="551.25" calcext:value-type="currency">
            <text:p>$551.25</text:p>
          </table:table-cell>
          <table:table-cell table:style-name="ce99" office:value-type="currency" office:currency="USD" office:value="508" calcext:value-type="currency">
            <text:p>$508.00</text:p>
          </table:table-cell>
          <table:table-cell table:style-name="ce99" table:formula="of:=[.E96]-[.B96]" office:value-type="currency" office:currency="USD" office:value="-161" calcext:value-type="currency">
            <text:p>-$161.00</text:p>
          </table:table-cell>
          <table:table-cell table:style-name="ce82" table:formula="of:=[.E96]/[.D96]" office:value-type="float" office:value="0.921541950113379" calcext:value-type="float">
            <text:p>0.92154195011337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Power Drive Roto-Grip II Drum Handler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0145A8</text:p>
          </table:table-cell>
          <table:table-cell table:style-name="ce72" office:value-type="currency" office:currency="USD" office:value="17299" calcext:value-type="currency">
            <text:p>$17,299.00</text:p>
          </table:table-cell>
          <table:table-cell table:style-name="ce99" office:value-type="currency" office:currency="USD" office:value="17718" calcext:value-type="currency">
            <text:p>$17,718.00</text:p>
          </table:table-cell>
          <table:table-cell table:style-name="ce99" table:formula="of:=[.C100]*0.75" office:value-type="currency" office:currency="USD" office:value="13288.5" calcext:value-type="currency">
            <text:p>$13,288.50</text:p>
          </table:table-cell>
          <table:table-cell table:style-name="ce99" office:value-type="currency" office:currency="USD" office:value="17718" calcext:value-type="currency">
            <text:p>$17,718.00</text:p>
          </table:table-cell>
          <table:table-cell table:style-name="ce99" table:formula="of:=[.E100]-[.B100]" office:value-type="currency" office:currency="USD" office:value="419" calcext:value-type="currency">
            <text:p>$419.00</text:p>
          </table:table-cell>
          <table:table-cell table:style-name="ce82" table:formula="of:=[.E100]/[.D100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46A9</text:p>
          </table:table-cell>
          <table:table-cell table:style-name="ce72" office:value-type="currency" office:currency="USD" office:value="17099" calcext:value-type="currency">
            <text:p>$17,099.00</text:p>
          </table:table-cell>
          <table:table-cell table:style-name="ce99" office:value-type="currency" office:currency="USD" office:value="17518" calcext:value-type="currency">
            <text:p>$17,518.00</text:p>
          </table:table-cell>
          <table:table-cell table:style-name="ce99" table:formula="of:=[.C101]*0.75" office:value-type="currency" office:currency="USD" office:value="13138.5" calcext:value-type="currency">
            <text:p>$13,138.50</text:p>
          </table:table-cell>
          <table:table-cell table:style-name="ce99" office:value-type="currency" office:currency="USD" office:value="17518" calcext:value-type="currency">
            <text:p>$17,518.00</text:p>
          </table:table-cell>
          <table:table-cell table:style-name="ce99" table:formula="of:=[.E101]-[.B101]" office:value-type="currency" office:currency="USD" office:value="419" calcext:value-type="currency">
            <text:p>$419.00</text:p>
          </table:table-cell>
          <table:table-cell table:style-name="ce82" table:formula="of:=[.E101]/[.D101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43A6</text:p>
          </table:table-cell>
          <table:table-cell table:style-name="ce72" office:value-type="currency" office:currency="USD" office:value="15995" calcext:value-type="currency">
            <text:p>$15,995.00</text:p>
          </table:table-cell>
          <table:table-cell table:style-name="ce99" office:value-type="currency" office:currency="USD" office:value="16718" calcext:value-type="currency">
            <text:p>$16,718.00</text:p>
          </table:table-cell>
          <table:table-cell table:style-name="ce99" table:formula="of:=[.C102]*0.75" office:value-type="currency" office:currency="USD" office:value="12538.5" calcext:value-type="currency">
            <text:p>$12,538.50</text:p>
          </table:table-cell>
          <table:table-cell table:style-name="ce99" office:value-type="currency" office:currency="USD" office:value="12764" calcext:value-type="currency">
            <text:p>$12,764.00</text:p>
          </table:table-cell>
          <table:table-cell table:style-name="ce99" table:formula="of:=[.E102]-[.B102]" office:value-type="currency" office:currency="USD" office:value="-3231" calcext:value-type="currency">
            <text:p>-$3,231.00</text:p>
          </table:table-cell>
          <table:table-cell table:style-name="ce82" table:formula="of:=[.E102]/[.D102]" office:value-type="float" office:value="1.01798460740918" calcext:value-type="float">
            <text:p>1.0179846074091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44A7</text:p>
          </table:table-cell>
          <table:table-cell table:style-name="ce72" office:value-type="currency" office:currency="USD" office:value="16099" calcext:value-type="currency">
            <text:p>$16,099.00</text:p>
          </table:table-cell>
          <table:table-cell table:style-name="ce99" office:value-type="currency" office:currency="USD" office:value="16518" calcext:value-type="currency">
            <text:p>$16,518.00</text:p>
          </table:table-cell>
          <table:table-cell table:style-name="ce99" table:formula="of:=[.C103]*0.75" office:value-type="currency" office:currency="USD" office:value="12388.5" calcext:value-type="currency">
            <text:p>$12,388.50</text:p>
          </table:table-cell>
          <table:table-cell table:style-name="ce99" office:value-type="currency" office:currency="USD" office:value="16518" calcext:value-type="currency">
            <text:p>$16,518.00</text:p>
          </table:table-cell>
          <table:table-cell table:style-name="ce99" table:formula="of:=[.E103]-[.B103]" office:value-type="currency" office:currency="USD" office:value="419" calcext:value-type="currency">
            <text:p>$419.00</text:p>
          </table:table-cell>
          <table:table-cell table:style-name="ce82" table:formula="of:=[.E103]/[.D103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urce4industries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Power Drive Roto-Lift Drum Handler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838A2</text:p>
          </table:table-cell>
          <table:table-cell table:style-name="ce72" office:value-type="currency" office:currency="USD" office:value="12995" calcext:value-type="currency">
            <text:p>$12,995.00</text:p>
          </table:table-cell>
          <table:table-cell table:style-name="ce99" office:value-type="currency" office:currency="USD" office:value="13700" calcext:value-type="currency">
            <text:p>$13,700.00</text:p>
          </table:table-cell>
          <table:table-cell table:style-name="ce99" table:formula="of:=[.C107]*0.75" office:value-type="currency" office:currency="USD" office:value="10275" calcext:value-type="currency">
            <text:p>$10,275.00</text:p>
          </table:table-cell>
          <table:table-cell table:style-name="ce99" office:value-type="currency" office:currency="USD" office:value="13900" calcext:value-type="currency">
            <text:p>$13,900.00</text:p>
          </table:table-cell>
          <table:table-cell table:style-name="ce99" table:formula="of:=[.E107]-[.B107]" office:value-type="currency" office:currency="USD" office:value="905" calcext:value-type="currency">
            <text:p>$905.00</text:p>
          </table:table-cell>
          <table:table-cell table:style-name="ce82" table:formula="of:=[.E107]/[.D107]" office:value-type="float" office:value="1.35279805352798" calcext:value-type="float">
            <text:p>1.35279805352798</text:p>
          </table:table-cell>
          <table:table-cell table:style-name="ce82" office:value-type="string" calcext:value-type="string">
            <text:p>source4industries.com</text:p>
          </table:table-cell>
        </table:table-row>
        <table:table-row table:style-name="ro2">
          <table:table-cell table:style-name="ce66" office:value-type="string" calcext:value-type="string">
            <text:p>F89837A1</text:p>
          </table:table-cell>
          <table:table-cell table:style-name="ce72" office:value-type="currency" office:currency="USD" office:value="12440" calcext:value-type="currency">
            <text:p>$12,440.00</text:p>
          </table:table-cell>
          <table:table-cell table:style-name="ce99" office:value-type="currency" office:currency="USD" office:value="13900" calcext:value-type="currency">
            <text:p>$13,900.00</text:p>
          </table:table-cell>
          <table:table-cell table:style-name="ce99" table:formula="of:=[.C108]*0.75" office:value-type="currency" office:currency="USD" office:value="10425" calcext:value-type="currency">
            <text:p>$10,425.00</text:p>
          </table:table-cell>
          <table:table-cell table:style-name="ce99" office:value-type="currency" office:currency="USD" office:value="12745.19" calcext:value-type="currency">
            <text:p>$12,745.19</text:p>
          </table:table-cell>
          <table:table-cell table:style-name="ce99" table:formula="of:=[.E108]-[.B108]" office:value-type="currency" office:currency="USD" office:value="305.190000000001" calcext:value-type="currency">
            <text:p>$305.19</text:p>
          </table:table-cell>
          <table:table-cell table:style-name="ce82" table:formula="of:=[.E108]/[.D108]" office:value-type="float" office:value="1.22256019184652" calcext:value-type="float">
            <text:p>1.22256019184652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9832A5</text:p>
          </table:table-cell>
          <table:table-cell table:style-name="ce72" office:value-type="currency" office:currency="USD" office:value="14189" calcext:value-type="currency">
            <text:p>$14,189.00</text:p>
          </table:table-cell>
          <table:table-cell table:style-name="ce99" office:value-type="currency" office:currency="USD" office:value="14700" calcext:value-type="currency">
            <text:p>$14,700.00</text:p>
          </table:table-cell>
          <table:table-cell table:style-name="ce99" table:formula="of:=[.C109]*0.75" office:value-type="currency" office:currency="USD" office:value="11025" calcext:value-type="currency">
            <text:p>$11,025.00</text:p>
          </table:table-cell>
          <table:table-cell table:style-name="ce99" office:value-type="currency" office:currency="USD" office:value="14322" calcext:value-type="currency">
            <text:p>$14,322.00</text:p>
          </table:table-cell>
          <table:table-cell table:style-name="ce99" table:formula="of:=[.E109]-[.B109]" office:value-type="currency" office:currency="USD" office:value="133" calcext:value-type="currency">
            <text:p>$133.00</text:p>
          </table:table-cell>
          <table:table-cell table:style-name="ce82" table:formula="of:=[.E109]/[.D109]" office:value-type="float" office:value="1.29904761904762" calcext:value-type="float">
            <text:p>1.29904761904762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9831A4</text:p>
          </table:table-cell>
          <table:table-cell table:style-name="ce72" office:value-type="currency" office:currency="USD" office:value="14349" calcext:value-type="currency">
            <text:p>$14,349.00</text:p>
          </table:table-cell>
          <table:table-cell table:style-name="ce99" office:value-type="currency" office:currency="USD" office:value="14900" calcext:value-type="currency">
            <text:p>$14,900.00</text:p>
          </table:table-cell>
          <table:table-cell table:style-name="ce99" table:formula="of:=[.C110]*0.75" office:value-type="currency" office:currency="USD" office:value="11175" calcext:value-type="currency">
            <text:p>$11,175.00</text:p>
          </table:table-cell>
          <table:table-cell table:style-name="ce99" office:value-type="currency" office:currency="USD" office:value="14430.5" calcext:value-type="currency">
            <text:p>$14,430.50</text:p>
          </table:table-cell>
          <table:table-cell table:style-name="ce99" table:formula="of:=[.E110]-[.B110]" office:value-type="currency" office:currency="USD" office:value="81.5" calcext:value-type="currency">
            <text:p>$81.50</text:p>
          </table:table-cell>
          <table:table-cell table:style-name="ce82" table:formula="of:=[.E110]/[.D110]" office:value-type="float" office:value="1.29131991051454" calcext:value-type="float">
            <text:p>1.29131991051454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Single-Stage Low-Level Stationary Drum Dumper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0169A9</text:p>
          </table:table-cell>
          <table:table-cell table:style-name="ce72" office:value-type="currency" office:currency="USD" office:value="3405" calcext:value-type="currency">
            <text:p>$3,405.00</text:p>
          </table:table-cell>
          <table:table-cell table:style-name="ce99" office:value-type="currency" office:currency="USD" office:value="3387" calcext:value-type="currency">
            <text:p>$3,387.00</text:p>
          </table:table-cell>
          <table:table-cell table:style-name="ce99" table:formula="of:=[.C114]*0.75" office:value-type="currency" office:currency="USD" office:value="2540.25" calcext:value-type="currency">
            <text:p>$2,540.25</text:p>
          </table:table-cell>
          <table:table-cell table:style-name="ce99" office:value-type="currency" office:currency="USD" office:value="3625.21" calcext:value-type="currency">
            <text:p>$3,625.21</text:p>
          </table:table-cell>
          <table:table-cell table:style-name="ce99" table:formula="of:=[.E114]-[.B114]" office:value-type="currency" office:currency="USD" office:value="220.21" calcext:value-type="currency">
            <text:p>$220.21</text:p>
          </table:table-cell>
          <table:table-cell table:style-name="ce82" table:formula="of:=[.E114]/[.D114]" office:value-type="float" office:value="1.42710756815274" calcext:value-type="float">
            <text:p>1.42710756815274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F80167A7</text:p>
          </table:table-cell>
          <table:table-cell table:style-name="ce72" office:value-type="currency" office:currency="USD" office:value="3405" calcext:value-type="currency">
            <text:p>$3,405.00</text:p>
          </table:table-cell>
          <table:table-cell table:style-name="ce99" office:value-type="currency" office:currency="USD" office:value="3490" calcext:value-type="currency">
            <text:p>$3,490.00</text:p>
          </table:table-cell>
          <table:table-cell table:style-name="ce99" table:formula="of:=[.C115]*0.75" office:value-type="currency" office:currency="USD" office:value="2617.5" calcext:value-type="currency">
            <text:p>$2,617.50</text:p>
          </table:table-cell>
          <table:table-cell table:style-name="ce99" office:value-type="currency" office:currency="USD" office:value="3490" calcext:value-type="currency">
            <text:p>$3,490.00</text:p>
          </table:table-cell>
          <table:table-cell table:style-name="ce99" table:formula="of:=[.E115]-[.B115]" office:value-type="currency" office:currency="USD" office:value="85" calcext:value-type="currency">
            <text:p>$85.00</text:p>
          </table:table-cell>
          <table:table-cell table:style-name="ce82" table:formula="of:=[.E115]/[.D115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65A5</text:p>
          </table:table-cell>
          <table:table-cell table:style-name="ce72" office:value-type="currency" office:currency="USD" office:value="3039" calcext:value-type="currency">
            <text:p>$3,039.00</text:p>
          </table:table-cell>
          <table:table-cell table:style-name="ce99" office:value-type="currency" office:currency="USD" office:value="3690" calcext:value-type="currency">
            <text:p>$3,690.00</text:p>
          </table:table-cell>
          <table:table-cell table:style-name="ce99" table:formula="of:=[.C116]*0.75" office:value-type="currency" office:currency="USD" office:value="2767.5" calcext:value-type="currency">
            <text:p>$2,767.50</text:p>
          </table:table-cell>
          <table:table-cell table:style-name="ce99" office:value-type="currency" office:currency="USD" office:value="3059" calcext:value-type="currency">
            <text:p>$3,059.00</text:p>
          </table:table-cell>
          <table:table-cell table:style-name="ce99" table:formula="of:=[.E116]-[.B116]" office:value-type="currency" office:currency="USD" office:value="20" calcext:value-type="currency">
            <text:p>$20.00</text:p>
          </table:table-cell>
          <table:table-cell table:style-name="ce82" table:formula="of:=[.E116]/[.D116]" office:value-type="float" office:value="1.10532971996387" calcext:value-type="float">
            <text:p>1.1053297199638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63A3</text:p>
          </table:table-cell>
          <table:table-cell table:style-name="ce72" office:value-type="currency" office:currency="USD" office:value="3515" calcext:value-type="currency">
            <text:p>$3,515.00</text:p>
          </table:table-cell>
          <table:table-cell table:style-name="ce99" office:value-type="currency" office:currency="USD" office:value="3587" calcext:value-type="currency">
            <text:p>$3,587.00</text:p>
          </table:table-cell>
          <table:table-cell table:style-name="ce99" table:formula="of:=[.C117]*0.75" office:value-type="currency" office:currency="USD" office:value="2690.25" calcext:value-type="currency">
            <text:p>$2,690.25</text:p>
          </table:table-cell>
          <table:table-cell table:style-name="ce99" office:value-type="currency" office:currency="USD" office:value="3552" calcext:value-type="currency">
            <text:p>$3,552.00</text:p>
          </table:table-cell>
          <table:table-cell table:style-name="ce99" table:formula="of:=[.E117]-[.B117]" office:value-type="currency" office:currency="USD" office:value="37" calcext:value-type="currency">
            <text:p>$37.00</text:p>
          </table:table-cell>
          <table:table-cell table:style-name="ce82" table:formula="of:=[.E117]/[.D117]" office:value-type="float" office:value="1.32032339001951" calcext:value-type="float">
            <text:p>1.3203233900195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61A1</text:p>
          </table:table-cell>
          <table:table-cell table:style-name="ce72" office:value-type="currency" office:currency="USD" office:value="3559" calcext:value-type="currency">
            <text:p>$3,559.00</text:p>
          </table:table-cell>
          <table:table-cell table:style-name="ce99" office:value-type="currency" office:currency="USD" office:value="3690" calcext:value-type="currency">
            <text:p>$3,690.00</text:p>
          </table:table-cell>
          <table:table-cell table:style-name="ce99" table:formula="of:=[.C118]*0.75" office:value-type="currency" office:currency="USD" office:value="2767.5" calcext:value-type="currency">
            <text:p>$2,767.50</text:p>
          </table:table-cell>
          <table:table-cell table:style-name="ce99" office:value-type="currency" office:currency="USD" office:value="3610" calcext:value-type="currency">
            <text:p>$3,610.00</text:p>
          </table:table-cell>
          <table:table-cell table:style-name="ce99" table:formula="of:=[.E118]-[.B118]" office:value-type="currency" office:currency="USD" office:value="51" calcext:value-type="currency">
            <text:p>$51.00</text:p>
          </table:table-cell>
          <table:table-cell table:style-name="ce82" table:formula="of:=[.E118]/[.D118]" office:value-type="float" office:value="1.30442637759711" calcext:value-type="float">
            <text:p>1.3044263775971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59A9</text:p>
          </table:table-cell>
          <table:table-cell table:style-name="ce72" office:value-type="currency" office:currency="USD" office:value="3579" calcext:value-type="currency">
            <text:p>$3,579.00</text:p>
          </table:table-cell>
          <table:table-cell table:style-name="ce99" office:value-type="currency" office:currency="USD" office:value="3890" calcext:value-type="currency">
            <text:p>$3,890.00</text:p>
          </table:table-cell>
          <table:table-cell table:style-name="ce99" table:formula="of:=[.C119]*0.75" office:value-type="currency" office:currency="USD" office:value="2917.5" calcext:value-type="currency">
            <text:p>$2,917.50</text:p>
          </table:table-cell>
          <table:table-cell table:style-name="ce99" office:value-type="currency" office:currency="USD" office:value="3648" calcext:value-type="currency">
            <text:p>$3,648.00</text:p>
          </table:table-cell>
          <table:table-cell table:style-name="ce99" table:formula="of:=[.E119]-[.B119]" office:value-type="currency" office:currency="USD" office:value="69" calcext:value-type="currency">
            <text:p>$69.00</text:p>
          </table:table-cell>
          <table:table-cell table:style-name="ce82" table:formula="of:=[.E119]/[.D119]" office:value-type="float" office:value="1.25038560411311" calcext:value-type="float">
            <text:p>1.2503856041131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Single-Stage Low-Level Portable Drum Dumper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0168A8</text:p>
          </table:table-cell>
          <table:table-cell table:style-name="ce72" office:value-type="currency" office:currency="USD" office:value="3530" calcext:value-type="currency">
            <text:p>$3,530.00</text:p>
          </table:table-cell>
          <table:table-cell table:style-name="ce72" office:value-type="currency" office:currency="USD" office:value="3587" calcext:value-type="currency">
            <text:p>$3,587.00</text:p>
          </table:table-cell>
          <table:table-cell table:style-name="ce99" table:formula="of:=[.C123]*0.75" office:value-type="currency" office:currency="USD" office:value="2690.25" calcext:value-type="currency">
            <text:p>$2,690.25</text:p>
          </table:table-cell>
          <table:table-cell table:style-name="ce99" office:value-type="currency" office:currency="USD" office:value="3587" calcext:value-type="currency">
            <text:p>$3,587.00</text:p>
          </table:table-cell>
          <table:table-cell table:style-name="ce99" table:formula="of:=[.E123]-[.B123]" office:value-type="currency" office:currency="USD" office:value="57" calcext:value-type="currency">
            <text:p>$57.00</text:p>
          </table:table-cell>
          <table:table-cell table:style-name="ce82" table:formula="of:=[.E123]/[.D123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66A6</text:p>
          </table:table-cell>
          <table:table-cell table:style-name="ce72" office:value-type="currency" office:currency="USD" office:value="3630" calcext:value-type="currency">
            <text:p>$3,630.00</text:p>
          </table:table-cell>
          <table:table-cell table:style-name="ce72" office:value-type="currency" office:currency="USD" office:value="3690" calcext:value-type="currency">
            <text:p>$3,690.00</text:p>
          </table:table-cell>
          <table:table-cell table:style-name="ce99" table:formula="of:=[.C124]*0.75" office:value-type="currency" office:currency="USD" office:value="2767.5" calcext:value-type="currency">
            <text:p>$2,767.50</text:p>
          </table:table-cell>
          <table:table-cell table:style-name="ce99" office:value-type="currency" office:currency="USD" office:value="3690" calcext:value-type="currency">
            <text:p>$3,690.00</text:p>
          </table:table-cell>
          <table:table-cell table:style-name="ce99" table:formula="of:=[.E124]-[.B124]" office:value-type="currency" office:currency="USD" office:value="60" calcext:value-type="currency">
            <text:p>$60.00</text:p>
          </table:table-cell>
          <table:table-cell table:style-name="ce82" table:formula="of:=[.E124]/[.D124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64A4</text:p>
          </table:table-cell>
          <table:table-cell table:style-name="ce72" office:value-type="currency" office:currency="USD" office:value="3559" calcext:value-type="currency">
            <text:p>$3,559.00</text:p>
          </table:table-cell>
          <table:table-cell table:style-name="ce72" office:value-type="currency" office:currency="USD" office:value="3890" calcext:value-type="currency">
            <text:p>$3,890.00</text:p>
          </table:table-cell>
          <table:table-cell table:style-name="ce99" table:formula="of:=[.C125]*0.75" office:value-type="currency" office:currency="USD" office:value="2917.5" calcext:value-type="currency">
            <text:p>$2,917.50</text:p>
          </table:table-cell>
          <table:table-cell table:style-name="ce99" office:value-type="currency" office:currency="USD" office:value="3591" calcext:value-type="currency">
            <text:p>$3,591.00</text:p>
          </table:table-cell>
          <table:table-cell table:style-name="ce99" table:formula="of:=[.E125]-[.B125]" office:value-type="currency" office:currency="USD" office:value="32" calcext:value-type="currency">
            <text:p>$32.00</text:p>
          </table:table-cell>
          <table:table-cell table:style-name="ce82" table:formula="of:=[.E125]/[.D125]" office:value-type="float" office:value="1.23084832904884" calcext:value-type="float">
            <text:p>1.2308483290488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62A2</text:p>
          </table:table-cell>
          <table:table-cell table:style-name="ce72" office:value-type="currency" office:currency="USD" office:value="3650" calcext:value-type="currency">
            <text:p>$3,650.00</text:p>
          </table:table-cell>
          <table:table-cell table:style-name="ce99" office:value-type="currency" office:currency="USD" office:value="3787" calcext:value-type="currency">
            <text:p>$3,787.00</text:p>
          </table:table-cell>
          <table:table-cell table:style-name="ce99" table:formula="of:=[.C126]*0.75" office:value-type="currency" office:currency="USD" office:value="2840.25" calcext:value-type="currency">
            <text:p>$2,840.25</text:p>
          </table:table-cell>
          <table:table-cell table:style-name="ce99" office:value-type="currency" office:currency="USD" office:value="3787" calcext:value-type="currency">
            <text:p>$3,787.00</text:p>
          </table:table-cell>
          <table:table-cell table:style-name="ce99" table:formula="of:=[.E126]-[.B126]" office:value-type="currency" office:currency="USD" office:value="137" calcext:value-type="currency">
            <text:p>$137.00</text:p>
          </table:table-cell>
          <table:table-cell table:style-name="ce82" table:formula="of:=[.E126]/[.D126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60A0</text:p>
          </table:table-cell>
          <table:table-cell table:style-name="ce72" office:value-type="currency" office:currency="USD" office:value="3819" calcext:value-type="currency">
            <text:p>$3,819.00</text:p>
          </table:table-cell>
          <table:table-cell table:style-name="ce99" office:value-type="currency" office:currency="USD" office:value="3890" calcext:value-type="currency">
            <text:p>$3,890.00</text:p>
          </table:table-cell>
          <table:table-cell table:style-name="ce99" table:formula="of:=[.C127]*0.75" office:value-type="currency" office:currency="USD" office:value="2917.5" calcext:value-type="currency">
            <text:p>$2,917.50</text:p>
          </table:table-cell>
          <table:table-cell table:style-name="ce99" office:value-type="currency" office:currency="USD" office:value="3890" calcext:value-type="currency">
            <text:p>$3,890.00</text:p>
          </table:table-cell>
          <table:table-cell table:style-name="ce99" table:formula="of:=[.E127]-[.B127]" office:value-type="currency" office:currency="USD" office:value="71" calcext:value-type="currency">
            <text:p>$71.00</text:p>
          </table:table-cell>
          <table:table-cell table:style-name="ce82" table:formula="of:=[.E127]/[.D127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58A8</text:p>
          </table:table-cell>
          <table:table-cell table:style-name="ce72" office:value-type="currency" office:currency="USD" office:value="3910" calcext:value-type="currency">
            <text:p>$3,910.00</text:p>
          </table:table-cell>
          <table:table-cell table:style-name="ce99" office:value-type="currency" office:currency="USD" office:value="4090" calcext:value-type="currency">
            <text:p>$4,090.00</text:p>
          </table:table-cell>
          <table:table-cell table:style-name="ce99" table:formula="of:=[.C128]*0.75" office:value-type="currency" office:currency="USD" office:value="3067.5" calcext:value-type="currency">
            <text:p>$3,067.50</text:p>
          </table:table-cell>
          <table:table-cell table:style-name="ce99" office:value-type="currency" office:currency="USD" office:value="4090" calcext:value-type="currency">
            <text:p>$4,090.00</text:p>
          </table:table-cell>
          <table:table-cell table:style-name="ce99" table:formula="of:=[.E128]-[.B128]" office:value-type="currency" office:currency="USD" office:value="180" calcext:value-type="currency">
            <text:p>$180.00</text:p>
          </table:table-cell>
          <table:table-cell table:style-name="ce82" table:formula="of:=[.E128]/[.D128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Heavy Duty Box Dumper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0193A3</text:p>
          </table:table-cell>
          <table:table-cell table:style-name="ce72" office:value-type="currency" office:currency="USD" office:value="6280" calcext:value-type="currency">
            <text:p>$6,280.00</text:p>
          </table:table-cell>
          <table:table-cell table:style-name="ce99" office:value-type="currency" office:currency="USD" office:value="6700" calcext:value-type="currency">
            <text:p>$6,700.00</text:p>
          </table:table-cell>
          <table:table-cell table:style-name="ce99" table:formula="of:=[.C132]*0.75" office:value-type="currency" office:currency="USD" office:value="5025" calcext:value-type="currency">
            <text:p>$5,025.00</text:p>
          </table:table-cell>
          <table:table-cell table:style-name="ce99" office:value-type="currency" office:currency="USD" office:value="6700" calcext:value-type="currency">
            <text:p>$6,700.00</text:p>
          </table:table-cell>
          <table:table-cell table:style-name="ce99" table:formula="of:=[.E132]-[.B132]" office:value-type="currency" office:currency="USD" office:value="420" calcext:value-type="currency">
            <text:p>$420.00</text:p>
          </table:table-cell>
          <table:table-cell table:style-name="ce82" table:formula="of:=[.E132]/[.D132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84A4</text:p>
          </table:table-cell>
          <table:table-cell table:style-name="ce72" office:value-type="currency" office:currency="USD" office:value="7289" calcext:value-type="currency">
            <text:p>$7,289.00</text:p>
          </table:table-cell>
          <table:table-cell table:style-name="ce99" office:value-type="currency" office:currency="USD" office:value="7700" calcext:value-type="currency">
            <text:p>$7,700.00</text:p>
          </table:table-cell>
          <table:table-cell table:style-name="ce99" table:formula="of:=[.C133]*0.75" office:value-type="currency" office:currency="USD" office:value="5775" calcext:value-type="currency">
            <text:p>$5,775.00</text:p>
          </table:table-cell>
          <table:table-cell table:style-name="ce99" office:value-type="currency" office:currency="USD" office:value="7700" calcext:value-type="currency">
            <text:p>$7,700.00</text:p>
          </table:table-cell>
          <table:table-cell table:style-name="ce99" table:formula="of:=[.E133]-[.B133]" office:value-type="currency" office:currency="USD" office:value="411" calcext:value-type="currency">
            <text:p>$411.00</text:p>
          </table:table-cell>
          <table:table-cell table:style-name="ce82" table:formula="of:=[.E133]/[.D133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90A0</text:p>
          </table:table-cell>
          <table:table-cell table:style-name="ce72" office:value-type="currency" office:currency="USD" office:value="6420" calcext:value-type="currency">
            <text:p>$6,420.00</text:p>
          </table:table-cell>
          <table:table-cell table:style-name="ce99" office:value-type="currency" office:currency="USD" office:value="6900" calcext:value-type="currency">
            <text:p>$6,900.00</text:p>
          </table:table-cell>
          <table:table-cell table:style-name="ce99" table:formula="of:=[.C134]*0.75" office:value-type="currency" office:currency="USD" office:value="5175" calcext:value-type="currency">
            <text:p>$5,175.00</text:p>
          </table:table-cell>
          <table:table-cell table:style-name="ce99" office:value-type="currency" office:currency="USD" office:value="6900" calcext:value-type="currency">
            <text:p>$6,900.00</text:p>
          </table:table-cell>
          <table:table-cell table:style-name="ce99" table:formula="of:=[.E134]-[.B134]" office:value-type="currency" office:currency="USD" office:value="480" calcext:value-type="currency">
            <text:p>$480.00</text:p>
          </table:table-cell>
          <table:table-cell table:style-name="ce82" table:formula="of:=[.E134]/[.D134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urce4industries.com</text:p>
          </table:table-cell>
        </table:table-row>
        <table:table-row table:style-name="ro2">
          <table:table-cell table:style-name="ce66" office:value-type="string" calcext:value-type="string">
            <text:p>F80181A1</text:p>
          </table:table-cell>
          <table:table-cell table:style-name="ce72" office:value-type="currency" office:currency="USD" office:value="7330" calcext:value-type="currency">
            <text:p>$7,330.00</text:p>
          </table:table-cell>
          <table:table-cell table:style-name="ce99" office:value-type="currency" office:currency="USD" office:value="7900" calcext:value-type="currency">
            <text:p>$7,900.00</text:p>
          </table:table-cell>
          <table:table-cell table:style-name="ce99" table:formula="of:=[.C135]*0.75" office:value-type="currency" office:currency="USD" office:value="5925" calcext:value-type="currency">
            <text:p>$5,925.00</text:p>
          </table:table-cell>
          <table:table-cell table:style-name="ce99" office:value-type="currency" office:currency="USD" office:value="7900" calcext:value-type="currency">
            <text:p>$7,900.00</text:p>
          </table:table-cell>
          <table:table-cell table:style-name="ce99" table:formula="of:=[.E135]-[.B135]" office:value-type="currency" office:currency="USD" office:value="570" calcext:value-type="currency">
            <text:p>$570.00</text:p>
          </table:table-cell>
          <table:table-cell table:style-name="ce82" table:formula="of:=[.E135]/[.D135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87A7</text:p>
          </table:table-cell>
          <table:table-cell table:style-name="ce72" office:value-type="currency" office:currency="USD" office:value="6540" calcext:value-type="currency">
            <text:p>$6,540.00</text:p>
          </table:table-cell>
          <table:table-cell table:style-name="ce99" office:value-type="currency" office:currency="USD" office:value="7100" calcext:value-type="currency">
            <text:p>$7,100.00</text:p>
          </table:table-cell>
          <table:table-cell table:style-name="ce99" table:formula="of:=[.C136]*0.75" office:value-type="currency" office:currency="USD" office:value="5325" calcext:value-type="currency">
            <text:p>$5,325.00</text:p>
          </table:table-cell>
          <table:table-cell table:style-name="ce99" office:value-type="currency" office:currency="USD" office:value="7100" calcext:value-type="currency">
            <text:p>$7,100.00</text:p>
          </table:table-cell>
          <table:table-cell table:style-name="ce99" table:formula="of:=[.E136]-[.B136]" office:value-type="currency" office:currency="USD" office:value="560" calcext:value-type="currency">
            <text:p>$560.00</text:p>
          </table:table-cell>
          <table:table-cell table:style-name="ce82" table:formula="of:=[.E136]/[.D136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78A8</text:p>
          </table:table-cell>
          <table:table-cell table:style-name="ce72" office:value-type="currency" office:currency="USD" office:value="7635" calcext:value-type="currency">
            <text:p>$7,635.00</text:p>
          </table:table-cell>
          <table:table-cell table:style-name="ce99" office:value-type="currency" office:currency="USD" office:value="8100" calcext:value-type="currency">
            <text:p>$8,100.00</text:p>
          </table:table-cell>
          <table:table-cell table:style-name="ce99" table:formula="of:=[.C137]*0.75" office:value-type="currency" office:currency="USD" office:value="6075" calcext:value-type="currency">
            <text:p>$6,075.00</text:p>
          </table:table-cell>
          <table:table-cell table:style-name="ce99" office:value-type="currency" office:currency="USD" office:value="8100" calcext:value-type="currency">
            <text:p>$8,100.00</text:p>
          </table:table-cell>
          <table:table-cell table:style-name="ce99" table:formula="of:=[.E137]-[.B137]" office:value-type="currency" office:currency="USD" office:value="465" calcext:value-type="currency">
            <text:p>$465.00</text:p>
          </table:table-cell>
          <table:table-cell table:style-name="ce82" table:formula="of:=[.E137]/[.D137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72A2</text:p>
          </table:table-cell>
          <table:table-cell table:style-name="ce72" office:value-type="currency" office:currency="USD" office:value="7640" calcext:value-type="currency">
            <text:p>$7,640.00</text:p>
          </table:table-cell>
          <table:table-cell table:style-name="ce99" office:value-type="currency" office:currency="USD" office:value="8300" calcext:value-type="currency">
            <text:p>$8,300.00</text:p>
          </table:table-cell>
          <table:table-cell table:style-name="ce99" table:formula="of:=[.C138]*0.75" office:value-type="currency" office:currency="USD" office:value="6225" calcext:value-type="currency">
            <text:p>$6,225.00</text:p>
          </table:table-cell>
          <table:table-cell table:style-name="ce99" office:value-type="currency" office:currency="USD" office:value="8300" calcext:value-type="currency">
            <text:p>$8,300.00</text:p>
          </table:table-cell>
          <table:table-cell table:style-name="ce99" table:formula="of:=[.E138]-[.B138]" office:value-type="currency" office:currency="USD" office:value="660" calcext:value-type="currency">
            <text:p>$660.00</text:p>
          </table:table-cell>
          <table:table-cell table:style-name="ce82" table:formula="of:=[.E138]/[.D138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75A5</text:p>
          </table:table-cell>
          <table:table-cell table:style-name="ce72" office:value-type="currency" office:currency="USD" office:value="6730" calcext:value-type="currency">
            <text:p>$6,730.00</text:p>
          </table:table-cell>
          <table:table-cell table:style-name="ce99" office:value-type="currency" office:currency="USD" office:value="7300" calcext:value-type="currency">
            <text:p>$7,300.00</text:p>
          </table:table-cell>
          <table:table-cell table:style-name="ce99" table:formula="of:=[.C139]*0.75" office:value-type="currency" office:currency="USD" office:value="5475" calcext:value-type="currency">
            <text:p>$5,475.00</text:p>
          </table:table-cell>
          <table:table-cell table:style-name="ce99" office:value-type="currency" office:currency="USD" office:value="7300" calcext:value-type="currency">
            <text:p>$7,300.00</text:p>
          </table:table-cell>
          <table:table-cell table:style-name="ce99" table:formula="of:=[.E139]-[.B139]" office:value-type="currency" office:currency="USD" office:value="570" calcext:value-type="currency">
            <text:p>$570.00</text:p>
          </table:table-cell>
          <table:table-cell table:style-name="ce82" table:formula="of:=[.E139]/[.D139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92A2</text:p>
          </table:table-cell>
          <table:table-cell table:style-name="ce72" office:value-type="currency" office:currency="USD" office:value="7565" calcext:value-type="currency">
            <text:p>$7,565.00</text:p>
          </table:table-cell>
          <table:table-cell table:style-name="ce99" office:value-type="currency" office:currency="USD" office:value="7940" calcext:value-type="currency">
            <text:p>$7,940.00</text:p>
          </table:table-cell>
          <table:table-cell table:style-name="ce99" table:formula="of:=[.C140]*0.75" office:value-type="currency" office:currency="USD" office:value="5955" calcext:value-type="currency">
            <text:p>$5,955.00</text:p>
          </table:table-cell>
          <table:table-cell table:style-name="ce99" office:value-type="currency" office:currency="USD" office:value="7940" calcext:value-type="currency">
            <text:p>$7,940.00</text:p>
          </table:table-cell>
          <table:table-cell table:style-name="ce99" table:formula="of:=[.E140]-[.B140]" office:value-type="currency" office:currency="USD" office:value="375" calcext:value-type="currency">
            <text:p>$375.00</text:p>
          </table:table-cell>
          <table:table-cell table:style-name="ce82" table:formula="of:=[.E140]/[.D140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83A3</text:p>
          </table:table-cell>
          <table:table-cell table:style-name="ce72" office:value-type="currency" office:currency="USD" office:value="8065" calcext:value-type="currency">
            <text:p>$8,065.00</text:p>
          </table:table-cell>
          <table:table-cell table:style-name="ce99" office:value-type="currency" office:currency="USD" office:value="8440" calcext:value-type="currency">
            <text:p>$8,440.00</text:p>
          </table:table-cell>
          <table:table-cell table:style-name="ce99" table:formula="of:=[.C141]*0.75" office:value-type="currency" office:currency="USD" office:value="6330" calcext:value-type="currency">
            <text:p>$6,330.00</text:p>
          </table:table-cell>
          <table:table-cell table:style-name="ce99" office:value-type="currency" office:currency="USD" office:value="8440" calcext:value-type="currency">
            <text:p>$8,440.00</text:p>
          </table:table-cell>
          <table:table-cell table:style-name="ce99" table:formula="of:=[.E141]-[.B141]" office:value-type="currency" office:currency="USD" office:value="375" calcext:value-type="currency">
            <text:p>$375.00</text:p>
          </table:table-cell>
          <table:table-cell table:style-name="ce82" table:formula="of:=[.E141]/[.D141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89A9</text:p>
          </table:table-cell>
          <table:table-cell table:style-name="ce72" office:value-type="currency" office:currency="USD" office:value="7755" calcext:value-type="currency">
            <text:p>$7,755.00</text:p>
          </table:table-cell>
          <table:table-cell table:style-name="ce99" office:value-type="currency" office:currency="USD" office:value="8140" calcext:value-type="currency">
            <text:p>$8,140.00</text:p>
          </table:table-cell>
          <table:table-cell table:style-name="ce99" table:formula="of:=[.C142]*0.75" office:value-type="currency" office:currency="USD" office:value="6105" calcext:value-type="currency">
            <text:p>$6,105.00</text:p>
          </table:table-cell>
          <table:table-cell table:style-name="ce99" office:value-type="currency" office:currency="USD" office:value="8140" calcext:value-type="currency">
            <text:p>$8,140.00</text:p>
          </table:table-cell>
          <table:table-cell table:style-name="ce99" table:formula="of:=[.E142]-[.B142]" office:value-type="currency" office:currency="USD" office:value="385" calcext:value-type="currency">
            <text:p>$385.00</text:p>
          </table:table-cell>
          <table:table-cell table:style-name="ce82" table:formula="of:=[.E142]/[.D142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80A0</text:p>
          </table:table-cell>
          <table:table-cell table:style-name="ce72" office:value-type="currency" office:currency="USD" office:value="8215" calcext:value-type="currency">
            <text:p>$8,215.00</text:p>
          </table:table-cell>
          <table:table-cell table:style-name="ce99" office:value-type="currency" office:currency="USD" office:value="8640" calcext:value-type="currency">
            <text:p>$8,640.00</text:p>
          </table:table-cell>
          <table:table-cell table:style-name="ce99" table:formula="of:=[.C143]*0.75" office:value-type="currency" office:currency="USD" office:value="6480" calcext:value-type="currency">
            <text:p>$6,480.00</text:p>
          </table:table-cell>
          <table:table-cell table:style-name="ce99" office:value-type="currency" office:currency="USD" office:value="8640" calcext:value-type="currency">
            <text:p>$8,640.00</text:p>
          </table:table-cell>
          <table:table-cell table:style-name="ce99" table:formula="of:=[.E143]-[.B143]" office:value-type="currency" office:currency="USD" office:value="425" calcext:value-type="currency">
            <text:p>$425.00</text:p>
          </table:table-cell>
          <table:table-cell table:style-name="ce82" table:formula="of:=[.E143]/[.D143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86A6</text:p>
          </table:table-cell>
          <table:table-cell table:style-name="ce72" office:value-type="currency" office:currency="USD" office:value="7465" calcext:value-type="currency">
            <text:p>$7,465.00</text:p>
          </table:table-cell>
          <table:table-cell table:style-name="ce99" office:value-type="currency" office:currency="USD" office:value="8340" calcext:value-type="currency">
            <text:p>$8,340.00</text:p>
          </table:table-cell>
          <table:table-cell table:style-name="ce99" table:formula="of:=[.C144]*0.75" office:value-type="currency" office:currency="USD" office:value="6255" calcext:value-type="currency">
            <text:p>$6,255.00</text:p>
          </table:table-cell>
          <table:table-cell table:style-name="ce99" office:value-type="currency" office:currency="USD" office:value="8340" calcext:value-type="currency">
            <text:p>$8,340.00</text:p>
          </table:table-cell>
          <table:table-cell table:style-name="ce99" table:formula="of:=[.E144]-[.B144]" office:value-type="currency" office:currency="USD" office:value="875" calcext:value-type="currency">
            <text:p>$875.00</text:p>
          </table:table-cell>
          <table:table-cell table:style-name="ce82" table:formula="of:=[.E144]/[.D144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77A7</text:p>
          </table:table-cell>
          <table:table-cell table:style-name="ce72" office:value-type="currency" office:currency="USD" office:value="7895" calcext:value-type="currency">
            <text:p>$7,895.00</text:p>
          </table:table-cell>
          <table:table-cell table:style-name="ce99" office:value-type="currency" office:currency="USD" office:value="8840" calcext:value-type="currency">
            <text:p>$8,840.00</text:p>
          </table:table-cell>
          <table:table-cell table:style-name="ce99" table:formula="of:=[.C145]*0.75" office:value-type="currency" office:currency="USD" office:value="6630" calcext:value-type="currency">
            <text:p>$6,630.00</text:p>
          </table:table-cell>
          <table:table-cell table:style-name="ce99" office:value-type="currency" office:currency="USD" office:value="7929" calcext:value-type="currency">
            <text:p>$7,929.00</text:p>
          </table:table-cell>
          <table:table-cell table:style-name="ce99" table:formula="of:=[.E145]-[.B145]" office:value-type="currency" office:currency="USD" office:value="34" calcext:value-type="currency">
            <text:p>$34.00</text:p>
          </table:table-cell>
          <table:table-cell table:style-name="ce82" table:formula="of:=[.E145]/[.D145]" office:value-type="float" office:value="1.19592760180995" calcext:value-type="float">
            <text:p>1.1959276018099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74A4</text:p>
          </table:table-cell>
          <table:table-cell table:style-name="ce72" office:value-type="currency" office:currency="USD" office:value="8135" calcext:value-type="currency">
            <text:p>$8,135.00</text:p>
          </table:table-cell>
          <table:table-cell table:style-name="ce99" office:value-type="currency" office:currency="USD" office:value="8540" calcext:value-type="currency">
            <text:p>$8,540.00</text:p>
          </table:table-cell>
          <table:table-cell table:style-name="ce99" table:formula="of:=[.C146]*0.75" office:value-type="currency" office:currency="USD" office:value="6405" calcext:value-type="currency">
            <text:p>$6,405.00</text:p>
          </table:table-cell>
          <table:table-cell table:style-name="ce99" office:value-type="currency" office:currency="USD" office:value="8540" calcext:value-type="currency">
            <text:p>$8,540.00</text:p>
          </table:table-cell>
          <table:table-cell table:style-name="ce99" table:formula="of:=[.E146]-[.B146]" office:value-type="currency" office:currency="USD" office:value="405" calcext:value-type="currency">
            <text:p>$405.00</text:p>
          </table:table-cell>
          <table:table-cell table:style-name="ce82" table:formula="of:=[.E146]/[.D146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71A1</text:p>
          </table:table-cell>
          <table:table-cell table:style-name="ce72" office:value-type="currency" office:currency="USD" office:value="8039" calcext:value-type="currency">
            <text:p>$8,039.00</text:p>
          </table:table-cell>
          <table:table-cell table:style-name="ce99" office:value-type="currency" office:currency="USD" office:value="9040" calcext:value-type="currency">
            <text:p>$9,040.00</text:p>
          </table:table-cell>
          <table:table-cell table:style-name="ce99" table:formula="of:=[.C147]*0.75" office:value-type="currency" office:currency="USD" office:value="6780" calcext:value-type="currency">
            <text:p>$6,780.00</text:p>
          </table:table-cell>
          <table:table-cell table:style-name="ce99" office:value-type="currency" office:currency="USD" office:value="8089" calcext:value-type="currency">
            <text:p>$8,089.00</text:p>
          </table:table-cell>
          <table:table-cell table:style-name="ce99" table:formula="of:=[.E147]-[.B147]" office:value-type="currency" office:currency="USD" office:value="50" calcext:value-type="currency">
            <text:p>$50.00</text:p>
          </table:table-cell>
          <table:table-cell table:style-name="ce82" table:formula="of:=[.E147]/[.D147]" office:value-type="float" office:value="1.19306784660767" calcext:value-type="float">
            <text:p>1.1930678466076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91A1</text:p>
          </table:table-cell>
          <table:table-cell table:style-name="ce72" office:value-type="currency" office:currency="USD" office:value="8165" calcext:value-type="currency">
            <text:p>$8,165.00</text:p>
          </table:table-cell>
          <table:table-cell table:style-name="ce99" office:value-type="currency" office:currency="USD" office:value="8500" calcext:value-type="currency">
            <text:p>$8,500.00</text:p>
          </table:table-cell>
          <table:table-cell table:style-name="ce99" table:formula="of:=[.C148]*0.75" office:value-type="currency" office:currency="USD" office:value="6375" calcext:value-type="currency">
            <text:p>$6,375.00</text:p>
          </table:table-cell>
          <table:table-cell table:style-name="ce99" office:value-type="currency" office:currency="USD" office:value="8500" calcext:value-type="currency">
            <text:p>$8,500.00</text:p>
          </table:table-cell>
          <table:table-cell table:style-name="ce99" table:formula="of:=[.E148]-[.B148]" office:value-type="currency" office:currency="USD" office:value="335" calcext:value-type="currency">
            <text:p>$335.00</text:p>
          </table:table-cell>
          <table:table-cell table:style-name="ce82" table:formula="of:=[.E148]/[.D148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82A2</text:p>
          </table:table-cell>
          <table:table-cell table:style-name="ce72" office:value-type="currency" office:currency="USD" office:value="7229" calcext:value-type="currency">
            <text:p>$7,229.00</text:p>
          </table:table-cell>
          <table:table-cell table:style-name="ce99" office:value-type="currency" office:currency="USD" office:value="9000" calcext:value-type="currency">
            <text:p>$9,000.00</text:p>
          </table:table-cell>
          <table:table-cell table:style-name="ce99" table:formula="of:=[.C149]*0.75" office:value-type="currency" office:currency="USD" office:value="6750" calcext:value-type="currency">
            <text:p>$6,750.00</text:p>
          </table:table-cell>
          <table:table-cell table:style-name="ce99" office:value-type="currency" office:currency="USD" office:value="9000" calcext:value-type="currency">
            <text:p>$9,000.00</text:p>
          </table:table-cell>
          <table:table-cell table:style-name="ce99" table:formula="of:=[.E149]-[.B149]" office:value-type="currency" office:currency="USD" office:value="1771" calcext:value-type="currency">
            <text:p>$1,771.00</text:p>
          </table:table-cell>
          <table:table-cell table:style-name="ce82" table:formula="of:=[.E149]/[.D149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88A8</text:p>
          </table:table-cell>
          <table:table-cell table:style-name="ce72" office:value-type="currency" office:currency="USD" office:value="8340" calcext:value-type="currency">
            <text:p>$8,340.00</text:p>
          </table:table-cell>
          <table:table-cell table:style-name="ce99" office:value-type="currency" office:currency="USD" office:value="8700" calcext:value-type="currency">
            <text:p>$8,700.00</text:p>
          </table:table-cell>
          <table:table-cell table:style-name="ce99" table:formula="of:=[.C150]*0.75" office:value-type="currency" office:currency="USD" office:value="6525" calcext:value-type="currency">
            <text:p>$6,525.00</text:p>
          </table:table-cell>
          <table:table-cell table:style-name="ce99" office:value-type="currency" office:currency="USD" office:value="7237" calcext:value-type="currency">
            <text:p>$7,237.00</text:p>
          </table:table-cell>
          <table:table-cell table:style-name="ce99" table:formula="of:=[.E150]-[.B150]" office:value-type="currency" office:currency="USD" office:value="-1103" calcext:value-type="currency">
            <text:p>-$1,103.00</text:p>
          </table:table-cell>
          <table:table-cell table:style-name="ce82" table:formula="of:=[.E150]/[.D150]" office:value-type="float" office:value="1.10911877394636" calcext:value-type="float">
            <text:p>1.1091187739463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79A9</text:p>
          </table:table-cell>
          <table:table-cell table:style-name="ce72" office:value-type="currency" office:currency="USD" office:value="8289" calcext:value-type="currency">
            <text:p>$8,289.00</text:p>
          </table:table-cell>
          <table:table-cell table:style-name="ce99" office:value-type="currency" office:currency="USD" office:value="9200" calcext:value-type="currency">
            <text:p>$9,200.00</text:p>
          </table:table-cell>
          <table:table-cell table:style-name="ce99" table:formula="of:=[.C151]*0.75" office:value-type="currency" office:currency="USD" office:value="6900" calcext:value-type="currency">
            <text:p>$6,900.00</text:p>
          </table:table-cell>
          <table:table-cell table:style-name="ce99" office:value-type="currency" office:currency="USD" office:value="9200" calcext:value-type="currency">
            <text:p>$9,200.00</text:p>
          </table:table-cell>
          <table:table-cell table:style-name="ce99" table:formula="of:=[.E151]-[.B151]" office:value-type="currency" office:currency="USD" office:value="911" calcext:value-type="currency">
            <text:p>$911.00</text:p>
          </table:table-cell>
          <table:table-cell table:style-name="ce82" table:formula="of:=[.E151]/[.D151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85A5</text:p>
          </table:table-cell>
          <table:table-cell table:style-name="ce72" office:value-type="currency" office:currency="USD" office:value="8589" calcext:value-type="currency">
            <text:p>$8,589.00</text:p>
          </table:table-cell>
          <table:table-cell table:style-name="ce99" office:value-type="currency" office:currency="USD" office:value="8900" calcext:value-type="currency">
            <text:p>$8,900.00</text:p>
          </table:table-cell>
          <table:table-cell table:style-name="ce99" table:formula="of:=[.C152]*0.75" office:value-type="currency" office:currency="USD" office:value="6675" calcext:value-type="currency">
            <text:p>$6,675.00</text:p>
          </table:table-cell>
          <table:table-cell table:style-name="ce99" office:value-type="currency" office:currency="USD" office:value="8900" calcext:value-type="currency">
            <text:p>$8,900.00</text:p>
          </table:table-cell>
          <table:table-cell table:style-name="ce99" table:formula="of:=[.E152]-[.B152]" office:value-type="currency" office:currency="USD" office:value="311" calcext:value-type="currency">
            <text:p>$311.00</text:p>
          </table:table-cell>
          <table:table-cell table:style-name="ce82" table:formula="of:=[.E152]/[.D152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76A6</text:p>
          </table:table-cell>
          <table:table-cell table:style-name="ce72" office:value-type="currency" office:currency="USD" office:value="9089" calcext:value-type="currency">
            <text:p>$9,089.00</text:p>
          </table:table-cell>
          <table:table-cell table:style-name="ce99" office:value-type="currency" office:currency="USD" office:value="9400" calcext:value-type="currency">
            <text:p>$9,400.00</text:p>
          </table:table-cell>
          <table:table-cell table:style-name="ce99" table:formula="of:=[.C153]*0.75" office:value-type="currency" office:currency="USD" office:value="7050" calcext:value-type="currency">
            <text:p>$7,050.00</text:p>
          </table:table-cell>
          <table:table-cell table:style-name="ce99" office:value-type="currency" office:currency="USD" office:value="9400" calcext:value-type="currency">
            <text:p>$9,400.00</text:p>
          </table:table-cell>
          <table:table-cell table:style-name="ce99" table:formula="of:=[.E153]-[.B153]" office:value-type="currency" office:currency="USD" office:value="311" calcext:value-type="currency">
            <text:p>$311.00</text:p>
          </table:table-cell>
          <table:table-cell table:style-name="ce82" table:formula="of:=[.E153]/[.D153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0173A3</text:p>
          </table:table-cell>
          <table:table-cell table:style-name="ce72" office:value-type="currency" office:currency="USD" office:value="8815" calcext:value-type="currency">
            <text:p>$8,815.00</text:p>
          </table:table-cell>
          <table:table-cell table:style-name="ce99" office:value-type="currency" office:currency="USD" office:value="9100" calcext:value-type="currency">
            <text:p>$9,100.00</text:p>
          </table:table-cell>
          <table:table-cell table:style-name="ce99" table:formula="of:=[.C154]*0.75" office:value-type="currency" office:currency="USD" office:value="6825" calcext:value-type="currency">
            <text:p>$6,825.00</text:p>
          </table:table-cell>
          <table:table-cell table:style-name="ce99" office:value-type="currency" office:currency="USD" office:value="9100" calcext:value-type="currency">
            <text:p>$9,100.00</text:p>
          </table:table-cell>
          <table:table-cell table:style-name="ce99" table:formula="of:=[.E154]-[.B154]" office:value-type="currency" office:currency="USD" office:value="285" calcext:value-type="currency">
            <text:p>$285.00</text:p>
          </table:table-cell>
          <table:table-cell table:style-name="ce82" table:formula="of:=[.E154]/[.D154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F80170A0</text:p>
          </table:table-cell>
          <table:table-cell table:style-name="ce72" office:value-type="currency" office:currency="USD" office:value="9189" calcext:value-type="currency">
            <text:p>$9,189.00</text:p>
          </table:table-cell>
          <table:table-cell table:style-name="ce99" office:value-type="currency" office:currency="USD" office:value="9600" calcext:value-type="currency">
            <text:p>$9,600.00</text:p>
          </table:table-cell>
          <table:table-cell table:style-name="ce99" table:formula="of:=[.C155]*0.75" office:value-type="currency" office:currency="USD" office:value="7200" calcext:value-type="currency">
            <text:p>$7,200.00</text:p>
          </table:table-cell>
          <table:table-cell table:style-name="ce99" office:value-type="currency" office:currency="USD" office:value="9600" calcext:value-type="currency">
            <text:p>$9,600.00</text:p>
          </table:table-cell>
          <table:table-cell table:style-name="ce99" table:formula="of:=[.E155]-[.B155]" office:value-type="currency" office:currency="USD" office:value="411" calcext:value-type="currency">
            <text:p>$411.00</text:p>
          </table:table-cell>
          <table:table-cell table:style-name="ce82" table:formula="of:=[.E155]/[.D155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Heavy Duty Shelving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5294A1</text:p>
          </table:table-cell>
          <table:table-cell table:style-name="ce72" office:value-type="currency" office:currency="USD" office:value="235" calcext:value-type="currency">
            <text:p>$235.00</text:p>
          </table:table-cell>
          <table:table-cell table:style-name="ce99" office:value-type="currency" office:currency="USD" office:value="260" calcext:value-type="currency">
            <text:p>$260.00</text:p>
          </table:table-cell>
          <table:table-cell table:style-name="ce99" table:formula="of:=[.C159]*0.75" office:value-type="currency" office:currency="USD" office:value="195" calcext:value-type="currency">
            <text:p>$195.00</text:p>
          </table:table-cell>
          <table:table-cell table:style-name="ce99" office:value-type="currency" office:currency="USD" office:value="240.46" calcext:value-type="currency">
            <text:p>$240.46</text:p>
          </table:table-cell>
          <table:table-cell table:style-name="ce99" table:formula="of:=[.E159]-[.B159]" office:value-type="currency" office:currency="USD" office:value="5.46000000000001" calcext:value-type="currency">
            <text:p>$5.46</text:p>
          </table:table-cell>
          <table:table-cell table:style-name="ce82" table:formula="of:=[.E159]/[.D159]" office:value-type="float" office:value="1.23312820512821" calcext:value-type="float">
            <text:p>1.23312820512821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5295A0</text:p>
          </table:table-cell>
          <table:table-cell table:style-name="ce72" office:value-type="currency" office:currency="USD" office:value="325" calcext:value-type="currency">
            <text:p>$325.00</text:p>
          </table:table-cell>
          <table:table-cell table:style-name="ce99" office:value-type="currency" office:currency="USD" office:value="338" calcext:value-type="currency">
            <text:p>$338.00</text:p>
          </table:table-cell>
          <table:table-cell table:style-name="ce99" table:formula="of:=[.C160]*0.75" office:value-type="currency" office:currency="USD" office:value="253.5" calcext:value-type="currency">
            <text:p>$253.50</text:p>
          </table:table-cell>
          <table:table-cell table:style-name="ce99" office:value-type="currency" office:currency="USD" office:value="332.57" calcext:value-type="currency">
            <text:p>$332.57</text:p>
          </table:table-cell>
          <table:table-cell table:style-name="ce99" table:formula="of:=[.E160]-[.B160]" office:value-type="currency" office:currency="USD" office:value="7.56999999999999" calcext:value-type="currency">
            <text:p>$7.57</text:p>
          </table:table-cell>
          <table:table-cell table:style-name="ce82" table:formula="of:=[.E160]/[.D160]" office:value-type="float" office:value="1.31191321499014" calcext:value-type="float">
            <text:p>1.31191321499014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5296A9</text:p>
          </table:table-cell>
          <table:table-cell table:style-name="ce72" office:value-type="currency" office:currency="USD" office:value="125" calcext:value-type="currency">
            <text:p>$125.00</text:p>
          </table:table-cell>
          <table:table-cell table:style-name="ce99" office:value-type="currency" office:currency="USD" office:value="139" calcext:value-type="currency">
            <text:p>$139.00</text:p>
          </table:table-cell>
          <table:table-cell table:style-name="ce99" table:formula="of:=[.C161]*0.75" office:value-type="currency" office:currency="USD" office:value="104.25" calcext:value-type="currency">
            <text:p>$104.25</text:p>
          </table:table-cell>
          <table:table-cell table:style-name="ce99" office:value-type="currency" office:currency="USD" office:value="127.95" calcext:value-type="currency">
            <text:p>$127.95</text:p>
          </table:table-cell>
          <table:table-cell table:style-name="ce99" table:formula="of:=[.E161]-[.B161]" office:value-type="currency" office:currency="USD" office:value="2.95" calcext:value-type="currency">
            <text:p>$2.95</text:p>
          </table:table-cell>
          <table:table-cell table:style-name="ce82" table:formula="of:=[.E161]/[.D161]" office:value-type="float" office:value="1.2273381294964" calcext:value-type="float">
            <text:p>1.227338129496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297A8</text:p>
          </table:table-cell>
          <table:table-cell table:style-name="ce72" office:value-type="currency" office:currency="USD" office:value="139" calcext:value-type="currency">
            <text:p>$139.00</text:p>
          </table:table-cell>
          <table:table-cell table:style-name="ce99" office:value-type="currency" office:currency="USD" office:value="155" calcext:value-type="currency">
            <text:p>$155.00</text:p>
          </table:table-cell>
          <table:table-cell table:style-name="ce99" table:formula="of:=[.C162]*0.75" office:value-type="currency" office:currency="USD" office:value="116.25" calcext:value-type="currency">
            <text:p>$116.25</text:p>
          </table:table-cell>
          <table:table-cell table:style-name="ce99" office:value-type="currency" office:currency="USD" office:value="141.95" calcext:value-type="currency">
            <text:p>$141.95</text:p>
          </table:table-cell>
          <table:table-cell table:style-name="ce99" table:formula="of:=[.E162]-[.B162]" office:value-type="currency" office:currency="USD" office:value="2.94999999999999" calcext:value-type="currency">
            <text:p>$2.95</text:p>
          </table:table-cell>
          <table:table-cell table:style-name="ce82" table:formula="of:=[.E162]/[.D162]" office:value-type="float" office:value="1.2210752688172" calcext:value-type="float">
            <text:p>1.221075268817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299A6</text:p>
          </table:table-cell>
          <table:table-cell table:style-name="ce72" office:value-type="currency" office:currency="USD" office:value="179" calcext:value-type="currency">
            <text:p>$179.00</text:p>
          </table:table-cell>
          <table:table-cell table:style-name="ce99" office:value-type="currency" office:currency="USD" office:value="193" calcext:value-type="currency">
            <text:p>$193.00</text:p>
          </table:table-cell>
          <table:table-cell table:style-name="ce99" table:formula="of:=[.C163]*0.75" office:value-type="currency" office:currency="USD" office:value="144.75" calcext:value-type="currency">
            <text:p>$144.75</text:p>
          </table:table-cell>
          <table:table-cell table:style-name="ce99" office:value-type="currency" office:currency="USD" office:value="208.25" calcext:value-type="currency">
            <text:p>$208.25</text:p>
          </table:table-cell>
          <table:table-cell table:style-name="ce99" table:formula="of:=[.E163]-[.B163]" office:value-type="currency" office:currency="USD" office:value="29.25" calcext:value-type="currency">
            <text:p>$29.25</text:p>
          </table:table-cell>
          <table:table-cell table:style-name="ce82" table:formula="of:=[.E163]/[.D163]" office:value-type="float" office:value="1.43868739205527" calcext:value-type="float">
            <text:p>1.43868739205527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5298A7</text:p>
          </table:table-cell>
          <table:table-cell table:style-name="ce72" office:value-type="currency" office:currency="USD" office:value="159" calcext:value-type="currency">
            <text:p>$159.00</text:p>
          </table:table-cell>
          <table:table-cell table:style-name="ce99" office:value-type="currency" office:currency="USD" office:value="179" calcext:value-type="currency">
            <text:p>$179.00</text:p>
          </table:table-cell>
          <table:table-cell table:style-name="ce99" table:formula="of:=[.C164]*0.75" office:value-type="currency" office:currency="USD" office:value="134.25" calcext:value-type="currency">
            <text:p>$134.25</text:p>
          </table:table-cell>
          <table:table-cell table:style-name="ce99" office:value-type="currency" office:currency="USD" office:value="175.8" calcext:value-type="currency">
            <text:p>$175.80</text:p>
          </table:table-cell>
          <table:table-cell table:style-name="ce99" table:formula="of:=[.E164]-[.B164]" office:value-type="currency" office:currency="USD" office:value="16.8" calcext:value-type="currency">
            <text:p>$16.80</text:p>
          </table:table-cell>
          <table:table-cell table:style-name="ce82" table:formula="of:=[.E164]/[.D164]" office:value-type="float" office:value="1.30949720670391" calcext:value-type="float">
            <text:p>1.30949720670391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5314A6</text:p>
          </table:table-cell>
          <table:table-cell table:style-name="ce72" office:value-type="currency" office:currency="USD" office:value="173" calcext:value-type="currency">
            <text:p>$173.00</text:p>
          </table:table-cell>
          <table:table-cell table:style-name="ce99" office:value-type="currency" office:currency="USD" office:value="188" calcext:value-type="currency">
            <text:p>$188.00</text:p>
          </table:table-cell>
          <table:table-cell table:style-name="ce99" table:formula="of:=[.C165]*0.75" office:value-type="currency" office:currency="USD" office:value="141" calcext:value-type="currency">
            <text:p>$141.00</text:p>
          </table:table-cell>
          <table:table-cell table:style-name="ce99" office:value-type="currency" office:currency="USD" office:value="185.11" calcext:value-type="currency">
            <text:p>$185.11</text:p>
          </table:table-cell>
          <table:table-cell table:style-name="ce99" table:formula="of:=[.E165]-[.B165]" office:value-type="currency" office:currency="USD" office:value="12.11" calcext:value-type="currency">
            <text:p>$12.11</text:p>
          </table:table-cell>
          <table:table-cell table:style-name="ce82" table:formula="of:=[.E165]/[.D165]" office:value-type="float" office:value="1.31283687943262" calcext:value-type="float">
            <text:p>1.31283687943262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5315A5</text:p>
          </table:table-cell>
          <table:table-cell table:style-name="ce72" office:value-type="currency" office:currency="USD" office:value="170" calcext:value-type="currency">
            <text:p>$170.00</text:p>
          </table:table-cell>
          <table:table-cell table:style-name="ce99" office:value-type="currency" office:currency="USD" office:value="212" calcext:value-type="currency">
            <text:p>$212.00</text:p>
          </table:table-cell>
          <table:table-cell table:style-name="ce99" table:formula="of:=[.C166]*0.75" office:value-type="currency" office:currency="USD" office:value="159" calcext:value-type="currency">
            <text:p>$159.00</text:p>
          </table:table-cell>
          <table:table-cell table:style-name="ce99" office:value-type="currency" office:currency="USD" office:value="172.95" calcext:value-type="currency">
            <text:p>$172.95</text:p>
          </table:table-cell>
          <table:table-cell table:style-name="ce99" table:formula="of:=[.E166]-[.B166]" office:value-type="currency" office:currency="USD" office:value="2.94999999999999" calcext:value-type="currency">
            <text:p>$2.95</text:p>
          </table:table-cell>
          <table:table-cell table:style-name="ce82" table:formula="of:=[.E166]/[.D166]" office:value-type="float" office:value="1.0877358490566" calcext:value-type="float">
            <text:p>1.087735849056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316A4</text:p>
          </table:table-cell>
          <table:table-cell table:style-name="ce72" office:value-type="currency" office:currency="USD" office:value="188" calcext:value-type="currency">
            <text:p>$188.00</text:p>
          </table:table-cell>
          <table:table-cell table:style-name="ce99" office:value-type="currency" office:currency="USD" office:value="226" calcext:value-type="currency">
            <text:p>$226.00</text:p>
          </table:table-cell>
          <table:table-cell table:style-name="ce99" table:formula="of:=[.C167]*0.75" office:value-type="currency" office:currency="USD" office:value="169.5" calcext:value-type="currency">
            <text:p>$169.50</text:p>
          </table:table-cell>
          <table:table-cell table:style-name="ce99" office:value-type="currency" office:currency="USD" office:value="193.95" calcext:value-type="currency">
            <text:p>$193.95</text:p>
          </table:table-cell>
          <table:table-cell table:style-name="ce99" table:formula="of:=[.E167]-[.B167]" office:value-type="currency" office:currency="USD" office:value="5.94999999999999" calcext:value-type="currency">
            <text:p>$5.95</text:p>
          </table:table-cell>
          <table:table-cell table:style-name="ce82" table:formula="of:=[.E167]/[.D167]" office:value-type="float" office:value="1.14424778761062" calcext:value-type="float">
            <text:p>1.1442477876106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317A3</text:p>
          </table:table-cell>
          <table:table-cell table:style-name="ce72" office:value-type="currency" office:currency="USD" office:value="94" calcext:value-type="currency">
            <text:p>$94.00</text:p>
          </table:table-cell>
          <table:table-cell table:style-name="ce99" office:value-type="currency" office:currency="USD" office:value="110" calcext:value-type="currency">
            <text:p>$110.00</text:p>
          </table:table-cell>
          <table:table-cell table:style-name="ce99" table:formula="of:=[.C168]*0.75" office:value-type="currency" office:currency="USD" office:value="82.5" calcext:value-type="currency">
            <text:p>$82.50</text:p>
          </table:table-cell>
          <table:table-cell table:style-name="ce99" office:value-type="currency" office:currency="USD" office:value="94.95" calcext:value-type="currency">
            <text:p>$94.95</text:p>
          </table:table-cell>
          <table:table-cell table:style-name="ce99" table:formula="of:=[.E168]-[.B168]" office:value-type="currency" office:currency="USD" office:value="0.950000000000003" calcext:value-type="currency">
            <text:p>$0.95</text:p>
          </table:table-cell>
          <table:table-cell table:style-name="ce82" table:formula="of:=[.E168]/[.D168]" office:value-type="float" office:value="1.15090909090909" calcext:value-type="float">
            <text:p>1.1509090909090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318A2</text:p>
          </table:table-cell>
          <table:table-cell table:style-name="ce72" office:value-type="currency" office:currency="USD" office:value="102" calcext:value-type="currency">
            <text:p>$102.00</text:p>
          </table:table-cell>
          <table:table-cell table:style-name="ce99" office:value-type="currency" office:currency="USD" office:value="105" calcext:value-type="currency">
            <text:p>$105.00</text:p>
          </table:table-cell>
          <table:table-cell table:style-name="ce99" table:formula="of:=[.C169]*0.75" office:value-type="currency" office:currency="USD" office:value="78.75" calcext:value-type="currency">
            <text:p>$78.75</text:p>
          </table:table-cell>
          <table:table-cell table:style-name="ce99" office:value-type="currency" office:currency="USD" office:value="105.16" calcext:value-type="currency">
            <text:p>$105.16</text:p>
          </table:table-cell>
          <table:table-cell table:style-name="ce99" table:formula="of:=[.E169]-[.B169]" office:value-type="currency" office:currency="USD" office:value="3.16" calcext:value-type="currency">
            <text:p>$3.16</text:p>
          </table:table-cell>
          <table:table-cell table:style-name="ce82" table:formula="of:=[.E169]/[.D169]" office:value-type="float" office:value="1.33536507936508" calcext:value-type="float">
            <text:p>1.33536507936508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5319A1</text:p>
          </table:table-cell>
          <table:table-cell table:style-name="ce72" office:value-type="currency" office:currency="USD" office:value="77" calcext:value-type="currency">
            <text:p>$77.00</text:p>
          </table:table-cell>
          <table:table-cell table:style-name="ce99" office:value-type="currency" office:currency="USD" office:value="99" calcext:value-type="currency">
            <text:p>$99.00</text:p>
          </table:table-cell>
          <table:table-cell table:style-name="ce99" table:formula="of:=[.C170]*0.75" office:value-type="currency" office:currency="USD" office:value="74.25" calcext:value-type="currency">
            <text:p>$74.25</text:p>
          </table:table-cell>
          <table:table-cell table:style-name="ce99" office:value-type="currency" office:currency="USD" office:value="77.95" calcext:value-type="currency">
            <text:p>$77.95</text:p>
          </table:table-cell>
          <table:table-cell table:style-name="ce99" table:formula="of:=[.E170]-[.B170]" office:value-type="currency" office:currency="USD" office:value="0.950000000000003" calcext:value-type="currency">
            <text:p>$0.95</text:p>
          </table:table-cell>
          <table:table-cell table:style-name="ce82" table:formula="of:=[.E170]/[.D170]" office:value-type="float" office:value="1.04983164983165" calcext:value-type="float">
            <text:p>1.0498316498316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320A0</text:p>
          </table:table-cell>
          <table:table-cell table:style-name="ce72" office:value-type="currency" office:currency="USD" office:value="90" calcext:value-type="currency">
            <text:p>$90.00</text:p>
          </table:table-cell>
          <table:table-cell table:style-name="ce99" office:value-type="currency" office:currency="USD" office:value="96" calcext:value-type="currency">
            <text:p>$96.00</text:p>
          </table:table-cell>
          <table:table-cell table:style-name="ce99" table:formula="of:=[.C171]*0.75" office:value-type="currency" office:currency="USD" office:value="72" calcext:value-type="currency">
            <text:p>$72.00</text:p>
          </table:table-cell>
          <table:table-cell table:style-name="ce99" office:value-type="currency" office:currency="USD" office:value="91.36" calcext:value-type="currency">
            <text:p>$91.36</text:p>
          </table:table-cell>
          <table:table-cell table:style-name="ce99" table:formula="of:=[.E171]-[.B171]" office:value-type="currency" office:currency="USD" office:value="1.36" calcext:value-type="currency">
            <text:p>$1.36</text:p>
          </table:table-cell>
          <table:table-cell table:style-name="ce82" table:formula="of:=[.E171]/[.D171]" office:value-type="float" office:value="1.26888888888889" calcext:value-type="float">
            <text:p>1.26888888888889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5321A8</text:p>
          </table:table-cell>
          <table:table-cell table:style-name="ce72" office:value-type="currency" office:currency="USD" office:value="481" calcext:value-type="currency">
            <text:p>$481.00</text:p>
          </table:table-cell>
          <table:table-cell table:style-name="ce99" office:value-type="currency" office:currency="USD" office:value="612" calcext:value-type="currency">
            <text:p>$612.00</text:p>
          </table:table-cell>
          <table:table-cell table:style-name="ce99" table:formula="of:=[.C172]*0.75" office:value-type="currency" office:currency="USD" office:value="459" calcext:value-type="currency">
            <text:p>$459.00</text:p>
          </table:table-cell>
          <table:table-cell table:style-name="ce99" office:value-type="currency" office:currency="USD" office:value="489" calcext:value-type="currency">
            <text:p>$489.00</text:p>
          </table:table-cell>
          <table:table-cell table:style-name="ce99" table:formula="of:=[.E172]-[.B172]" office:value-type="currency" office:currency="USD" office:value="8" calcext:value-type="currency">
            <text:p>$8.00</text:p>
          </table:table-cell>
          <table:table-cell table:style-name="ce82" table:formula="of:=[.E172]/[.D172]" office:value-type="float" office:value="1.06535947712418" calcext:value-type="float">
            <text:p>1.0653594771241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322A7</text:p>
          </table:table-cell>
          <table:table-cell table:style-name="ce72" office:value-type="currency" office:currency="USD" office:value="482" calcext:value-type="currency">
            <text:p>$482.00</text:p>
          </table:table-cell>
          <table:table-cell table:style-name="ce99" office:value-type="currency" office:currency="USD" office:value="593" calcext:value-type="currency">
            <text:p>$593.00</text:p>
          </table:table-cell>
          <table:table-cell table:style-name="ce99" table:formula="of:=[.C173]*0.75" office:value-type="currency" office:currency="USD" office:value="444.75" calcext:value-type="currency">
            <text:p>$444.75</text:p>
          </table:table-cell>
          <table:table-cell table:style-name="ce99" office:value-type="currency" office:currency="USD" office:value="484.95" calcext:value-type="currency">
            <text:p>$484.95</text:p>
          </table:table-cell>
          <table:table-cell table:style-name="ce99" table:formula="of:=[.E173]-[.B173]" office:value-type="currency" office:currency="USD" office:value="2.94999999999999" calcext:value-type="currency">
            <text:p>$2.95</text:p>
          </table:table-cell>
          <table:table-cell table:style-name="ce82" table:formula="of:=[.E173]/[.D173]" office:value-type="float" office:value="1.09038785834739" calcext:value-type="float">
            <text:p>1.0903878583473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323A6</text:p>
          </table:table-cell>
          <table:table-cell table:style-name="ce72" office:value-type="currency" office:currency="USD" office:value="399" calcext:value-type="currency">
            <text:p>$399.00</text:p>
          </table:table-cell>
          <table:table-cell table:style-name="ce99" office:value-type="currency" office:currency="USD" office:value="512" calcext:value-type="currency">
            <text:p>$512.00</text:p>
          </table:table-cell>
          <table:table-cell table:style-name="ce99" table:formula="of:=[.C174]*0.75" office:value-type="currency" office:currency="USD" office:value="384" calcext:value-type="currency">
            <text:p>$384.00</text:p>
          </table:table-cell>
          <table:table-cell table:style-name="ce99" office:value-type="currency" office:currency="USD" office:value="401.95" calcext:value-type="currency">
            <text:p>$401.95</text:p>
          </table:table-cell>
          <table:table-cell table:style-name="ce99" table:formula="of:=[.E174]-[.B174]" office:value-type="currency" office:currency="USD" office:value="2.94999999999999" calcext:value-type="currency">
            <text:p>$2.95</text:p>
          </table:table-cell>
          <table:table-cell table:style-name="ce82" table:formula="of:=[.E174]/[.D174]" office:value-type="float" office:value="1.04674479166667" calcext:value-type="float">
            <text:p>1.0467447916666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324A5</text:p>
          </table:table-cell>
          <table:table-cell table:style-name="ce72" office:value-type="currency" office:currency="USD" office:value="355" calcext:value-type="currency">
            <text:p>$355.00</text:p>
          </table:table-cell>
          <table:table-cell table:style-name="ce99" office:value-type="currency" office:currency="USD" office:value="452" calcext:value-type="currency">
            <text:p>$452.00</text:p>
          </table:table-cell>
          <table:table-cell table:style-name="ce99" table:formula="of:=[.C175]*0.75" office:value-type="currency" office:currency="USD" office:value="339" calcext:value-type="currency">
            <text:p>$339.00</text:p>
          </table:table-cell>
          <table:table-cell table:style-name="ce99" office:value-type="currency" office:currency="USD" office:value="358.95" calcext:value-type="currency">
            <text:p>$358.95</text:p>
          </table:table-cell>
          <table:table-cell table:style-name="ce99" table:formula="of:=[.E175]-[.B175]" office:value-type="currency" office:currency="USD" office:value="3.94999999999999" calcext:value-type="currency">
            <text:p>$3.95</text:p>
          </table:table-cell>
          <table:table-cell table:style-name="ce82" table:formula="of:=[.E175]/[.D175]" office:value-type="float" office:value="1.05884955752212" calcext:value-type="float">
            <text:p>1.0588495575221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312A8</text:p>
          </table:table-cell>
          <table:table-cell table:style-name="ce72" office:value-type="currency" office:currency="USD" office:value="29.6" calcext:value-type="currency">
            <text:p>$29.60</text:p>
          </table:table-cell>
          <table:table-cell table:style-name="ce99" office:value-type="currency" office:currency="USD" office:value="29" calcext:value-type="currency">
            <text:p>$29.00</text:p>
          </table:table-cell>
          <table:table-cell table:style-name="ce99" table:formula="of:=[.C176]*0.75" office:value-type="currency" office:currency="USD" office:value="21.75" calcext:value-type="currency">
            <text:p>$21.75</text:p>
          </table:table-cell>
          <table:table-cell table:style-name="ce99" office:value-type="currency" office:currency="USD" office:value="29.8" calcext:value-type="currency">
            <text:p>$29.80</text:p>
          </table:table-cell>
          <table:table-cell table:style-name="ce99" table:formula="of:=[.E176]-[.B176]" office:value-type="currency" office:currency="USD" office:value="0.199999999999999" calcext:value-type="currency">
            <text:p>$0.20</text:p>
          </table:table-cell>
          <table:table-cell table:style-name="ce82" table:formula="of:=[.E176]/[.D176]" office:value-type="float" office:value="1.37011494252874" calcext:value-type="float">
            <text:p>1.37011494252874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High-Vis Bin Cabinet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6227A1</text:p>
          </table:table-cell>
          <table:table-cell table:style-name="ce72" office:value-type="currency" office:currency="USD" office:value="1094" calcext:value-type="currency">
            <text:p>$1,094.00</text:p>
          </table:table-cell>
          <table:table-cell table:style-name="ce99" office:value-type="currency" office:currency="USD" office:value="1328" calcext:value-type="currency">
            <text:p>$1,328.00</text:p>
          </table:table-cell>
          <table:table-cell table:style-name="ce99" table:formula="of:=[.C180]*0.75" office:value-type="currency" office:currency="USD" office:value="996" calcext:value-type="currency">
            <text:p>$996.00</text:p>
          </table:table-cell>
          <table:table-cell table:style-name="ce99" office:value-type="currency" office:currency="USD" office:value="1099" calcext:value-type="currency">
            <text:p>$1,099.00</text:p>
          </table:table-cell>
          <table:table-cell table:style-name="ce99" table:formula="of:=[.E180]-[.B180]" office:value-type="currency" office:currency="USD" office:value="5" calcext:value-type="currency">
            <text:p>$5.00</text:p>
          </table:table-cell>
          <table:table-cell table:style-name="ce82" table:formula="of:=[.E180]/[.D180]" office:value-type="float" office:value="1.10341365461847" calcext:value-type="float">
            <text:p>1.1034136546184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6228A0</text:p>
          </table:table-cell>
          <table:table-cell table:style-name="ce72" office:value-type="currency" office:currency="USD" office:value="1014" calcext:value-type="currency">
            <text:p>$1,014.00</text:p>
          </table:table-cell>
          <table:table-cell table:style-name="ce99" office:value-type="currency" office:currency="USD" office:value="1230" calcext:value-type="currency">
            <text:p>$1,230.00</text:p>
          </table:table-cell>
          <table:table-cell table:style-name="ce99" table:formula="of:=[.C181]*0.75" office:value-type="currency" office:currency="USD" office:value="922.5" calcext:value-type="currency">
            <text:p>$922.50</text:p>
          </table:table-cell>
          <table:table-cell table:style-name="ce99" office:value-type="currency" office:currency="USD" office:value="1019" calcext:value-type="currency">
            <text:p>$1,019.00</text:p>
          </table:table-cell>
          <table:table-cell table:style-name="ce99" table:formula="of:=[.E181]-[.B181]" office:value-type="currency" office:currency="USD" office:value="5" calcext:value-type="currency">
            <text:p>$5.00</text:p>
          </table:table-cell>
          <table:table-cell table:style-name="ce82" table:formula="of:=[.E181]/[.D181]" office:value-type="float" office:value="1.10460704607046" calcext:value-type="float">
            <text:p>1.1046070460704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9" office:value-type="string" calcext:value-type="string">
            <text:p>F86231P5</text:p>
          </table:table-cell>
          <table:table-cell table:style-name="ce72" office:value-type="currency" office:currency="USD" office:value="1025" calcext:value-type="currency">
            <text:p>$1,025.00</text:p>
          </table:table-cell>
          <table:table-cell table:style-name="ce99"/>
          <table:table-cell table:style-name="ce99" table:formula="of:=[.C182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182]-[.B182]" office:value-type="currency" office:currency="USD" office:value="-1025" calcext:value-type="currency">
            <text:p>-$1,025.00</text:p>
          </table:table-cell>
          <table:table-cell table:style-name="ce82" table:formula="of:=[.E182]/[.D182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9" office:value-type="string" calcext:value-type="string">
            <text:p>F81880A2</text:p>
          </table:table-cell>
          <table:table-cell table:style-name="ce72" office:value-type="currency" office:currency="USD" office:value="1305" calcext:value-type="currency">
            <text:p>$1,305.00</text:p>
          </table:table-cell>
          <table:table-cell table:style-name="ce99"/>
          <table:table-cell table:style-name="ce99" table:formula="of:=[.C183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183]-[.B183]" office:value-type="currency" office:currency="USD" office:value="-1305" calcext:value-type="currency">
            <text:p>-$1,305.00</text:p>
          </table:table-cell>
          <table:table-cell table:style-name="ce82" table:formula="of:=[.E183]/[.D183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9" office:value-type="string" calcext:value-type="string">
            <text:p>F81881A3</text:p>
          </table:table-cell>
          <table:table-cell table:style-name="ce72" office:value-type="currency" office:currency="USD" office:value="1330" calcext:value-type="currency">
            <text:p>$1,330.00</text:p>
          </table:table-cell>
          <table:table-cell table:style-name="ce99"/>
          <table:table-cell table:style-name="ce99" table:formula="of:=[.C184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184]-[.B184]" office:value-type="currency" office:currency="USD" office:value="-1330" calcext:value-type="currency">
            <text:p>-$1,330.00</text:p>
          </table:table-cell>
          <table:table-cell table:style-name="ce82" table:formula="of:=[.E184]/[.D184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High Capacity Cabinets - Half-Cab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8131A8</text:p>
          </table:table-cell>
          <table:table-cell table:style-name="ce72" office:value-type="currency" office:currency="USD" office:value="1495" calcext:value-type="currency">
            <text:p>$1,495.00</text:p>
          </table:table-cell>
          <table:table-cell table:style-name="ce99" office:value-type="currency" office:currency="USD" office:value="1600" calcext:value-type="currency">
            <text:p>$1,600.00</text:p>
          </table:table-cell>
          <table:table-cell table:style-name="ce99" table:formula="of:=[.C188]*0.75" office:value-type="currency" office:currency="USD" office:value="1200" calcext:value-type="currency">
            <text:p>$1,200.00</text:p>
          </table:table-cell>
          <table:table-cell table:style-name="ce99"/>
          <table:table-cell table:style-name="ce99" table:formula="of:=[.E188]-[.B188]" office:value-type="currency" office:currency="USD" office:value="-1495" calcext:value-type="currency">
            <text:p>-$1,495.00</text:p>
          </table:table-cell>
          <table:table-cell table:style-name="ce82" table:formula="of:=[.E188]/[.D188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87459A8</text:p>
          </table:table-cell>
          <table:table-cell table:style-name="ce72" office:value-type="currency" office:currency="USD" office:value="710" calcext:value-type="currency">
            <text:p>$710.00</text:p>
          </table:table-cell>
          <table:table-cell table:style-name="ce99" office:value-type="currency" office:currency="USD" office:value="880" calcext:value-type="currency">
            <text:p>$880.00</text:p>
          </table:table-cell>
          <table:table-cell table:style-name="ce99" table:formula="of:=[.C189]*0.75" office:value-type="currency" office:currency="USD" office:value="660" calcext:value-type="currency">
            <text:p>$660.00</text:p>
          </table:table-cell>
          <table:table-cell table:style-name="ce99" office:value-type="currency" office:currency="USD" office:value="728" calcext:value-type="currency">
            <text:p>$728.00</text:p>
          </table:table-cell>
          <table:table-cell table:style-name="ce99" table:formula="of:=[.E189]-[.B189]" office:value-type="currency" office:currency="USD" office:value="18" calcext:value-type="currency">
            <text:p>$18.00</text:p>
          </table:table-cell>
          <table:table-cell table:style-name="ce82" table:formula="of:=[.E189]/[.D189]" office:value-type="float" office:value="1.1030303030303" calcext:value-type="float">
            <text:p>1.103030303030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89A6</text:p>
          </table:table-cell>
          <table:table-cell table:style-name="ce72" office:value-type="currency" office:currency="USD" office:value="1199" calcext:value-type="currency">
            <text:p>$1,199.00</text:p>
          </table:table-cell>
          <table:table-cell table:style-name="ce99" office:value-type="currency" office:currency="USD" office:value="1220" calcext:value-type="currency">
            <text:p>$1,220.00</text:p>
          </table:table-cell>
          <table:table-cell table:style-name="ce99" table:formula="of:=[.C190]*0.75" office:value-type="currency" office:currency="USD" office:value="915" calcext:value-type="currency">
            <text:p>$915.00</text:p>
          </table:table-cell>
          <table:table-cell table:style-name="ce99"/>
          <table:table-cell table:style-name="ce99" table:formula="of:=[.E190]-[.B190]" office:value-type="currency" office:currency="USD" office:value="-1199" calcext:value-type="currency">
            <text:p>-$1,199.00</text:p>
          </table:table-cell>
          <table:table-cell table:style-name="ce82" table:formula="of:=[.E190]/[.D190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87103A8</text:p>
          </table:table-cell>
          <table:table-cell table:style-name="ce72" office:value-type="currency" office:currency="USD" office:value="21.6" calcext:value-type="currency">
            <text:p>$21.60</text:p>
          </table:table-cell>
          <table:table-cell table:style-name="ce99" office:value-type="currency" office:currency="USD" office:value="23" calcext:value-type="currency">
            <text:p>$23.00</text:p>
          </table:table-cell>
          <table:table-cell table:style-name="ce99" table:formula="of:=[.C191]*0.75" office:value-type="currency" office:currency="USD" office:value="17.25" calcext:value-type="currency">
            <text:p>$17.25</text:p>
          </table:table-cell>
          <table:table-cell table:style-name="ce99" office:value-type="currency" office:currency="USD" office:value="18.5" calcext:value-type="currency">
            <text:p>$18.50</text:p>
          </table:table-cell>
          <table:table-cell table:style-name="ce99" table:formula="of:=[.E191]-[.B191]" office:value-type="currency" office:currency="USD" office:value="-3.1" calcext:value-type="currency">
            <text:p>-$3.10</text:p>
          </table:table-cell>
          <table:table-cell table:style-name="ce82" table:formula="of:=[.E191]/[.D191]" office:value-type="float" office:value="1.07246376811594" calcext:value-type="float">
            <text:p>1.0724637681159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Electronic Locking Cabine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5874A1</text:p>
          </table:table-cell>
          <table:table-cell table:style-name="ce72" office:value-type="currency" office:currency="USD" office:value="1420" calcext:value-type="currency">
            <text:p>$1,420.00</text:p>
          </table:table-cell>
          <table:table-cell table:style-name="ce99" office:value-type="currency" office:currency="USD" office:value="1599" calcext:value-type="currency">
            <text:p>$1,599.00</text:p>
          </table:table-cell>
          <table:table-cell table:style-name="ce99" table:formula="of:=[.C195]*0.75" office:value-type="currency" office:currency="USD" office:value="1199.25" calcext:value-type="currency">
            <text:p>$1,199.25</text:p>
          </table:table-cell>
          <table:table-cell table:style-name="ce99" office:value-type="currency" office:currency="USD" office:value="1050" calcext:value-type="currency">
            <text:p>$1,050.00</text:p>
          </table:table-cell>
          <table:table-cell table:style-name="ce99" table:formula="of:=[.E195]-[.B195]" office:value-type="currency" office:currency="USD" office:value="-370" calcext:value-type="currency">
            <text:p>-$370.00</text:p>
          </table:table-cell>
          <table:table-cell table:style-name="ce82" table:formula="of:=[.E195]/[.D195]" office:value-type="float" office:value="0.875547217010632" calcext:value-type="float">
            <text:p>0.87554721701063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75A0</text:p>
          </table:table-cell>
          <table:table-cell table:style-name="ce72" office:value-type="currency" office:currency="USD" office:value="1185" calcext:value-type="currency">
            <text:p>$1,185.00</text:p>
          </table:table-cell>
          <table:table-cell table:style-name="ce99" office:value-type="currency" office:currency="USD" office:value="1299" calcext:value-type="currency">
            <text:p>$1,299.00</text:p>
          </table:table-cell>
          <table:table-cell table:style-name="ce99" table:formula="of:=[.C196]*0.75" office:value-type="currency" office:currency="USD" office:value="974.25" calcext:value-type="currency">
            <text:p>$974.25</text:p>
          </table:table-cell>
          <table:table-cell table:style-name="ce99" office:value-type="currency" office:currency="USD" office:value="839" calcext:value-type="currency">
            <text:p>$839.00</text:p>
          </table:table-cell>
          <table:table-cell table:style-name="ce99" table:formula="of:=[.E196]-[.B196]" office:value-type="currency" office:currency="USD" office:value="-346" calcext:value-type="currency">
            <text:p>-$346.00</text:p>
          </table:table-cell>
          <table:table-cell table:style-name="ce82" table:formula="of:=[.E196]/[.D196]" office:value-type="float" office:value="0.861175263022838" calcext:value-type="float">
            <text:p>0.86117526302283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76A9</text:p>
          </table:table-cell>
          <table:table-cell table:style-name="ce72" office:value-type="currency" office:currency="USD" office:value="1420" calcext:value-type="currency">
            <text:p>$1,420.00</text:p>
          </table:table-cell>
          <table:table-cell table:style-name="ce99" office:value-type="currency" office:currency="USD" office:value="1530" calcext:value-type="currency">
            <text:p>$1,530.00</text:p>
          </table:table-cell>
          <table:table-cell table:style-name="ce99" table:formula="of:=[.C197]*0.75" office:value-type="currency" office:currency="USD" office:value="1147.5" calcext:value-type="currency">
            <text:p>$1,147.50</text:p>
          </table:table-cell>
          <table:table-cell table:style-name="ce99" office:value-type="currency" office:currency="USD" office:value="1081" calcext:value-type="currency">
            <text:p>$1,081.00</text:p>
          </table:table-cell>
          <table:table-cell table:style-name="ce99" table:formula="of:=[.E197]-[.B197]" office:value-type="currency" office:currency="USD" office:value="-339" calcext:value-type="currency">
            <text:p>-$339.00</text:p>
          </table:table-cell>
          <table:table-cell table:style-name="ce82" table:formula="of:=[.E197]/[.D197]" office:value-type="float" office:value="0.942047930283224" calcext:value-type="float">
            <text:p>0.94204793028322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77A8</text:p>
          </table:table-cell>
          <table:table-cell table:style-name="ce72" office:value-type="currency" office:currency="USD" office:value="1320" calcext:value-type="currency">
            <text:p>$1,320.00</text:p>
          </table:table-cell>
          <table:table-cell table:style-name="ce72" office:value-type="currency" office:currency="USD" office:value="1450" calcext:value-type="currency">
            <text:p>$1,450.00</text:p>
          </table:table-cell>
          <table:table-cell table:style-name="ce99" table:formula="of:=[.C198]*0.75" office:value-type="currency" office:currency="USD" office:value="1087.5" calcext:value-type="currency">
            <text:p>$1,087.50</text:p>
          </table:table-cell>
          <table:table-cell table:style-name="ce99" office:value-type="currency" office:currency="USD" office:value="973" calcext:value-type="currency">
            <text:p>$973.00</text:p>
          </table:table-cell>
          <table:table-cell table:style-name="ce99" table:formula="of:=[.E198]-[.B198]" office:value-type="currency" office:currency="USD" office:value="-347" calcext:value-type="currency">
            <text:p>-$347.00</text:p>
          </table:table-cell>
          <table:table-cell table:style-name="ce82" table:formula="of:=[.E198]/[.D198]" office:value-type="float" office:value="0.894712643678161" calcext:value-type="float">
            <text:p>0.89471264367816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74W5</text:p>
          </table:table-cell>
          <table:table-cell table:style-name="ce72" office:value-type="currency" office:currency="USD" office:value="1425" calcext:value-type="currency">
            <text:p>$1,425.00</text:p>
          </table:table-cell>
          <table:table-cell table:style-name="ce99" office:value-type="currency" office:currency="USD" office:value="1599" calcext:value-type="currency">
            <text:p>$1,599.00</text:p>
          </table:table-cell>
          <table:table-cell table:style-name="ce99" table:formula="of:=[.C199]*0.75" office:value-type="currency" office:currency="USD" office:value="1199.25" calcext:value-type="currency">
            <text:p>$1,199.25</text:p>
          </table:table-cell>
          <table:table-cell table:style-name="ce99" office:value-type="currency" office:currency="USD" office:value="1076" calcext:value-type="currency">
            <text:p>$1,076.00</text:p>
          </table:table-cell>
          <table:table-cell table:style-name="ce99" table:formula="of:=[.E199]-[.B199]" office:value-type="currency" office:currency="USD" office:value="-349" calcext:value-type="currency">
            <text:p>-$349.00</text:p>
          </table:table-cell>
          <table:table-cell table:style-name="ce82" table:formula="of:=[.E199]/[.D199]" office:value-type="float" office:value="0.8972274338128" calcext:value-type="float">
            <text:p>0.897227433812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75W4</text:p>
          </table:table-cell>
          <table:table-cell table:style-name="ce72" office:value-type="currency" office:currency="USD" office:value="1175" calcext:value-type="currency">
            <text:p>$1,175.00</text:p>
          </table:table-cell>
          <table:table-cell table:style-name="ce99" office:value-type="currency" office:currency="USD" office:value="1299" calcext:value-type="currency">
            <text:p>$1,299.00</text:p>
          </table:table-cell>
          <table:table-cell table:style-name="ce99" table:formula="of:=[.C200]*0.75" office:value-type="currency" office:currency="USD" office:value="974.25" calcext:value-type="currency">
            <text:p>$974.25</text:p>
          </table:table-cell>
          <table:table-cell table:style-name="ce99" office:value-type="currency" office:currency="USD" office:value="873" calcext:value-type="currency">
            <text:p>$873.00</text:p>
          </table:table-cell>
          <table:table-cell table:style-name="ce99" table:formula="of:=[.E200]-[.B200]" office:value-type="currency" office:currency="USD" office:value="-302" calcext:value-type="currency">
            <text:p>-$302.00</text:p>
          </table:table-cell>
          <table:table-cell table:style-name="ce82" table:formula="of:=[.E200]/[.D200]" office:value-type="float" office:value="0.896073903002309" calcext:value-type="float">
            <text:p>0.89607390300230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76W3</text:p>
          </table:table-cell>
          <table:table-cell table:style-name="ce72" office:value-type="currency" office:currency="USD" office:value="1425" calcext:value-type="currency">
            <text:p>$1,425.00</text:p>
          </table:table-cell>
          <table:table-cell table:style-name="ce99" office:value-type="currency" office:currency="USD" office:value="1530" calcext:value-type="currency">
            <text:p>$1,530.00</text:p>
          </table:table-cell>
          <table:table-cell table:style-name="ce99" table:formula="of:=[.C201]*0.75" office:value-type="currency" office:currency="USD" office:value="1147.5" calcext:value-type="currency">
            <text:p>$1,147.50</text:p>
          </table:table-cell>
          <table:table-cell table:style-name="ce99" office:value-type="currency" office:currency="USD" office:value="1081" calcext:value-type="currency">
            <text:p>$1,081.00</text:p>
          </table:table-cell>
          <table:table-cell table:style-name="ce99" table:formula="of:=[.E201]-[.B201]" office:value-type="currency" office:currency="USD" office:value="-344" calcext:value-type="currency">
            <text:p>-$344.00</text:p>
          </table:table-cell>
          <table:table-cell table:style-name="ce82" table:formula="of:=[.E201]/[.D201]" office:value-type="float" office:value="0.942047930283224" calcext:value-type="float">
            <text:p>0.94204793028322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77W2</text:p>
          </table:table-cell>
          <table:table-cell table:style-name="ce72" office:value-type="currency" office:currency="USD" office:value="1320" calcext:value-type="currency">
            <text:p>$1,320.00</text:p>
          </table:table-cell>
          <table:table-cell table:style-name="ce99" office:value-type="currency" office:currency="USD" office:value="1450" calcext:value-type="currency">
            <text:p>$1,450.00</text:p>
          </table:table-cell>
          <table:table-cell table:style-name="ce99" table:formula="of:=[.C202]*0.75" office:value-type="currency" office:currency="USD" office:value="1087.5" calcext:value-type="currency">
            <text:p>$1,087.50</text:p>
          </table:table-cell>
          <table:table-cell table:style-name="ce99" office:value-type="currency" office:currency="USD" office:value="997" calcext:value-type="currency">
            <text:p>$997.00</text:p>
          </table:table-cell>
          <table:table-cell table:style-name="ce99" table:formula="of:=[.E202]-[.B202]" office:value-type="currency" office:currency="USD" office:value="-323" calcext:value-type="currency">
            <text:p>-$323.00</text:p>
          </table:table-cell>
          <table:table-cell table:style-name="ce82" table:formula="of:=[.E202]/[.D202]" office:value-type="float" office:value="0.916781609195402" calcext:value-type="float">
            <text:p>0.91678160919540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Deep Door Bin Cabinet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7969A1</text:p>
          </table:table-cell>
          <table:table-cell table:style-name="ce72" office:value-type="currency" office:currency="USD" office:value="1490" calcext:value-type="currency">
            <text:p>$1,490.00</text:p>
          </table:table-cell>
          <table:table-cell table:style-name="ce99" office:value-type="currency" office:currency="USD" office:value="1710" calcext:value-type="currency">
            <text:p>$1,710.00</text:p>
          </table:table-cell>
          <table:table-cell table:style-name="ce99" table:formula="of:=[.C206]*0.75" office:value-type="currency" office:currency="USD" office:value="1282.5" calcext:value-type="currency">
            <text:p>$1,282.50</text:p>
          </table:table-cell>
          <table:table-cell table:style-name="ce99" office:value-type="currency" office:currency="USD" office:value="1285" calcext:value-type="currency">
            <text:p>$1,285.00</text:p>
          </table:table-cell>
          <table:table-cell table:style-name="ce99" table:formula="of:=[.E206]-[.B206]" office:value-type="currency" office:currency="USD" office:value="-205" calcext:value-type="currency">
            <text:p>-$205.00</text:p>
          </table:table-cell>
          <table:table-cell table:style-name="ce82" table:formula="of:=[.E206]/[.D206]" office:value-type="float" office:value="1.00194931773879" calcext:value-type="float">
            <text:p>1.0019493177387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992A8</text:p>
          </table:table-cell>
          <table:table-cell table:style-name="ce72" office:value-type="currency" office:currency="USD" office:value="1048" calcext:value-type="currency">
            <text:p>$1,048.00</text:p>
          </table:table-cell>
          <table:table-cell table:style-name="ce99" office:value-type="currency" office:currency="USD" office:value="1068" calcext:value-type="currency">
            <text:p>$1,068.00</text:p>
          </table:table-cell>
          <table:table-cell table:style-name="ce99" table:formula="of:=[.C207]*0.75" office:value-type="currency" office:currency="USD" office:value="801" calcext:value-type="currency">
            <text:p>$801.00</text:p>
          </table:table-cell>
          <table:table-cell table:style-name="ce99"/>
          <table:table-cell table:style-name="ce99" table:formula="of:=[.E207]-[.B207]" office:value-type="currency" office:currency="USD" office:value="-1048" calcext:value-type="currency">
            <text:p>-$1,048.00</text:p>
          </table:table-cell>
          <table:table-cell table:style-name="ce82" table:formula="of:=[.E207]/[.D207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87199A3</text:p>
          </table:table-cell>
          <table:table-cell table:style-name="ce72" office:value-type="currency" office:currency="USD" office:value="929" calcext:value-type="currency">
            <text:p>$929.00</text:p>
          </table:table-cell>
          <table:table-cell table:style-name="ce99" office:value-type="currency" office:currency="USD" office:value="990" calcext:value-type="currency">
            <text:p>$990.00</text:p>
          </table:table-cell>
          <table:table-cell table:style-name="ce99" table:formula="of:=[.C208]*0.75" office:value-type="currency" office:currency="USD" office:value="742.5" calcext:value-type="currency">
            <text:p>$742.50</text:p>
          </table:table-cell>
          <table:table-cell table:style-name="ce99"/>
          <table:table-cell table:style-name="ce99" table:formula="of:=[.E208]-[.B208]" office:value-type="currency" office:currency="USD" office:value="-929" calcext:value-type="currency">
            <text:p>-$929.00</text:p>
          </table:table-cell>
          <table:table-cell table:style-name="ce82" table:formula="of:=[.E208]/[.D208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Deep Door Bin &amp; Shelf Cabinet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7970A0</text:p>
          </table:table-cell>
          <table:table-cell table:style-name="ce72" office:value-type="currency" office:currency="USD" office:value="1269" calcext:value-type="currency">
            <text:p>$1,269.00</text:p>
          </table:table-cell>
          <table:table-cell table:style-name="ce99" office:value-type="currency" office:currency="USD" office:value="1375" calcext:value-type="currency">
            <text:p>$1,375.00</text:p>
          </table:table-cell>
          <table:table-cell table:style-name="ce99" table:formula="of:=[.C212]*0.75" office:value-type="currency" office:currency="USD" office:value="1031.25" calcext:value-type="currency">
            <text:p>$1,031.25</text:p>
          </table:table-cell>
          <table:table-cell table:style-name="ce99" office:value-type="currency" office:currency="USD" office:value="1095" calcext:value-type="currency">
            <text:p>$1,095.00</text:p>
          </table:table-cell>
          <table:table-cell table:style-name="ce99" table:formula="of:=[.E212]-[.B212]" office:value-type="currency" office:currency="USD" office:value="-174" calcext:value-type="currency">
            <text:p>-$174.00</text:p>
          </table:table-cell>
          <table:table-cell table:style-name="ce82" table:formula="of:=[.E212]/[.D212]" office:value-type="float" office:value="1.06181818181818" calcext:value-type="float">
            <text:p>1.0618181818181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971A9</text:p>
          </table:table-cell>
          <table:table-cell table:style-name="ce72" office:value-type="currency" office:currency="USD" office:value="1539" calcext:value-type="currency">
            <text:p>$1,539.00</text:p>
          </table:table-cell>
          <table:table-cell table:style-name="ce99" office:value-type="currency" office:currency="USD" office:value="1610" calcext:value-type="currency">
            <text:p>$1,610.00</text:p>
          </table:table-cell>
          <table:table-cell table:style-name="ce99" table:formula="of:=[.C213]*0.75" office:value-type="currency" office:currency="USD" office:value="1207.5" calcext:value-type="currency">
            <text:p>$1,207.50</text:p>
          </table:table-cell>
          <table:table-cell table:style-name="ce99" office:value-type="currency" office:currency="USD" office:value="1175.45" calcext:value-type="currency">
            <text:p>$1,175.45</text:p>
          </table:table-cell>
          <table:table-cell table:style-name="ce99" table:formula="of:=[.E213]-[.B213]" office:value-type="currency" office:currency="USD" office:value="-363.55" calcext:value-type="currency">
            <text:p>-$363.55</text:p>
          </table:table-cell>
          <table:table-cell table:style-name="ce82" table:formula="of:=[.E213]/[.D213]" office:value-type="float" office:value="0.973457556935818" calcext:value-type="float">
            <text:p>0.973457556935818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7972A8</text:p>
          </table:table-cell>
          <table:table-cell table:style-name="ce72" office:value-type="currency" office:currency="USD" office:value="1276" calcext:value-type="currency">
            <text:p>$1,276.00</text:p>
          </table:table-cell>
          <table:table-cell table:style-name="ce99" office:value-type="currency" office:currency="USD" office:value="1333" calcext:value-type="currency">
            <text:p>$1,333.00</text:p>
          </table:table-cell>
          <table:table-cell table:style-name="ce99" table:formula="of:=[.C214]*0.75" office:value-type="currency" office:currency="USD" office:value="999.75" calcext:value-type="currency">
            <text:p>$999.75</text:p>
          </table:table-cell>
          <table:table-cell table:style-name="ce99" office:value-type="currency" office:currency="USD" office:value="984" calcext:value-type="currency">
            <text:p>$984.00</text:p>
          </table:table-cell>
          <table:table-cell table:style-name="ce99" table:formula="of:=[.E214]-[.B214]" office:value-type="currency" office:currency="USD" office:value="-292" calcext:value-type="currency">
            <text:p>-$292.00</text:p>
          </table:table-cell>
          <table:table-cell table:style-name="ce82" table:formula="of:=[.E214]/[.D214]" office:value-type="float" office:value="0.984246061515379" calcext:value-type="float">
            <text:p>0.98424606151537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307A2</text:p>
          </table:table-cell>
          <table:table-cell table:style-name="ce72" office:value-type="currency" office:currency="USD" office:value="1139" calcext:value-type="currency">
            <text:p>$1,139.00</text:p>
          </table:table-cell>
          <table:table-cell table:style-name="ce99" office:value-type="currency" office:currency="USD" office:value="1169" calcext:value-type="currency">
            <text:p>$1,169.00</text:p>
          </table:table-cell>
          <table:table-cell table:style-name="ce99" table:formula="of:=[.C215]*0.75" office:value-type="currency" office:currency="USD" office:value="876.75" calcext:value-type="currency">
            <text:p>$876.75</text:p>
          </table:table-cell>
          <table:table-cell table:style-name="ce99" office:value-type="currency" office:currency="USD" office:value="1258.08" calcext:value-type="currency">
            <text:p>$1,258.08</text:p>
          </table:table-cell>
          <table:table-cell table:style-name="ce99" table:formula="of:=[.E215]-[.B215]" office:value-type="currency" office:currency="USD" office:value="119.08" calcext:value-type="currency">
            <text:p>$119.08</text:p>
          </table:table-cell>
          <table:table-cell table:style-name="ce82" table:formula="of:=[.E215]/[.D215]" office:value-type="float" office:value="1.43493584260051" calcext:value-type="float">
            <text:p>1.43493584260051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7308A1</text:p>
          </table:table-cell>
          <table:table-cell table:style-name="ce72" office:value-type="currency" office:currency="USD" office:value="1017" calcext:value-type="currency">
            <text:p>$1,017.00</text:p>
          </table:table-cell>
          <table:table-cell table:style-name="ce99" office:value-type="currency" office:currency="USD" office:value="1040" calcext:value-type="currency">
            <text:p>$1,040.00</text:p>
          </table:table-cell>
          <table:table-cell table:style-name="ce99" table:formula="of:=[.C216]*0.75" office:value-type="currency" office:currency="USD" office:value="780" calcext:value-type="currency">
            <text:p>$780.00</text:p>
          </table:table-cell>
          <table:table-cell table:style-name="ce99"/>
          <table:table-cell table:style-name="ce99" table:formula="of:=[.E216]-[.B216]" office:value-type="currency" office:currency="USD" office:value="-1017" calcext:value-type="currency">
            <text:p>-$1,017.00</text:p>
          </table:table-cell>
          <table:table-cell table:style-name="ce82" table:formula="of:=[.E216]/[.D216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87309A0</text:p>
          </table:table-cell>
          <table:table-cell table:style-name="ce72" office:value-type="currency" office:currency="USD" office:value="1212" calcext:value-type="currency">
            <text:p>$1,212.00</text:p>
          </table:table-cell>
          <table:table-cell table:style-name="ce99" office:value-type="currency" office:currency="USD" office:value="1244" calcext:value-type="currency">
            <text:p>$1,244.00</text:p>
          </table:table-cell>
          <table:table-cell table:style-name="ce99" table:formula="of:=[.C217]*0.75" office:value-type="currency" office:currency="USD" office:value="933" calcext:value-type="currency">
            <text:p>$933.00</text:p>
          </table:table-cell>
          <table:table-cell table:style-name="ce99" office:value-type="currency" office:currency="USD" office:value="1216.21" calcext:value-type="currency">
            <text:p>$1,216.21</text:p>
          </table:table-cell>
          <table:table-cell table:style-name="ce99" table:formula="of:=[.E217]-[.B217]" office:value-type="currency" office:currency="USD" office:value="4.21000000000004" calcext:value-type="currency">
            <text:p>$4.21</text:p>
          </table:table-cell>
          <table:table-cell table:style-name="ce82" table:formula="of:=[.E217]/[.D217]" office:value-type="float" office:value="1.30354769560557" calcext:value-type="float">
            <text:p>1.30354769560557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7452A5</text:p>
          </table:table-cell>
          <table:table-cell table:style-name="ce72" office:value-type="currency" office:currency="USD" office:value="999" calcext:value-type="currency">
            <text:p>$999.00</text:p>
          </table:table-cell>
          <table:table-cell table:style-name="ce99" office:value-type="currency" office:currency="USD" office:value="1052" calcext:value-type="currency">
            <text:p>$1,052.00</text:p>
          </table:table-cell>
          <table:table-cell table:style-name="ce99" table:formula="of:=[.C218]*0.75" office:value-type="currency" office:currency="USD" office:value="789" calcext:value-type="currency">
            <text:p>$789.00</text:p>
          </table:table-cell>
          <table:table-cell table:style-name="ce99"/>
          <table:table-cell table:style-name="ce99" table:formula="of:=[.E218]-[.B218]" office:value-type="currency" office:currency="USD" office:value="-999" calcext:value-type="currency">
            <text:p>-$999.00</text:p>
          </table:table-cell>
          <table:table-cell table:style-name="ce82" table:formula="of:=[.E218]/[.D218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3">
          <table:table-cell table:style-name="ce66" office:value-type="string" calcext:value-type="string">
            <text:p>F87854A2-DDOOR</text:p>
          </table:table-cell>
          <table:table-cell table:style-name="ce72" office:value-type="currency" office:currency="USD" office:value="47" calcext:value-type="currency">
            <text:p>$47.00</text:p>
          </table:table-cell>
          <table:table-cell table:style-name="ce99" office:value-type="currency" office:currency="USD" office:value="35" calcext:value-type="currency">
            <text:p>$35.00</text:p>
          </table:table-cell>
          <table:table-cell table:style-name="ce99" table:formula="of:=[.C219]*0.75" office:value-type="currency" office:currency="USD" office:value="26.25" calcext:value-type="currency">
            <text:p>$26.25</text:p>
          </table:table-cell>
          <table:table-cell table:style-name="ce99" office:value-type="currency" office:currency="USD" office:value="32.95" calcext:value-type="currency">
            <text:p>$32.95</text:p>
          </table:table-cell>
          <table:table-cell table:style-name="ce99" table:formula="of:=[.E219]-[.B219]" office:value-type="currency" office:currency="USD" office:value="-14.05" calcext:value-type="currency">
            <text:p>-$14.05</text:p>
          </table:table-cell>
          <table:table-cell table:style-name="ce82" table:formula="of:=[.E219]/[.D219]" office:value-type="float" office:value="1.2552380952381" calcext:value-type="float">
            <text:p>1.255238095238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3">
          <table:table-cell table:style-name="ce66" office:value-type="string" calcext:value-type="string">
            <text:p>F87837A1-DDOOR</text:p>
          </table:table-cell>
          <table:table-cell table:style-name="ce72" office:value-type="currency" office:currency="USD" office:value="27" calcext:value-type="currency">
            <text:p>$27.00</text:p>
          </table:table-cell>
          <table:table-cell table:style-name="ce99" office:value-type="currency" office:currency="USD" office:value="22" calcext:value-type="currency">
            <text:p>$22.00</text:p>
          </table:table-cell>
          <table:table-cell table:style-name="ce99" table:formula="of:=[.C220]*0.75" office:value-type="currency" office:currency="USD" office:value="16.5" calcext:value-type="currency">
            <text:p>$16.50</text:p>
          </table:table-cell>
          <table:table-cell table:style-name="ce99" office:value-type="currency" office:currency="USD" office:value="25.86" calcext:value-type="currency">
            <text:p>$25.86</text:p>
          </table:table-cell>
          <table:table-cell table:style-name="ce99" table:formula="of:=[.E220]-[.B220]" office:value-type="currency" office:currency="USD" office:value="-1.14" calcext:value-type="currency">
            <text:p>-$1.14</text:p>
          </table:table-cell>
          <table:table-cell table:style-name="ce82" table:formula="of:=[.E220]/[.D220]" office:value-type="float" office:value="1.56727272727273" calcext:value-type="float">
            <text:p>1.56727272727273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3">
          <table:table-cell table:style-name="ce66" office:value-type="string" calcext:value-type="string">
            <text:p>F87993A7-DDOOR</text:p>
          </table:table-cell>
          <table:table-cell table:style-name="ce72" office:value-type="currency" office:currency="USD" office:value="16" calcext:value-type="currency">
            <text:p>$16.00</text:p>
          </table:table-cell>
          <table:table-cell table:style-name="ce72" office:value-type="currency" office:currency="USD" office:value="17" calcext:value-type="currency">
            <text:p>$17.00</text:p>
          </table:table-cell>
          <table:table-cell table:style-name="ce99" table:formula="of:=[.C221]*0.75" office:value-type="currency" office:currency="USD" office:value="12.75" calcext:value-type="currency">
            <text:p>$12.75</text:p>
          </table:table-cell>
          <table:table-cell table:style-name="ce99" office:value-type="currency" office:currency="USD" office:value="16.46" calcext:value-type="currency">
            <text:p>$16.46</text:p>
          </table:table-cell>
          <table:table-cell table:style-name="ce99" table:formula="of:=[.E221]-[.B221]" office:value-type="currency" office:currency="USD" office:value="0.460000000000001" calcext:value-type="currency">
            <text:p>$0.46</text:p>
          </table:table-cell>
          <table:table-cell table:style-name="ce82" table:formula="of:=[.E221]/[.D221]" office:value-type="float" office:value="1.29098039215686" calcext:value-type="float">
            <text:p>1.29098039215686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3">
          <table:table-cell table:style-name="ce66" office:value-type="string" calcext:value-type="string">
            <text:p>F87997A9-DDOOR</text:p>
          </table:table-cell>
          <table:table-cell table:style-name="ce72" office:value-type="currency" office:currency="USD" office:value="23" calcext:value-type="currency">
            <text:p>$23.00</text:p>
          </table:table-cell>
          <table:table-cell table:style-name="ce99" office:value-type="currency" office:currency="USD" office:value="24" calcext:value-type="currency">
            <text:p>$24.00</text:p>
          </table:table-cell>
          <table:table-cell table:style-name="ce99" table:formula="of:=[.C222]*0.75" office:value-type="currency" office:currency="USD" office:value="18" calcext:value-type="currency">
            <text:p>$18.00</text:p>
          </table:table-cell>
          <table:table-cell table:style-name="ce99" office:value-type="currency" office:currency="USD" office:value="18.82" calcext:value-type="currency">
            <text:p>$18.82</text:p>
          </table:table-cell>
          <table:table-cell table:style-name="ce99" table:formula="of:=[.E222]-[.B222]" office:value-type="currency" office:currency="USD" office:value="-4.18" calcext:value-type="currency">
            <text:p>-$4.18</text:p>
          </table:table-cell>
          <table:table-cell table:style-name="ce82" table:formula="of:=[.E222]/[.D222]" office:value-type="float" office:value="1.04555555555556" calcext:value-type="float">
            <text:p>1.04555555555556</text:p>
          </table:table-cell>
          <table:table-cell table:style-name="ce82" office:value-type="string" calcext:value-type="string">
            <text:p>nextag.com</text:p>
          </table:table-cell>
        </table:table-row>
        <table:table-row table:style-name="ro3">
          <table:table-cell table:style-name="ce66" office:value-type="string" calcext:value-type="string">
            <text:p>F87103A8-DDOOR</text:p>
          </table:table-cell>
          <table:table-cell table:style-name="ce72" office:value-type="currency" office:currency="USD" office:value="22" calcext:value-type="currency">
            <text:p>$22.00</text:p>
          </table:table-cell>
          <table:table-cell table:style-name="ce99" office:value-type="currency" office:currency="USD" office:value="23" calcext:value-type="currency">
            <text:p>$23.00</text:p>
          </table:table-cell>
          <table:table-cell table:style-name="ce99" table:formula="of:=[.C223]*0.75" office:value-type="currency" office:currency="USD" office:value="17.25" calcext:value-type="currency">
            <text:p>$17.25</text:p>
          </table:table-cell>
          <table:table-cell table:style-name="ce99" office:value-type="currency" office:currency="USD" office:value="18.5" calcext:value-type="currency">
            <text:p>$18.50</text:p>
          </table:table-cell>
          <table:table-cell table:style-name="ce99" table:formula="of:=[.E223]-[.B223]" office:value-type="currency" office:currency="USD" office:value="-3.5" calcext:value-type="currency">
            <text:p>-$3.50</text:p>
          </table:table-cell>
          <table:table-cell table:style-name="ce82" table:formula="of:=[.E223]/[.D223]" office:value-type="float" office:value="1.07246376811594" calcext:value-type="float">
            <text:p>1.0724637681159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High Capacity Jumbo Bin &amp; Shelf Cabine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7841A5</text:p>
          </table:table-cell>
          <table:table-cell table:style-name="ce72" office:value-type="currency" office:currency="USD" office:value="1091" calcext:value-type="currency">
            <text:p>$1,091.00</text:p>
          </table:table-cell>
          <table:table-cell table:style-name="ce99" office:value-type="currency" office:currency="USD" office:value="1405" calcext:value-type="currency">
            <text:p>$1,405.00</text:p>
          </table:table-cell>
          <table:table-cell table:style-name="ce99" table:formula="of:=[.C227]*0.75" office:value-type="currency" office:currency="USD" office:value="1053.75" calcext:value-type="currency">
            <text:p>$1,053.75</text:p>
          </table:table-cell>
          <table:table-cell table:style-name="ce99" office:value-type="currency" office:currency="USD" office:value="1118" calcext:value-type="currency">
            <text:p>$1,118.00</text:p>
          </table:table-cell>
          <table:table-cell table:style-name="ce99" table:formula="of:=[.E227]-[.B227]" office:value-type="currency" office:currency="USD" office:value="27" calcext:value-type="currency">
            <text:p>$27.00</text:p>
          </table:table-cell>
          <table:table-cell table:style-name="ce82" table:formula="of:=[.E227]/[.D227]" office:value-type="float" office:value="1.06097271648873" calcext:value-type="float">
            <text:p>1.0609727164887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842A4</text:p>
          </table:table-cell>
          <table:table-cell table:style-name="ce72" office:value-type="currency" office:currency="USD" office:value="1229" calcext:value-type="currency">
            <text:p>$1,229.00</text:p>
          </table:table-cell>
          <table:table-cell table:style-name="ce99" office:value-type="currency" office:currency="USD" office:value="1405" calcext:value-type="currency">
            <text:p>$1,405.00</text:p>
          </table:table-cell>
          <table:table-cell table:style-name="ce99" table:formula="of:=[.C228]*0.75" office:value-type="currency" office:currency="USD" office:value="1053.75" calcext:value-type="currency">
            <text:p>$1,053.75</text:p>
          </table:table-cell>
          <table:table-cell table:style-name="ce99" office:value-type="currency" office:currency="USD" office:value="1021.55" calcext:value-type="currency">
            <text:p>$1,021.55</text:p>
          </table:table-cell>
          <table:table-cell table:style-name="ce99" table:formula="of:=[.E228]-[.B228]" office:value-type="currency" office:currency="USD" office:value="-207.45" calcext:value-type="currency">
            <text:p>-$207.45</text:p>
          </table:table-cell>
          <table:table-cell table:style-name="ce82" table:formula="of:=[.E228]/[.D228]" office:value-type="float" office:value="0.96944246737841" calcext:value-type="float">
            <text:p>0.96944246737841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7451A6</text:p>
          </table:table-cell>
          <table:table-cell table:style-name="ce72" office:value-type="currency" office:currency="USD" office:value="1050" calcext:value-type="currency">
            <text:p>$1,050.00</text:p>
          </table:table-cell>
          <table:table-cell table:style-name="ce99" office:value-type="currency" office:currency="USD" office:value="1164" calcext:value-type="currency">
            <text:p>$1,164.00</text:p>
          </table:table-cell>
          <table:table-cell table:style-name="ce99" table:formula="of:=[.C229]*0.75" office:value-type="currency" office:currency="USD" office:value="873" calcext:value-type="currency">
            <text:p>$873.00</text:p>
          </table:table-cell>
          <table:table-cell table:style-name="ce99" office:value-type="currency" office:currency="USD" office:value="833" calcext:value-type="currency">
            <text:p>$833.00</text:p>
          </table:table-cell>
          <table:table-cell table:style-name="ce99" table:formula="of:=[.E229]-[.B229]" office:value-type="currency" office:currency="USD" office:value="-217" calcext:value-type="currency">
            <text:p>-$217.00</text:p>
          </table:table-cell>
          <table:table-cell table:style-name="ce82" table:formula="of:=[.E229]/[.D229]" office:value-type="float" office:value="0.95418098510882" calcext:value-type="float">
            <text:p>0.9541809851088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200A0</text:p>
          </table:table-cell>
          <table:table-cell table:style-name="ce72" office:value-type="currency" office:currency="USD" office:value="669" calcext:value-type="currency">
            <text:p>$669.00</text:p>
          </table:table-cell>
          <table:table-cell table:style-name="ce99" office:value-type="currency" office:currency="USD" office:value="770" calcext:value-type="currency">
            <text:p>$770.00</text:p>
          </table:table-cell>
          <table:table-cell table:style-name="ce99" table:formula="of:=[.C230]*0.75" office:value-type="currency" office:currency="USD" office:value="577.5" calcext:value-type="currency">
            <text:p>$577.50</text:p>
          </table:table-cell>
          <table:table-cell table:style-name="ce99" office:value-type="currency" office:currency="USD" office:value="617" calcext:value-type="currency">
            <text:p>$617.00</text:p>
          </table:table-cell>
          <table:table-cell table:style-name="ce99" table:formula="of:=[.E230]-[.B230]" office:value-type="currency" office:currency="USD" office:value="-52" calcext:value-type="currency">
            <text:p>-$52.00</text:p>
          </table:table-cell>
          <table:table-cell table:style-name="ce82" table:formula="of:=[.E230]/[.D230]" office:value-type="float" office:value="1.06839826839827" calcext:value-type="float">
            <text:p>1.0683982683982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198A4</text:p>
          </table:table-cell>
          <table:table-cell table:style-name="ce72" office:value-type="currency" office:currency="USD" office:value="939" calcext:value-type="currency">
            <text:p>$939.00</text:p>
          </table:table-cell>
          <table:table-cell table:style-name="ce99" office:value-type="currency" office:currency="USD" office:value="1110" calcext:value-type="currency">
            <text:p>$1,110.00</text:p>
          </table:table-cell>
          <table:table-cell table:style-name="ce99" table:formula="of:=[.C231]*0.75" office:value-type="currency" office:currency="USD" office:value="832.5" calcext:value-type="currency">
            <text:p>$832.50</text:p>
          </table:table-cell>
          <table:table-cell table:style-name="ce99" office:value-type="currency" office:currency="USD" office:value="835" calcext:value-type="currency">
            <text:p>$835.00</text:p>
          </table:table-cell>
          <table:table-cell table:style-name="ce99" table:formula="of:=[.E231]-[.B231]" office:value-type="currency" office:currency="USD" office:value="-104" calcext:value-type="currency">
            <text:p>-$104.00</text:p>
          </table:table-cell>
          <table:table-cell table:style-name="ce82" table:formula="of:=[.E231]/[.D231]" office:value-type="float" office:value="1.003003003003" calcext:value-type="float">
            <text:p>1.00300300300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845A1</text:p>
          </table:table-cell>
          <table:table-cell table:style-name="ce72" office:value-type="currency" office:currency="USD" office:value="39.8" calcext:value-type="currency">
            <text:p>$39.80</text:p>
          </table:table-cell>
          <table:table-cell table:style-name="ce99" office:value-type="currency" office:currency="USD" office:value="42" calcext:value-type="currency">
            <text:p>$42.00</text:p>
          </table:table-cell>
          <table:table-cell table:style-name="ce99" table:formula="of:=[.C232]*0.75" office:value-type="currency" office:currency="USD" office:value="31.5" calcext:value-type="currency">
            <text:p>$31.50</text:p>
          </table:table-cell>
          <table:table-cell table:style-name="ce99" office:value-type="currency" office:currency="USD" office:value="40" calcext:value-type="currency">
            <text:p>$40.00</text:p>
          </table:table-cell>
          <table:table-cell table:style-name="ce99" table:formula="of:=[.E232]-[.B232]" office:value-type="currency" office:currency="USD" office:value="0.200000000000003" calcext:value-type="currency">
            <text:p>$0.20</text:p>
          </table:table-cell>
          <table:table-cell table:style-name="ce82" table:formula="of:=[.E232]/[.D232]" office:value-type="float" office:value="1.26984126984127" calcext:value-type="float">
            <text:p>1.26984126984127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High Capacity Extra Wide Storage Cabinet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7954A6</text:p>
          </table:table-cell>
          <table:table-cell table:style-name="ce72" office:value-type="currency" office:currency="USD" office:value="1789" calcext:value-type="currency">
            <text:p>$1,789.00</text:p>
          </table:table-cell>
          <table:table-cell table:style-name="ce99" office:value-type="currency" office:currency="USD" office:value="1928" calcext:value-type="currency">
            <text:p>$1,928.00</text:p>
          </table:table-cell>
          <table:table-cell table:style-name="ce99" table:formula="of:=[.C236]*0.75" office:value-type="currency" office:currency="USD" office:value="1446" calcext:value-type="currency">
            <text:p>$1,446.00</text:p>
          </table:table-cell>
          <table:table-cell table:style-name="ce99"/>
          <table:table-cell table:style-name="ce99" table:formula="of:=[.E236]-[.B236]" office:value-type="currency" office:currency="USD" office:value="-1789" calcext:value-type="currency">
            <text:p>-$1,789.00</text:p>
          </table:table-cell>
          <table:table-cell table:style-name="ce82" table:formula="of:=[.E236]/[.D236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87953A7</text:p>
          </table:table-cell>
          <table:table-cell table:style-name="ce72" office:value-type="currency" office:currency="USD" office:value="1650" calcext:value-type="currency">
            <text:p>$1,650.00</text:p>
          </table:table-cell>
          <table:table-cell table:style-name="ce99" office:value-type="currency" office:currency="USD" office:value="1959" calcext:value-type="currency">
            <text:p>$1,959.00</text:p>
          </table:table-cell>
          <table:table-cell table:style-name="ce99" table:formula="of:=[.C237]*0.75" office:value-type="currency" office:currency="USD" office:value="1469.25" calcext:value-type="currency">
            <text:p>$1,469.25</text:p>
          </table:table-cell>
          <table:table-cell table:style-name="ce99" office:value-type="currency" office:currency="USD" office:value="1660" calcext:value-type="currency">
            <text:p>$1,660.00</text:p>
          </table:table-cell>
          <table:table-cell table:style-name="ce99" table:formula="of:=[.E237]-[.B237]" office:value-type="currency" office:currency="USD" office:value="10" calcext:value-type="currency">
            <text:p>$10.00</text:p>
          </table:table-cell>
          <table:table-cell table:style-name="ce82" table:formula="of:=[.E237]/[.D237]" office:value-type="float" office:value="1.12982814361069" calcext:value-type="float">
            <text:p>1.1298281436106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69A6</text:p>
          </table:table-cell>
          <table:table-cell table:style-name="ce72" office:value-type="currency" office:currency="USD" office:value="1799" calcext:value-type="currency">
            <text:p>$1,799.00</text:p>
          </table:table-cell>
          <table:table-cell table:style-name="ce99" office:value-type="currency" office:currency="USD" office:value="2115" calcext:value-type="currency">
            <text:p>$2,115.00</text:p>
          </table:table-cell>
          <table:table-cell table:style-name="ce99" table:formula="of:=[.C238]*0.75" office:value-type="currency" office:currency="USD" office:value="1586.25" calcext:value-type="currency">
            <text:p>$1,586.25</text:p>
          </table:table-cell>
          <table:table-cell table:style-name="ce99" office:value-type="currency" office:currency="USD" office:value="1835" calcext:value-type="currency">
            <text:p>$1,835.00</text:p>
          </table:table-cell>
          <table:table-cell table:style-name="ce99" table:formula="of:=[.E238]-[.B238]" office:value-type="currency" office:currency="USD" office:value="36" calcext:value-type="currency">
            <text:p>$36.00</text:p>
          </table:table-cell>
          <table:table-cell table:style-name="ce82" table:formula="of:=[.E238]/[.D238]" office:value-type="float" office:value="1.15681639085894" calcext:value-type="float">
            <text:p>1.1568163908589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68A7</text:p>
          </table:table-cell>
          <table:table-cell table:style-name="ce72" office:value-type="currency" office:currency="USD" office:value="2039" calcext:value-type="currency">
            <text:p>$2,039.00</text:p>
          </table:table-cell>
          <table:table-cell table:style-name="ce72" office:value-type="currency" office:currency="USD" office:value="2316" calcext:value-type="currency">
            <text:p>$2,316.00</text:p>
          </table:table-cell>
          <table:table-cell table:style-name="ce99" table:formula="of:=[.C239]*0.75" office:value-type="currency" office:currency="USD" office:value="1737" calcext:value-type="currency">
            <text:p>$1,737.00</text:p>
          </table:table-cell>
          <table:table-cell table:style-name="ce99" office:value-type="currency" office:currency="USD" office:value="1368" calcext:value-type="currency">
            <text:p>$1,368.00</text:p>
          </table:table-cell>
          <table:table-cell table:style-name="ce99" table:formula="of:=[.E239]-[.B239]" office:value-type="currency" office:currency="USD" office:value="-671" calcext:value-type="currency">
            <text:p>-$671.00</text:p>
          </table:table-cell>
          <table:table-cell table:style-name="ce82" table:formula="of:=[.E239]/[.D239]" office:value-type="float" office:value="0.787564766839378" calcext:value-type="float">
            <text:p>0.78756476683937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70A5</text:p>
          </table:table-cell>
          <table:table-cell table:style-name="ce72" office:value-type="currency" office:currency="USD" office:value="1139" calcext:value-type="currency">
            <text:p>$1,139.00</text:p>
          </table:table-cell>
          <table:table-cell table:style-name="ce99" office:value-type="currency" office:currency="USD" office:value="1294" calcext:value-type="currency">
            <text:p>$1,294.00</text:p>
          </table:table-cell>
          <table:table-cell table:style-name="ce99" table:formula="of:=[.C240]*0.75" office:value-type="currency" office:currency="USD" office:value="970.5" calcext:value-type="currency">
            <text:p>$970.50</text:p>
          </table:table-cell>
          <table:table-cell table:style-name="ce99" office:value-type="currency" office:currency="USD" office:value="1625.36" calcext:value-type="currency">
            <text:p>$1,625.36</text:p>
          </table:table-cell>
          <table:table-cell table:style-name="ce99" table:formula="of:=[.E240]-[.B240]" office:value-type="currency" office:currency="USD" office:value="486.36" calcext:value-type="currency">
            <text:p>$486.36</text:p>
          </table:table-cell>
          <table:table-cell table:style-name="ce82" table:formula="of:=[.E240]/[.D240]" office:value-type="float" office:value="1.67476558475013" calcext:value-type="float">
            <text:p>1.67476558475013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7955A5</text:p>
          </table:table-cell>
          <table:table-cell table:style-name="ce72" office:value-type="currency" office:currency="USD" office:value="1046" calcext:value-type="currency">
            <text:p>$1,046.00</text:p>
          </table:table-cell>
          <table:table-cell table:style-name="ce99" office:value-type="currency" office:currency="USD" office:value="1140" calcext:value-type="currency">
            <text:p>$1,140.00</text:p>
          </table:table-cell>
          <table:table-cell table:style-name="ce99" table:formula="of:=[.C241]*0.75" office:value-type="currency" office:currency="USD" office:value="855" calcext:value-type="currency">
            <text:p>$855.00</text:p>
          </table:table-cell>
          <table:table-cell table:style-name="ce99" office:value-type="currency" office:currency="USD" office:value="1079" calcext:value-type="currency">
            <text:p>$1,079.00</text:p>
          </table:table-cell>
          <table:table-cell table:style-name="ce99" table:formula="of:=[.E241]-[.B241]" office:value-type="currency" office:currency="USD" office:value="33" calcext:value-type="currency">
            <text:p>$33.00</text:p>
          </table:table-cell>
          <table:table-cell table:style-name="ce82" table:formula="of:=[.E241]/[.D241]" office:value-type="float" office:value="1.26198830409357" calcext:value-type="float">
            <text:p>1.2619883040935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104A7</text:p>
          </table:table-cell>
          <table:table-cell table:style-name="ce72" office:value-type="currency" office:currency="USD" office:value="1092" calcext:value-type="currency">
            <text:p>$1,092.00</text:p>
          </table:table-cell>
          <table:table-cell table:style-name="ce99" office:value-type="currency" office:currency="USD" office:value="1319" calcext:value-type="currency">
            <text:p>$1,319.00</text:p>
          </table:table-cell>
          <table:table-cell table:style-name="ce99" table:formula="of:=[.C242]*0.75" office:value-type="currency" office:currency="USD" office:value="989.25" calcext:value-type="currency">
            <text:p>$989.25</text:p>
          </table:table-cell>
          <table:table-cell table:style-name="ce99" office:value-type="currency" office:currency="USD" office:value="1125" calcext:value-type="currency">
            <text:p>$1,125.00</text:p>
          </table:table-cell>
          <table:table-cell table:style-name="ce99" table:formula="of:=[.E242]-[.B242]" office:value-type="currency" office:currency="USD" office:value="33" calcext:value-type="currency">
            <text:p>$33.00</text:p>
          </table:table-cell>
          <table:table-cell table:style-name="ce82" table:formula="of:=[.E242]/[.D242]" office:value-type="float" office:value="1.13722517058378" calcext:value-type="float">
            <text:p>1.1372251705837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956A4</text:p>
          </table:table-cell>
          <table:table-cell table:style-name="ce72" office:value-type="currency" office:currency="USD" office:value="55" calcext:value-type="currency">
            <text:p>$55.00</text:p>
          </table:table-cell>
          <table:table-cell table:style-name="ce99" office:value-type="currency" office:currency="USD" office:value="60" calcext:value-type="currency">
            <text:p>$60.00</text:p>
          </table:table-cell>
          <table:table-cell table:style-name="ce99" table:formula="of:=[.C243]*0.75" office:value-type="currency" office:currency="USD" office:value="45" calcext:value-type="currency">
            <text:p>$45.00</text:p>
          </table:table-cell>
          <table:table-cell table:style-name="ce99"/>
          <table:table-cell table:style-name="ce99" table:formula="of:=[.E243]-[.B243]" office:value-type="currency" office:currency="USD" office:value="-55" calcext:value-type="currency">
            <text:p>-$55.00</text:p>
          </table:table-cell>
          <table:table-cell table:style-name="ce82" table:formula="of:=[.E243]/[.D243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85871A4</text:p>
          </table:table-cell>
          <table:table-cell table:style-name="ce72" office:value-type="currency" office:currency="USD" office:value="93" calcext:value-type="currency">
            <text:p>$93.00</text:p>
          </table:table-cell>
          <table:table-cell table:style-name="ce99" office:value-type="currency" office:currency="USD" office:value="97" calcext:value-type="currency">
            <text:p>$97.00</text:p>
          </table:table-cell>
          <table:table-cell table:style-name="ce99" table:formula="of:=[.C244]*0.75" office:value-type="currency" office:currency="USD" office:value="72.75" calcext:value-type="currency">
            <text:p>$72.75</text:p>
          </table:table-cell>
          <table:table-cell table:style-name="ce99" office:value-type="currency" office:currency="USD" office:value="103.86" calcext:value-type="currency">
            <text:p>$103.86</text:p>
          </table:table-cell>
          <table:table-cell table:style-name="ce99" table:formula="of:=[.E244]-[.B244]" office:value-type="currency" office:currency="USD" office:value="10.86" calcext:value-type="currency">
            <text:p>$10.86</text:p>
          </table:table-cell>
          <table:table-cell table:style-name="ce82" table:formula="of:=[.E244]/[.D244]" office:value-type="float" office:value="1.42762886597938" calcext:value-type="float">
            <text:p>1.42762886597938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High Capacity Utility Drawer Cabinets Flush &amp; Deep Door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8122A7</text:p>
          </table:table-cell>
          <table:table-cell table:style-name="ce72" office:value-type="currency" office:currency="USD" office:value="2299" calcext:value-type="currency">
            <text:p>$2,299.00</text:p>
          </table:table-cell>
          <table:table-cell table:style-name="ce99" office:value-type="currency" office:currency="USD" office:value="2510" calcext:value-type="currency">
            <text:p>$2,510.00</text:p>
          </table:table-cell>
          <table:table-cell table:style-name="ce99" table:formula="of:=[.C248]*0.75" office:value-type="currency" office:currency="USD" office:value="1882.5" calcext:value-type="currency">
            <text:p>$1,882.50</text:p>
          </table:table-cell>
          <table:table-cell table:style-name="ce99" office:value-type="currency" office:currency="USD" office:value="1638" calcext:value-type="currency">
            <text:p>$1,638.00</text:p>
          </table:table-cell>
          <table:table-cell table:style-name="ce99" table:formula="of:=[.E248]-[.B248]" office:value-type="currency" office:currency="USD" office:value="-661" calcext:value-type="currency">
            <text:p>-$661.00</text:p>
          </table:table-cell>
          <table:table-cell table:style-name="ce82" table:formula="of:=[.E248]/[.D248]" office:value-type="float" office:value="0.870119521912351" calcext:value-type="float">
            <text:p>0.87011952191235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123A6</text:p>
          </table:table-cell>
          <table:table-cell table:style-name="ce72" office:value-type="currency" office:currency="USD" office:value="2299" calcext:value-type="currency">
            <text:p>$2,299.00</text:p>
          </table:table-cell>
          <table:table-cell table:style-name="ce99" office:value-type="currency" office:currency="USD" office:value="2485" calcext:value-type="currency">
            <text:p>$2,485.00</text:p>
          </table:table-cell>
          <table:table-cell table:style-name="ce99" table:formula="of:=[.C249]*0.75" office:value-type="currency" office:currency="USD" office:value="1863.75" calcext:value-type="currency">
            <text:p>$1,863.75</text:p>
          </table:table-cell>
          <table:table-cell table:style-name="ce99" office:value-type="currency" office:currency="USD" office:value="1639" calcext:value-type="currency">
            <text:p>$1,639.00</text:p>
          </table:table-cell>
          <table:table-cell table:style-name="ce99" table:formula="of:=[.E249]-[.B249]" office:value-type="currency" office:currency="USD" office:value="-660" calcext:value-type="currency">
            <text:p>-$660.00</text:p>
          </table:table-cell>
          <table:table-cell table:style-name="ce82" table:formula="of:=[.E249]/[.D249]" office:value-type="float" office:value="0.879409792085848" calcext:value-type="float">
            <text:p>0.87940979208584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124A5</text:p>
          </table:table-cell>
          <table:table-cell table:style-name="ce72" office:value-type="currency" office:currency="USD" office:value="2279" calcext:value-type="currency">
            <text:p>$2,279.00</text:p>
          </table:table-cell>
          <table:table-cell table:style-name="ce99" office:value-type="currency" office:currency="USD" office:value="2400" calcext:value-type="currency">
            <text:p>$2,400.00</text:p>
          </table:table-cell>
          <table:table-cell table:style-name="ce99" table:formula="of:=[.C250]*0.75" office:value-type="currency" office:currency="USD" office:value="1800" calcext:value-type="currency">
            <text:p>$1,800.00</text:p>
          </table:table-cell>
          <table:table-cell table:style-name="ce99" office:value-type="currency" office:currency="USD" office:value="1662" calcext:value-type="currency">
            <text:p>$1,662.00</text:p>
          </table:table-cell>
          <table:table-cell table:style-name="ce99" table:formula="of:=[.E250]-[.B250]" office:value-type="currency" office:currency="USD" office:value="-617" calcext:value-type="currency">
            <text:p>-$617.00</text:p>
          </table:table-cell>
          <table:table-cell table:style-name="ce82" table:formula="of:=[.E250]/[.D250]" office:value-type="float" office:value="0.923333333333333" calcext:value-type="float">
            <text:p>0.92333333333333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125A4</text:p>
          </table:table-cell>
          <table:table-cell table:style-name="ce72" office:value-type="currency" office:currency="USD" office:value="2429" calcext:value-type="currency">
            <text:p>$2,429.00</text:p>
          </table:table-cell>
          <table:table-cell table:style-name="ce99" office:value-type="currency" office:currency="USD" office:value="2500" calcext:value-type="currency">
            <text:p>$2,500.00</text:p>
          </table:table-cell>
          <table:table-cell table:style-name="ce99" table:formula="of:=[.C251]*0.75" office:value-type="currency" office:currency="USD" office:value="1875" calcext:value-type="currency">
            <text:p>$1,875.00</text:p>
          </table:table-cell>
          <table:table-cell table:style-name="ce99" office:value-type="currency" office:currency="USD" office:value="1693" calcext:value-type="currency">
            <text:p>$1,693.00</text:p>
          </table:table-cell>
          <table:table-cell table:style-name="ce99" table:formula="of:=[.E251]-[.B251]" office:value-type="currency" office:currency="USD" office:value="-736" calcext:value-type="currency">
            <text:p>-$736.00</text:p>
          </table:table-cell>
          <table:table-cell table:style-name="ce82" table:formula="of:=[.E251]/[.D251]" office:value-type="float" office:value="0.902933333333333" calcext:value-type="float">
            <text:p>0.90293333333333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126A3</text:p>
          </table:table-cell>
          <table:table-cell table:style-name="ce72" office:value-type="currency" office:currency="USD" office:value="2139" calcext:value-type="currency">
            <text:p>$2,139.00</text:p>
          </table:table-cell>
          <table:table-cell table:style-name="ce99" office:value-type="currency" office:currency="USD" office:value="2288" calcext:value-type="currency">
            <text:p>$2,288.00</text:p>
          </table:table-cell>
          <table:table-cell table:style-name="ce99" table:formula="of:=[.C252]*0.75" office:value-type="currency" office:currency="USD" office:value="1716" calcext:value-type="currency">
            <text:p>$1,716.00</text:p>
          </table:table-cell>
          <table:table-cell table:style-name="ce99" office:value-type="currency" office:currency="USD" office:value="1595" calcext:value-type="currency">
            <text:p>$1,595.00</text:p>
          </table:table-cell>
          <table:table-cell table:style-name="ce99" table:formula="of:=[.E252]-[.B252]" office:value-type="currency" office:currency="USD" office:value="-544" calcext:value-type="currency">
            <text:p>-$544.00</text:p>
          </table:table-cell>
          <table:table-cell table:style-name="ce82" table:formula="of:=[.E252]/[.D252]" office:value-type="float" office:value="0.929487179487179" calcext:value-type="float">
            <text:p>0.92948717948717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127A2</text:p>
          </table:table-cell>
          <table:table-cell table:style-name="ce72" office:value-type="currency" office:currency="USD" office:value="2286" calcext:value-type="currency">
            <text:p>$2,286.00</text:p>
          </table:table-cell>
          <table:table-cell table:style-name="ce99" office:value-type="currency" office:currency="USD" office:value="2455" calcext:value-type="currency">
            <text:p>$2,455.00</text:p>
          </table:table-cell>
          <table:table-cell table:style-name="ce99" table:formula="of:=[.C253]*0.75" office:value-type="currency" office:currency="USD" office:value="1841.25" calcext:value-type="currency">
            <text:p>$1,841.25</text:p>
          </table:table-cell>
          <table:table-cell table:style-name="ce99" office:value-type="currency" office:currency="USD" office:value="1696" calcext:value-type="currency">
            <text:p>$1,696.00</text:p>
          </table:table-cell>
          <table:table-cell table:style-name="ce99" table:formula="of:=[.E253]-[.B253]" office:value-type="currency" office:currency="USD" office:value="-590" calcext:value-type="currency">
            <text:p>-$590.00</text:p>
          </table:table-cell>
          <table:table-cell table:style-name="ce82" table:formula="of:=[.E253]/[.D253]" office:value-type="float" office:value="0.921113374066531" calcext:value-type="float">
            <text:p>0.92111337406653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128A1</text:p>
          </table:table-cell>
          <table:table-cell table:style-name="ce72" office:value-type="currency" office:currency="USD" office:value="2299" calcext:value-type="currency">
            <text:p>$2,299.00</text:p>
          </table:table-cell>
          <table:table-cell table:style-name="ce99" office:value-type="currency" office:currency="USD" office:value="2455" calcext:value-type="currency">
            <text:p>$2,455.00</text:p>
          </table:table-cell>
          <table:table-cell table:style-name="ce99" table:formula="of:=[.C254]*0.75" office:value-type="currency" office:currency="USD" office:value="1841.25" calcext:value-type="currency">
            <text:p>$1,841.25</text:p>
          </table:table-cell>
          <table:table-cell table:style-name="ce99" office:value-type="currency" office:currency="USD" office:value="1718" calcext:value-type="currency">
            <text:p>$1,718.00</text:p>
          </table:table-cell>
          <table:table-cell table:style-name="ce99" table:formula="of:=[.E254]-[.B254]" office:value-type="currency" office:currency="USD" office:value="-581" calcext:value-type="currency">
            <text:p>-$581.00</text:p>
          </table:table-cell>
          <table:table-cell table:style-name="ce82" table:formula="of:=[.E254]/[.D254]" office:value-type="float" office:value="0.93306177868296" calcext:value-type="float">
            <text:p>0.9330617786829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129A0</text:p>
          </table:table-cell>
          <table:table-cell table:style-name="ce72" office:value-type="currency" office:currency="USD" office:value="1459" calcext:value-type="currency">
            <text:p>$1,459.00</text:p>
          </table:table-cell>
          <table:table-cell table:style-name="ce99" office:value-type="currency" office:currency="USD" office:value="1625" calcext:value-type="currency">
            <text:p>$1,625.00</text:p>
          </table:table-cell>
          <table:table-cell table:style-name="ce99" table:formula="of:=[.C255]*0.75" office:value-type="currency" office:currency="USD" office:value="1218.75" calcext:value-type="currency">
            <text:p>$1,218.75</text:p>
          </table:table-cell>
          <table:table-cell table:style-name="ce99" office:value-type="currency" office:currency="USD" office:value="1290" calcext:value-type="currency">
            <text:p>$1,290.00</text:p>
          </table:table-cell>
          <table:table-cell table:style-name="ce99" table:formula="of:=[.E255]-[.B255]" office:value-type="currency" office:currency="USD" office:value="-169" calcext:value-type="currency">
            <text:p>-$169.00</text:p>
          </table:table-cell>
          <table:table-cell table:style-name="ce82" table:formula="of:=[.E255]/[.D255]" office:value-type="float" office:value="1.05846153846154" calcext:value-type="float">
            <text:p>1.0584615384615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130A9</text:p>
          </table:table-cell>
          <table:table-cell table:style-name="ce72" office:value-type="currency" office:currency="USD" office:value="1629" calcext:value-type="currency">
            <text:p>$1,629.00</text:p>
          </table:table-cell>
          <table:table-cell table:style-name="ce99" office:value-type="currency" office:currency="USD" office:value="1785" calcext:value-type="currency">
            <text:p>$1,785.00</text:p>
          </table:table-cell>
          <table:table-cell table:style-name="ce99" table:formula="of:=[.C256]*0.75" office:value-type="currency" office:currency="USD" office:value="1338.75" calcext:value-type="currency">
            <text:p>$1,338.75</text:p>
          </table:table-cell>
          <table:table-cell table:style-name="ce99" office:value-type="currency" office:currency="USD" office:value="1319" calcext:value-type="currency">
            <text:p>$1,319.00</text:p>
          </table:table-cell>
          <table:table-cell table:style-name="ce99" table:formula="of:=[.E256]-[.B256]" office:value-type="currency" office:currency="USD" office:value="-310" calcext:value-type="currency">
            <text:p>-$310.00</text:p>
          </table:table-cell>
          <table:table-cell table:style-name="ce82" table:formula="of:=[.E256]/[.D256]" office:value-type="float" office:value="0.985247432306256" calcext:value-type="float">
            <text:p>0.98524743230625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Four-Wheel Dual Tapered Tilt Truck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5142A5</text:p>
          </table:table-cell>
          <table:table-cell table:style-name="ce72" office:value-type="currency" office:currency="USD" office:value="669" calcext:value-type="currency">
            <text:p>$669.00</text:p>
          </table:table-cell>
          <table:table-cell table:style-name="ce99" office:value-type="currency" office:currency="USD" office:value="798" calcext:value-type="currency">
            <text:p>$798.00</text:p>
          </table:table-cell>
          <table:table-cell table:style-name="ce99" table:formula="of:=[.C260]*0.75" office:value-type="currency" office:currency="USD" office:value="598.5" calcext:value-type="currency">
            <text:p>$598.50</text:p>
          </table:table-cell>
          <table:table-cell table:style-name="ce99" office:value-type="currency" office:currency="USD" office:value="645" calcext:value-type="currency">
            <text:p>$645.00</text:p>
          </table:table-cell>
          <table:table-cell table:style-name="ce99" table:formula="of:=[.E260]-[.B260]" office:value-type="currency" office:currency="USD" office:value="-24" calcext:value-type="currency">
            <text:p>-$24.00</text:p>
          </table:table-cell>
          <table:table-cell table:style-name="ce82" table:formula="of:=[.E260]/[.D260]" office:value-type="float" office:value="1.07769423558897" calcext:value-type="float">
            <text:p>1.0776942355889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161A1</text:p>
          </table:table-cell>
          <table:table-cell table:style-name="ce91" office:value-type="currency" office:currency="USD" office:value="631" calcext:value-type="currency">
            <text:p>$631.00</text:p>
          </table:table-cell>
          <table:table-cell table:style-name="ce99" office:value-type="currency" office:currency="USD" office:value="840" calcext:value-type="currency">
            <text:p>$840.00</text:p>
          </table:table-cell>
          <table:table-cell table:style-name="ce99" table:formula="of:=[.C261]*0.75" office:value-type="currency" office:currency="USD" office:value="630" calcext:value-type="currency">
            <text:p>$630.00</text:p>
          </table:table-cell>
          <table:table-cell table:style-name="ce99" office:value-type="currency" office:currency="USD" office:value="680" calcext:value-type="currency">
            <text:p>$680.00</text:p>
          </table:table-cell>
          <table:table-cell table:style-name="ce99" table:formula="of:=[.E261]-[.B261]" office:value-type="currency" office:currency="USD" office:value="49" calcext:value-type="currency">
            <text:p>$49.00</text:p>
          </table:table-cell>
          <table:table-cell table:style-name="ce82" table:formula="of:=[.E261]/[.D261]" office:value-type="float" office:value="1.07936507936508" calcext:value-type="float">
            <text:p>1.0793650793650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Three-Wheel Single and Dual-Tapered Tilt Truck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5056A9</text:p>
          </table:table-cell>
          <table:table-cell table:style-name="ce72" office:value-type="currency" office:currency="USD" office:value="534" calcext:value-type="currency">
            <text:p>$534.00</text:p>
          </table:table-cell>
          <table:table-cell table:style-name="ce99" office:value-type="currency" office:currency="USD" office:value="645" calcext:value-type="currency">
            <text:p>$645.00</text:p>
          </table:table-cell>
          <table:table-cell table:style-name="ce99" table:formula="of:=[.C265]*0.75" office:value-type="currency" office:currency="USD" office:value="483.75" calcext:value-type="currency">
            <text:p>$483.75</text:p>
          </table:table-cell>
          <table:table-cell table:style-name="ce99" office:value-type="currency" office:currency="USD" office:value="539" calcext:value-type="currency">
            <text:p>$539.00</text:p>
          </table:table-cell>
          <table:table-cell table:style-name="ce99" table:formula="of:=[.E265]-[.B265]" office:value-type="currency" office:currency="USD" office:value="5" calcext:value-type="currency">
            <text:p>$5.00</text:p>
          </table:table-cell>
          <table:table-cell table:style-name="ce82" table:formula="of:=[.E265]/[.D265]" office:value-type="float" office:value="1.11421188630491" calcext:value-type="float">
            <text:p>1.1142118863049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057A8</text:p>
          </table:table-cell>
          <table:table-cell table:style-name="ce72" office:value-type="currency" office:currency="USD" office:value="513" calcext:value-type="currency">
            <text:p>$513.00</text:p>
          </table:table-cell>
          <table:table-cell table:style-name="ce99" office:value-type="currency" office:currency="USD" office:value="623" calcext:value-type="currency">
            <text:p>$623.00</text:p>
          </table:table-cell>
          <table:table-cell table:style-name="ce99" table:formula="of:=[.C266]*0.75" office:value-type="currency" office:currency="USD" office:value="467.25" calcext:value-type="currency">
            <text:p>$467.25</text:p>
          </table:table-cell>
          <table:table-cell table:style-name="ce99" office:value-type="currency" office:currency="USD" office:value="516" calcext:value-type="currency">
            <text:p>$516.00</text:p>
          </table:table-cell>
          <table:table-cell table:style-name="ce99" table:formula="of:=[.E266]-[.B266]" office:value-type="currency" office:currency="USD" office:value="3" calcext:value-type="currency">
            <text:p>$3.00</text:p>
          </table:table-cell>
          <table:table-cell table:style-name="ce82" table:formula="of:=[.E266]/[.D266]" office:value-type="float" office:value="1.10433386837881" calcext:value-type="float">
            <text:p>1.1043338683788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096A1</text:p>
          </table:table-cell>
          <table:table-cell table:style-name="ce72" office:value-type="currency" office:currency="USD" office:value="518" calcext:value-type="currency">
            <text:p>$518.00</text:p>
          </table:table-cell>
          <table:table-cell table:style-name="ce99" office:value-type="currency" office:currency="USD" office:value="675" calcext:value-type="currency">
            <text:p>$675.00</text:p>
          </table:table-cell>
          <table:table-cell table:style-name="ce99" table:formula="of:=[.C267]*0.75" office:value-type="currency" office:currency="USD" office:value="506.25" calcext:value-type="currency">
            <text:p>$506.25</text:p>
          </table:table-cell>
          <table:table-cell table:style-name="ce99" office:value-type="currency" office:currency="USD" office:value="521" calcext:value-type="currency">
            <text:p>$521.00</text:p>
          </table:table-cell>
          <table:table-cell table:style-name="ce99" table:formula="of:=[.E267]-[.B267]" office:value-type="currency" office:currency="USD" office:value="3" calcext:value-type="currency">
            <text:p>$3.00</text:p>
          </table:table-cell>
          <table:table-cell table:style-name="ce82" table:formula="of:=[.E267]/[.D267]" office:value-type="float" office:value="1.02913580246914" calcext:value-type="float">
            <text:p>1.0291358024691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Heavy Duty Quad Steer Trailer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68932A4</text:p>
          </table:table-cell>
          <table:table-cell table:style-name="ce72" office:value-type="currency" office:currency="USD" office:value="829" calcext:value-type="currency">
            <text:p>$829.00</text:p>
          </table:table-cell>
          <table:table-cell table:style-name="ce99" office:value-type="currency" office:currency="USD" office:value="876" calcext:value-type="currency">
            <text:p>$876.00</text:p>
          </table:table-cell>
          <table:table-cell table:style-name="ce99" table:formula="of:=[.C271]*0.75" office:value-type="currency" office:currency="USD" office:value="657" calcext:value-type="currency">
            <text:p>$657.00</text:p>
          </table:table-cell>
          <table:table-cell table:style-name="ce99"/>
          <table:table-cell table:style-name="ce99" table:formula="of:=[.E271]-[.B271]" office:value-type="currency" office:currency="USD" office:value="-829" calcext:value-type="currency">
            <text:p>-$829.00</text:p>
          </table:table-cell>
          <table:table-cell table:style-name="ce82" table:formula="of:=[.E271]/[.D271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933A5</text:p>
          </table:table-cell>
          <table:table-cell table:style-name="ce72" office:value-type="currency" office:currency="USD" office:value="929" calcext:value-type="currency">
            <text:p>$929.00</text:p>
          </table:table-cell>
          <table:table-cell table:style-name="ce99" office:value-type="currency" office:currency="USD" office:value="968" calcext:value-type="currency">
            <text:p>$968.00</text:p>
          </table:table-cell>
          <table:table-cell table:style-name="ce99" table:formula="of:=[.C272]*0.75" office:value-type="currency" office:currency="USD" office:value="726" calcext:value-type="currency">
            <text:p>$726.00</text:p>
          </table:table-cell>
          <table:table-cell table:style-name="ce99"/>
          <table:table-cell table:style-name="ce99" table:formula="of:=[.E272]-[.B272]" office:value-type="currency" office:currency="USD" office:value="-929" calcext:value-type="currency">
            <text:p>-$929.00</text:p>
          </table:table-cell>
          <table:table-cell table:style-name="ce82" table:formula="of:=[.E272]/[.D272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934A6</text:p>
          </table:table-cell>
          <table:table-cell table:style-name="ce72" office:value-type="currency" office:currency="USD" office:value="924" calcext:value-type="currency">
            <text:p>$924.00</text:p>
          </table:table-cell>
          <table:table-cell table:style-name="ce99" office:value-type="currency" office:currency="USD" office:value="1000" calcext:value-type="currency">
            <text:p>$1,000.00</text:p>
          </table:table-cell>
          <table:table-cell table:style-name="ce99" table:formula="of:=[.C273]*0.75" office:value-type="currency" office:currency="USD" office:value="750" calcext:value-type="currency">
            <text:p>$750.00</text:p>
          </table:table-cell>
          <table:table-cell table:style-name="ce99"/>
          <table:table-cell table:style-name="ce99" table:formula="of:=[.E273]-[.B273]" office:value-type="currency" office:currency="USD" office:value="-924" calcext:value-type="currency">
            <text:p>-$924.00</text:p>
          </table:table-cell>
          <table:table-cell table:style-name="ce82" table:formula="of:=[.E273]/[.D273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935A7</text:p>
          </table:table-cell>
          <table:table-cell table:style-name="ce72" office:value-type="currency" office:currency="USD" office:value="969" calcext:value-type="currency">
            <text:p>$969.00</text:p>
          </table:table-cell>
          <table:table-cell table:style-name="ce99" office:value-type="currency" office:currency="USD" office:value="1100" calcext:value-type="currency">
            <text:p>$1,100.00</text:p>
          </table:table-cell>
          <table:table-cell table:style-name="ce99" table:formula="of:=[.C274]*0.75" office:value-type="currency" office:currency="USD" office:value="825" calcext:value-type="currency">
            <text:p>$825.00</text:p>
          </table:table-cell>
          <table:table-cell table:style-name="ce99"/>
          <table:table-cell table:style-name="ce99" table:formula="of:=[.E274]-[.B274]" office:value-type="currency" office:currency="USD" office:value="-969" calcext:value-type="currency">
            <text:p>-$969.00</text:p>
          </table:table-cell>
          <table:table-cell table:style-name="ce82" table:formula="of:=[.E274]/[.D274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818A6</text:p>
          </table:table-cell>
          <table:table-cell table:style-name="ce72" office:value-type="currency" office:currency="USD" office:value="1065" calcext:value-type="currency">
            <text:p>$1,065.00</text:p>
          </table:table-cell>
          <table:table-cell table:style-name="ce99" office:value-type="currency" office:currency="USD" office:value="1198" calcext:value-type="currency">
            <text:p>$1,198.00</text:p>
          </table:table-cell>
          <table:table-cell table:style-name="ce99" table:formula="of:=[.C275]*0.75" office:value-type="currency" office:currency="USD" office:value="898.5" calcext:value-type="currency">
            <text:p>$898.50</text:p>
          </table:table-cell>
          <table:table-cell table:style-name="ce99"/>
          <table:table-cell table:style-name="ce99" table:formula="of:=[.E275]-[.B275]" office:value-type="currency" office:currency="USD" office:value="-1065" calcext:value-type="currency">
            <text:p>-$1,065.00</text:p>
          </table:table-cell>
          <table:table-cell table:style-name="ce82" table:formula="of:=[.E275]/[.D275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819A7</text:p>
          </table:table-cell>
          <table:table-cell table:style-name="ce72" office:value-type="currency" office:currency="USD" office:value="1215" calcext:value-type="currency">
            <text:p>$1,215.00</text:p>
          </table:table-cell>
          <table:table-cell table:style-name="ce99" office:value-type="currency" office:currency="USD" office:value="1347" calcext:value-type="currency">
            <text:p>$1,347.00</text:p>
          </table:table-cell>
          <table:table-cell table:style-name="ce99" table:formula="of:=[.C276]*0.75" office:value-type="currency" office:currency="USD" office:value="1010.25" calcext:value-type="currency">
            <text:p>$1,010.25</text:p>
          </table:table-cell>
          <table:table-cell table:style-name="ce99"/>
          <table:table-cell table:style-name="ce99" table:formula="of:=[.E276]-[.B276]" office:value-type="currency" office:currency="USD" office:value="-1215" calcext:value-type="currency">
            <text:p>-$1,215.00</text:p>
          </table:table-cell>
          <table:table-cell table:style-name="ce82" table:formula="of:=[.E276]/[.D276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820A8</text:p>
          </table:table-cell>
          <table:table-cell table:style-name="ce72" office:value-type="currency" office:currency="USD" office:value="1245" calcext:value-type="currency">
            <text:p>$1,245.00</text:p>
          </table:table-cell>
          <table:table-cell table:style-name="ce99" office:value-type="currency" office:currency="USD" office:value="1446" calcext:value-type="currency">
            <text:p>$1,446.00</text:p>
          </table:table-cell>
          <table:table-cell table:style-name="ce99" table:formula="of:=[.C277]*0.75" office:value-type="currency" office:currency="USD" office:value="1084.5" calcext:value-type="currency">
            <text:p>$1,084.50</text:p>
          </table:table-cell>
          <table:table-cell table:style-name="ce99"/>
          <table:table-cell table:style-name="ce99" table:formula="of:=[.E277]-[.B277]" office:value-type="currency" office:currency="USD" office:value="-1245" calcext:value-type="currency">
            <text:p>-$1,245.00</text:p>
          </table:table-cell>
          <table:table-cell table:style-name="ce82" table:formula="of:=[.E277]/[.D277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821A9</text:p>
          </table:table-cell>
          <table:table-cell table:style-name="ce72" office:value-type="currency" office:currency="USD" office:value="1305" calcext:value-type="currency">
            <text:p>$1,305.00</text:p>
          </table:table-cell>
          <table:table-cell table:style-name="ce99" office:value-type="currency" office:currency="USD" office:value="1470" calcext:value-type="currency">
            <text:p>$1,470.00</text:p>
          </table:table-cell>
          <table:table-cell table:style-name="ce99" table:formula="of:=[.C278]*0.75" office:value-type="currency" office:currency="USD" office:value="1102.5" calcext:value-type="currency">
            <text:p>$1,102.50</text:p>
          </table:table-cell>
          <table:table-cell table:style-name="ce99"/>
          <table:table-cell table:style-name="ce99" table:formula="of:=[.E278]-[.B278]" office:value-type="currency" office:currency="USD" office:value="-1305" calcext:value-type="currency">
            <text:p>-$1,305.00</text:p>
          </table:table-cell>
          <table:table-cell table:style-name="ce82" table:formula="of:=[.E278]/[.D278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920A0</text:p>
          </table:table-cell>
          <table:table-cell table:style-name="ce72" office:value-type="currency" office:currency="USD" office:value="1585" calcext:value-type="currency">
            <text:p>$1,585.00</text:p>
          </table:table-cell>
          <table:table-cell table:style-name="ce72" office:value-type="currency" office:currency="USD" office:value="1720" calcext:value-type="currency">
            <text:p>$1,720.00</text:p>
          </table:table-cell>
          <table:table-cell table:style-name="ce99" table:formula="of:=[.C279]*0.75" office:value-type="currency" office:currency="USD" office:value="1290" calcext:value-type="currency">
            <text:p>$1,290.00</text:p>
          </table:table-cell>
          <table:table-cell table:style-name="ce99"/>
          <table:table-cell table:style-name="ce99" table:formula="of:=[.E279]-[.B279]" office:value-type="currency" office:currency="USD" office:value="-1585" calcext:value-type="currency">
            <text:p>-$1,585.00</text:p>
          </table:table-cell>
          <table:table-cell table:style-name="ce82" table:formula="of:=[.E279]/[.D279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927A9</text:p>
          </table:table-cell>
          <table:table-cell table:style-name="ce72" office:value-type="currency" office:currency="USD" office:value="1685" calcext:value-type="currency">
            <text:p>$1,685.00</text:p>
          </table:table-cell>
          <table:table-cell table:style-name="ce99" office:value-type="currency" office:currency="USD" office:value="1837" calcext:value-type="currency">
            <text:p>$1,837.00</text:p>
          </table:table-cell>
          <table:table-cell table:style-name="ce99" table:formula="of:=[.C280]*0.75" office:value-type="currency" office:currency="USD" office:value="1377.75" calcext:value-type="currency">
            <text:p>$1,377.75</text:p>
          </table:table-cell>
          <table:table-cell table:style-name="ce99"/>
          <table:table-cell table:style-name="ce99" table:formula="of:=[.E280]-[.B280]" office:value-type="currency" office:currency="USD" office:value="-1685" calcext:value-type="currency">
            <text:p>-$1,685.00</text:p>
          </table:table-cell>
          <table:table-cell table:style-name="ce82" table:formula="of:=[.E280]/[.D280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822A0</text:p>
          </table:table-cell>
          <table:table-cell table:style-name="ce72" office:value-type="currency" office:currency="USD" office:value="1430" calcext:value-type="currency">
            <text:p>$1,430.00</text:p>
          </table:table-cell>
          <table:table-cell table:style-name="ce99" office:value-type="currency" office:currency="USD" office:value="1547" calcext:value-type="currency">
            <text:p>$1,547.00</text:p>
          </table:table-cell>
          <table:table-cell table:style-name="ce99" table:formula="of:=[.C281]*0.75" office:value-type="currency" office:currency="USD" office:value="1160.25" calcext:value-type="currency">
            <text:p>$1,160.25</text:p>
          </table:table-cell>
          <table:table-cell table:style-name="ce99"/>
          <table:table-cell table:style-name="ce99" table:formula="of:=[.E281]-[.B281]" office:value-type="currency" office:currency="USD" office:value="-1430" calcext:value-type="currency">
            <text:p>-$1,430.00</text:p>
          </table:table-cell>
          <table:table-cell table:style-name="ce82" table:formula="of:=[.E281]/[.D281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841A9</text:p>
          </table:table-cell>
          <table:table-cell table:style-name="ce72" office:value-type="currency" office:currency="USD" office:value="1475" calcext:value-type="currency">
            <text:p>$1,475.00</text:p>
          </table:table-cell>
          <table:table-cell table:style-name="ce99" office:value-type="currency" office:currency="USD" office:value="1646" calcext:value-type="currency">
            <text:p>$1,646.00</text:p>
          </table:table-cell>
          <table:table-cell table:style-name="ce99" table:formula="of:=[.C282]*0.75" office:value-type="currency" office:currency="USD" office:value="1234.5" calcext:value-type="currency">
            <text:p>$1,234.50</text:p>
          </table:table-cell>
          <table:table-cell table:style-name="ce99"/>
          <table:table-cell table:style-name="ce99" table:formula="of:=[.E282]-[.B282]" office:value-type="currency" office:currency="USD" office:value="-1475" calcext:value-type="currency">
            <text:p>-$1,475.00</text:p>
          </table:table-cell>
          <table:table-cell table:style-name="ce82" table:formula="of:=[.E282]/[.D282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859A3</text:p>
          </table:table-cell>
          <table:table-cell table:style-name="ce72" office:value-type="currency" office:currency="USD" office:value="1565" calcext:value-type="currency">
            <text:p>$1,565.00</text:p>
          </table:table-cell>
          <table:table-cell table:style-name="ce99" office:value-type="currency" office:currency="USD" office:value="1738" calcext:value-type="currency">
            <text:p>$1,738.00</text:p>
          </table:table-cell>
          <table:table-cell table:style-name="ce99" table:formula="of:=[.C283]*0.75" office:value-type="currency" office:currency="USD" office:value="1303.5" calcext:value-type="currency">
            <text:p>$1,303.50</text:p>
          </table:table-cell>
          <table:table-cell table:style-name="ce99"/>
          <table:table-cell table:style-name="ce99" table:formula="of:=[.E283]-[.B283]" office:value-type="currency" office:currency="USD" office:value="-1565" calcext:value-type="currency">
            <text:p>-$1,565.00</text:p>
          </table:table-cell>
          <table:table-cell table:style-name="ce82" table:formula="of:=[.E283]/[.D283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924A6</text:p>
          </table:table-cell>
          <table:table-cell table:style-name="ce72" office:value-type="currency" office:currency="USD" office:value="1610" calcext:value-type="currency">
            <text:p>$1,610.00</text:p>
          </table:table-cell>
          <table:table-cell table:style-name="ce99" office:value-type="currency" office:currency="USD" office:value="1796" calcext:value-type="currency">
            <text:p>$1,796.00</text:p>
          </table:table-cell>
          <table:table-cell table:style-name="ce99" table:formula="of:=[.C284]*0.75" office:value-type="currency" office:currency="USD" office:value="1347" calcext:value-type="currency">
            <text:p>$1,347.00</text:p>
          </table:table-cell>
          <table:table-cell table:style-name="ce99"/>
          <table:table-cell table:style-name="ce99" table:formula="of:=[.E284]-[.B284]" office:value-type="currency" office:currency="USD" office:value="-1610" calcext:value-type="currency">
            <text:p>-$1,610.00</text:p>
          </table:table-cell>
          <table:table-cell table:style-name="ce82" table:formula="of:=[.E284]/[.D284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930A2</text:p>
          </table:table-cell>
          <table:table-cell table:style-name="ce72" office:value-type="currency" office:currency="USD" office:value="1715" calcext:value-type="currency">
            <text:p>$1,715.00</text:p>
          </table:table-cell>
          <table:table-cell table:style-name="ce99" office:value-type="currency" office:currency="USD" office:value="1906" calcext:value-type="currency">
            <text:p>$1,906.00</text:p>
          </table:table-cell>
          <table:table-cell table:style-name="ce99" table:formula="of:=[.C285]*0.75" office:value-type="currency" office:currency="USD" office:value="1429.5" calcext:value-type="currency">
            <text:p>$1,429.50</text:p>
          </table:table-cell>
          <table:table-cell table:style-name="ce99"/>
          <table:table-cell table:style-name="ce99" table:formula="of:=[.E285]-[.B285]" office:value-type="currency" office:currency="USD" office:value="-1715" calcext:value-type="currency">
            <text:p>-$1,715.00</text:p>
          </table:table-cell>
          <table:table-cell table:style-name="ce82" table:formula="of:=[.E285]/[.D285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815A3</text:p>
          </table:table-cell>
          <table:table-cell table:style-name="ce72" office:value-type="currency" office:currency="USD" office:value="1495" calcext:value-type="currency">
            <text:p>$1,495.00</text:p>
          </table:table-cell>
          <table:table-cell table:style-name="ce99" office:value-type="currency" office:currency="USD" office:value="1668" calcext:value-type="currency">
            <text:p>$1,668.00</text:p>
          </table:table-cell>
          <table:table-cell table:style-name="ce99" table:formula="of:=[.C286]*0.75" office:value-type="currency" office:currency="USD" office:value="1251" calcext:value-type="currency">
            <text:p>$1,251.00</text:p>
          </table:table-cell>
          <table:table-cell table:style-name="ce99"/>
          <table:table-cell table:style-name="ce99" table:formula="of:=[.E286]-[.B286]" office:value-type="currency" office:currency="USD" office:value="-1495" calcext:value-type="currency">
            <text:p>-$1,495.00</text:p>
          </table:table-cell>
          <table:table-cell table:style-name="ce82" table:formula="of:=[.E286]/[.D286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814A2</text:p>
          </table:table-cell>
          <table:table-cell table:style-name="ce72" office:value-type="currency" office:currency="USD" office:value="1505" calcext:value-type="currency">
            <text:p>$1,505.00</text:p>
          </table:table-cell>
          <table:table-cell table:style-name="ce99" office:value-type="currency" office:currency="USD" office:value="1686" calcext:value-type="currency">
            <text:p>$1,686.00</text:p>
          </table:table-cell>
          <table:table-cell table:style-name="ce99" table:formula="of:=[.C287]*0.75" office:value-type="currency" office:currency="USD" office:value="1264.5" calcext:value-type="currency">
            <text:p>$1,264.50</text:p>
          </table:table-cell>
          <table:table-cell table:style-name="ce99"/>
          <table:table-cell table:style-name="ce99" table:formula="of:=[.E287]-[.B287]" office:value-type="currency" office:currency="USD" office:value="-1505" calcext:value-type="currency">
            <text:p>-$1,505.00</text:p>
          </table:table-cell>
          <table:table-cell table:style-name="ce82" table:formula="of:=[.E287]/[.D287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813A1</text:p>
          </table:table-cell>
          <table:table-cell table:style-name="ce72" office:value-type="currency" office:currency="USD" office:value="1625" calcext:value-type="currency">
            <text:p>$1,625.00</text:p>
          </table:table-cell>
          <table:table-cell table:style-name="ce99" office:value-type="currency" office:currency="USD" office:value="1802" calcext:value-type="currency">
            <text:p>$1,802.00</text:p>
          </table:table-cell>
          <table:table-cell table:style-name="ce99" table:formula="of:=[.C288]*0.75" office:value-type="currency" office:currency="USD" office:value="1351.5" calcext:value-type="currency">
            <text:p>$1,351.50</text:p>
          </table:table-cell>
          <table:table-cell table:style-name="ce99"/>
          <table:table-cell table:style-name="ce99" table:formula="of:=[.E288]-[.B288]" office:value-type="currency" office:currency="USD" office:value="-1625" calcext:value-type="currency">
            <text:p>-$1,625.00</text:p>
          </table:table-cell>
          <table:table-cell table:style-name="ce82" table:formula="of:=[.E288]/[.D288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68925A7</text:p>
          </table:table-cell>
          <table:table-cell table:style-name="ce72" office:value-type="currency" office:currency="USD" office:value="1655" calcext:value-type="currency">
            <text:p>$1,655.00</text:p>
          </table:table-cell>
          <table:table-cell table:style-name="ce99" office:value-type="currency" office:currency="USD" office:value="1824" calcext:value-type="currency">
            <text:p>$1,824.00</text:p>
          </table:table-cell>
          <table:table-cell table:style-name="ce99" table:formula="of:=[.C289]*0.75" office:value-type="currency" office:currency="USD" office:value="1368" calcext:value-type="currency">
            <text:p>$1,368.00</text:p>
          </table:table-cell>
          <table:table-cell table:style-name="ce99"/>
          <table:table-cell table:style-name="ce99" table:formula="of:=[.E289]-[.B289]" office:value-type="currency" office:currency="USD" office:value="-1655" calcext:value-type="currency">
            <text:p>-$1,655.00</text:p>
          </table:table-cell>
          <table:table-cell table:style-name="ce82" table:formula="of:=[.E289]/[.D289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EZY-TILT Pallet Truck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4790A3</text:p>
          </table:table-cell>
          <table:table-cell table:style-name="ce72" office:value-type="currency" office:currency="USD" office:value="338" calcext:value-type="currency">
            <text:p>$338.00</text:p>
          </table:table-cell>
          <table:table-cell table:style-name="ce99" office:value-type="currency" office:currency="USD" office:value="385" calcext:value-type="currency">
            <text:p>$385.00</text:p>
          </table:table-cell>
          <table:table-cell table:style-name="ce99" table:formula="of:=[.C293]*0.75" office:value-type="currency" office:currency="USD" office:value="288.75" calcext:value-type="currency">
            <text:p>$288.75</text:p>
          </table:table-cell>
          <table:table-cell table:style-name="ce99" office:value-type="currency" office:currency="USD" office:value="341.78" calcext:value-type="currency">
            <text:p>$341.78</text:p>
          </table:table-cell>
          <table:table-cell table:style-name="ce99" table:formula="of:=[.E293]-[.B293]" office:value-type="currency" office:currency="USD" office:value="3.77999999999997" calcext:value-type="currency">
            <text:p>$3.78</text:p>
          </table:table-cell>
          <table:table-cell table:style-name="ce82" table:formula="of:=[.E293]/[.D293]" office:value-type="float" office:value="1.18365367965368" calcext:value-type="float">
            <text:p>1.18365367965368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Plastic Mini Pallet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510</text:p>
          </table:table-cell>
          <table:table-cell table:style-name="ce72" office:value-type="currency" office:currency="USD" office:value="74" calcext:value-type="currency">
            <text:p>$74.00</text:p>
          </table:table-cell>
          <table:table-cell table:style-name="ce99" office:value-type="currency" office:currency="USD" office:value="60" calcext:value-type="currency">
            <text:p>$60.00</text:p>
          </table:table-cell>
          <table:table-cell table:style-name="ce99" table:formula="of:=[.C297]*0.75" office:value-type="currency" office:currency="USD" office:value="45" calcext:value-type="currency">
            <text:p>$45.00</text:p>
          </table:table-cell>
          <table:table-cell table:style-name="ce99" office:value-type="currency" office:currency="USD" office:value="78.99" calcext:value-type="currency">
            <text:p>$78.99</text:p>
          </table:table-cell>
          <table:table-cell table:style-name="ce99" table:formula="of:=[.E297]-[.B297]" office:value-type="currency" office:currency="USD" office:value="4.99" calcext:value-type="currency">
            <text:p>$4.99</text:p>
          </table:table-cell>
          <table:table-cell table:style-name="ce82" table:formula="of:=[.E297]/[.D297]" office:value-type="float" office:value="1.75533333333333" calcext:value-type="float">
            <text:p>1.75533333333333</text:p>
          </table:table-cell>
          <table:table-cell table:style-name="ce82" office:value-type="string" calcext:value-type="string">
            <text:p>wayfair.com</text:p>
          </table:table-cell>
        </table:table-row>
        <table:table-row table:style-name="ro2">
          <table:table-cell table:style-name="ce66" office:value-type="string" calcext:value-type="string">
            <text:p>F89509</text:p>
          </table:table-cell>
          <table:table-cell table:style-name="ce72" office:value-type="currency" office:currency="USD" office:value="74" calcext:value-type="currency">
            <text:p>$74.00</text:p>
          </table:table-cell>
          <table:table-cell table:style-name="ce99" office:value-type="currency" office:currency="USD" office:value="75" calcext:value-type="currency">
            <text:p>$75.00</text:p>
          </table:table-cell>
          <table:table-cell table:style-name="ce99" table:formula="of:=[.C298]*0.75" office:value-type="currency" office:currency="USD" office:value="56.25" calcext:value-type="currency">
            <text:p>$56.25</text:p>
          </table:table-cell>
          <table:table-cell table:style-name="ce99" office:value-type="currency" office:currency="USD" office:value="78.99" calcext:value-type="currency">
            <text:p>$78.99</text:p>
          </table:table-cell>
          <table:table-cell table:style-name="ce99" table:formula="of:=[.E298]-[.B298]" office:value-type="currency" office:currency="USD" office:value="4.99" calcext:value-type="currency">
            <text:p>$4.99</text:p>
          </table:table-cell>
          <table:table-cell table:style-name="ce82" table:formula="of:=[.E298]/[.D298]" office:value-type="float" office:value="1.40426666666667" calcext:value-type="float">
            <text:p>1.40426666666667</text:p>
          </table:table-cell>
          <table:table-cell table:style-name="ce82" office:value-type="string" calcext:value-type="string">
            <text:p>ebay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Dual-Stage High-Level Dumper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0155A5</text:p>
          </table:table-cell>
          <table:table-cell table:style-name="ce72" office:value-type="currency" office:currency="USD" office:value="7895" calcext:value-type="currency">
            <text:p>$7,895.00</text:p>
          </table:table-cell>
          <table:table-cell table:style-name="ce99" office:value-type="currency" office:currency="USD" office:value="8072" calcext:value-type="currency">
            <text:p>$8,072.00</text:p>
          </table:table-cell>
          <table:table-cell table:style-name="ce99" table:formula="of:=[.C302]*0.75" office:value-type="currency" office:currency="USD" office:value="6054" calcext:value-type="currency">
            <text:p>$6,054.00</text:p>
          </table:table-cell>
          <table:table-cell table:style-name="ce99" office:value-type="currency" office:currency="USD" office:value="8072" calcext:value-type="currency">
            <text:p>$8,072.00</text:p>
          </table:table-cell>
          <table:table-cell table:style-name="ce99" table:formula="of:=[.E302]-[.B302]" office:value-type="currency" office:currency="USD" office:value="177" calcext:value-type="currency">
            <text:p>$177.00</text:p>
          </table:table-cell>
          <table:table-cell table:style-name="ce82" table:formula="of:=[.E302]/[.D302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urce4industries.com</text:p>
          </table:table-cell>
        </table:table-row>
        <table:table-row table:style-name="ro2">
          <table:table-cell table:style-name="ce66" office:value-type="string" calcext:value-type="string">
            <text:p>F80150A0</text:p>
          </table:table-cell>
          <table:table-cell table:style-name="ce72" office:value-type="currency" office:currency="USD" office:value="8595" calcext:value-type="currency">
            <text:p>$8,595.00</text:p>
          </table:table-cell>
          <table:table-cell table:style-name="ce99" office:value-type="currency" office:currency="USD" office:value="8603" calcext:value-type="currency">
            <text:p>$8,603.00</text:p>
          </table:table-cell>
          <table:table-cell table:style-name="ce99" table:formula="of:=[.C303]*0.75" office:value-type="currency" office:currency="USD" office:value="6452.25" calcext:value-type="currency">
            <text:p>$6,452.25</text:p>
          </table:table-cell>
          <table:table-cell table:style-name="ce99" office:value-type="currency" office:currency="USD" office:value="8848" calcext:value-type="currency">
            <text:p>$8,848.00</text:p>
          </table:table-cell>
          <table:table-cell table:style-name="ce99" table:formula="of:=[.E303]-[.B303]" office:value-type="currency" office:currency="USD" office:value="253" calcext:value-type="currency">
            <text:p>$253.00</text:p>
          </table:table-cell>
          <table:table-cell table:style-name="ce82" table:formula="of:=[.E303]/[.D303]" office:value-type="float" office:value="1.37130458367236" calcext:value-type="float">
            <text:p>1.3713045836723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48A8</text:p>
          </table:table-cell>
          <table:table-cell table:style-name="ce72" office:value-type="currency" office:currency="USD" office:value="8846" calcext:value-type="currency">
            <text:p>$8,846.00</text:p>
          </table:table-cell>
          <table:table-cell table:style-name="ce99" office:value-type="currency" office:currency="USD" office:value="8943" calcext:value-type="currency">
            <text:p>$8,943.00</text:p>
          </table:table-cell>
          <table:table-cell table:style-name="ce99" table:formula="of:=[.C304]*0.75" office:value-type="currency" office:currency="USD" office:value="6707.25" calcext:value-type="currency">
            <text:p>$6,707.25</text:p>
          </table:table-cell>
          <table:table-cell table:style-name="ce99" office:value-type="currency" office:currency="USD" office:value="9200" calcext:value-type="currency">
            <text:p>$9,200.00</text:p>
          </table:table-cell>
          <table:table-cell table:style-name="ce99" table:formula="of:=[.E304]-[.B304]" office:value-type="currency" office:currency="USD" office:value="354" calcext:value-type="currency">
            <text:p>$354.00</text:p>
          </table:table-cell>
          <table:table-cell table:style-name="ce82" table:formula="of:=[.E304]/[.D304]" office:value-type="float" office:value="1.37165008013717" calcext:value-type="float">
            <text:p>1.3716500801371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49A9</text:p>
          </table:table-cell>
          <table:table-cell table:style-name="ce72" office:value-type="currency" office:currency="USD" office:value="8670" calcext:value-type="currency">
            <text:p>$8,670.00</text:p>
          </table:table-cell>
          <table:table-cell table:style-name="ce99" office:value-type="currency" office:currency="USD" office:value="8743" calcext:value-type="currency">
            <text:p>$8,743.00</text:p>
          </table:table-cell>
          <table:table-cell table:style-name="ce99" table:formula="of:=[.C305]*0.75" office:value-type="currency" office:currency="USD" office:value="6557.25" calcext:value-type="currency">
            <text:p>$6,557.25</text:p>
          </table:table-cell>
          <table:table-cell table:style-name="ce99" office:value-type="currency" office:currency="USD" office:value="8768" calcext:value-type="currency">
            <text:p>$8,768.00</text:p>
          </table:table-cell>
          <table:table-cell table:style-name="ce99" table:formula="of:=[.E305]-[.B305]" office:value-type="currency" office:currency="USD" office:value="98" calcext:value-type="currency">
            <text:p>$98.00</text:p>
          </table:table-cell>
          <table:table-cell table:style-name="ce82" table:formula="of:=[.E305]/[.D305]" office:value-type="float" office:value="1.33714590720195" calcext:value-type="float">
            <text:p>1.3371459072019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56A6</text:p>
          </table:table-cell>
          <table:table-cell table:style-name="ce72" office:value-type="currency" office:currency="USD" office:value="7959" calcext:value-type="currency">
            <text:p>$7,959.00</text:p>
          </table:table-cell>
          <table:table-cell table:style-name="ce99" office:value-type="currency" office:currency="USD" office:value="8106" calcext:value-type="currency">
            <text:p>$8,106.00</text:p>
          </table:table-cell>
          <table:table-cell table:style-name="ce99" table:formula="of:=[.C306]*0.75" office:value-type="currency" office:currency="USD" office:value="6079.5" calcext:value-type="currency">
            <text:p>$6,079.50</text:p>
          </table:table-cell>
          <table:table-cell table:style-name="ce99" office:value-type="currency" office:currency="USD" office:value="8339" calcext:value-type="currency">
            <text:p>$8,339.00</text:p>
          </table:table-cell>
          <table:table-cell table:style-name="ce99" table:formula="of:=[.E306]-[.B306]" office:value-type="currency" office:currency="USD" office:value="380" calcext:value-type="currency">
            <text:p>$380.00</text:p>
          </table:table-cell>
          <table:table-cell table:style-name="ce82" table:formula="of:=[.E306]/[.D306]" office:value-type="float" office:value="1.37165885352414" calcext:value-type="float">
            <text:p>1.3716588535241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53A3</text:p>
          </table:table-cell>
          <table:table-cell table:style-name="ce72" office:value-type="currency" office:currency="USD" office:value="8144" calcext:value-type="currency">
            <text:p>$8,144.00</text:p>
          </table:table-cell>
          <table:table-cell table:style-name="ce99" office:value-type="currency" office:currency="USD" office:value="8237" calcext:value-type="currency">
            <text:p>$8,237.00</text:p>
          </table:table-cell>
          <table:table-cell table:style-name="ce99" table:formula="of:=[.C307]*0.75" office:value-type="currency" office:currency="USD" office:value="6177.75" calcext:value-type="currency">
            <text:p>$6,177.75</text:p>
          </table:table-cell>
          <table:table-cell table:style-name="ce99" office:value-type="currency" office:currency="USD" office:value="8449.1" calcext:value-type="currency">
            <text:p>$8,449.10</text:p>
          </table:table-cell>
          <table:table-cell table:style-name="ce99" table:formula="of:=[.E307]-[.B307]" office:value-type="currency" office:currency="USD" office:value="305.1" calcext:value-type="currency">
            <text:p>$305.10</text:p>
          </table:table-cell>
          <table:table-cell table:style-name="ce82" table:formula="of:=[.E307]/[.D307]" office:value-type="float" office:value="1.36766622152078" calcext:value-type="float">
            <text:p>1.3676662215207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51A1</text:p>
          </table:table-cell>
          <table:table-cell table:style-name="ce72" office:value-type="currency" office:currency="USD" office:value="8344" calcext:value-type="currency">
            <text:p>$8,344.00</text:p>
          </table:table-cell>
          <table:table-cell table:style-name="ce99" office:value-type="currency" office:currency="USD" office:value="8403" calcext:value-type="currency">
            <text:p>$8,403.00</text:p>
          </table:table-cell>
          <table:table-cell table:style-name="ce99" table:formula="of:=[.C308]*0.75" office:value-type="currency" office:currency="USD" office:value="6302.25" calcext:value-type="currency">
            <text:p>$6,302.25</text:p>
          </table:table-cell>
          <table:table-cell table:style-name="ce99" office:value-type="currency" office:currency="USD" office:value="8418" calcext:value-type="currency">
            <text:p>$8,418.00</text:p>
          </table:table-cell>
          <table:table-cell table:style-name="ce99" table:formula="of:=[.E308]-[.B308]" office:value-type="currency" office:currency="USD" office:value="74" calcext:value-type="currency">
            <text:p>$74.00</text:p>
          </table:table-cell>
          <table:table-cell table:style-name="ce82" table:formula="of:=[.E308]/[.D308]" office:value-type="float" office:value="1.33571343567773" calcext:value-type="float">
            <text:p>1.3357134356777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57A7</text:p>
          </table:table-cell>
          <table:table-cell table:style-name="ce72" office:value-type="currency" office:currency="USD" office:value="7834" calcext:value-type="currency">
            <text:p>$7,834.00</text:p>
          </table:table-cell>
          <table:table-cell table:style-name="ce99" office:value-type="currency" office:currency="USD" office:value="7906" calcext:value-type="currency">
            <text:p>$7,906.00</text:p>
          </table:table-cell>
          <table:table-cell table:style-name="ce99" table:formula="of:=[.C309]*0.75" office:value-type="currency" office:currency="USD" office:value="5929.5" calcext:value-type="currency">
            <text:p>$5,929.50</text:p>
          </table:table-cell>
          <table:table-cell table:style-name="ce99" office:value-type="currency" office:currency="USD" office:value="7908" calcext:value-type="currency">
            <text:p>$7,908.00</text:p>
          </table:table-cell>
          <table:table-cell table:style-name="ce99" table:formula="of:=[.E309]-[.B309]" office:value-type="currency" office:currency="USD" office:value="74" calcext:value-type="currency">
            <text:p>$74.00</text:p>
          </table:table-cell>
          <table:table-cell table:style-name="ce82" table:formula="of:=[.E309]/[.D309]" office:value-type="float" office:value="1.33367062990134" calcext:value-type="float">
            <text:p>1.3336706299013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152A2</text:p>
          </table:table-cell>
          <table:table-cell table:style-name="ce72" office:value-type="currency" office:currency="USD" office:value="8298" calcext:value-type="currency">
            <text:p>$8,298.00</text:p>
          </table:table-cell>
          <table:table-cell table:style-name="ce99" office:value-type="currency" office:currency="USD" office:value="8437" calcext:value-type="currency">
            <text:p>$8,437.00</text:p>
          </table:table-cell>
          <table:table-cell table:style-name="ce99" table:formula="of:=[.C310]*0.75" office:value-type="currency" office:currency="USD" office:value="6327.75" calcext:value-type="currency">
            <text:p>$6,327.75</text:p>
          </table:table-cell>
          <table:table-cell table:style-name="ce99" office:value-type="currency" office:currency="USD" office:value="8437" calcext:value-type="currency">
            <text:p>$8,437.00</text:p>
          </table:table-cell>
          <table:table-cell table:style-name="ce99" table:formula="of:=[.E310]-[.B310]" office:value-type="currency" office:currency="USD" office:value="139" calcext:value-type="currency">
            <text:p>$139.00</text:p>
          </table:table-cell>
          <table:table-cell table:style-name="ce82" table:formula="of:=[.E310]/[.D310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Falcon Drum Handler/Portable Lif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744</text:p>
          </table:table-cell>
          <table:table-cell table:style-name="ce72" office:value-type="currency" office:currency="USD" office:value="859" calcext:value-type="currency">
            <text:p>$859.00</text:p>
          </table:table-cell>
          <table:table-cell table:style-name="ce99" office:value-type="currency" office:currency="USD" office:value="884" calcext:value-type="currency">
            <text:p>$884.00</text:p>
          </table:table-cell>
          <table:table-cell table:style-name="ce99" table:formula="of:=[.C314]*0.75" office:value-type="currency" office:currency="USD" office:value="663" calcext:value-type="currency">
            <text:p>$663.00</text:p>
          </table:table-cell>
          <table:table-cell table:style-name="ce99" office:value-type="currency" office:currency="USD" office:value="884" calcext:value-type="currency">
            <text:p>$884.00</text:p>
          </table:table-cell>
          <table:table-cell table:style-name="ce99" table:formula="of:=[.E314]-[.B314]" office:value-type="currency" office:currency="USD" office:value="25" calcext:value-type="currency">
            <text:p>$25.00</text:p>
          </table:table-cell>
          <table:table-cell table:style-name="ce82" table:formula="of:=[.E314]/[.D314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High Capacity Jumbo Bin Cabine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7843A3</text:p>
          </table:table-cell>
          <table:table-cell table:style-name="ce72" office:value-type="currency" office:currency="USD" office:value="1320" calcext:value-type="currency">
            <text:p>$1,320.00</text:p>
          </table:table-cell>
          <table:table-cell table:style-name="ce99" office:value-type="currency" office:currency="USD" office:value="1469" calcext:value-type="currency">
            <text:p>$1,469.00</text:p>
          </table:table-cell>
          <table:table-cell table:style-name="ce99" table:formula="of:=[.C318]*0.75" office:value-type="currency" office:currency="USD" office:value="1101.75" calcext:value-type="currency">
            <text:p>$1,101.75</text:p>
          </table:table-cell>
          <table:table-cell table:style-name="ce99" office:value-type="currency" office:currency="USD" office:value="1681.31" calcext:value-type="currency">
            <text:p>$1,681.31</text:p>
          </table:table-cell>
          <table:table-cell table:style-name="ce99" table:formula="of:=[.E318]-[.B318]" office:value-type="currency" office:currency="USD" office:value="361.31" calcext:value-type="currency">
            <text:p>$361.31</text:p>
          </table:table-cell>
          <table:table-cell table:style-name="ce82" table:formula="of:=[.E318]/[.D318]" office:value-type="float" office:value="1.52603585205355" calcext:value-type="float">
            <text:p>1.52603585205355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7844A2</text:p>
          </table:table-cell>
          <table:table-cell table:style-name="ce72" office:value-type="currency" office:currency="USD" office:value="879" calcext:value-type="currency">
            <text:p>$879.00</text:p>
          </table:table-cell>
          <table:table-cell table:style-name="ce99" office:value-type="currency" office:currency="USD" office:value="908" calcext:value-type="currency">
            <text:p>$908.00</text:p>
          </table:table-cell>
          <table:table-cell table:style-name="ce99" table:formula="of:=[.C319]*0.75" office:value-type="currency" office:currency="USD" office:value="681" calcext:value-type="currency">
            <text:p>$681.00</text:p>
          </table:table-cell>
          <table:table-cell table:style-name="ce99" office:value-type="currency" office:currency="USD" office:value="1019.78" calcext:value-type="currency">
            <text:p>$1,019.78</text:p>
          </table:table-cell>
          <table:table-cell table:style-name="ce99" table:formula="of:=[.E319]-[.B319]" office:value-type="currency" office:currency="USD" office:value="140.78" calcext:value-type="currency">
            <text:p>$140.78</text:p>
          </table:table-cell>
          <table:table-cell table:style-name="ce82" table:formula="of:=[.E319]/[.D319]" office:value-type="float" office:value="1.49747430249633" calcext:value-type="float">
            <text:p>1.49747430249633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Vari-Tuff Multi-Use Utility Cabinet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5880A5</text:p>
          </table:table-cell>
          <table:table-cell table:style-name="ce72" office:value-type="currency" office:currency="USD" office:value="1010" calcext:value-type="currency">
            <text:p>$1,010.00</text:p>
          </table:table-cell>
          <table:table-cell table:style-name="ce99" office:value-type="currency" office:currency="USD" office:value="1148" calcext:value-type="currency">
            <text:p>$1,148.00</text:p>
          </table:table-cell>
          <table:table-cell table:style-name="ce99" table:formula="of:=[.C323]*0.75" office:value-type="currency" office:currency="USD" office:value="861" calcext:value-type="currency">
            <text:p>$861.00</text:p>
          </table:table-cell>
          <table:table-cell table:style-name="ce99" office:value-type="currency" office:currency="USD" office:value="1236.36" calcext:value-type="currency">
            <text:p>$1,236.36</text:p>
          </table:table-cell>
          <table:table-cell table:style-name="ce99" table:formula="of:=[.E323]-[.B323]" office:value-type="currency" office:currency="USD" office:value="226.36" calcext:value-type="currency">
            <text:p>$226.36</text:p>
          </table:table-cell>
          <table:table-cell table:style-name="ce82" table:formula="of:=[.E323]/[.D323]" office:value-type="float" office:value="1.43595818815331" calcext:value-type="float">
            <text:p>1.43595818815331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5881A4</text:p>
          </table:table-cell>
          <table:table-cell table:style-name="ce72" office:value-type="currency" office:currency="USD" office:value="1049" calcext:value-type="currency">
            <text:p>$1,049.00</text:p>
          </table:table-cell>
          <table:table-cell table:style-name="ce99" office:value-type="currency" office:currency="USD" office:value="1045" calcext:value-type="currency">
            <text:p>$1,045.00</text:p>
          </table:table-cell>
          <table:table-cell table:style-name="ce99" table:formula="of:=[.C324]*0.75" office:value-type="currency" office:currency="USD" office:value="783.75" calcext:value-type="currency">
            <text:p>$783.75</text:p>
          </table:table-cell>
          <table:table-cell table:style-name="ce99" office:value-type="currency" office:currency="USD" office:value="1168.14" calcext:value-type="currency">
            <text:p>$1,168.14</text:p>
          </table:table-cell>
          <table:table-cell table:style-name="ce99" table:formula="of:=[.E324]-[.B324]" office:value-type="currency" office:currency="USD" office:value="119.14" calcext:value-type="currency">
            <text:p>$119.14</text:p>
          </table:table-cell>
          <table:table-cell table:style-name="ce82" table:formula="of:=[.E324]/[.D324]" office:value-type="float" office:value="1.49044976076555" calcext:value-type="float">
            <text:p>1.49044976076555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Standard Twin-Handle Beverage Hand Truck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3880A6</text:p>
          </table:table-cell>
          <table:table-cell table:style-name="ce72" office:value-type="currency" office:currency="USD" office:value="342" calcext:value-type="currency">
            <text:p>$342.00</text:p>
          </table:table-cell>
          <table:table-cell table:style-name="ce99" office:value-type="currency" office:currency="USD" office:value="360" calcext:value-type="currency">
            <text:p>$360.00</text:p>
          </table:table-cell>
          <table:table-cell table:style-name="ce99" table:formula="of:=[.C328]*0.75" office:value-type="currency" office:currency="USD" office:value="270" calcext:value-type="currency">
            <text:p>$270.00</text:p>
          </table:table-cell>
          <table:table-cell table:style-name="ce99" office:value-type="currency" office:currency="USD" office:value="385.95" calcext:value-type="currency">
            <text:p>$385.95</text:p>
          </table:table-cell>
          <table:table-cell table:style-name="ce99" table:formula="of:=[.E328]-[.B328]" office:value-type="currency" office:currency="USD" office:value="43.95" calcext:value-type="currency">
            <text:p>$43.95</text:p>
          </table:table-cell>
          <table:table-cell table:style-name="ce82" table:formula="of:=[.E328]/[.D328]" office:value-type="float" office:value="1.42944444444444" calcext:value-type="float">
            <text:p>1.42944444444444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3881A5</text:p>
          </table:table-cell>
          <table:table-cell table:style-name="ce72" office:value-type="currency" office:currency="USD" office:value="350" calcext:value-type="currency">
            <text:p>$350.00</text:p>
          </table:table-cell>
          <table:table-cell table:style-name="ce99" office:value-type="currency" office:currency="USD" office:value="365" calcext:value-type="currency">
            <text:p>$365.00</text:p>
          </table:table-cell>
          <table:table-cell table:style-name="ce99" table:formula="of:=[.C329]*0.75" office:value-type="currency" office:currency="USD" office:value="273.75" calcext:value-type="currency">
            <text:p>$273.75</text:p>
          </table:table-cell>
          <table:table-cell table:style-name="ce99" office:value-type="currency" office:currency="USD" office:value="365" calcext:value-type="currency">
            <text:p>$365.00</text:p>
          </table:table-cell>
          <table:table-cell table:style-name="ce99" table:formula="of:=[.E329]-[.B329]" office:value-type="currency" office:currency="USD" office:value="15" calcext:value-type="currency">
            <text:p>$15.00</text:p>
          </table:table-cell>
          <table:table-cell table:style-name="ce82" table:formula="of:=[.E329]/[.D329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9" office:value-type="string" calcext:value-type="string">
            <text:p>F83970A7</text:p>
          </table:table-cell>
          <table:table-cell table:style-name="ce72" office:value-type="currency" office:currency="USD" office:value="640" calcext:value-type="currency">
            <text:p>$640.00</text:p>
          </table:table-cell>
          <table:table-cell table:style-name="ce99"/>
          <table:table-cell table:style-name="ce99" table:formula="of:=[.C330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330]-[.B330]" office:value-type="currency" office:currency="USD" office:value="-640" calcext:value-type="currency">
            <text:p>-$640.00</text:p>
          </table:table-cell>
          <table:table-cell table:style-name="ce82" table:formula="of:=[.E330]/[.D330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F83971A6</text:p>
          </table:table-cell>
          <table:table-cell table:style-name="ce72" office:value-type="currency" office:currency="USD" office:value="655" calcext:value-type="currency">
            <text:p>$655.00</text:p>
          </table:table-cell>
          <table:table-cell table:style-name="ce99" office:value-type="currency" office:currency="USD" office:value="668" calcext:value-type="currency">
            <text:p>$668.00</text:p>
          </table:table-cell>
          <table:table-cell table:style-name="ce99" table:formula="of:=[.C331]*0.75" office:value-type="currency" office:currency="USD" office:value="501" calcext:value-type="currency">
            <text:p>$501.00</text:p>
          </table:table-cell>
          <table:table-cell table:style-name="ce99" office:value-type="currency" office:currency="USD" office:value="668" calcext:value-type="currency">
            <text:p>$668.00</text:p>
          </table:table-cell>
          <table:table-cell table:style-name="ce99" table:formula="of:=[.E331]-[.B331]" office:value-type="currency" office:currency="USD" office:value="13" calcext:value-type="currency">
            <text:p>$13.00</text:p>
          </table:table-cell>
          <table:table-cell table:style-name="ce82" table:formula="of:=[.E331]/[.D331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F83937A9</text:p>
          </table:table-cell>
          <table:table-cell table:style-name="ce72" office:value-type="currency" office:currency="USD" office:value="425" calcext:value-type="currency">
            <text:p>$425.00</text:p>
          </table:table-cell>
          <table:table-cell table:style-name="ce99" office:value-type="currency" office:currency="USD" office:value="440" calcext:value-type="currency">
            <text:p>$440.00</text:p>
          </table:table-cell>
          <table:table-cell table:style-name="ce99" table:formula="of:=[.C332]*0.75" office:value-type="currency" office:currency="USD" office:value="330" calcext:value-type="currency">
            <text:p>$330.00</text:p>
          </table:table-cell>
          <table:table-cell table:style-name="ce99" office:value-type="currency" office:currency="USD" office:value="440" calcext:value-type="currency">
            <text:p>$440.00</text:p>
          </table:table-cell>
          <table:table-cell table:style-name="ce99" table:formula="of:=[.E332]-[.B332]" office:value-type="currency" office:currency="USD" office:value="15" calcext:value-type="currency">
            <text:p>$15.00</text:p>
          </table:table-cell>
          <table:table-cell table:style-name="ce82" table:formula="of:=[.E332]/[.D332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F83947A7</text:p>
          </table:table-cell>
          <table:table-cell table:style-name="ce72" office:value-type="currency" office:currency="USD" office:value="433" calcext:value-type="currency">
            <text:p>$433.00</text:p>
          </table:table-cell>
          <table:table-cell table:style-name="ce99" office:value-type="currency" office:currency="USD" office:value="445" calcext:value-type="currency">
            <text:p>$445.00</text:p>
          </table:table-cell>
          <table:table-cell table:style-name="ce99" table:formula="of:=[.C333]*0.75" office:value-type="currency" office:currency="USD" office:value="333.75" calcext:value-type="currency">
            <text:p>$333.75</text:p>
          </table:table-cell>
          <table:table-cell table:style-name="ce99" office:value-type="currency" office:currency="USD" office:value="445" calcext:value-type="currency">
            <text:p>$445.00</text:p>
          </table:table-cell>
          <table:table-cell table:style-name="ce99" table:formula="of:=[.E333]-[.B333]" office:value-type="currency" office:currency="USD" office:value="12" calcext:value-type="currency">
            <text:p>$12.00</text:p>
          </table:table-cell>
          <table:table-cell table:style-name="ce82" table:formula="of:=[.E333]/[.D333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F83941A3</text:p>
          </table:table-cell>
          <table:table-cell table:style-name="ce72" office:value-type="currency" office:currency="USD" office:value="433" calcext:value-type="currency">
            <text:p>$433.00</text:p>
          </table:table-cell>
          <table:table-cell table:style-name="ce99" office:value-type="currency" office:currency="USD" office:value="445" calcext:value-type="currency">
            <text:p>$445.00</text:p>
          </table:table-cell>
          <table:table-cell table:style-name="ce99" table:formula="of:=[.C334]*0.75" office:value-type="currency" office:currency="USD" office:value="333.75" calcext:value-type="currency">
            <text:p>$333.75</text:p>
          </table:table-cell>
          <table:table-cell table:style-name="ce99" office:value-type="currency" office:currency="USD" office:value="445" calcext:value-type="currency">
            <text:p>$445.00</text:p>
          </table:table-cell>
          <table:table-cell table:style-name="ce99" table:formula="of:=[.E334]-[.B334]" office:value-type="currency" office:currency="USD" office:value="12" calcext:value-type="currency">
            <text:p>$12.00</text:p>
          </table:table-cell>
          <table:table-cell table:style-name="ce82" table:formula="of:=[.E334]/[.D334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F83944A0</text:p>
          </table:table-cell>
          <table:table-cell table:style-name="ce72" office:value-type="currency" office:currency="USD" office:value="433" calcext:value-type="currency">
            <text:p>$433.00</text:p>
          </table:table-cell>
          <table:table-cell table:style-name="ce99" office:value-type="currency" office:currency="USD" office:value="450" calcext:value-type="currency">
            <text:p>$450.00</text:p>
          </table:table-cell>
          <table:table-cell table:style-name="ce99" table:formula="of:=[.C335]*0.75" office:value-type="currency" office:currency="USD" office:value="337.5" calcext:value-type="currency">
            <text:p>$337.50</text:p>
          </table:table-cell>
          <table:table-cell table:style-name="ce99" office:value-type="currency" office:currency="USD" office:value="450" calcext:value-type="currency">
            <text:p>$450.00</text:p>
          </table:table-cell>
          <table:table-cell table:style-name="ce99" table:formula="of:=[.E335]-[.B335]" office:value-type="currency" office:currency="USD" office:value="17" calcext:value-type="currency">
            <text:p>$17.00</text:p>
          </table:table-cell>
          <table:table-cell table:style-name="ce82" table:formula="of:=[.E335]/[.D335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Trayless 12-Pack Aluminum Frame Hand Truck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1797A2</text:p>
          </table:table-cell>
          <table:table-cell table:style-name="ce72" office:value-type="currency" office:currency="USD" office:value="539" calcext:value-type="currency">
            <text:p>$539.00</text:p>
          </table:table-cell>
          <table:table-cell table:style-name="ce99" office:value-type="currency" office:currency="USD" office:value="552" calcext:value-type="currency">
            <text:p>$552.00</text:p>
          </table:table-cell>
          <table:table-cell table:style-name="ce99" table:formula="of:=[.C339]*0.75" office:value-type="currency" office:currency="USD" office:value="414" calcext:value-type="currency">
            <text:p>$414.00</text:p>
          </table:table-cell>
          <table:table-cell table:style-name="ce99" office:value-type="currency" office:currency="USD" office:value="552" calcext:value-type="currency">
            <text:p>$552.00</text:p>
          </table:table-cell>
          <table:table-cell table:style-name="ce99" table:formula="of:=[.E339]-[.B339]" office:value-type="currency" office:currency="USD" office:value="13" calcext:value-type="currency">
            <text:p>$13.00</text:p>
          </table:table-cell>
          <table:table-cell table:style-name="ce82" table:formula="of:=[.E339]/[.D339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Aluminum Frame Utility Model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4066A0</text:p>
          </table:table-cell>
          <table:table-cell table:style-name="ce72" office:value-type="currency" office:currency="USD" office:value="334" calcext:value-type="currency">
            <text:p>$334.00</text:p>
          </table:table-cell>
          <table:table-cell table:style-name="ce99" office:value-type="currency" office:currency="USD" office:value="342" calcext:value-type="currency">
            <text:p>$342.00</text:p>
          </table:table-cell>
          <table:table-cell table:style-name="ce99" table:formula="of:=[.C343]*0.75" office:value-type="currency" office:currency="USD" office:value="256.5" calcext:value-type="currency">
            <text:p>$256.50</text:p>
          </table:table-cell>
          <table:table-cell table:style-name="ce99" office:value-type="currency" office:currency="USD" office:value="342" calcext:value-type="currency">
            <text:p>$342.00</text:p>
          </table:table-cell>
          <table:table-cell table:style-name="ce99" table:formula="of:=[.E343]-[.B343]" office:value-type="currency" office:currency="USD" office:value="8" calcext:value-type="currency">
            <text:p>$8.00</text:p>
          </table:table-cell>
          <table:table-cell table:style-name="ce82" table:formula="of:=[.E343]/[.D343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Case Hand Truck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4580A7</text:p>
          </table:table-cell>
          <table:table-cell table:style-name="ce72" office:value-type="currency" office:currency="USD" office:value="377" calcext:value-type="currency">
            <text:p>$377.00</text:p>
          </table:table-cell>
          <table:table-cell table:style-name="ce99" office:value-type="currency" office:currency="USD" office:value="382" calcext:value-type="currency">
            <text:p>$382.00</text:p>
          </table:table-cell>
          <table:table-cell table:style-name="ce99" table:formula="of:=[.C347]*0.75" office:value-type="currency" office:currency="USD" office:value="286.5" calcext:value-type="currency">
            <text:p>$286.50</text:p>
          </table:table-cell>
          <table:table-cell table:style-name="ce99" office:value-type="currency" office:currency="USD" office:value="382" calcext:value-type="currency">
            <text:p>$382.00</text:p>
          </table:table-cell>
          <table:table-cell table:style-name="ce99" table:formula="of:=[.E347]-[.B347]" office:value-type="currency" office:currency="USD" office:value="5" calcext:value-type="currency">
            <text:p>$5.00</text:p>
          </table:table-cell>
          <table:table-cell table:style-name="ce82" table:formula="of:=[.E347]/[.D347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Folding Work Table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7857A3</text:p>
          </table:table-cell>
          <table:table-cell table:style-name="ce72" office:value-type="currency" office:currency="USD" office:value="389" calcext:value-type="currency">
            <text:p>$389.00</text:p>
          </table:table-cell>
          <table:table-cell table:style-name="ce99" office:value-type="currency" office:currency="USD" office:value="440" calcext:value-type="currency">
            <text:p>$440.00</text:p>
          </table:table-cell>
          <table:table-cell table:style-name="ce99" table:formula="of:=[.C351]*0.75" office:value-type="currency" office:currency="USD" office:value="330" calcext:value-type="currency">
            <text:p>$330.00</text:p>
          </table:table-cell>
          <table:table-cell table:style-name="ce99" office:value-type="currency" office:currency="USD" office:value="473.96" calcext:value-type="currency">
            <text:p>$473.96</text:p>
          </table:table-cell>
          <table:table-cell table:style-name="ce99" table:formula="of:=[.E351]-[.B351]" office:value-type="currency" office:currency="USD" office:value="84.96" calcext:value-type="currency">
            <text:p>$84.96</text:p>
          </table:table-cell>
          <table:table-cell table:style-name="ce82" table:formula="of:=[.E351]/[.D351]" office:value-type="float" office:value="1.43624242424242" calcext:value-type="float">
            <text:p>1.43624242424242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7858A2</text:p>
          </table:table-cell>
          <table:table-cell table:style-name="ce72" office:value-type="currency" office:currency="USD" office:value="475" calcext:value-type="currency">
            <text:p>$475.00</text:p>
          </table:table-cell>
          <table:table-cell table:style-name="ce99" office:value-type="currency" office:currency="USD" office:value="498" calcext:value-type="currency">
            <text:p>$498.00</text:p>
          </table:table-cell>
          <table:table-cell table:style-name="ce99" table:formula="of:=[.C352]*0.75" office:value-type="currency" office:currency="USD" office:value="373.5" calcext:value-type="currency">
            <text:p>$373.50</text:p>
          </table:table-cell>
          <table:table-cell table:style-name="ce99" office:value-type="currency" office:currency="USD" office:value="520.25" calcext:value-type="currency">
            <text:p>$520.25</text:p>
          </table:table-cell>
          <table:table-cell table:style-name="ce99" table:formula="of:=[.E352]-[.B352]" office:value-type="currency" office:currency="USD" office:value="45.25" calcext:value-type="currency">
            <text:p>$45.25</text:p>
          </table:table-cell>
          <table:table-cell table:style-name="ce82" table:formula="of:=[.E352]/[.D352]" office:value-type="float" office:value="1.39290495314592" calcext:value-type="float">
            <text:p>1.39290495314592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7859A1</text:p>
          </table:table-cell>
          <table:table-cell table:style-name="ce72" office:value-type="currency" office:currency="USD" office:value="579" calcext:value-type="currency">
            <text:p>$579.00</text:p>
          </table:table-cell>
          <table:table-cell table:style-name="ce99" office:value-type="currency" office:currency="USD" office:value="635" calcext:value-type="currency">
            <text:p>$635.00</text:p>
          </table:table-cell>
          <table:table-cell table:style-name="ce99" table:formula="of:=[.C353]*0.75" office:value-type="currency" office:currency="USD" office:value="476.25" calcext:value-type="currency">
            <text:p>$476.25</text:p>
          </table:table-cell>
          <table:table-cell table:style-name="ce99" office:value-type="currency" office:currency="USD" office:value="462.95" calcext:value-type="currency">
            <text:p>$462.95</text:p>
          </table:table-cell>
          <table:table-cell table:style-name="ce99" table:formula="of:=[.E353]-[.B353]" office:value-type="currency" office:currency="USD" office:value="-116.05" calcext:value-type="currency">
            <text:p>-$116.05</text:p>
          </table:table-cell>
          <table:table-cell table:style-name="ce82" table:formula="of:=[.E353]/[.D353]" office:value-type="float" office:value="0.972073490813648" calcext:value-type="float">
            <text:p>0.97207349081364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860A0</text:p>
          </table:table-cell>
          <table:table-cell table:style-name="ce72" office:value-type="currency" office:currency="USD" office:value="472" calcext:value-type="currency">
            <text:p>$472.00</text:p>
          </table:table-cell>
          <table:table-cell table:style-name="ce99" office:value-type="currency" office:currency="USD" office:value="495" calcext:value-type="currency">
            <text:p>$495.00</text:p>
          </table:table-cell>
          <table:table-cell table:style-name="ce99" table:formula="of:=[.C354]*0.75" office:value-type="currency" office:currency="USD" office:value="371.25" calcext:value-type="currency">
            <text:p>$371.25</text:p>
          </table:table-cell>
          <table:table-cell table:style-name="ce99" office:value-type="currency" office:currency="USD" office:value="486.15" calcext:value-type="currency">
            <text:p>$486.15</text:p>
          </table:table-cell>
          <table:table-cell table:style-name="ce99" table:formula="of:=[.E354]-[.B354]" office:value-type="currency" office:currency="USD" office:value="14.15" calcext:value-type="currency">
            <text:p>$14.15</text:p>
          </table:table-cell>
          <table:table-cell table:style-name="ce82" table:formula="of:=[.E354]/[.D354]" office:value-type="float" office:value="1.30949494949495" calcext:value-type="float">
            <text:p>1.30949494949495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7861A9</text:p>
          </table:table-cell>
          <table:table-cell table:style-name="ce72" office:value-type="currency" office:currency="USD" office:value="505" calcext:value-type="currency">
            <text:p>$505.00</text:p>
          </table:table-cell>
          <table:table-cell table:style-name="ce99" office:value-type="currency" office:currency="USD" office:value="530" calcext:value-type="currency">
            <text:p>$530.00</text:p>
          </table:table-cell>
          <table:table-cell table:style-name="ce99" table:formula="of:=[.C355]*0.75" office:value-type="currency" office:currency="USD" office:value="397.5" calcext:value-type="currency">
            <text:p>$397.50</text:p>
          </table:table-cell>
          <table:table-cell table:style-name="ce99" office:value-type="currency" office:currency="USD" office:value="514.13" calcext:value-type="currency">
            <text:p>$514.13</text:p>
          </table:table-cell>
          <table:table-cell table:style-name="ce99" table:formula="of:=[.E355]-[.B355]" office:value-type="currency" office:currency="USD" office:value="9.13" calcext:value-type="currency">
            <text:p>$9.13</text:p>
          </table:table-cell>
          <table:table-cell table:style-name="ce82" table:formula="of:=[.E355]/[.D355]" office:value-type="float" office:value="1.29340880503145" calcext:value-type="float">
            <text:p>1.29340880503145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7862A8</text:p>
          </table:table-cell>
          <table:table-cell table:style-name="ce72" office:value-type="currency" office:currency="USD" office:value="567" calcext:value-type="currency">
            <text:p>$567.00</text:p>
          </table:table-cell>
          <table:table-cell table:style-name="ce99" office:value-type="currency" office:currency="USD" office:value="675" calcext:value-type="currency">
            <text:p>$675.00</text:p>
          </table:table-cell>
          <table:table-cell table:style-name="ce99" table:formula="of:=[.C356]*0.75" office:value-type="currency" office:currency="USD" office:value="506.25" calcext:value-type="currency">
            <text:p>$506.25</text:p>
          </table:table-cell>
          <table:table-cell table:style-name="ce99" office:value-type="currency" office:currency="USD" office:value="569.48" calcext:value-type="currency">
            <text:p>$569.48</text:p>
          </table:table-cell>
          <table:table-cell table:style-name="ce99" table:formula="of:=[.E356]-[.B356]" office:value-type="currency" office:currency="USD" office:value="2.48000000000002" calcext:value-type="currency">
            <text:p>$2.48</text:p>
          </table:table-cell>
          <table:table-cell table:style-name="ce82" table:formula="of:=[.E356]/[.D356]" office:value-type="float" office:value="1.1248987654321" calcext:value-type="float">
            <text:p>1.1248987654321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F87863A7</text:p>
          </table:table-cell>
          <table:table-cell table:style-name="ce72" office:value-type="currency" office:currency="USD" office:value="539" calcext:value-type="currency">
            <text:p>$539.00</text:p>
          </table:table-cell>
          <table:table-cell table:style-name="ce99" office:value-type="currency" office:currency="USD" office:value="560" calcext:value-type="currency">
            <text:p>$560.00</text:p>
          </table:table-cell>
          <table:table-cell table:style-name="ce99" table:formula="of:=[.C357]*0.75" office:value-type="currency" office:currency="USD" office:value="420" calcext:value-type="currency">
            <text:p>$420.00</text:p>
          </table:table-cell>
          <table:table-cell table:style-name="ce99" office:value-type="currency" office:currency="USD" office:value="381.95" calcext:value-type="currency">
            <text:p>$381.95</text:p>
          </table:table-cell>
          <table:table-cell table:style-name="ce99" table:formula="of:=[.E357]-[.B357]" office:value-type="currency" office:currency="USD" office:value="-157.05" calcext:value-type="currency">
            <text:p>-$157.05</text:p>
          </table:table-cell>
          <table:table-cell table:style-name="ce82" table:formula="of:=[.E357]/[.D357]" office:value-type="float" office:value="0.909404761904762" calcext:value-type="float">
            <text:p>0.90940476190476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864A6</text:p>
          </table:table-cell>
          <table:table-cell table:style-name="ce72" office:value-type="currency" office:currency="USD" office:value="624" calcext:value-type="currency">
            <text:p>$624.00</text:p>
          </table:table-cell>
          <table:table-cell table:style-name="ce99" office:value-type="currency" office:currency="USD" office:value="657" calcext:value-type="currency">
            <text:p>$657.00</text:p>
          </table:table-cell>
          <table:table-cell table:style-name="ce99" table:formula="of:=[.C358]*0.75" office:value-type="currency" office:currency="USD" office:value="492.75" calcext:value-type="currency">
            <text:p>$492.75</text:p>
          </table:table-cell>
          <table:table-cell table:style-name="ce99" office:value-type="currency" office:currency="USD" office:value="579.12" calcext:value-type="currency">
            <text:p>$579.12</text:p>
          </table:table-cell>
          <table:table-cell table:style-name="ce99" table:formula="of:=[.E358]-[.B358]" office:value-type="currency" office:currency="USD" office:value="-44.88" calcext:value-type="currency">
            <text:p>-$44.88</text:p>
          </table:table-cell>
          <table:table-cell table:style-name="ce82" table:formula="of:=[.E358]/[.D358]" office:value-type="float" office:value="1.17528158295282" calcext:value-type="float">
            <text:p>1.17528158295282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7865A5</text:p>
          </table:table-cell>
          <table:table-cell table:style-name="ce72" office:value-type="currency" office:currency="USD" office:value="744" calcext:value-type="currency">
            <text:p>$744.00</text:p>
          </table:table-cell>
          <table:table-cell table:style-name="ce99" office:value-type="currency" office:currency="USD" office:value="798" calcext:value-type="currency">
            <text:p>$798.00</text:p>
          </table:table-cell>
          <table:table-cell table:style-name="ce99" table:formula="of:=[.C359]*0.75" office:value-type="currency" office:currency="USD" office:value="598.5" calcext:value-type="currency">
            <text:p>$598.50</text:p>
          </table:table-cell>
          <table:table-cell table:style-name="ce99" office:value-type="currency" office:currency="USD" office:value="621.52" calcext:value-type="currency">
            <text:p>$621.52</text:p>
          </table:table-cell>
          <table:table-cell table:style-name="ce99" table:formula="of:=[.E359]-[.B359]" office:value-type="currency" office:currency="USD" office:value="-122.48" calcext:value-type="currency">
            <text:p>-$122.48</text:p>
          </table:table-cell>
          <table:table-cell table:style-name="ce82" table:formula="of:=[.E359]/[.D359]" office:value-type="float" office:value="1.03846282372598" calcext:value-type="float">
            <text:p>1.03846282372598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7866A4</text:p>
          </table:table-cell>
          <table:table-cell table:style-name="ce72" office:value-type="currency" office:currency="USD" office:value="439" calcext:value-type="currency">
            <text:p>$439.00</text:p>
          </table:table-cell>
          <table:table-cell table:style-name="ce99" office:value-type="currency" office:currency="USD" office:value="514" calcext:value-type="currency">
            <text:p>$514.00</text:p>
          </table:table-cell>
          <table:table-cell table:style-name="ce99" table:formula="of:=[.C360]*0.75" office:value-type="currency" office:currency="USD" office:value="385.5" calcext:value-type="currency">
            <text:p>$385.50</text:p>
          </table:table-cell>
          <table:table-cell table:style-name="ce99" office:value-type="currency" office:currency="USD" office:value="447.95" calcext:value-type="currency">
            <text:p>$447.95</text:p>
          </table:table-cell>
          <table:table-cell table:style-name="ce99" table:formula="of:=[.E360]-[.B360]" office:value-type="currency" office:currency="USD" office:value="8.94999999999999" calcext:value-type="currency">
            <text:p>$8.95</text:p>
          </table:table-cell>
          <table:table-cell table:style-name="ce82" table:formula="of:=[.E360]/[.D360]" office:value-type="float" office:value="1.16199740596628" calcext:value-type="float">
            <text:p>1.1619974059662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867A3</text:p>
          </table:table-cell>
          <table:table-cell table:style-name="ce72" office:value-type="currency" office:currency="USD" office:value="648" calcext:value-type="currency">
            <text:p>$648.00</text:p>
          </table:table-cell>
          <table:table-cell table:style-name="ce99" office:value-type="currency" office:currency="USD" office:value="715" calcext:value-type="currency">
            <text:p>$715.00</text:p>
          </table:table-cell>
          <table:table-cell table:style-name="ce99" table:formula="of:=[.C361]*0.75" office:value-type="currency" office:currency="USD" office:value="536.25" calcext:value-type="currency">
            <text:p>$536.25</text:p>
          </table:table-cell>
          <table:table-cell table:style-name="ce99" office:value-type="currency" office:currency="USD" office:value="515" calcext:value-type="currency">
            <text:p>$515.00</text:p>
          </table:table-cell>
          <table:table-cell table:style-name="ce99" table:formula="of:=[.E361]-[.B361]" office:value-type="currency" office:currency="USD" office:value="-133" calcext:value-type="currency">
            <text:p>-$133.00</text:p>
          </table:table-cell>
          <table:table-cell table:style-name="ce82" table:formula="of:=[.E361]/[.D361]" office:value-type="float" office:value="0.96037296037296" calcext:value-type="float">
            <text:p>0.9603729603729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868A2</text:p>
          </table:table-cell>
          <table:table-cell table:style-name="ce72" office:value-type="currency" office:currency="USD" office:value="829" calcext:value-type="currency">
            <text:p>$829.00</text:p>
          </table:table-cell>
          <table:table-cell table:style-name="ce99" office:value-type="currency" office:currency="USD" office:value="940" calcext:value-type="currency">
            <text:p>$940.00</text:p>
          </table:table-cell>
          <table:table-cell table:style-name="ce99" table:formula="of:=[.C362]*0.75" office:value-type="currency" office:currency="USD" office:value="705" calcext:value-type="currency">
            <text:p>$705.00</text:p>
          </table:table-cell>
          <table:table-cell table:style-name="ce99" office:value-type="currency" office:currency="USD" office:value="614.26" calcext:value-type="currency">
            <text:p>$614.26</text:p>
          </table:table-cell>
          <table:table-cell table:style-name="ce99" table:formula="of:=[.E362]-[.B362]" office:value-type="currency" office:currency="USD" office:value="-214.74" calcext:value-type="currency">
            <text:p>-$214.74</text:p>
          </table:table-cell>
          <table:table-cell table:style-name="ce82" table:formula="of:=[.E362]/[.D362]" office:value-type="float" office:value="0.871290780141844" calcext:value-type="float">
            <text:p>0.871290780141844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7869A1</text:p>
          </table:table-cell>
          <table:table-cell table:style-name="ce72" office:value-type="currency" office:currency="USD" office:value="616" calcext:value-type="currency">
            <text:p>$616.00</text:p>
          </table:table-cell>
          <table:table-cell table:style-name="ce99" office:value-type="currency" office:currency="USD" office:value="670" calcext:value-type="currency">
            <text:p>$670.00</text:p>
          </table:table-cell>
          <table:table-cell table:style-name="ce99" table:formula="of:=[.C363]*0.75" office:value-type="currency" office:currency="USD" office:value="502.5" calcext:value-type="currency">
            <text:p>$502.50</text:p>
          </table:table-cell>
          <table:table-cell table:style-name="ce99" office:value-type="currency" office:currency="USD" office:value="463.95" calcext:value-type="currency">
            <text:p>$463.95</text:p>
          </table:table-cell>
          <table:table-cell table:style-name="ce99" table:formula="of:=[.E363]-[.B363]" office:value-type="currency" office:currency="USD" office:value="-152.05" calcext:value-type="currency">
            <text:p>-$152.05</text:p>
          </table:table-cell>
          <table:table-cell table:style-name="ce82" table:formula="of:=[.E363]/[.D363]" office:value-type="float" office:value="0.923283582089552" calcext:value-type="float">
            <text:p>0.92328358208955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870A0</text:p>
          </table:table-cell>
          <table:table-cell table:style-name="ce72" office:value-type="currency" office:currency="USD" office:value="696" calcext:value-type="currency">
            <text:p>$696.00</text:p>
          </table:table-cell>
          <table:table-cell table:style-name="ce99" office:value-type="currency" office:currency="USD" office:value="815" calcext:value-type="currency">
            <text:p>$815.00</text:p>
          </table:table-cell>
          <table:table-cell table:style-name="ce99" table:formula="of:=[.C364]*0.75" office:value-type="currency" office:currency="USD" office:value="611.25" calcext:value-type="currency">
            <text:p>$611.25</text:p>
          </table:table-cell>
          <table:table-cell table:style-name="ce99" office:value-type="currency" office:currency="USD" office:value="593.16" calcext:value-type="currency">
            <text:p>$593.16</text:p>
          </table:table-cell>
          <table:table-cell table:style-name="ce99" table:formula="of:=[.E364]-[.B364]" office:value-type="currency" office:currency="USD" office:value="-102.84" calcext:value-type="currency">
            <text:p>-$102.84</text:p>
          </table:table-cell>
          <table:table-cell table:style-name="ce82" table:formula="of:=[.E364]/[.D364]" office:value-type="float" office:value="0.97040490797546" calcext:value-type="float">
            <text:p>0.97040490797546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F87871A9</text:p>
          </table:table-cell>
          <table:table-cell table:style-name="ce72" office:value-type="currency" office:currency="USD" office:value="951" calcext:value-type="currency">
            <text:p>$951.00</text:p>
          </table:table-cell>
          <table:table-cell table:style-name="ce99" office:value-type="currency" office:currency="USD" office:value="1075" calcext:value-type="currency">
            <text:p>$1,075.00</text:p>
          </table:table-cell>
          <table:table-cell table:style-name="ce99" table:formula="of:=[.C365]*0.75" office:value-type="currency" office:currency="USD" office:value="806.25" calcext:value-type="currency">
            <text:p>$806.25</text:p>
          </table:table-cell>
          <table:table-cell table:style-name="ce99" office:value-type="currency" office:currency="USD" office:value="748" calcext:value-type="currency">
            <text:p>$748.00</text:p>
          </table:table-cell>
          <table:table-cell table:style-name="ce99" table:formula="of:=[.E365]-[.B365]" office:value-type="currency" office:currency="USD" office:value="-203" calcext:value-type="currency">
            <text:p>-$203.00</text:p>
          </table:table-cell>
          <table:table-cell table:style-name="ce82" table:formula="of:=[.E365]/[.D365]" office:value-type="float" office:value="0.927751937984496" calcext:value-type="float">
            <text:p>0.927751937984496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F87872A8</text:p>
          </table:table-cell>
          <table:table-cell table:style-name="ce72" office:value-type="currency" office:currency="USD" office:value="761" calcext:value-type="currency">
            <text:p>$761.00</text:p>
          </table:table-cell>
          <table:table-cell table:style-name="ce99" office:value-type="currency" office:currency="USD" office:value="832" calcext:value-type="currency">
            <text:p>$832.00</text:p>
          </table:table-cell>
          <table:table-cell table:style-name="ce99" table:formula="of:=[.C366]*0.75" office:value-type="currency" office:currency="USD" office:value="624" calcext:value-type="currency">
            <text:p>$624.00</text:p>
          </table:table-cell>
          <table:table-cell table:style-name="ce99" office:value-type="currency" office:currency="USD" office:value="654.44" calcext:value-type="currency">
            <text:p>$654.44</text:p>
          </table:table-cell>
          <table:table-cell table:style-name="ce99" table:formula="of:=[.E366]-[.B366]" office:value-type="currency" office:currency="USD" office:value="-106.56" calcext:value-type="currency">
            <text:p>-$106.56</text:p>
          </table:table-cell>
          <table:table-cell table:style-name="ce82" table:formula="of:=[.E366]/[.D366]" office:value-type="float" office:value="1.04878205128205" calcext:value-type="float">
            <text:p>1.04878205128205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7873A7</text:p>
          </table:table-cell>
          <table:table-cell table:style-name="ce72" office:value-type="currency" office:currency="USD" office:value="906" calcext:value-type="currency">
            <text:p>$906.00</text:p>
          </table:table-cell>
          <table:table-cell table:style-name="ce99" office:value-type="currency" office:currency="USD" office:value="989" calcext:value-type="currency">
            <text:p>$989.00</text:p>
          </table:table-cell>
          <table:table-cell table:style-name="ce99" table:formula="of:=[.C367]*0.75" office:value-type="currency" office:currency="USD" office:value="741.75" calcext:value-type="currency">
            <text:p>$741.75</text:p>
          </table:table-cell>
          <table:table-cell table:style-name="ce99" office:value-type="currency" office:currency="USD" office:value="716" calcext:value-type="currency">
            <text:p>$716.00</text:p>
          </table:table-cell>
          <table:table-cell table:style-name="ce99" table:formula="of:=[.E367]-[.B367]" office:value-type="currency" office:currency="USD" office:value="-190" calcext:value-type="currency">
            <text:p>-$190.00</text:p>
          </table:table-cell>
          <table:table-cell table:style-name="ce82" table:formula="of:=[.E367]/[.D367]" office:value-type="float" office:value="0.965284799460735" calcext:value-type="float">
            <text:p>0.96528479946073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7874A6</text:p>
          </table:table-cell>
          <table:table-cell table:style-name="ce72" office:value-type="currency" office:currency="USD" office:value="882" calcext:value-type="currency">
            <text:p>$882.00</text:p>
          </table:table-cell>
          <table:table-cell table:style-name="ce99" office:value-type="currency" office:currency="USD" office:value="1120" calcext:value-type="currency">
            <text:p>$1,120.00</text:p>
          </table:table-cell>
          <table:table-cell table:style-name="ce99" table:formula="of:=[.C368]*0.75" office:value-type="currency" office:currency="USD" office:value="840" calcext:value-type="currency">
            <text:p>$840.00</text:p>
          </table:table-cell>
          <table:table-cell table:style-name="ce99" office:value-type="currency" office:currency="USD" office:value="890" calcext:value-type="currency">
            <text:p>$890.00</text:p>
          </table:table-cell>
          <table:table-cell table:style-name="ce99" table:formula="of:=[.E368]-[.B368]" office:value-type="currency" office:currency="USD" office:value="8" calcext:value-type="currency">
            <text:p>$8.00</text:p>
          </table:table-cell>
          <table:table-cell table:style-name="ce82" table:formula="of:=[.E368]/[.D368]" office:value-type="float" office:value="1.05952380952381" calcext:value-type="float">
            <text:p>1.0595238095238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Heavy Duty A-Frame Cart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1812A5</text:p>
          </table:table-cell>
          <table:table-cell table:style-name="ce72" office:value-type="currency" office:currency="USD" office:value="302" calcext:value-type="currency">
            <text:p>$302.00</text:p>
          </table:table-cell>
          <table:table-cell table:style-name="ce99" office:value-type="currency" office:currency="USD" office:value="369" calcext:value-type="currency">
            <text:p>$369.00</text:p>
          </table:table-cell>
          <table:table-cell table:style-name="ce99" table:formula="of:=[.C372]*0.75" office:value-type="currency" office:currency="USD" office:value="276.75" calcext:value-type="currency">
            <text:p>$276.75</text:p>
          </table:table-cell>
          <table:table-cell table:style-name="ce99" office:value-type="currency" office:currency="USD" office:value="305.95" calcext:value-type="currency">
            <text:p>$305.95</text:p>
          </table:table-cell>
          <table:table-cell table:style-name="ce99" table:formula="of:=[.E372]-[.B372]" office:value-type="currency" office:currency="USD" office:value="3.94999999999999" calcext:value-type="currency">
            <text:p>$3.95</text:p>
          </table:table-cell>
          <table:table-cell table:style-name="ce82" table:formula="of:=[.E372]/[.D372]" office:value-type="float" office:value="1.10551038843722" calcext:value-type="float">
            <text:p>1.1055103884372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1813A4</text:p>
          </table:table-cell>
          <table:table-cell table:style-name="ce72" office:value-type="currency" office:currency="USD" office:value="329" calcext:value-type="currency">
            <text:p>$329.00</text:p>
          </table:table-cell>
          <table:table-cell table:style-name="ce99" office:value-type="currency" office:currency="USD" office:value="379" calcext:value-type="currency">
            <text:p>$379.00</text:p>
          </table:table-cell>
          <table:table-cell table:style-name="ce99" table:formula="of:=[.C373]*0.75" office:value-type="currency" office:currency="USD" office:value="284.25" calcext:value-type="currency">
            <text:p>$284.25</text:p>
          </table:table-cell>
          <table:table-cell table:style-name="ce99" office:value-type="currency" office:currency="USD" office:value="275.95" calcext:value-type="currency">
            <text:p>$275.95</text:p>
          </table:table-cell>
          <table:table-cell table:style-name="ce99" table:formula="of:=[.E373]-[.B373]" office:value-type="currency" office:currency="USD" office:value="-53.05" calcext:value-type="currency">
            <text:p>-$53.05</text:p>
          </table:table-cell>
          <table:table-cell table:style-name="ce82" table:formula="of:=[.E373]/[.D373]" office:value-type="float" office:value="0.97080035180299" calcext:value-type="float">
            <text:p>0.9708003518029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1814A3</text:p>
          </table:table-cell>
          <table:table-cell table:style-name="ce72" office:value-type="currency" office:currency="USD" office:value="419" calcext:value-type="currency">
            <text:p>$419.00</text:p>
          </table:table-cell>
          <table:table-cell table:style-name="ce99" office:value-type="currency" office:currency="USD" office:value="535" calcext:value-type="currency">
            <text:p>$535.00</text:p>
          </table:table-cell>
          <table:table-cell table:style-name="ce99" table:formula="of:=[.C374]*0.75" office:value-type="currency" office:currency="USD" office:value="401.25" calcext:value-type="currency">
            <text:p>$401.25</text:p>
          </table:table-cell>
          <table:table-cell table:style-name="ce99" office:value-type="currency" office:currency="USD" office:value="377.95" calcext:value-type="currency">
            <text:p>$377.95</text:p>
          </table:table-cell>
          <table:table-cell table:style-name="ce99" table:formula="of:=[.E374]-[.B374]" office:value-type="currency" office:currency="USD" office:value="-41.05" calcext:value-type="currency">
            <text:p>-$41.05</text:p>
          </table:table-cell>
          <table:table-cell table:style-name="ce82" table:formula="of:=[.E374]/[.D374]" office:value-type="float" office:value="0.941931464174455" calcext:value-type="float">
            <text:p>0.94193146417445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1815A2</text:p>
          </table:table-cell>
          <table:table-cell table:style-name="ce72" office:value-type="currency" office:currency="USD" office:value="469" calcext:value-type="currency">
            <text:p>$469.00</text:p>
          </table:table-cell>
          <table:table-cell table:style-name="ce99" office:value-type="currency" office:currency="USD" office:value="545" calcext:value-type="currency">
            <text:p>$545.00</text:p>
          </table:table-cell>
          <table:table-cell table:style-name="ce99" table:formula="of:=[.C375]*0.75" office:value-type="currency" office:currency="USD" office:value="408.75" calcext:value-type="currency">
            <text:p>$408.75</text:p>
          </table:table-cell>
          <table:table-cell table:style-name="ce99" office:value-type="currency" office:currency="USD" office:value="378.95" calcext:value-type="currency">
            <text:p>$378.95</text:p>
          </table:table-cell>
          <table:table-cell table:style-name="ce99" table:formula="of:=[.E375]-[.B375]" office:value-type="currency" office:currency="USD" office:value="-90.05" calcext:value-type="currency">
            <text:p>-$90.05</text:p>
          </table:table-cell>
          <table:table-cell table:style-name="ce82" table:formula="of:=[.E375]/[.D375]" office:value-type="float" office:value="0.927094801223242" calcext:value-type="float">
            <text:p>0.92709480122324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Spark-Resistant Aluminum Cylinder Truck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1238A9</text:p>
          </table:table-cell>
          <table:table-cell table:style-name="ce72" office:value-type="currency" office:currency="USD" office:value="603" calcext:value-type="currency">
            <text:p>$603.00</text:p>
          </table:table-cell>
          <table:table-cell table:style-name="ce99" office:value-type="currency" office:currency="USD" office:value="619" calcext:value-type="currency">
            <text:p>$619.00</text:p>
          </table:table-cell>
          <table:table-cell table:style-name="ce99" table:formula="of:=[.C379]*0.75" office:value-type="currency" office:currency="USD" office:value="464.25" calcext:value-type="currency">
            <text:p>$464.25</text:p>
          </table:table-cell>
          <table:table-cell table:style-name="ce99" office:value-type="currency" office:currency="USD" office:value="619" calcext:value-type="currency">
            <text:p>$619.00</text:p>
          </table:table-cell>
          <table:table-cell table:style-name="ce99" table:formula="of:=[.E379]-[.B379]" office:value-type="currency" office:currency="USD" office:value="16" calcext:value-type="currency">
            <text:p>$16.00</text:p>
          </table:table-cell>
          <table:table-cell table:style-name="ce82" table:formula="of:=[.E379]/[.D379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1303A9</text:p>
          </table:table-cell>
          <table:table-cell table:style-name="ce72" office:value-type="currency" office:currency="USD" office:value="639" calcext:value-type="currency">
            <text:p>$639.00</text:p>
          </table:table-cell>
          <table:table-cell table:style-name="ce99" office:value-type="currency" office:currency="USD" office:value="687" calcext:value-type="currency">
            <text:p>$687.00</text:p>
          </table:table-cell>
          <table:table-cell table:style-name="ce99" table:formula="of:=[.C380]*0.75" office:value-type="currency" office:currency="USD" office:value="515.25" calcext:value-type="currency">
            <text:p>$515.25</text:p>
          </table:table-cell>
          <table:table-cell table:style-name="ce99" office:value-type="currency" office:currency="USD" office:value="641.01" calcext:value-type="currency">
            <text:p>$641.01</text:p>
          </table:table-cell>
          <table:table-cell table:style-name="ce99" table:formula="of:=[.E380]-[.B380]" office:value-type="currency" office:currency="USD" office:value="2.00999999999999" calcext:value-type="currency">
            <text:p>$2.01</text:p>
          </table:table-cell>
          <table:table-cell table:style-name="ce82" table:formula="of:=[.E380]/[.D380]" office:value-type="float" office:value="1.24407569141194" calcext:value-type="float">
            <text:p>1.24407569141194</text:p>
          </table:table-cell>
          <table:table-cell table:style-name="ce82" office:value-type="string" calcext:value-type="string">
            <text:p>materialhandling.com</text:p>
          </table:table-cell>
        </table:table-row>
        <table:table-row table:style-name="ro2">
          <table:table-cell table:style-name="ce66" office:value-type="string" calcext:value-type="string">
            <text:p>F86065A6</text:p>
          </table:table-cell>
          <table:table-cell table:style-name="ce72" office:value-type="currency" office:currency="USD" office:value="1289" calcext:value-type="currency">
            <text:p>$1,289.00</text:p>
          </table:table-cell>
          <table:table-cell table:style-name="ce99" office:value-type="currency" office:currency="USD" office:value="1297" calcext:value-type="currency">
            <text:p>$1,297.00</text:p>
          </table:table-cell>
          <table:table-cell table:style-name="ce99" table:formula="of:=[.C381]*0.75" office:value-type="currency" office:currency="USD" office:value="972.75" calcext:value-type="currency">
            <text:p>$972.75</text:p>
          </table:table-cell>
          <table:table-cell table:style-name="ce99" office:value-type="currency" office:currency="USD" office:value="1428" calcext:value-type="currency">
            <text:p>$1,428.00</text:p>
          </table:table-cell>
          <table:table-cell table:style-name="ce99" table:formula="of:=[.E381]-[.B381]" office:value-type="currency" office:currency="USD" office:value="139" calcext:value-type="currency">
            <text:p>$139.00</text:p>
          </table:table-cell>
          <table:table-cell table:style-name="ce82" table:formula="of:=[.E381]/[.D381]" office:value-type="float" office:value="1.46800308404009" calcext:value-type="float">
            <text:p>1.4680030840400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6070A9</text:p>
          </table:table-cell>
          <table:table-cell table:style-name="ce72" office:value-type="currency" office:currency="USD" office:value="1039" calcext:value-type="currency">
            <text:p>$1,039.00</text:p>
          </table:table-cell>
          <table:table-cell table:style-name="ce99" office:value-type="currency" office:currency="USD" office:value="1047" calcext:value-type="currency">
            <text:p>$1,047.00</text:p>
          </table:table-cell>
          <table:table-cell table:style-name="ce99" table:formula="of:=[.C382]*0.75" office:value-type="currency" office:currency="USD" office:value="785.25" calcext:value-type="currency">
            <text:p>$785.25</text:p>
          </table:table-cell>
          <table:table-cell table:style-name="ce99" office:value-type="currency" office:currency="USD" office:value="1047" calcext:value-type="currency">
            <text:p>$1,047.00</text:p>
          </table:table-cell>
          <table:table-cell table:style-name="ce99" table:formula="of:=[.E382]-[.B382]" office:value-type="currency" office:currency="USD" office:value="8" calcext:value-type="currency">
            <text:p>$8.00</text:p>
          </table:table-cell>
          <table:table-cell table:style-name="ce82" table:formula="of:=[.E382]/[.D382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Valley Craft Weld Caddy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866A1</text:p>
          </table:table-cell>
          <table:table-cell table:style-name="ce72" office:value-type="currency" office:currency="USD" office:value="679" calcext:value-type="currency">
            <text:p>$679.00</text:p>
          </table:table-cell>
          <table:table-cell table:style-name="ce99" office:value-type="currency" office:currency="USD" office:value="695" calcext:value-type="currency">
            <text:p>$695.00</text:p>
          </table:table-cell>
          <table:table-cell table:style-name="ce99" table:formula="of:=[.C386]*0.75" office:value-type="currency" office:currency="USD" office:value="521.25" calcext:value-type="currency">
            <text:p>$521.25</text:p>
          </table:table-cell>
          <table:table-cell table:style-name="ce99"/>
          <table:table-cell table:style-name="ce99" table:formula="of:=[.E386]-[.B386]" office:value-type="currency" office:currency="USD" office:value="-679" calcext:value-type="currency">
            <text:p>-$679.00</text:p>
          </table:table-cell>
          <table:table-cell table:style-name="ce82" table:formula="of:=[.E386]/[.D386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Multi-Use Car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6182A4</text:p>
          </table:table-cell>
          <table:table-cell table:style-name="ce72" office:value-type="currency" office:currency="USD" office:value="318" calcext:value-type="currency">
            <text:p>$318.00</text:p>
          </table:table-cell>
          <table:table-cell table:style-name="ce99" office:value-type="currency" office:currency="USD" office:value="339" calcext:value-type="currency">
            <text:p>$339.00</text:p>
          </table:table-cell>
          <table:table-cell table:style-name="ce99" table:formula="of:=[.C390]*0.75" office:value-type="currency" office:currency="USD" office:value="254.25" calcext:value-type="currency">
            <text:p>$254.25</text:p>
          </table:table-cell>
          <table:table-cell table:style-name="ce99" office:value-type="currency" office:currency="USD" office:value="328.95" calcext:value-type="currency">
            <text:p>$328.95</text:p>
          </table:table-cell>
          <table:table-cell table:style-name="ce99" table:formula="of:=[.E390]-[.B390]" office:value-type="currency" office:currency="USD" office:value="10.95" calcext:value-type="currency">
            <text:p>$10.95</text:p>
          </table:table-cell>
          <table:table-cell table:style-name="ce82" table:formula="of:=[.E390]/[.D390]" office:value-type="float" office:value="1.29380530973451" calcext:value-type="float">
            <text:p>1.2938053097345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82A3</text:p>
          </table:table-cell>
          <table:table-cell table:style-name="ce72" office:value-type="currency" office:currency="USD" office:value="392" calcext:value-type="currency">
            <text:p>$392.00</text:p>
          </table:table-cell>
          <table:table-cell table:style-name="ce99" office:value-type="currency" office:currency="USD" office:value="439" calcext:value-type="currency">
            <text:p>$439.00</text:p>
          </table:table-cell>
          <table:table-cell table:style-name="ce99" table:formula="of:=[.C391]*0.75" office:value-type="currency" office:currency="USD" office:value="329.25" calcext:value-type="currency">
            <text:p>$329.25</text:p>
          </table:table-cell>
          <table:table-cell table:style-name="ce99" office:value-type="currency" office:currency="USD" office:value="393.95" calcext:value-type="currency">
            <text:p>$393.95</text:p>
          </table:table-cell>
          <table:table-cell table:style-name="ce99" table:formula="of:=[.E391]-[.B391]" office:value-type="currency" office:currency="USD" office:value="1.94999999999999" calcext:value-type="currency">
            <text:p>$1.95</text:p>
          </table:table-cell>
          <table:table-cell table:style-name="ce82" table:formula="of:=[.E391]/[.D391]" office:value-type="float" office:value="1.19650721336371" calcext:value-type="float">
            <text:p>1.1965072133637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261A0</text:p>
          </table:table-cell>
          <table:table-cell table:style-name="ce72" office:value-type="currency" office:currency="USD" office:value="161" calcext:value-type="currency">
            <text:p>$161.00</text:p>
          </table:table-cell>
          <table:table-cell table:style-name="ce72" office:value-type="currency" office:currency="USD" office:value="186" calcext:value-type="currency">
            <text:p>$186.00</text:p>
          </table:table-cell>
          <table:table-cell table:style-name="ce99" table:formula="of:=[.C392]*0.75" office:value-type="currency" office:currency="USD" office:value="139.5" calcext:value-type="currency">
            <text:p>$139.50</text:p>
          </table:table-cell>
          <table:table-cell table:style-name="ce99" office:value-type="currency" office:currency="USD" office:value="163.95" calcext:value-type="currency">
            <text:p>$163.95</text:p>
          </table:table-cell>
          <table:table-cell table:style-name="ce99" table:formula="of:=[.E392]-[.B392]" office:value-type="currency" office:currency="USD" office:value="2.94999999999999" calcext:value-type="currency">
            <text:p>$2.95</text:p>
          </table:table-cell>
          <table:table-cell table:style-name="ce82" table:formula="of:=[.E392]/[.D392]" office:value-type="float" office:value="1.1752688172043" calcext:value-type="float">
            <text:p>1.175268817204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264A7</text:p>
          </table:table-cell>
          <table:table-cell table:style-name="ce72" office:value-type="currency" office:currency="USD" office:value="131" calcext:value-type="currency">
            <text:p>$131.00</text:p>
          </table:table-cell>
          <table:table-cell table:style-name="ce99" office:value-type="currency" office:currency="USD" office:value="165" calcext:value-type="currency">
            <text:p>$165.00</text:p>
          </table:table-cell>
          <table:table-cell table:style-name="ce99" table:formula="of:=[.C393]*0.75" office:value-type="currency" office:currency="USD" office:value="123.75" calcext:value-type="currency">
            <text:p>$123.75</text:p>
          </table:table-cell>
          <table:table-cell table:style-name="ce99" office:value-type="currency" office:currency="USD" office:value="133.95" calcext:value-type="currency">
            <text:p>$133.95</text:p>
          </table:table-cell>
          <table:table-cell table:style-name="ce99" table:formula="of:=[.E393]-[.B393]" office:value-type="currency" office:currency="USD" office:value="2.94999999999999" calcext:value-type="currency">
            <text:p>$2.95</text:p>
          </table:table-cell>
          <table:table-cell table:style-name="ce82" table:formula="of:=[.E393]/[.D393]" office:value-type="float" office:value="1.08242424242424" calcext:value-type="float">
            <text:p>1.0824242424242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Level Lift Forward Dump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759</text:p>
          </table:table-cell>
          <table:table-cell table:style-name="ce72" office:value-type="currency" office:currency="USD" office:value="3619" calcext:value-type="currency">
            <text:p>$3,619.00</text:p>
          </table:table-cell>
          <table:table-cell table:style-name="ce99" office:value-type="currency" office:currency="USD" office:value="3658" calcext:value-type="currency">
            <text:p>$3,658.00</text:p>
          </table:table-cell>
          <table:table-cell table:style-name="ce99" table:formula="of:=[.C397]*0.75" office:value-type="currency" office:currency="USD" office:value="2743.5" calcext:value-type="currency">
            <text:p>$2,743.50</text:p>
          </table:table-cell>
          <table:table-cell table:style-name="ce99" office:value-type="currency" office:currency="USD" office:value="3658" calcext:value-type="currency">
            <text:p>$3,658.00</text:p>
          </table:table-cell>
          <table:table-cell table:style-name="ce99" table:formula="of:=[.E397]-[.B397]" office:value-type="currency" office:currency="USD" office:value="39" calcext:value-type="currency">
            <text:p>$39.00</text:p>
          </table:table-cell>
          <table:table-cell table:style-name="ce82" table:formula="of:=[.E397]/[.D397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9758</text:p>
          </table:table-cell>
          <table:table-cell table:style-name="ce72" office:value-type="currency" office:currency="USD" office:value="3690" calcext:value-type="currency">
            <text:p>$3,690.00</text:p>
          </table:table-cell>
          <table:table-cell table:style-name="ce99" office:value-type="currency" office:currency="USD" office:value="3858" calcext:value-type="currency">
            <text:p>$3,858.00</text:p>
          </table:table-cell>
          <table:table-cell table:style-name="ce99" table:formula="of:=[.C398]*0.75" office:value-type="currency" office:currency="USD" office:value="2893.5" calcext:value-type="currency">
            <text:p>$2,893.50</text:p>
          </table:table-cell>
          <table:table-cell table:style-name="ce99" office:value-type="currency" office:currency="USD" office:value="3978" calcext:value-type="currency">
            <text:p>$3,978.00</text:p>
          </table:table-cell>
          <table:table-cell table:style-name="ce99" table:formula="of:=[.E398]-[.B398]" office:value-type="currency" office:currency="USD" office:value="288" calcext:value-type="currency">
            <text:p>$288.00</text:p>
          </table:table-cell>
          <table:table-cell table:style-name="ce82" table:formula="of:=[.E398]/[.D398]" office:value-type="float" office:value="1.37480559875583" calcext:value-type="float">
            <text:p>1.3748055987558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Economy Auto Grip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743</text:p>
          </table:table-cell>
          <table:table-cell table:style-name="ce72" office:value-type="currency" office:currency="USD" office:value="434" calcext:value-type="currency">
            <text:p>$434.00</text:p>
          </table:table-cell>
          <table:table-cell table:style-name="ce99" office:value-type="currency" office:currency="USD" office:value="445" calcext:value-type="currency">
            <text:p>$445.00</text:p>
          </table:table-cell>
          <table:table-cell table:style-name="ce99" table:formula="of:=[.C402]*0.75" office:value-type="currency" office:currency="USD" office:value="333.75" calcext:value-type="currency">
            <text:p>$333.75</text:p>
          </table:table-cell>
          <table:table-cell table:style-name="ce99" office:value-type="currency" office:currency="USD" office:value="445" calcext:value-type="currency">
            <text:p>$445.00</text:p>
          </table:table-cell>
          <table:table-cell table:style-name="ce99" table:formula="of:=[.E402]-[.B402]" office:value-type="currency" office:currency="USD" office:value="11" calcext:value-type="currency">
            <text:p>$11.00</text:p>
          </table:table-cell>
          <table:table-cell table:style-name="ce82" table:formula="of:=[.E402]/[.D402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urce4industries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Fork Lift Beak Attachmen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5370A0</text:p>
          </table:table-cell>
          <table:table-cell table:style-name="ce72" office:value-type="currency" office:currency="USD" office:value="558" calcext:value-type="currency">
            <text:p>$558.00</text:p>
          </table:table-cell>
          <table:table-cell table:style-name="ce99" office:value-type="currency" office:currency="USD" office:value="650" calcext:value-type="currency">
            <text:p>$650.00</text:p>
          </table:table-cell>
          <table:table-cell table:style-name="ce99" table:formula="of:=[.C406]*0.75" office:value-type="currency" office:currency="USD" office:value="487.5" calcext:value-type="currency">
            <text:p>$487.50</text:p>
          </table:table-cell>
          <table:table-cell table:style-name="ce99" office:value-type="currency" office:currency="USD" office:value="447.95" calcext:value-type="currency">
            <text:p>$447.95</text:p>
          </table:table-cell>
          <table:table-cell table:style-name="ce99" table:formula="of:=[.E406]-[.B406]" office:value-type="currency" office:currency="USD" office:value="-110.05" calcext:value-type="currency">
            <text:p>-$110.05</text:p>
          </table:table-cell>
          <table:table-cell table:style-name="ce82" table:formula="of:=[.E406]/[.D406]" office:value-type="float" office:value="0.918871794871795" calcext:value-type="float">
            <text:p>0.91887179487179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Valley Craft Adjustable Pallet Stand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865A0</text:p>
          </table:table-cell>
          <table:table-cell table:style-name="ce72" office:value-type="currency" office:currency="USD" office:value="579" calcext:value-type="currency">
            <text:p>$579.00</text:p>
          </table:table-cell>
          <table:table-cell table:style-name="ce99" office:value-type="currency" office:currency="USD" office:value="619" calcext:value-type="currency">
            <text:p>$619.00</text:p>
          </table:table-cell>
          <table:table-cell table:style-name="ce99" table:formula="of:=[.C410]*0.75" office:value-type="currency" office:currency="USD" office:value="464.25" calcext:value-type="currency">
            <text:p>$464.25</text:p>
          </table:table-cell>
          <table:table-cell table:style-name="ce99"/>
          <table:table-cell table:style-name="ce99" table:formula="of:=[.E410]-[.B410]" office:value-type="currency" office:currency="USD" office:value="-579" calcext:value-type="currency">
            <text:p>-$579.00</text:p>
          </table:table-cell>
          <table:table-cell table:style-name="ce82" table:formula="of:=[.E410]/[.D410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Valley Craft - Mobile Shop Desk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5827A0</text:p>
          </table:table-cell>
          <table:table-cell table:style-name="ce72" office:value-type="currency" office:currency="USD" office:value="359" calcext:value-type="currency">
            <text:p>$359.00</text:p>
          </table:table-cell>
          <table:table-cell table:style-name="ce99" office:value-type="currency" office:currency="USD" office:value="415" calcext:value-type="currency">
            <text:p>$415.00</text:p>
          </table:table-cell>
          <table:table-cell table:style-name="ce99" table:formula="of:=[.C414]*0.75" office:value-type="currency" office:currency="USD" office:value="311.25" calcext:value-type="currency">
            <text:p>$311.25</text:p>
          </table:table-cell>
          <table:table-cell table:style-name="ce99" office:value-type="currency" office:currency="USD" office:value="427.17" calcext:value-type="currency">
            <text:p>$427.17</text:p>
          </table:table-cell>
          <table:table-cell table:style-name="ce99" table:formula="of:=[.E414]-[.B414]" office:value-type="currency" office:currency="USD" office:value="68.17" calcext:value-type="currency">
            <text:p>$68.17</text:p>
          </table:table-cell>
          <table:table-cell table:style-name="ce82" table:formula="of:=[.E414]/[.D414]" office:value-type="float" office:value="1.37243373493976" calcext:value-type="float">
            <text:p>1.37243373493976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F85828A9</text:p>
          </table:table-cell>
          <table:table-cell table:style-name="ce72" office:value-type="currency" office:currency="USD" office:value="419" calcext:value-type="currency">
            <text:p>$419.00</text:p>
          </table:table-cell>
          <table:table-cell table:style-name="ce99" office:value-type="currency" office:currency="USD" office:value="440" calcext:value-type="currency">
            <text:p>$440.00</text:p>
          </table:table-cell>
          <table:table-cell table:style-name="ce99" table:formula="of:=[.C415]*0.75" office:value-type="currency" office:currency="USD" office:value="330" calcext:value-type="currency">
            <text:p>$330.00</text:p>
          </table:table-cell>
          <table:table-cell table:style-name="ce99" office:value-type="currency" office:currency="USD" office:value="428.95" calcext:value-type="currency">
            <text:p>$428.95</text:p>
          </table:table-cell>
          <table:table-cell table:style-name="ce99" table:formula="of:=[.E415]-[.B415]" office:value-type="currency" office:currency="USD" office:value="9.94999999999999" calcext:value-type="currency">
            <text:p>$9.95</text:p>
          </table:table-cell>
          <table:table-cell table:style-name="ce82" table:formula="of:=[.E415]/[.D415]" office:value-type="float" office:value="1.29984848484848" calcext:value-type="float">
            <text:p>1.2998484848484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829A8</text:p>
          </table:table-cell>
          <table:table-cell table:style-name="ce72" office:value-type="currency" office:currency="USD" office:value="539" calcext:value-type="currency">
            <text:p>$539.00</text:p>
          </table:table-cell>
          <table:table-cell table:style-name="ce99" office:value-type="currency" office:currency="USD" office:value="538" calcext:value-type="currency">
            <text:p>$538.00</text:p>
          </table:table-cell>
          <table:table-cell table:style-name="ce99" table:formula="of:=[.C416]*0.75" office:value-type="currency" office:currency="USD" office:value="403.5" calcext:value-type="currency">
            <text:p>$403.50</text:p>
          </table:table-cell>
          <table:table-cell table:style-name="ce99" office:value-type="currency" office:currency="USD" office:value="565" calcext:value-type="currency">
            <text:p>$565.00</text:p>
          </table:table-cell>
          <table:table-cell table:style-name="ce99" table:formula="of:=[.E416]-[.B416]" office:value-type="currency" office:currency="USD" office:value="26" calcext:value-type="currency">
            <text:p>$26.00</text:p>
          </table:table-cell>
          <table:table-cell table:style-name="ce82" table:formula="of:=[.E416]/[.D416]" office:value-type="float" office:value="1.4002478314746" calcext:value-type="float">
            <text:p>1.400247831474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Universal Post Protector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5061A2</text:p>
          </table:table-cell>
          <table:table-cell table:style-name="ce72" office:value-type="currency" office:currency="USD" office:value="27.8" calcext:value-type="currency">
            <text:p>$27.80</text:p>
          </table:table-cell>
          <table:table-cell table:style-name="ce99" office:value-type="currency" office:currency="USD" office:value="28" calcext:value-type="currency">
            <text:p>$28.00</text:p>
          </table:table-cell>
          <table:table-cell table:style-name="ce99" table:formula="of:=[.C420]*0.75" office:value-type="currency" office:currency="USD" office:value="21" calcext:value-type="currency">
            <text:p>$21.00</text:p>
          </table:table-cell>
          <table:table-cell table:style-name="ce99" office:value-type="currency" office:currency="USD" office:value="57.9" calcext:value-type="currency">
            <text:p>$57.90</text:p>
          </table:table-cell>
          <table:table-cell table:style-name="ce99" table:formula="of:=[.E420]-[.B420]" office:value-type="currency" office:currency="USD" office:value="30.1" calcext:value-type="currency">
            <text:p>$30.10</text:p>
          </table:table-cell>
          <table:table-cell table:style-name="ce82" table:formula="of:=[.E420]/[.D420]" office:value-type="float" office:value="2.75714285714286" calcext:value-type="float">
            <text:p>2.7571428571428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5060A3</text:p>
          </table:table-cell>
          <table:table-cell table:style-name="ce72" office:value-type="currency" office:currency="USD" office:value="31.8" calcext:value-type="currency">
            <text:p>$31.80</text:p>
          </table:table-cell>
          <table:table-cell table:style-name="ce72" office:value-type="currency" office:currency="USD" office:value="32" calcext:value-type="currency">
            <text:p>$32.00</text:p>
          </table:table-cell>
          <table:table-cell table:style-name="ce99" table:formula="of:=[.C421]*0.75" office:value-type="currency" office:currency="USD" office:value="24" calcext:value-type="currency">
            <text:p>$24.00</text:p>
          </table:table-cell>
          <table:table-cell table:style-name="ce99" office:value-type="currency" office:currency="USD" office:value="48.85" calcext:value-type="currency">
            <text:p>$48.85</text:p>
          </table:table-cell>
          <table:table-cell table:style-name="ce99" table:formula="of:=[.E421]-[.B421]" office:value-type="currency" office:currency="USD" office:value="17.05" calcext:value-type="currency">
            <text:p>$17.05</text:p>
          </table:table-cell>
          <table:table-cell table:style-name="ce82" table:formula="of:=[.E421]/[.D421]" office:value-type="float" office:value="2.03541666666667" calcext:value-type="float">
            <text:p>2.03541666666667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5062A1</text:p>
          </table:table-cell>
          <table:table-cell table:style-name="ce72" office:value-type="currency" office:currency="USD" office:value="38.8" calcext:value-type="currency">
            <text:p>$38.80</text:p>
          </table:table-cell>
          <table:table-cell table:style-name="ce99" office:value-type="currency" office:currency="USD" office:value="39" calcext:value-type="currency">
            <text:p>$39.00</text:p>
          </table:table-cell>
          <table:table-cell table:style-name="ce99" table:formula="of:=[.C422]*0.75" office:value-type="currency" office:currency="USD" office:value="29.25" calcext:value-type="currency">
            <text:p>$29.25</text:p>
          </table:table-cell>
          <table:table-cell table:style-name="ce99" office:value-type="currency" office:currency="USD" office:value="42.95" calcext:value-type="currency">
            <text:p>$42.95</text:p>
          </table:table-cell>
          <table:table-cell table:style-name="ce99" table:formula="of:=[.E422]-[.B422]" office:value-type="currency" office:currency="USD" office:value="4.15000000000001" calcext:value-type="currency">
            <text:p>$4.15</text:p>
          </table:table-cell>
          <table:table-cell table:style-name="ce82" table:formula="of:=[.E422]/[.D422]" office:value-type="float" office:value="1.46837606837607" calcext:value-type="float">
            <text:p>1.4683760683760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Super Shelf Office Cart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1002A3</text:p>
          </table:table-cell>
          <table:table-cell table:style-name="ce72" office:value-type="currency" office:currency="USD" office:value="390" calcext:value-type="currency">
            <text:p>$390.00</text:p>
          </table:table-cell>
          <table:table-cell table:style-name="ce99" office:value-type="currency" office:currency="USD" office:value="403" calcext:value-type="currency">
            <text:p>$403.00</text:p>
          </table:table-cell>
          <table:table-cell table:style-name="ce99" table:formula="of:=[.C426]*0.75" office:value-type="currency" office:currency="USD" office:value="302.25" calcext:value-type="currency">
            <text:p>$302.25</text:p>
          </table:table-cell>
          <table:table-cell table:style-name="ce99"/>
          <table:table-cell table:style-name="ce99" table:formula="of:=[.E426]-[.B426]" office:value-type="currency" office:currency="USD" office:value="-390" calcext:value-type="currency">
            <text:p>-$390.00</text:p>
          </table:table-cell>
          <table:table-cell table:style-name="ce82" table:formula="of:=[.E426]/[.D426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81003A2</text:p>
          </table:table-cell>
          <table:table-cell table:style-name="ce72" office:value-type="currency" office:currency="USD" office:value="439" calcext:value-type="currency">
            <text:p>$439.00</text:p>
          </table:table-cell>
          <table:table-cell table:style-name="ce99" office:value-type="currency" office:currency="USD" office:value="469" calcext:value-type="currency">
            <text:p>$469.00</text:p>
          </table:table-cell>
          <table:table-cell table:style-name="ce99" table:formula="of:=[.C427]*0.75" office:value-type="currency" office:currency="USD" office:value="351.75" calcext:value-type="currency">
            <text:p>$351.75</text:p>
          </table:table-cell>
          <table:table-cell table:style-name="ce99" office:value-type="currency" office:currency="USD" office:value="511.82" calcext:value-type="currency">
            <text:p>$511.82</text:p>
          </table:table-cell>
          <table:table-cell table:style-name="ce99" table:formula="of:=[.E427]-[.B427]" office:value-type="currency" office:currency="USD" office:value="72.82" calcext:value-type="currency">
            <text:p>$72.82</text:p>
          </table:table-cell>
          <table:table-cell table:style-name="ce82" table:formula="of:=[.E427]/[.D427]" office:value-type="float" office:value="1.45506751954513" calcext:value-type="float">
            <text:p>1.45506751954513</text:p>
          </table:table-cell>
          <table:table-cell table:style-name="ce82" office:value-type="string" calcext:value-type="string">
            <text:p>fasten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Fork Lift Strap Attachmen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0147A7</text:p>
          </table:table-cell>
          <table:table-cell table:style-name="ce72" office:value-type="currency" office:currency="USD" office:value="336" calcext:value-type="currency">
            <text:p>$336.00</text:p>
          </table:table-cell>
          <table:table-cell table:style-name="ce99" office:value-type="currency" office:currency="USD" office:value="369" calcext:value-type="currency">
            <text:p>$369.00</text:p>
          </table:table-cell>
          <table:table-cell table:style-name="ce99" table:formula="of:=[.C431]*0.75" office:value-type="currency" office:currency="USD" office:value="276.75" calcext:value-type="currency">
            <text:p>$276.75</text:p>
          </table:table-cell>
          <table:table-cell table:style-name="ce99" office:value-type="currency" office:currency="USD" office:value="349.99" calcext:value-type="currency">
            <text:p>$349.99</text:p>
          </table:table-cell>
          <table:table-cell table:style-name="ce99" table:formula="of:=[.E431]-[.B431]" office:value-type="currency" office:currency="USD" office:value="13.99" calcext:value-type="currency">
            <text:p>$13.99</text:p>
          </table:table-cell>
          <table:table-cell table:style-name="ce82" table:formula="of:=[.E431]/[.D431]" office:value-type="float" office:value="1.26464317976513" calcext:value-type="float">
            <text:p>1.26464317976513</text:p>
          </table:table-cell>
          <table:table-cell table:style-name="ce82" office:value-type="string" calcext:value-type="string">
            <text:p>northerntoo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4-Wheel Deep Frame Steel Pallet Truck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4813A6</text:p>
          </table:table-cell>
          <table:table-cell table:style-name="ce72" office:value-type="currency" office:currency="USD" office:value="639" calcext:value-type="currency">
            <text:p>$639.00</text:p>
          </table:table-cell>
          <table:table-cell table:style-name="ce99" office:value-type="currency" office:currency="USD" office:value="663" calcext:value-type="currency">
            <text:p>$663.00</text:p>
          </table:table-cell>
          <table:table-cell table:style-name="ce99" table:formula="of:=[.C435]*0.75" office:value-type="currency" office:currency="USD" office:value="497.25" calcext:value-type="currency">
            <text:p>$497.25</text:p>
          </table:table-cell>
          <table:table-cell table:style-name="ce99" office:value-type="currency" office:currency="USD" office:value="683" calcext:value-type="currency">
            <text:p>$683.00</text:p>
          </table:table-cell>
          <table:table-cell table:style-name="ce99" table:formula="of:=[.E435]-[.B435]" office:value-type="currency" office:currency="USD" office:value="44" calcext:value-type="currency">
            <text:p>$44.00</text:p>
          </table:table-cell>
          <table:table-cell table:style-name="ce82" table:formula="of:=[.E435]/[.D435]" office:value-type="float" office:value="1.37355455002514" calcext:value-type="float">
            <text:p>1.3735545500251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Four-Wheel Deep Frame Bag &amp; Box Trucks - Steel Frame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4808A3</text:p>
          </table:table-cell>
          <table:table-cell table:style-name="ce72" office:value-type="currency" office:currency="USD" office:value="632" calcext:value-type="currency">
            <text:p>$632.00</text:p>
          </table:table-cell>
          <table:table-cell table:style-name="ce72" office:value-type="currency" office:currency="USD" office:value="683" calcext:value-type="currency">
            <text:p>$683.00</text:p>
          </table:table-cell>
          <table:table-cell table:style-name="ce99" table:formula="of:=[.C439]*0.75" office:value-type="currency" office:currency="USD" office:value="512.25" calcext:value-type="currency">
            <text:p>$512.25</text:p>
          </table:table-cell>
          <table:table-cell table:style-name="ce99" office:value-type="currency" office:currency="USD" office:value="640" calcext:value-type="currency">
            <text:p>$640.00</text:p>
          </table:table-cell>
          <table:table-cell table:style-name="ce99" table:formula="of:=[.E439]-[.B439]" office:value-type="currency" office:currency="USD" office:value="8" calcext:value-type="currency">
            <text:p>$8.00</text:p>
          </table:table-cell>
          <table:table-cell table:style-name="ce82" table:formula="of:=[.E439]/[.D439]" office:value-type="float" office:value="1.24938994631528" calcext:value-type="float">
            <text:p>1.2493899463152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4825A2</text:p>
          </table:table-cell>
          <table:table-cell table:style-name="ce72" office:value-type="currency" office:currency="USD" office:value="809" calcext:value-type="currency">
            <text:p>$809.00</text:p>
          </table:table-cell>
          <table:table-cell table:style-name="ce99" office:value-type="currency" office:currency="USD" office:value="906" calcext:value-type="currency">
            <text:p>$906.00</text:p>
          </table:table-cell>
          <table:table-cell table:style-name="ce99" table:formula="of:=[.C440]*0.75" office:value-type="currency" office:currency="USD" office:value="679.5" calcext:value-type="currency">
            <text:p>$679.50</text:p>
          </table:table-cell>
          <table:table-cell table:style-name="ce99" office:value-type="currency" office:currency="USD" office:value="814" calcext:value-type="currency">
            <text:p>$814.00</text:p>
          </table:table-cell>
          <table:table-cell table:style-name="ce99" table:formula="of:=[.E440]-[.B440]" office:value-type="currency" office:currency="USD" office:value="5" calcext:value-type="currency">
            <text:p>$5.00</text:p>
          </table:table-cell>
          <table:table-cell table:style-name="ce82" table:formula="of:=[.E440]/[.D440]" office:value-type="float" office:value="1.19793966151582" calcext:value-type="float">
            <text:p>1.1979396615158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EZY-TILT Deep Frame Pallet Truck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4907A3</text:p>
          </table:table-cell>
          <table:table-cell table:style-name="ce72" office:value-type="currency" office:currency="USD" office:value="453" calcext:value-type="currency">
            <text:p>$453.00</text:p>
          </table:table-cell>
          <table:table-cell table:style-name="ce99" office:value-type="currency" office:currency="USD" office:value="530" calcext:value-type="currency">
            <text:p>$530.00</text:p>
          </table:table-cell>
          <table:table-cell table:style-name="ce99" table:formula="of:=[.C444]*0.75" office:value-type="currency" office:currency="USD" office:value="397.5" calcext:value-type="currency">
            <text:p>$397.50</text:p>
          </table:table-cell>
          <table:table-cell table:style-name="ce99" office:value-type="currency" office:currency="USD" office:value="461.95" calcext:value-type="currency">
            <text:p>$461.95</text:p>
          </table:table-cell>
          <table:table-cell table:style-name="ce99" table:formula="of:=[.E444]-[.B444]" office:value-type="currency" office:currency="USD" office:value="8.94999999999999" calcext:value-type="currency">
            <text:p>$8.95</text:p>
          </table:table-cell>
          <table:table-cell table:style-name="ce82" table:formula="of:=[.E444]/[.D444]" office:value-type="float" office:value="1.16213836477987" calcext:value-type="float">
            <text:p>1.1621383647798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4940A2</text:p>
          </table:table-cell>
          <table:table-cell table:style-name="ce72" office:value-type="currency" office:currency="USD" office:value="759" calcext:value-type="currency">
            <text:p>$759.00</text:p>
          </table:table-cell>
          <table:table-cell table:style-name="ce99" office:value-type="currency" office:currency="USD" office:value="780" calcext:value-type="currency">
            <text:p>$780.00</text:p>
          </table:table-cell>
          <table:table-cell table:style-name="ce99" table:formula="of:=[.C445]*0.75" office:value-type="currency" office:currency="USD" office:value="585" calcext:value-type="currency">
            <text:p>$585.00</text:p>
          </table:table-cell>
          <table:table-cell table:style-name="ce99" office:value-type="currency" office:currency="USD" office:value="466.55" calcext:value-type="currency">
            <text:p>$466.55</text:p>
          </table:table-cell>
          <table:table-cell table:style-name="ce99" table:formula="of:=[.E445]-[.B445]" office:value-type="currency" office:currency="USD" office:value="-292.45" calcext:value-type="currency">
            <text:p>-$292.45</text:p>
          </table:table-cell>
          <table:table-cell table:style-name="ce82" table:formula="of:=[.E445]/[.D445]" office:value-type="float" office:value="0.797521367521367" calcext:value-type="float">
            <text:p>0.797521367521367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4910A8</text:p>
          </table:table-cell>
          <table:table-cell table:style-name="ce72" office:value-type="currency" office:currency="USD" office:value="498" calcext:value-type="currency">
            <text:p>$498.00</text:p>
          </table:table-cell>
          <table:table-cell table:style-name="ce99" office:value-type="currency" office:currency="USD" office:value="525" calcext:value-type="currency">
            <text:p>$525.00</text:p>
          </table:table-cell>
          <table:table-cell table:style-name="ce99" table:formula="of:=[.C446]*0.75" office:value-type="currency" office:currency="USD" office:value="393.75" calcext:value-type="currency">
            <text:p>$393.75</text:p>
          </table:table-cell>
          <table:table-cell table:style-name="ce99" office:value-type="currency" office:currency="USD" office:value="515.38" calcext:value-type="currency">
            <text:p>$515.38</text:p>
          </table:table-cell>
          <table:table-cell table:style-name="ce99" table:formula="of:=[.E446]-[.B446]" office:value-type="currency" office:currency="USD" office:value="17.38" calcext:value-type="currency">
            <text:p>$17.38</text:p>
          </table:table-cell>
          <table:table-cell table:style-name="ce82" table:formula="of:=[.E446]/[.D446]" office:value-type="float" office:value="1.30890158730159" calcext:value-type="float">
            <text:p>1.30890158730159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4944A8</text:p>
          </table:table-cell>
          <table:table-cell table:style-name="ce72" office:value-type="currency" office:currency="USD" office:value="734" calcext:value-type="currency">
            <text:p>$734.00</text:p>
          </table:table-cell>
          <table:table-cell table:style-name="ce99" office:value-type="currency" office:currency="USD" office:value="775" calcext:value-type="currency">
            <text:p>$775.00</text:p>
          </table:table-cell>
          <table:table-cell table:style-name="ce99" table:formula="of:=[.C447]*0.75" office:value-type="currency" office:currency="USD" office:value="581.25" calcext:value-type="currency">
            <text:p>$581.25</text:p>
          </table:table-cell>
          <table:table-cell table:style-name="ce99" office:value-type="currency" office:currency="USD" office:value="754.08" calcext:value-type="currency">
            <text:p>$754.08</text:p>
          </table:table-cell>
          <table:table-cell table:style-name="ce99" table:formula="of:=[.E447]-[.B447]" office:value-type="currency" office:currency="USD" office:value="20.08" calcext:value-type="currency">
            <text:p>$20.08</text:p>
          </table:table-cell>
          <table:table-cell table:style-name="ce82" table:formula="of:=[.E447]/[.D447]" office:value-type="float" office:value="1.29734193548387" calcext:value-type="float">
            <text:p>1.29734193548387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4911A7</text:p>
          </table:table-cell>
          <table:table-cell table:style-name="ce72" office:value-type="currency" office:currency="USD" office:value="462" calcext:value-type="currency">
            <text:p>$462.00</text:p>
          </table:table-cell>
          <table:table-cell table:style-name="ce99" office:value-type="currency" office:currency="USD" office:value="520" calcext:value-type="currency">
            <text:p>$520.00</text:p>
          </table:table-cell>
          <table:table-cell table:style-name="ce99" table:formula="of:=[.C448]*0.75" office:value-type="currency" office:currency="USD" office:value="390" calcext:value-type="currency">
            <text:p>$390.00</text:p>
          </table:table-cell>
          <table:table-cell table:style-name="ce99" office:value-type="currency" office:currency="USD" office:value="482.82" calcext:value-type="currency">
            <text:p>$482.82</text:p>
          </table:table-cell>
          <table:table-cell table:style-name="ce99" table:formula="of:=[.E448]-[.B448]" office:value-type="currency" office:currency="USD" office:value="20.82" calcext:value-type="currency">
            <text:p>$20.82</text:p>
          </table:table-cell>
          <table:table-cell table:style-name="ce82" table:formula="of:=[.E448]/[.D448]" office:value-type="float" office:value="1.238" calcext:value-type="float">
            <text:p>1.238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4906A4</text:p>
          </table:table-cell>
          <table:table-cell table:style-name="ce72" office:value-type="currency" office:currency="USD" office:value="573" calcext:value-type="currency">
            <text:p>$573.00</text:p>
          </table:table-cell>
          <table:table-cell table:style-name="ce99" office:value-type="currency" office:currency="USD" office:value="630" calcext:value-type="currency">
            <text:p>$630.00</text:p>
          </table:table-cell>
          <table:table-cell table:style-name="ce99" table:formula="of:=[.C449]*0.75" office:value-type="currency" office:currency="USD" office:value="472.5" calcext:value-type="currency">
            <text:p>$472.50</text:p>
          </table:table-cell>
          <table:table-cell table:style-name="ce99" office:value-type="currency" office:currency="USD" office:value="591.32" calcext:value-type="currency">
            <text:p>$591.32</text:p>
          </table:table-cell>
          <table:table-cell table:style-name="ce99" table:formula="of:=[.E449]-[.B449]" office:value-type="currency" office:currency="USD" office:value="18.32" calcext:value-type="currency">
            <text:p>$18.32</text:p>
          </table:table-cell>
          <table:table-cell table:style-name="ce82" table:formula="of:=[.E449]/[.D449]" office:value-type="float" office:value="1.2514708994709" calcext:value-type="float">
            <text:p>1.2514708994709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4908A2</text:p>
          </table:table-cell>
          <table:table-cell table:style-name="ce72" office:value-type="currency" office:currency="USD" office:value="565" calcext:value-type="currency">
            <text:p>$565.00</text:p>
          </table:table-cell>
          <table:table-cell table:style-name="ce99" office:value-type="currency" office:currency="USD" office:value="625" calcext:value-type="currency">
            <text:p>$625.00</text:p>
          </table:table-cell>
          <table:table-cell table:style-name="ce99" table:formula="of:=[.C450]*0.75" office:value-type="currency" office:currency="USD" office:value="468.75" calcext:value-type="currency">
            <text:p>$468.75</text:p>
          </table:table-cell>
          <table:table-cell table:style-name="ce99" office:value-type="currency" office:currency="USD" office:value="569.62" calcext:value-type="currency">
            <text:p>$569.62</text:p>
          </table:table-cell>
          <table:table-cell table:style-name="ce99" table:formula="of:=[.E450]-[.B450]" office:value-type="currency" office:currency="USD" office:value="4.62" calcext:value-type="currency">
            <text:p>$4.62</text:p>
          </table:table-cell>
          <table:table-cell table:style-name="ce82" table:formula="of:=[.E450]/[.D450]" office:value-type="float" office:value="1.21518933333333" calcext:value-type="float">
            <text:p>1.21518933333333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Heavy Duty All-Welded Steel Cabinets - Gray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781A6</text:p>
          </table:table-cell>
          <table:table-cell table:style-name="ce72" office:value-type="currency" office:currency="USD" office:value="679" calcext:value-type="currency">
            <text:p>$679.00</text:p>
          </table:table-cell>
          <table:table-cell table:style-name="ce99" office:value-type="currency" office:currency="USD" office:value="748" calcext:value-type="currency">
            <text:p>$748.00</text:p>
          </table:table-cell>
          <table:table-cell table:style-name="ce99" table:formula="of:=[.C454]*0.75" office:value-type="currency" office:currency="USD" office:value="561" calcext:value-type="currency">
            <text:p>$561.00</text:p>
          </table:table-cell>
          <table:table-cell table:style-name="ce99" office:value-type="currency" office:currency="USD" office:value="685" calcext:value-type="currency">
            <text:p>$685.00</text:p>
          </table:table-cell>
          <table:table-cell table:style-name="ce99" table:formula="of:=[.E454]-[.B454]" office:value-type="currency" office:currency="USD" office:value="6" calcext:value-type="currency">
            <text:p>$6.00</text:p>
          </table:table-cell>
          <table:table-cell table:style-name="ce82" table:formula="of:=[.E454]/[.D454]" office:value-type="float" office:value="1.22103386809269" calcext:value-type="float">
            <text:p>1.22103386809269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9784A3</text:p>
          </table:table-cell>
          <table:table-cell table:style-name="ce72" office:value-type="currency" office:currency="USD" office:value="705" calcext:value-type="currency">
            <text:p>$705.00</text:p>
          </table:table-cell>
          <table:table-cell table:style-name="ce99" office:value-type="currency" office:currency="USD" office:value="832" calcext:value-type="currency">
            <text:p>$832.00</text:p>
          </table:table-cell>
          <table:table-cell table:style-name="ce99" table:formula="of:=[.C455]*0.75" office:value-type="currency" office:currency="USD" office:value="624" calcext:value-type="currency">
            <text:p>$624.00</text:p>
          </table:table-cell>
          <table:table-cell table:style-name="ce99" office:value-type="currency" office:currency="USD" office:value="725" calcext:value-type="currency">
            <text:p>$725.00</text:p>
          </table:table-cell>
          <table:table-cell table:style-name="ce99" table:formula="of:=[.E455]-[.B455]" office:value-type="currency" office:currency="USD" office:value="20" calcext:value-type="currency">
            <text:p>$20.00</text:p>
          </table:table-cell>
          <table:table-cell table:style-name="ce82" table:formula="of:=[.E455]/[.D455]" office:value-type="float" office:value="1.16185897435897" calcext:value-type="float">
            <text:p>1.16185897435897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9780A7</text:p>
          </table:table-cell>
          <table:table-cell table:style-name="ce72" office:value-type="currency" office:currency="USD" office:value="729" calcext:value-type="currency">
            <text:p>$729.00</text:p>
          </table:table-cell>
          <table:table-cell table:style-name="ce72" office:value-type="currency" office:currency="USD" office:value="806" calcext:value-type="currency">
            <text:p>$806.00</text:p>
          </table:table-cell>
          <table:table-cell table:style-name="ce99" table:formula="of:=[.C456]*0.75" office:value-type="currency" office:currency="USD" office:value="604.5" calcext:value-type="currency">
            <text:p>$604.50</text:p>
          </table:table-cell>
          <table:table-cell table:style-name="ce99" office:value-type="currency" office:currency="USD" office:value="840" calcext:value-type="currency">
            <text:p>$840.00</text:p>
          </table:table-cell>
          <table:table-cell table:style-name="ce99" table:formula="of:=[.E456]-[.B456]" office:value-type="currency" office:currency="USD" office:value="111" calcext:value-type="currency">
            <text:p>$111.00</text:p>
          </table:table-cell>
          <table:table-cell table:style-name="ce82" table:formula="of:=[.E456]/[.D456]" office:value-type="float" office:value="1.38957816377171" calcext:value-type="float">
            <text:p>1.38957816377171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9807A3</text:p>
          </table:table-cell>
          <table:table-cell table:style-name="ce72" office:value-type="currency" office:currency="USD" office:value="790" calcext:value-type="currency">
            <text:p>$790.00</text:p>
          </table:table-cell>
          <table:table-cell table:style-name="ce99" office:value-type="currency" office:currency="USD" office:value="877" calcext:value-type="currency">
            <text:p>$877.00</text:p>
          </table:table-cell>
          <table:table-cell table:style-name="ce99" table:formula="of:=[.C457]*0.75" office:value-type="currency" office:currency="USD" office:value="657.75" calcext:value-type="currency">
            <text:p>$657.75</text:p>
          </table:table-cell>
          <table:table-cell table:style-name="ce99" office:value-type="currency" office:currency="USD" office:value="840" calcext:value-type="currency">
            <text:p>$840.00</text:p>
          </table:table-cell>
          <table:table-cell table:style-name="ce99" table:formula="of:=[.E457]-[.B457]" office:value-type="currency" office:currency="USD" office:value="50" calcext:value-type="currency">
            <text:p>$50.00</text:p>
          </table:table-cell>
          <table:table-cell table:style-name="ce82" table:formula="of:=[.E457]/[.D457]" office:value-type="float" office:value="1.27708095781072" calcext:value-type="float">
            <text:p>1.27708095781072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9808A2</text:p>
          </table:table-cell>
          <table:table-cell table:style-name="ce72" office:value-type="currency" office:currency="USD" office:value="879" calcext:value-type="currency">
            <text:p>$879.00</text:p>
          </table:table-cell>
          <table:table-cell table:style-name="ce99" office:value-type="currency" office:currency="USD" office:value="923" calcext:value-type="currency">
            <text:p>$923.00</text:p>
          </table:table-cell>
          <table:table-cell table:style-name="ce99" table:formula="of:=[.C458]*0.75" office:value-type="currency" office:currency="USD" office:value="692.25" calcext:value-type="currency">
            <text:p>$692.25</text:p>
          </table:table-cell>
          <table:table-cell table:style-name="ce99" office:value-type="currency" office:currency="USD" office:value="865" calcext:value-type="currency">
            <text:p>$865.00</text:p>
          </table:table-cell>
          <table:table-cell table:style-name="ce99" table:formula="of:=[.E458]-[.B458]" office:value-type="currency" office:currency="USD" office:value="-14" calcext:value-type="currency">
            <text:p>-$14.00</text:p>
          </table:table-cell>
          <table:table-cell table:style-name="ce82" table:formula="of:=[.E458]/[.D458]" office:value-type="float" office:value="1.24954857349224" calcext:value-type="float">
            <text:p>1.24954857349224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9783A4</text:p>
          </table:table-cell>
          <table:table-cell table:style-name="ce72" office:value-type="currency" office:currency="USD" office:value="857" calcext:value-type="currency">
            <text:p>$857.00</text:p>
          </table:table-cell>
          <table:table-cell table:style-name="ce99" office:value-type="currency" office:currency="USD" office:value="951" calcext:value-type="currency">
            <text:p>$951.00</text:p>
          </table:table-cell>
          <table:table-cell table:style-name="ce99" table:formula="of:=[.C459]*0.75" office:value-type="currency" office:currency="USD" office:value="713.25" calcext:value-type="currency">
            <text:p>$713.25</text:p>
          </table:table-cell>
          <table:table-cell table:style-name="ce99" office:value-type="currency" office:currency="USD" office:value="885" calcext:value-type="currency">
            <text:p>$885.00</text:p>
          </table:table-cell>
          <table:table-cell table:style-name="ce99" table:formula="of:=[.E459]-[.B459]" office:value-type="currency" office:currency="USD" office:value="28" calcext:value-type="currency">
            <text:p>$28.00</text:p>
          </table:table-cell>
          <table:table-cell table:style-name="ce82" table:formula="of:=[.E459]/[.D459]" office:value-type="float" office:value="1.24079915878023" calcext:value-type="float">
            <text:p>1.24079915878023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9809A1</text:p>
          </table:table-cell>
          <table:table-cell table:style-name="ce72" office:value-type="currency" office:currency="USD" office:value="919" calcext:value-type="currency">
            <text:p>$919.00</text:p>
          </table:table-cell>
          <table:table-cell table:style-name="ce99" office:value-type="currency" office:currency="USD" office:value="993" calcext:value-type="currency">
            <text:p>$993.00</text:p>
          </table:table-cell>
          <table:table-cell table:style-name="ce99" table:formula="of:=[.C460]*0.75" office:value-type="currency" office:currency="USD" office:value="744.75" calcext:value-type="currency">
            <text:p>$744.75</text:p>
          </table:table-cell>
          <table:table-cell table:style-name="ce99" office:value-type="currency" office:currency="USD" office:value="985" calcext:value-type="currency">
            <text:p>$985.00</text:p>
          </table:table-cell>
          <table:table-cell table:style-name="ce99" table:formula="of:=[.E460]-[.B460]" office:value-type="currency" office:currency="USD" office:value="66" calcext:value-type="currency">
            <text:p>$66.00</text:p>
          </table:table-cell>
          <table:table-cell table:style-name="ce82" table:formula="of:=[.E460]/[.D460]" office:value-type="float" office:value="1.32259147364888" calcext:value-type="float">
            <text:p>1.32259147364888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9778A9</text:p>
          </table:table-cell>
          <table:table-cell table:style-name="ce72" office:value-type="currency" office:currency="USD" office:value="27" calcext:value-type="currency">
            <text:p>$27.00</text:p>
          </table:table-cell>
          <table:table-cell table:style-name="ce99" office:value-type="currency" office:currency="USD" office:value="29" calcext:value-type="currency">
            <text:p>$29.00</text:p>
          </table:table-cell>
          <table:table-cell table:style-name="ce99" table:formula="of:=[.C461]*0.75" office:value-type="currency" office:currency="USD" office:value="21.75" calcext:value-type="currency">
            <text:p>$21.75</text:p>
          </table:table-cell>
          <table:table-cell table:style-name="ce99" office:value-type="currency" office:currency="USD" office:value="25" calcext:value-type="currency">
            <text:p>$25.00</text:p>
          </table:table-cell>
          <table:table-cell table:style-name="ce99" table:formula="of:=[.E461]-[.B461]" office:value-type="currency" office:currency="USD" office:value="-2" calcext:value-type="currency">
            <text:p>-$2.00</text:p>
          </table:table-cell>
          <table:table-cell table:style-name="ce82" table:formula="of:=[.E461]/[.D461]" office:value-type="float" office:value="1.14942528735632" calcext:value-type="float">
            <text:p>1.14942528735632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9775A3</text:p>
          </table:table-cell>
          <table:table-cell table:style-name="ce72" office:value-type="currency" office:currency="USD" office:value="48" calcext:value-type="currency">
            <text:p>$48.00</text:p>
          </table:table-cell>
          <table:table-cell table:style-name="ce99" office:value-type="currency" office:currency="USD" office:value="52" calcext:value-type="currency">
            <text:p>$52.00</text:p>
          </table:table-cell>
          <table:table-cell table:style-name="ce99" table:formula="of:=[.C462]*0.75" office:value-type="currency" office:currency="USD" office:value="39" calcext:value-type="currency">
            <text:p>$39.00</text:p>
          </table:table-cell>
          <table:table-cell table:style-name="ce99" office:value-type="currency" office:currency="USD" office:value="50" calcext:value-type="currency">
            <text:p>$50.00</text:p>
          </table:table-cell>
          <table:table-cell table:style-name="ce99" table:formula="of:=[.E462]-[.B462]" office:value-type="currency" office:currency="USD" office:value="2" calcext:value-type="currency">
            <text:p>$2.00</text:p>
          </table:table-cell>
          <table:table-cell table:style-name="ce82" table:formula="of:=[.E462]/[.D462]" office:value-type="float" office:value="1.28205128205128" calcext:value-type="float">
            <text:p>1.28205128205128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F89772A6</text:p>
          </table:table-cell>
          <table:table-cell table:style-name="ce72" office:value-type="currency" office:currency="USD" office:value="66" calcext:value-type="currency">
            <text:p>$66.00</text:p>
          </table:table-cell>
          <table:table-cell table:style-name="ce99" office:value-type="currency" office:currency="USD" office:value="72" calcext:value-type="currency">
            <text:p>$72.00</text:p>
          </table:table-cell>
          <table:table-cell table:style-name="ce99" table:formula="of:=[.C463]*0.75" office:value-type="currency" office:currency="USD" office:value="54" calcext:value-type="currency">
            <text:p>$54.00</text:p>
          </table:table-cell>
          <table:table-cell table:style-name="ce99" office:value-type="currency" office:currency="USD" office:value="70" calcext:value-type="currency">
            <text:p>$70.00</text:p>
          </table:table-cell>
          <table:table-cell table:style-name="ce99" table:formula="of:=[.E463]-[.B463]" office:value-type="currency" office:currency="USD" office:value="4" calcext:value-type="currency">
            <text:p>$4.00</text:p>
          </table:table-cell>
          <table:table-cell table:style-name="ce82" table:formula="of:=[.E463]/[.D463]" office:value-type="float" office:value="1.2962962962963" calcext:value-type="float">
            <text:p>1.2962962962963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4-Drawer and 8-Drawer Kit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8132A7</text:p>
          </table:table-cell>
          <table:table-cell table:style-name="ce72" office:value-type="currency" office:currency="USD" office:value="462" calcext:value-type="currency">
            <text:p>$462.00</text:p>
          </table:table-cell>
          <table:table-cell table:style-name="ce99" office:value-type="currency" office:currency="USD" office:value="495" calcext:value-type="currency">
            <text:p>$495.00</text:p>
          </table:table-cell>
          <table:table-cell table:style-name="ce99" table:formula="of:=[.C467]*0.75" office:value-type="currency" office:currency="USD" office:value="371.25" calcext:value-type="currency">
            <text:p>$371.25</text:p>
          </table:table-cell>
          <table:table-cell table:style-name="ce99" office:value-type="currency" office:currency="USD" office:value="477.95" calcext:value-type="currency">
            <text:p>$477.95</text:p>
          </table:table-cell>
          <table:table-cell table:style-name="ce99" table:formula="of:=[.E467]-[.B467]" office:value-type="currency" office:currency="USD" office:value="15.95" calcext:value-type="currency">
            <text:p>$15.95</text:p>
          </table:table-cell>
          <table:table-cell table:style-name="ce82" table:formula="of:=[.E467]/[.D467]" office:value-type="float" office:value="1.28740740740741" calcext:value-type="float">
            <text:p>1.2874074074074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133A6</text:p>
          </table:table-cell>
          <table:table-cell table:style-name="ce72" office:value-type="currency" office:currency="USD" office:value="499" calcext:value-type="currency">
            <text:p>$499.00</text:p>
          </table:table-cell>
          <table:table-cell table:style-name="ce99" office:value-type="currency" office:currency="USD" office:value="520" calcext:value-type="currency">
            <text:p>$520.00</text:p>
          </table:table-cell>
          <table:table-cell table:style-name="ce99" table:formula="of:=[.C468]*0.75" office:value-type="currency" office:currency="USD" office:value="390" calcext:value-type="currency">
            <text:p>$390.00</text:p>
          </table:table-cell>
          <table:table-cell table:style-name="ce99" office:value-type="currency" office:currency="USD" office:value="545" calcext:value-type="currency">
            <text:p>$545.00</text:p>
          </table:table-cell>
          <table:table-cell table:style-name="ce99" table:formula="of:=[.E468]-[.B468]" office:value-type="currency" office:currency="USD" office:value="46" calcext:value-type="currency">
            <text:p>$46.00</text:p>
          </table:table-cell>
          <table:table-cell table:style-name="ce82" table:formula="of:=[.E468]/[.D468]" office:value-type="float" office:value="1.3974358974359" calcext:value-type="float">
            <text:p>1.397435897435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8134A5</text:p>
          </table:table-cell>
          <table:table-cell table:style-name="ce72" office:value-type="currency" office:currency="USD" office:value="849" calcext:value-type="currency">
            <text:p>$849.00</text:p>
          </table:table-cell>
          <table:table-cell table:style-name="ce99" office:value-type="currency" office:currency="USD" office:value="890" calcext:value-type="currency">
            <text:p>$890.00</text:p>
          </table:table-cell>
          <table:table-cell table:style-name="ce99" table:formula="of:=[.C469]*0.75" office:value-type="currency" office:currency="USD" office:value="667.5" calcext:value-type="currency">
            <text:p>$667.50</text:p>
          </table:table-cell>
          <table:table-cell table:style-name="ce99"/>
          <table:table-cell table:style-name="ce99" table:formula="of:=[.E469]-[.B469]" office:value-type="currency" office:currency="USD" office:value="-849" calcext:value-type="currency">
            <text:p>-$849.00</text:p>
          </table:table-cell>
          <table:table-cell table:style-name="ce82" table:formula="of:=[.E469]/[.D469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88135A4</text:p>
          </table:table-cell>
          <table:table-cell table:style-name="ce72" office:value-type="currency" office:currency="USD" office:value="930" calcext:value-type="currency">
            <text:p>$930.00</text:p>
          </table:table-cell>
          <table:table-cell table:style-name="ce99" office:value-type="currency" office:currency="USD" office:value="940" calcext:value-type="currency">
            <text:p>$940.00</text:p>
          </table:table-cell>
          <table:table-cell table:style-name="ce99" table:formula="of:=[.C470]*0.75" office:value-type="currency" office:currency="USD" office:value="705" calcext:value-type="currency">
            <text:p>$705.00</text:p>
          </table:table-cell>
          <table:table-cell table:style-name="ce99"/>
          <table:table-cell table:style-name="ce99" table:formula="of:=[.E470]-[.B470]" office:value-type="currency" office:currency="USD" office:value="-930" calcext:value-type="currency">
            <text:p>-$930.00</text:p>
          </table:table-cell>
          <table:table-cell table:style-name="ce82" table:formula="of:=[.E470]/[.D470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Self-Powered Hydra Grip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703</text:p>
          </table:table-cell>
          <table:table-cell table:style-name="ce72" office:value-type="currency" office:currency="USD" office:value="7449" calcext:value-type="currency">
            <text:p>$7,449.00</text:p>
          </table:table-cell>
          <table:table-cell table:style-name="ce99" office:value-type="currency" office:currency="USD" office:value="8140" calcext:value-type="currency">
            <text:p>$8,140.00</text:p>
          </table:table-cell>
          <table:table-cell table:style-name="ce99" table:formula="of:=[.C474]*0.75" office:value-type="currency" office:currency="USD" office:value="6105" calcext:value-type="currency">
            <text:p>$6,105.00</text:p>
          </table:table-cell>
          <table:table-cell table:style-name="ce99" office:value-type="currency" office:currency="USD" office:value="7606" calcext:value-type="currency">
            <text:p>$7,606.00</text:p>
          </table:table-cell>
          <table:table-cell table:style-name="ce99" table:formula="of:=[.E474]-[.B474]" office:value-type="currency" office:currency="USD" office:value="157" calcext:value-type="currency">
            <text:p>$157.00</text:p>
          </table:table-cell>
          <table:table-cell table:style-name="ce82" table:formula="of:=[.E474]/[.D474]" office:value-type="float" office:value="1.24586404586405" calcext:value-type="float">
            <text:p>1.2458640458640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LiftTruck Powered Hydra Grip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702</text:p>
          </table:table-cell>
          <table:table-cell table:style-name="ce72" office:value-type="currency" office:currency="USD" office:value="4924" calcext:value-type="currency">
            <text:p>$4,924.00</text:p>
          </table:table-cell>
          <table:table-cell table:style-name="ce99" office:value-type="currency" office:currency="USD" office:value="5620" calcext:value-type="currency">
            <text:p>$5,620.00</text:p>
          </table:table-cell>
          <table:table-cell table:style-name="ce99" table:formula="of:=[.C478]*0.75" office:value-type="currency" office:currency="USD" office:value="4215" calcext:value-type="currency">
            <text:p>$4,215.00</text:p>
          </table:table-cell>
          <table:table-cell table:style-name="ce99" office:value-type="currency" office:currency="USD" office:value="5027" calcext:value-type="currency">
            <text:p>$5,027.00</text:p>
          </table:table-cell>
          <table:table-cell table:style-name="ce99" table:formula="of:=[.E478]-[.B478]" office:value-type="currency" office:currency="USD" office:value="103" calcext:value-type="currency">
            <text:p>$103.00</text:p>
          </table:table-cell>
          <table:table-cell table:style-name="ce82" table:formula="of:=[.E478]/[.D478]" office:value-type="float" office:value="1.1926453143535" calcext:value-type="float">
            <text:p>1.192645314353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Self-Powered Hydraulic Versa-Grip II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701</text:p>
          </table:table-cell>
          <table:table-cell table:style-name="ce72" office:value-type="currency" office:currency="USD" office:value="6499" calcext:value-type="currency">
            <text:p>$6,499.00</text:p>
          </table:table-cell>
          <table:table-cell table:style-name="ce72" office:value-type="currency" office:currency="USD" office:value="7069" calcext:value-type="currency">
            <text:p>$7,069.00</text:p>
          </table:table-cell>
          <table:table-cell table:style-name="ce99" table:formula="of:=[.C482]*0.75" office:value-type="currency" office:currency="USD" office:value="5301.75" calcext:value-type="currency">
            <text:p>$5,301.75</text:p>
          </table:table-cell>
          <table:table-cell table:style-name="ce99" office:value-type="currency" office:currency="USD" office:value="6813" calcext:value-type="currency">
            <text:p>$6,813.00</text:p>
          </table:table-cell>
          <table:table-cell table:style-name="ce99" table:formula="of:=[.E482]-[.B482]" office:value-type="currency" office:currency="USD" office:value="314" calcext:value-type="currency">
            <text:p>$314.00</text:p>
          </table:table-cell>
          <table:table-cell table:style-name="ce82" table:formula="of:=[.E482]/[.D482]" office:value-type="float" office:value="1.28504739001273" calcext:value-type="float">
            <text:p>1.2850473900127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Self-Powered Hydraulic Maxi-Grip II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705</text:p>
          </table:table-cell>
          <table:table-cell table:style-name="ce72" office:value-type="currency" office:currency="USD" office:value="4995" calcext:value-type="currency">
            <text:p>$4,995.00</text:p>
          </table:table-cell>
          <table:table-cell table:style-name="ce99" office:value-type="currency" office:currency="USD" office:value="5411" calcext:value-type="currency">
            <text:p>$5,411.00</text:p>
          </table:table-cell>
          <table:table-cell table:style-name="ce99" table:formula="of:=[.C486]*0.75" office:value-type="currency" office:currency="USD" office:value="4058.25" calcext:value-type="currency">
            <text:p>$4,058.25</text:p>
          </table:table-cell>
          <table:table-cell table:style-name="ce99" office:value-type="currency" office:currency="USD" office:value="5172" calcext:value-type="currency">
            <text:p>$5,172.00</text:p>
          </table:table-cell>
          <table:table-cell table:style-name="ce99" table:formula="of:=[.E486]-[.B486]" office:value-type="currency" office:currency="USD" office:value="177" calcext:value-type="currency">
            <text:p>$177.00</text:p>
          </table:table-cell>
          <table:table-cell table:style-name="ce82" table:formula="of:=[.E486]/[.D486]" office:value-type="float" office:value="1.27444095361301" calcext:value-type="float">
            <text:p>1.2744409536130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Lift Truck-Powered Hydraulic Maxi-Grip II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704</text:p>
          </table:table-cell>
          <table:table-cell table:style-name="ce72" office:value-type="currency" office:currency="USD" office:value="2672" calcext:value-type="currency">
            <text:p>$2,672.00</text:p>
          </table:table-cell>
          <table:table-cell table:style-name="ce99" office:value-type="currency" office:currency="USD" office:value="2891" calcext:value-type="currency">
            <text:p>$2,891.00</text:p>
          </table:table-cell>
          <table:table-cell table:style-name="ce99" table:formula="of:=[.C490]*0.75" office:value-type="currency" office:currency="USD" office:value="2168.25" calcext:value-type="currency">
            <text:p>$2,168.25</text:p>
          </table:table-cell>
          <table:table-cell table:style-name="ce99" office:value-type="currency" office:currency="USD" office:value="2700" calcext:value-type="currency">
            <text:p>$2,700.00</text:p>
          </table:table-cell>
          <table:table-cell table:style-name="ce99" table:formula="of:=[.E490]-[.B490]" office:value-type="currency" office:currency="USD" office:value="28" calcext:value-type="currency">
            <text:p>$28.00</text:p>
          </table:table-cell>
          <table:table-cell table:style-name="ce82" table:formula="of:=[.E490]/[.D490]" office:value-type="float" office:value="1.24524386025597" calcext:value-type="float">
            <text:p>1.24524386025597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Lift Truck-Powered Hydraulic Versa-Grip II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700</text:p>
          </table:table-cell>
          <table:table-cell table:style-name="ce72" office:value-type="currency" office:currency="USD" office:value="3869" calcext:value-type="currency">
            <text:p>$3,869.00</text:p>
          </table:table-cell>
          <table:table-cell table:style-name="ce99" office:value-type="currency" office:currency="USD" office:value="4549" calcext:value-type="currency">
            <text:p>$4,549.00</text:p>
          </table:table-cell>
          <table:table-cell table:style-name="ce99" table:formula="of:=[.C494]*0.75" office:value-type="currency" office:currency="USD" office:value="3411.75" calcext:value-type="currency">
            <text:p>$3,411.75</text:p>
          </table:table-cell>
          <table:table-cell table:style-name="ce99" office:value-type="currency" office:currency="USD" office:value="3885" calcext:value-type="currency">
            <text:p>$3,885.00</text:p>
          </table:table-cell>
          <table:table-cell table:style-name="ce99" table:formula="of:=[.E494]-[.B494]" office:value-type="currency" office:currency="USD" office:value="16" calcext:value-type="currency">
            <text:p>$16.00</text:p>
          </table:table-cell>
          <table:table-cell table:style-name="ce82" table:formula="of:=[.E494]/[.D494]" office:value-type="float" office:value="1.13871180479226" calcext:value-type="float">
            <text:p>1.13871180479226</text:p>
          </table:table-cell>
          <table:table-cell table:style-name="ce82" office:value-type="string" calcext:value-type="string">
            <text:p>zorinmate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Power Drive Versa-Lift Drum Handler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0136A9</text:p>
          </table:table-cell>
          <table:table-cell table:style-name="ce72" office:value-type="currency" office:currency="USD" office:value="10399" calcext:value-type="currency">
            <text:p>$10,399.00</text:p>
          </table:table-cell>
          <table:table-cell table:style-name="ce99" office:value-type="currency" office:currency="USD" office:value="10992" calcext:value-type="currency">
            <text:p>$10,992.00</text:p>
          </table:table-cell>
          <table:table-cell table:style-name="ce99" table:formula="of:=[.C498]*0.75" office:value-type="currency" office:currency="USD" office:value="8244" calcext:value-type="currency">
            <text:p>$8,244.00</text:p>
          </table:table-cell>
          <table:table-cell table:style-name="ce99" office:value-type="currency" office:currency="USD" office:value="10716" calcext:value-type="currency">
            <text:p>$10,716.00</text:p>
          </table:table-cell>
          <table:table-cell table:style-name="ce99" table:formula="of:=[.E498]-[.B498]" office:value-type="currency" office:currency="USD" office:value="317" calcext:value-type="currency">
            <text:p>$317.00</text:p>
          </table:table-cell>
          <table:table-cell table:style-name="ce82" table:formula="of:=[.E498]/[.D498]" office:value-type="float" office:value="1.29985443959243" calcext:value-type="float">
            <text:p>1.29985443959243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Roll Handling Portable Lif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4">
          <table:table-cell table:style-name="ce87" office:value-type="string" calcext:value-type="string">
            <text:p>A325174-00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02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02]-[.B502]" office:value-type="string" office:string-value="" calcext:value-type="error">
            <text:p>#VALUE!</text:p>
          </table:table-cell>
          <table:table-cell table:style-name="ce82" table:formula="of:=[.E502]/[.D502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Aluminum Lif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A309042-00</text:p>
          </table:table-cell>
          <table:table-cell table:style-name="ce72" office:value-type="string" calcext:value-type="string">
            <text:p>CALL</text:p>
          </table:table-cell>
          <table:table-cell table:style-name="ce99"/>
          <table:table-cell table:style-name="ce99" table:formula="of:=[.C506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06]-[.B506]" office:value-type="string" office:string-value="" calcext:value-type="error">
            <text:p>#VALUE!</text:p>
          </table:table-cell>
          <table:table-cell table:style-name="ce82" table:formula="of:=[.E506]/[.D506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9">
          <table:table-cell table:style-name="ce66" office:value-type="string" calcext:value-type="string">
            <text:p>Fifth Wheel Steer 2000 lb Capacity Trailer - with Natural Rubber Ma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A328541-00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10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10]-[.B510]" office:value-type="string" office:string-value="" calcext:value-type="error">
            <text:p>#VALUE!</text:p>
          </table:table-cell>
          <table:table-cell table:style-name="ce82" table:formula="of:=[.E510]/[.D510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Rotogrip Power Drive CW UG III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A324812-00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14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14]-[.B514]" office:value-type="string" office:string-value="" calcext:value-type="error">
            <text:p>#VALUE!</text:p>
          </table:table-cell>
          <table:table-cell table:style-name="ce82" table:formula="of:=[.E514]/[.D514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EZ Dump Hopper System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679</text:p>
          </table:table-cell>
          <table:table-cell table:style-name="ce72" office:value-type="currency" office:currency="USD" office:value="519" calcext:value-type="currency">
            <text:p>$519.00</text:p>
          </table:table-cell>
          <table:table-cell table:style-name="ce99" office:value-type="currency" office:currency="USD" office:value="575" calcext:value-type="currency">
            <text:p>$575.00</text:p>
          </table:table-cell>
          <table:table-cell table:style-name="ce99" table:formula="of:=[.C518]*0.75" office:value-type="currency" office:currency="USD" office:value="431.25" calcext:value-type="currency">
            <text:p>$431.25</text:p>
          </table:table-cell>
          <table:table-cell table:style-name="ce99" office:value-type="currency" office:currency="USD" office:value="531" calcext:value-type="currency">
            <text:p>$531.00</text:p>
          </table:table-cell>
          <table:table-cell table:style-name="ce99" table:formula="of:=[.E518]-[.B518]" office:value-type="currency" office:currency="USD" office:value="12" calcext:value-type="currency">
            <text:p>$12.00</text:p>
          </table:table-cell>
          <table:table-cell table:style-name="ce82" table:formula="of:=[.E518]/[.D518]" office:value-type="float" office:value="1.23130434782609" calcext:value-type="float">
            <text:p>1.2313043478260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80</text:p>
          </table:table-cell>
          <table:table-cell table:style-name="ce72" office:value-type="currency" office:currency="USD" office:value="589" calcext:value-type="currency">
            <text:p>$589.00</text:p>
          </table:table-cell>
          <table:table-cell table:style-name="ce99" office:value-type="currency" office:currency="USD" office:value="639" calcext:value-type="currency">
            <text:p>$639.00</text:p>
          </table:table-cell>
          <table:table-cell table:style-name="ce99" table:formula="of:=[.C519]*0.75" office:value-type="currency" office:currency="USD" office:value="479.25" calcext:value-type="currency">
            <text:p>$479.25</text:p>
          </table:table-cell>
          <table:table-cell table:style-name="ce99" office:value-type="currency" office:currency="USD" office:value="613" calcext:value-type="currency">
            <text:p>$613.00</text:p>
          </table:table-cell>
          <table:table-cell table:style-name="ce99" table:formula="of:=[.E519]-[.B519]" office:value-type="currency" office:currency="USD" office:value="24" calcext:value-type="currency">
            <text:p>$24.00</text:p>
          </table:table-cell>
          <table:table-cell table:style-name="ce82" table:formula="of:=[.E519]/[.D519]" office:value-type="float" office:value="1.27908189880021" calcext:value-type="float">
            <text:p>1.2790818988002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81</text:p>
          </table:table-cell>
          <table:table-cell table:style-name="ce72" office:value-type="currency" office:currency="USD" office:value="1359" calcext:value-type="currency">
            <text:p>$1,359.00</text:p>
          </table:table-cell>
          <table:table-cell table:style-name="ce99" office:value-type="currency" office:currency="USD" office:value="1420" calcext:value-type="currency">
            <text:p>$1,420.00</text:p>
          </table:table-cell>
          <table:table-cell table:style-name="ce99" table:formula="of:=[.C520]*0.75" office:value-type="currency" office:currency="USD" office:value="1065" calcext:value-type="currency">
            <text:p>$1,065.00</text:p>
          </table:table-cell>
          <table:table-cell table:style-name="ce99" office:value-type="currency" office:currency="USD" office:value="1383" calcext:value-type="currency">
            <text:p>$1,383.00</text:p>
          </table:table-cell>
          <table:table-cell table:style-name="ce99" table:formula="of:=[.E520]-[.B520]" office:value-type="currency" office:currency="USD" office:value="24" calcext:value-type="currency">
            <text:p>$24.00</text:p>
          </table:table-cell>
          <table:table-cell table:style-name="ce82" table:formula="of:=[.E520]/[.D520]" office:value-type="float" office:value="1.29859154929577" calcext:value-type="float">
            <text:p>1.2985915492957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Skid Steer Attachment - Hydraulic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698</text:p>
          </table:table-cell>
          <table:table-cell table:style-name="ce72" office:value-type="currency" office:currency="USD" office:value="6097" calcext:value-type="currency">
            <text:p>$6,097.00</text:p>
          </table:table-cell>
          <table:table-cell table:style-name="ce99" office:value-type="currency" office:currency="USD" office:value="6975" calcext:value-type="currency">
            <text:p>$6,975.00</text:p>
          </table:table-cell>
          <table:table-cell table:style-name="ce99" table:formula="of:=[.C524]*0.75" office:value-type="currency" office:currency="USD" office:value="5231.25" calcext:value-type="currency">
            <text:p>$5,231.25</text:p>
          </table:table-cell>
          <table:table-cell table:style-name="ce99" office:value-type="currency" office:currency="USD" office:value="5231" calcext:value-type="currency">
            <text:p>$5,231.00</text:p>
          </table:table-cell>
          <table:table-cell table:style-name="ce99" table:formula="of:=[.E524]-[.B524]" office:value-type="currency" office:currency="USD" office:value="-866" calcext:value-type="currency">
            <text:p>-$866.00</text:p>
          </table:table-cell>
          <table:table-cell table:style-name="ce82" table:formula="of:=[.E524]/[.D524]" office:value-type="float" office:value="0.999952210274791" calcext:value-type="float">
            <text:p>0.99995221027479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HVAC Truck - Big Green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0233C7</text:p>
          </table:table-cell>
          <table:table-cell table:style-name="ce72" office:value-type="currency" office:currency="USD" office:value="515" calcext:value-type="currency">
            <text:p>$515.00</text:p>
          </table:table-cell>
          <table:table-cell table:style-name="ce99" office:value-type="currency" office:currency="USD" office:value="625" calcext:value-type="currency">
            <text:p>$625.00</text:p>
          </table:table-cell>
          <table:table-cell table:style-name="ce99" table:formula="of:=[.C528]*0.75" office:value-type="currency" office:currency="USD" office:value="468.75" calcext:value-type="currency">
            <text:p>$468.75</text:p>
          </table:table-cell>
          <table:table-cell table:style-name="ce99" office:value-type="currency" office:currency="USD" office:value="518" calcext:value-type="currency">
            <text:p>$518.00</text:p>
          </table:table-cell>
          <table:table-cell table:style-name="ce99" table:formula="of:=[.E528]-[.B528]" office:value-type="currency" office:currency="USD" office:value="3" calcext:value-type="currency">
            <text:p>$3.00</text:p>
          </table:table-cell>
          <table:table-cell table:style-name="ce82" table:formula="of:=[.E528]/[.D528]" office:value-type="float" office:value="1.10506666666667" calcext:value-type="float">
            <text:p>1.1050666666666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Removable 3-Sided Trailer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4">
          <table:table-cell table:style-name="ce69" office:value-type="string" calcext:value-type="string">
            <text:p>A328413-00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32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32]-[.B532]" office:value-type="string" office:string-value="" calcext:value-type="error">
            <text:p>#VALUE!</text:p>
          </table:table-cell>
          <table:table-cell table:style-name="ce82" table:formula="of:=[.E532]/[.D532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Towable Carts With Deadman Brake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4">
          <table:table-cell table:style-name="ce69" office:value-type="string" calcext:value-type="string">
            <text:p>A302956-00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36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36]-[.B536]" office:value-type="string" office:string-value="" calcext:value-type="error">
            <text:p>#VALUE!</text:p>
          </table:table-cell>
          <table:table-cell table:style-name="ce82" table:formula="of:=[.E536]/[.D536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4 Wheel Steer Tracking Trailer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4">
          <table:table-cell table:style-name="ce69" office:value-type="string" calcext:value-type="string">
            <text:p>A325707-00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40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40]-[.B540]" office:value-type="string" office:string-value="" calcext:value-type="error">
            <text:p>#VALUE!</text:p>
          </table:table-cell>
          <table:table-cell table:style-name="ce82" table:formula="of:=[.E540]/[.D540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Work Bench Cabinet Combo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6510B6</text:p>
          </table:table-cell>
          <table:table-cell table:style-name="ce72" office:value-type="currency" office:currency="USD" office:value="1255" calcext:value-type="currency">
            <text:p>$1,255.00</text:p>
          </table:table-cell>
          <table:table-cell table:style-name="ce99" office:value-type="currency" office:currency="USD" office:value="1388" calcext:value-type="currency">
            <text:p>$1,388.00</text:p>
          </table:table-cell>
          <table:table-cell table:style-name="ce99" table:formula="of:=[.C544]*0.75" office:value-type="currency" office:currency="USD" office:value="1041" calcext:value-type="currency">
            <text:p>$1,041.00</text:p>
          </table:table-cell>
          <table:table-cell table:style-name="ce99" office:value-type="currency" office:currency="USD" office:value="1260" calcext:value-type="currency">
            <text:p>$1,260.00</text:p>
          </table:table-cell>
          <table:table-cell table:style-name="ce99" table:formula="of:=[.E544]-[.B544]" office:value-type="currency" office:currency="USD" office:value="5" calcext:value-type="currency">
            <text:p>$5.00</text:p>
          </table:table-cell>
          <table:table-cell table:style-name="ce82" table:formula="of:=[.E544]/[.D544]" office:value-type="float" office:value="1.21037463976945" calcext:value-type="float">
            <text:p>1.21037463976945</text:p>
          </table:table-cell>
          <table:table-cell table:style-name="ce82" office:value-type="string" calcext:value-type="string">
            <text:p>shopbot.ca</text:p>
          </table:table-cell>
        </table:table-row>
        <table:table-row table:style-name="ro2">
          <table:table-cell table:style-name="ce66" office:value-type="string" calcext:value-type="string">
            <text:p>F86511B1</text:p>
          </table:table-cell>
          <table:table-cell table:style-name="ce72" office:value-type="currency" office:currency="USD" office:value="1355" calcext:value-type="currency">
            <text:p>$1,355.00</text:p>
          </table:table-cell>
          <table:table-cell table:style-name="ce99" office:value-type="currency" office:currency="USD" office:value="1388" calcext:value-type="currency">
            <text:p>$1,388.00</text:p>
          </table:table-cell>
          <table:table-cell table:style-name="ce99" table:formula="of:=[.C545]*0.75" office:value-type="currency" office:currency="USD" office:value="1041" calcext:value-type="currency">
            <text:p>$1,041.00</text:p>
          </table:table-cell>
          <table:table-cell table:style-name="ce99" office:value-type="currency" office:currency="USD" office:value="1381" calcext:value-type="currency">
            <text:p>$1,381.00</text:p>
          </table:table-cell>
          <table:table-cell table:style-name="ce99" table:formula="of:=[.E545]-[.B545]" office:value-type="currency" office:currency="USD" office:value="26" calcext:value-type="currency">
            <text:p>$26.00</text:p>
          </table:table-cell>
          <table:table-cell table:style-name="ce82" table:formula="of:=[.E545]/[.D545]" office:value-type="float" office:value="1.32660902977906" calcext:value-type="float">
            <text:p>1.32660902977906</text:p>
          </table:table-cell>
          <table:table-cell table:style-name="ce82" office:value-type="string" calcext:value-type="string">
            <text:p>shopbot.ca</text:p>
          </table:table-cell>
        </table:table-row>
        <table:table-row table:style-name="ro2">
          <table:table-cell table:style-name="ce66" office:value-type="string" calcext:value-type="string">
            <text:p>F86512B3</text:p>
          </table:table-cell>
          <table:table-cell table:style-name="ce72" office:value-type="currency" office:currency="USD" office:value="1355" calcext:value-type="currency">
            <text:p>$1,355.00</text:p>
          </table:table-cell>
          <table:table-cell table:style-name="ce99" office:value-type="currency" office:currency="USD" office:value="1388" calcext:value-type="currency">
            <text:p>$1,388.00</text:p>
          </table:table-cell>
          <table:table-cell table:style-name="ce99" table:formula="of:=[.C546]*0.75" office:value-type="currency" office:currency="USD" office:value="1041" calcext:value-type="currency">
            <text:p>$1,041.00</text:p>
          </table:table-cell>
          <table:table-cell table:style-name="ce99" office:value-type="currency" office:currency="USD" office:value="1381" calcext:value-type="currency">
            <text:p>$1,381.00</text:p>
          </table:table-cell>
          <table:table-cell table:style-name="ce99" table:formula="of:=[.E546]-[.B546]" office:value-type="currency" office:currency="USD" office:value="26" calcext:value-type="currency">
            <text:p>$26.00</text:p>
          </table:table-cell>
          <table:table-cell table:style-name="ce82" table:formula="of:=[.E546]/[.D546]" office:value-type="float" office:value="1.32660902977906" calcext:value-type="float">
            <text:p>1.32660902977906</text:p>
          </table:table-cell>
          <table:table-cell table:style-name="ce82" office:value-type="string" calcext:value-type="string">
            <text:p>shopbot.ca</text:p>
          </table:table-cell>
        </table:table-row>
        <table:table-row table:style-name="ro2">
          <table:table-cell table:style-name="ce66" office:value-type="string" calcext:value-type="string">
            <text:p>F86369B3</text:p>
          </table:table-cell>
          <table:table-cell table:style-name="ce72" office:value-type="currency" office:currency="USD" office:value="1412" calcext:value-type="currency">
            <text:p>$1,412.00</text:p>
          </table:table-cell>
          <table:table-cell table:style-name="ce99" office:value-type="currency" office:currency="USD" office:value="1548" calcext:value-type="currency">
            <text:p>$1,548.00</text:p>
          </table:table-cell>
          <table:table-cell table:style-name="ce99" table:formula="of:=[.C547]*0.75" office:value-type="currency" office:currency="USD" office:value="1161" calcext:value-type="currency">
            <text:p>$1,161.00</text:p>
          </table:table-cell>
          <table:table-cell table:style-name="ce99" office:value-type="currency" office:currency="USD" office:value="1417" calcext:value-type="currency">
            <text:p>$1,417.00</text:p>
          </table:table-cell>
          <table:table-cell table:style-name="ce99" table:formula="of:=[.E547]-[.B547]" office:value-type="currency" office:currency="USD" office:value="5" calcext:value-type="currency">
            <text:p>$5.00</text:p>
          </table:table-cell>
          <table:table-cell table:style-name="ce82" table:formula="of:=[.E547]/[.D547]" office:value-type="float" office:value="1.22049956933678" calcext:value-type="float">
            <text:p>1.22049956933678</text:p>
          </table:table-cell>
          <table:table-cell table:style-name="ce82" office:value-type="string" calcext:value-type="string">
            <text:p>shopbot.ca</text:p>
          </table:table-cell>
        </table:table-row>
        <table:table-row table:style-name="ro2">
          <table:table-cell table:style-name="ce66" office:value-type="string" calcext:value-type="string">
            <text:p>F86370B1</text:p>
          </table:table-cell>
          <table:table-cell table:style-name="ce72" office:value-type="currency" office:currency="USD" office:value="1412" calcext:value-type="currency">
            <text:p>$1,412.00</text:p>
          </table:table-cell>
          <table:table-cell table:style-name="ce99" office:value-type="currency" office:currency="USD" office:value="1548" calcext:value-type="currency">
            <text:p>$1,548.00</text:p>
          </table:table-cell>
          <table:table-cell table:style-name="ce99" table:formula="of:=[.C548]*0.75" office:value-type="currency" office:currency="USD" office:value="1161" calcext:value-type="currency">
            <text:p>$1,161.00</text:p>
          </table:table-cell>
          <table:table-cell table:style-name="ce99" office:value-type="currency" office:currency="USD" office:value="1417" calcext:value-type="currency">
            <text:p>$1,417.00</text:p>
          </table:table-cell>
          <table:table-cell table:style-name="ce99" table:formula="of:=[.E548]-[.B548]" office:value-type="currency" office:currency="USD" office:value="5" calcext:value-type="currency">
            <text:p>$5.00</text:p>
          </table:table-cell>
          <table:table-cell table:style-name="ce82" table:formula="of:=[.E548]/[.D548]" office:value-type="float" office:value="1.22049956933678" calcext:value-type="float">
            <text:p>1.22049956933678</text:p>
          </table:table-cell>
          <table:table-cell table:style-name="ce82" office:value-type="string" calcext:value-type="string">
            <text:p>shopbot.ca</text:p>
          </table:table-cell>
        </table:table-row>
        <table:table-row table:style-name="ro2">
          <table:table-cell table:style-name="ce66" office:value-type="string" calcext:value-type="string">
            <text:p>F86371B4</text:p>
          </table:table-cell>
          <table:table-cell table:style-name="ce72" office:value-type="currency" office:currency="USD" office:value="1412" calcext:value-type="currency">
            <text:p>$1,412.00</text:p>
          </table:table-cell>
          <table:table-cell table:style-name="ce99" office:value-type="currency" office:currency="USD" office:value="1548" calcext:value-type="currency">
            <text:p>$1,548.00</text:p>
          </table:table-cell>
          <table:table-cell table:style-name="ce99" table:formula="of:=[.C549]*0.75" office:value-type="currency" office:currency="USD" office:value="1161" calcext:value-type="currency">
            <text:p>$1,161.00</text:p>
          </table:table-cell>
          <table:table-cell table:style-name="ce99" office:value-type="currency" office:currency="USD" office:value="1417" calcext:value-type="currency">
            <text:p>$1,417.00</text:p>
          </table:table-cell>
          <table:table-cell table:style-name="ce99" table:formula="of:=[.E549]-[.B549]" office:value-type="currency" office:currency="USD" office:value="5" calcext:value-type="currency">
            <text:p>$5.00</text:p>
          </table:table-cell>
          <table:table-cell table:style-name="ce82" table:formula="of:=[.E549]/[.D549]" office:value-type="float" office:value="1.22049956933678" calcext:value-type="float">
            <text:p>1.22049956933678</text:p>
          </table:table-cell>
          <table:table-cell table:style-name="ce82" office:value-type="string" calcext:value-type="string">
            <text:p>shopbot.ca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Specialty Car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SCH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53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53]-[.B553]" office:value-type="string" office:string-value="" calcext:value-type="error">
            <text:p>#VALUE!</text:p>
          </table:table-cell>
          <table:table-cell table:style-name="ce82" table:formula="of:=[.E553]/[.D553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Medical Waste Disposal Service Car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MWDS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57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57]-[.B557]" office:value-type="string" office:string-value="" calcext:value-type="error">
            <text:p>#VALUE!</text:p>
          </table:table-cell>
          <table:table-cell table:style-name="ce82" table:formula="of:=[.E557]/[.D557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Handtruck for 1000 lb Chemical Tank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HWTPIC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61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61]-[.B561]" office:value-type="string" office:string-value="" calcext:value-type="error">
            <text:p>#VALUE!</text:p>
          </table:table-cell>
          <table:table-cell table:style-name="ce82" table:formula="of:=[.E561]/[.D561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Hand Truck for Snack Food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HTSFPC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65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65]-[.B565]" office:value-type="string" office:string-value="" calcext:value-type="error">
            <text:p>#VALUE!</text:p>
          </table:table-cell>
          <table:table-cell table:style-name="ce82" table:formula="of:=[.E565]/[.D565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Hydraulic Work Cart for Large Circuit Board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CartCNC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69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69]-[.B569]" office:value-type="string" office:string-value="" calcext:value-type="error">
            <text:p>#VALUE!</text:p>
          </table:table-cell>
          <table:table-cell table:style-name="ce82" table:formula="of:=[.E569]/[.D569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Deadman Brake Car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CDBS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73]-[.B573]" office:value-type="string" office:string-value="" calcext:value-type="error">
            <text:p>#VALUE!</text:p>
          </table:table-cell>
          <table:table-cell table:style-name="ce82" table:formula="of:=[.E573]/[.D573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Die Handling Car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DHC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77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77]-[.B577]" office:value-type="string" office:string-value="" calcext:value-type="error">
            <text:p>#VALUE!</text:p>
          </table:table-cell>
          <table:table-cell table:style-name="ce82" table:formula="of:=[.E577]/[.D577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Automotive Parts Die Car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APDC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81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81]-[.B581]" office:value-type="string" office:string-value="" calcext:value-type="error">
            <text:p>#VALUE!</text:p>
          </table:table-cell>
          <table:table-cell table:style-name="ce82" table:formula="of:=[.E581]/[.D581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Porcupine Spear Car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PSC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85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85]-[.B585]" office:value-type="string" office:string-value="" calcext:value-type="error">
            <text:p>#VALUE!</text:p>
          </table:table-cell>
          <table:table-cell table:style-name="ce82" table:formula="of:=[.E585]/[.D585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Reworked Trailers for Medical Facility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RTMF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89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89]-[.B589]" office:value-type="string" office:string-value="" calcext:value-type="error">
            <text:p>#VALUE!</text:p>
          </table:table-cell>
          <table:table-cell table:style-name="ce82" table:formula="of:=[.E589]/[.D589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Workstations for Railroad Maintenance Area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WRMA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93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93]-[.B593]" office:value-type="string" office:string-value="" calcext:value-type="error">
            <text:p>#VALUE!</text:p>
          </table:table-cell>
          <table:table-cell table:style-name="ce82" table:formula="of:=[.E593]/[.D593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Medical Laundry Cart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MLC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597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597]-[.B597]" office:value-type="string" office:string-value="" calcext:value-type="error">
            <text:p>#VALUE!</text:p>
          </table:table-cell>
          <table:table-cell table:style-name="ce82" table:formula="of:=[.E597]/[.D597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Custom 4-Wheel Steer Trailers for Garbage Disposal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4WSTGD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601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601]-[.B601]" office:value-type="string" office:string-value="" calcext:value-type="error">
            <text:p>#VALUE!</text:p>
          </table:table-cell>
          <table:table-cell table:style-name="ce82" table:formula="of:=[.E601]/[.D601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Modified Trailer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MT</text:p>
          </table:table-cell>
          <table:table-cell table:style-name="ce72" office:value-type="string" calcext:value-type="string">
            <text:p>Per Application</text:p>
          </table:table-cell>
          <table:table-cell table:style-name="ce99"/>
          <table:table-cell table:style-name="ce99" table:formula="of:=[.C605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605]-[.B605]" office:value-type="string" office:string-value="" calcext:value-type="error">
            <text:p>#VALUE!</text:p>
          </table:table-cell>
          <table:table-cell table:style-name="ce82" table:formula="of:=[.E605]/[.D605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Casino Truck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699</text:p>
          </table:table-cell>
          <table:table-cell table:style-name="ce72" office:value-type="currency" office:currency="USD" office:value="1299" calcext:value-type="currency">
            <text:p>$1,299.00</text:p>
          </table:table-cell>
          <table:table-cell table:style-name="ce99" office:value-type="currency" office:currency="USD" office:value="1320" calcext:value-type="currency">
            <text:p>$1,320.00</text:p>
          </table:table-cell>
          <table:table-cell table:style-name="ce99" table:formula="of:=[.C609]*0.75" office:value-type="currency" office:currency="USD" office:value="990" calcext:value-type="currency">
            <text:p>$990.00</text:p>
          </table:table-cell>
          <table:table-cell table:style-name="ce99" office:value-type="currency" office:currency="USD" office:value="1320" calcext:value-type="currency">
            <text:p>$1,320.00</text:p>
          </table:table-cell>
          <table:table-cell table:style-name="ce99" table:formula="of:=[.E609]-[.B609]" office:value-type="currency" office:currency="USD" office:value="21" calcext:value-type="currency">
            <text:p>$21.00</text:p>
          </table:table-cell>
          <table:table-cell table:style-name="ce82" table:formula="of:=[.E609]/[.D609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Telescopic Power Drive Roto-Grip II Drum Handler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529</text:p>
          </table:table-cell>
          <table:table-cell table:style-name="ce72" office:value-type="currency" office:currency="USD" office:value="16179" calcext:value-type="currency">
            <text:p>$16,179.00</text:p>
          </table:table-cell>
          <table:table-cell table:style-name="ce99" office:value-type="currency" office:currency="USD" office:value="18609" calcext:value-type="currency">
            <text:p>$18,609.00</text:p>
          </table:table-cell>
          <table:table-cell table:style-name="ce99" table:formula="of:=[.C613]*0.75" office:value-type="currency" office:currency="USD" office:value="13956.75" calcext:value-type="currency">
            <text:p>$13,956.75</text:p>
          </table:table-cell>
          <table:table-cell table:style-name="ce99" office:value-type="currency" office:currency="USD" office:value="16310" calcext:value-type="currency">
            <text:p>$16,310.00</text:p>
          </table:table-cell>
          <table:table-cell table:style-name="ce99" table:formula="of:=[.E613]-[.B613]" office:value-type="currency" office:currency="USD" office:value="131" calcext:value-type="currency">
            <text:p>$131.00</text:p>
          </table:table-cell>
          <table:table-cell table:style-name="ce82" table:formula="of:=[.E613]/[.D613]" office:value-type="float" office:value="1.16861017070593" calcext:value-type="float">
            <text:p>1.1686101707059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Security Truck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557</text:p>
          </table:table-cell>
          <table:table-cell table:style-name="ce72" office:value-type="currency" office:currency="USD" office:value="887" calcext:value-type="currency">
            <text:p>$887.00</text:p>
          </table:table-cell>
          <table:table-cell table:style-name="ce99" office:value-type="currency" office:currency="USD" office:value="990" calcext:value-type="currency">
            <text:p>$990.00</text:p>
          </table:table-cell>
          <table:table-cell table:style-name="ce99" table:formula="of:=[.C617]*0.75" office:value-type="currency" office:currency="USD" office:value="742.5" calcext:value-type="currency">
            <text:p>$742.50</text:p>
          </table:table-cell>
          <table:table-cell table:style-name="ce99" office:value-type="currency" office:currency="USD" office:value="899" calcext:value-type="currency">
            <text:p>$899.00</text:p>
          </table:table-cell>
          <table:table-cell table:style-name="ce99" table:formula="of:=[.E617]-[.B617]" office:value-type="currency" office:currency="USD" office:value="12" calcext:value-type="currency">
            <text:p>$12.00</text:p>
          </table:table-cell>
          <table:table-cell table:style-name="ce82" table:formula="of:=[.E617]/[.D617]" office:value-type="float" office:value="1.21077441077441" calcext:value-type="float">
            <text:p>1.2107744107744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6</text:p>
          </table:table-cell>
          <table:table-cell table:style-name="ce72" office:value-type="currency" office:currency="USD" office:value="1023" calcext:value-type="currency">
            <text:p>$1,023.00</text:p>
          </table:table-cell>
          <table:table-cell table:style-name="ce99" office:value-type="currency" office:currency="USD" office:value="1150" calcext:value-type="currency">
            <text:p>$1,150.00</text:p>
          </table:table-cell>
          <table:table-cell table:style-name="ce99" table:formula="of:=[.C618]*0.75" office:value-type="currency" office:currency="USD" office:value="862.5" calcext:value-type="currency">
            <text:p>$862.50</text:p>
          </table:table-cell>
          <table:table-cell table:style-name="ce99" office:value-type="currency" office:currency="USD" office:value="1035" calcext:value-type="currency">
            <text:p>$1,035.00</text:p>
          </table:table-cell>
          <table:table-cell table:style-name="ce99" table:formula="of:=[.E618]-[.B618]" office:value-type="currency" office:currency="USD" office:value="12" calcext:value-type="currency">
            <text:p>$12.00</text:p>
          </table:table-cell>
          <table:table-cell table:style-name="ce82" table:formula="of:=[.E618]/[.D618]" office:value-type="float" office:value="1.2" calcext:value-type="float">
            <text:p>1.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718A4</text:p>
          </table:table-cell>
          <table:table-cell table:style-name="ce72" office:value-type="currency" office:currency="USD" office:value="65" calcext:value-type="currency">
            <text:p>$65.00</text:p>
          </table:table-cell>
          <table:table-cell table:style-name="ce99" office:value-type="currency" office:currency="USD" office:value="68" calcext:value-type="currency">
            <text:p>$68.00</text:p>
          </table:table-cell>
          <table:table-cell table:style-name="ce99" table:formula="of:=[.C619]*0.75" office:value-type="currency" office:currency="USD" office:value="51" calcext:value-type="currency">
            <text:p>$51.00</text:p>
          </table:table-cell>
          <table:table-cell table:style-name="ce99" office:value-type="currency" office:currency="USD" office:value="65.95" calcext:value-type="currency">
            <text:p>$65.95</text:p>
          </table:table-cell>
          <table:table-cell table:style-name="ce99" table:formula="of:=[.E619]-[.B619]" office:value-type="currency" office:currency="USD" office:value="0.950000000000003" calcext:value-type="currency">
            <text:p>$0.95</text:p>
          </table:table-cell>
          <table:table-cell table:style-name="ce82" table:formula="of:=[.E619]/[.D619]" office:value-type="float" office:value="1.29313725490196" calcext:value-type="float">
            <text:p>1.2931372549019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718A1</text:p>
          </table:table-cell>
          <table:table-cell table:style-name="ce72" office:value-type="currency" office:currency="USD" office:value="65" calcext:value-type="currency">
            <text:p>$65.00</text:p>
          </table:table-cell>
          <table:table-cell table:style-name="ce99" office:value-type="currency" office:currency="USD" office:value="68" calcext:value-type="currency">
            <text:p>$68.00</text:p>
          </table:table-cell>
          <table:table-cell table:style-name="ce99" table:formula="of:=[.C620]*0.75" office:value-type="currency" office:currency="USD" office:value="51" calcext:value-type="currency">
            <text:p>$51.00</text:p>
          </table:table-cell>
          <table:table-cell table:style-name="ce99" office:value-type="currency" office:currency="USD" office:value="65.95" calcext:value-type="currency">
            <text:p>$65.95</text:p>
          </table:table-cell>
          <table:table-cell table:style-name="ce99" table:formula="of:=[.E620]-[.B620]" office:value-type="currency" office:currency="USD" office:value="0.950000000000003" calcext:value-type="currency">
            <text:p>$0.95</text:p>
          </table:table-cell>
          <table:table-cell table:style-name="ce82" table:formula="of:=[.E620]/[.D620]" office:value-type="float" office:value="1.29313725490196" calcext:value-type="float">
            <text:p>1.2931372549019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718A3</text:p>
          </table:table-cell>
          <table:table-cell table:style-name="ce72" office:value-type="currency" office:currency="USD" office:value="65" calcext:value-type="currency">
            <text:p>$65.00</text:p>
          </table:table-cell>
          <table:table-cell table:style-name="ce99" office:value-type="currency" office:currency="USD" office:value="68" calcext:value-type="currency">
            <text:p>$68.00</text:p>
          </table:table-cell>
          <table:table-cell table:style-name="ce99" table:formula="of:=[.C621]*0.75" office:value-type="currency" office:currency="USD" office:value="51" calcext:value-type="currency">
            <text:p>$51.00</text:p>
          </table:table-cell>
          <table:table-cell table:style-name="ce99" office:value-type="currency" office:currency="USD" office:value="66.95" calcext:value-type="currency">
            <text:p>$66.95</text:p>
          </table:table-cell>
          <table:table-cell table:style-name="ce99" table:formula="of:=[.E621]-[.B621]" office:value-type="currency" office:currency="USD" office:value="1.95" calcext:value-type="currency">
            <text:p>$1.95</text:p>
          </table:table-cell>
          <table:table-cell table:style-name="ce82" table:formula="of:=[.E621]/[.D621]" office:value-type="float" office:value="1.31274509803922" calcext:value-type="float">
            <text:p>1.3127450980392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718A2</text:p>
          </table:table-cell>
          <table:table-cell table:style-name="ce72" office:value-type="currency" office:currency="USD" office:value="65" calcext:value-type="currency">
            <text:p>$65.00</text:p>
          </table:table-cell>
          <table:table-cell table:style-name="ce99" office:value-type="currency" office:currency="USD" office:value="68" calcext:value-type="currency">
            <text:p>$68.00</text:p>
          </table:table-cell>
          <table:table-cell table:style-name="ce99" table:formula="of:=[.C622]*0.75" office:value-type="currency" office:currency="USD" office:value="51" calcext:value-type="currency">
            <text:p>$51.00</text:p>
          </table:table-cell>
          <table:table-cell table:style-name="ce99" office:value-type="currency" office:currency="USD" office:value="67.95" calcext:value-type="currency">
            <text:p>$67.95</text:p>
          </table:table-cell>
          <table:table-cell table:style-name="ce99" table:formula="of:=[.E622]-[.B622]" office:value-type="currency" office:currency="USD" office:value="2.95" calcext:value-type="currency">
            <text:p>$2.95</text:p>
          </table:table-cell>
          <table:table-cell table:style-name="ce82" table:formula="of:=[.E622]/[.D622]" office:value-type="float" office:value="1.33235294117647" calcext:value-type="float">
            <text:p>1.3323529411764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714A4</text:p>
          </table:table-cell>
          <table:table-cell table:style-name="ce72" office:value-type="currency" office:currency="USD" office:value="77" calcext:value-type="currency">
            <text:p>$77.00</text:p>
          </table:table-cell>
          <table:table-cell table:style-name="ce72" office:value-type="currency" office:currency="USD" office:value="83" calcext:value-type="currency">
            <text:p>$83.00</text:p>
          </table:table-cell>
          <table:table-cell table:style-name="ce99" table:formula="of:=[.C623]*0.75" office:value-type="currency" office:currency="USD" office:value="62.25" calcext:value-type="currency">
            <text:p>$62.25</text:p>
          </table:table-cell>
          <table:table-cell table:style-name="ce99" office:value-type="currency" office:currency="USD" office:value="78.95" calcext:value-type="currency">
            <text:p>$78.95</text:p>
          </table:table-cell>
          <table:table-cell table:style-name="ce99" table:formula="of:=[.E623]-[.B623]" office:value-type="currency" office:currency="USD" office:value="1.95" calcext:value-type="currency">
            <text:p>$1.95</text:p>
          </table:table-cell>
          <table:table-cell table:style-name="ce82" table:formula="of:=[.E623]/[.D623]" office:value-type="float" office:value="1.26827309236948" calcext:value-type="float">
            <text:p>1.2682730923694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714A1</text:p>
          </table:table-cell>
          <table:table-cell table:style-name="ce72" office:value-type="currency" office:currency="USD" office:value="78" calcext:value-type="currency">
            <text:p>$78.00</text:p>
          </table:table-cell>
          <table:table-cell table:style-name="ce99" office:value-type="currency" office:currency="USD" office:value="83" calcext:value-type="currency">
            <text:p>$83.00</text:p>
          </table:table-cell>
          <table:table-cell table:style-name="ce99" table:formula="of:=[.C624]*0.75" office:value-type="currency" office:currency="USD" office:value="62.25" calcext:value-type="currency">
            <text:p>$62.25</text:p>
          </table:table-cell>
          <table:table-cell table:style-name="ce99" office:value-type="currency" office:currency="USD" office:value="79.95" calcext:value-type="currency">
            <text:p>$79.95</text:p>
          </table:table-cell>
          <table:table-cell table:style-name="ce99" table:formula="of:=[.E624]-[.B624]" office:value-type="currency" office:currency="USD" office:value="1.95" calcext:value-type="currency">
            <text:p>$1.95</text:p>
          </table:table-cell>
          <table:table-cell table:style-name="ce82" table:formula="of:=[.E624]/[.D624]" office:value-type="float" office:value="1.28433734939759" calcext:value-type="float">
            <text:p>1.2843373493975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714A3</text:p>
          </table:table-cell>
          <table:table-cell table:style-name="ce72" office:value-type="currency" office:currency="USD" office:value="78" calcext:value-type="currency">
            <text:p>$78.00</text:p>
          </table:table-cell>
          <table:table-cell table:style-name="ce99" office:value-type="currency" office:currency="USD" office:value="83" calcext:value-type="currency">
            <text:p>$83.00</text:p>
          </table:table-cell>
          <table:table-cell table:style-name="ce99" table:formula="of:=[.C625]*0.75" office:value-type="currency" office:currency="USD" office:value="62.25" calcext:value-type="currency">
            <text:p>$62.25</text:p>
          </table:table-cell>
          <table:table-cell table:style-name="ce99" office:value-type="currency" office:currency="USD" office:value="80.95" calcext:value-type="currency">
            <text:p>$80.95</text:p>
          </table:table-cell>
          <table:table-cell table:style-name="ce99" table:formula="of:=[.E625]-[.B625]" office:value-type="currency" office:currency="USD" office:value="2.95" calcext:value-type="currency">
            <text:p>$2.95</text:p>
          </table:table-cell>
          <table:table-cell table:style-name="ce82" table:formula="of:=[.E625]/[.D625]" office:value-type="float" office:value="1.3004016064257" calcext:value-type="float">
            <text:p>1.300401606425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714A2</text:p>
          </table:table-cell>
          <table:table-cell table:style-name="ce72" office:value-type="currency" office:currency="USD" office:value="78" calcext:value-type="currency">
            <text:p>$78.00</text:p>
          </table:table-cell>
          <table:table-cell table:style-name="ce99" office:value-type="currency" office:currency="USD" office:value="83" calcext:value-type="currency">
            <text:p>$83.00</text:p>
          </table:table-cell>
          <table:table-cell table:style-name="ce99" table:formula="of:=[.C626]*0.75" office:value-type="currency" office:currency="USD" office:value="62.25" calcext:value-type="currency">
            <text:p>$62.25</text:p>
          </table:table-cell>
          <table:table-cell table:style-name="ce99" office:value-type="currency" office:currency="USD" office:value="81.95" calcext:value-type="currency">
            <text:p>$81.95</text:p>
          </table:table-cell>
          <table:table-cell table:style-name="ce99" table:formula="of:=[.E626]-[.B626]" office:value-type="currency" office:currency="USD" office:value="3.95" calcext:value-type="currency">
            <text:p>$3.95</text:p>
          </table:table-cell>
          <table:table-cell table:style-name="ce82" table:formula="of:=[.E626]/[.D626]" office:value-type="float" office:value="1.31646586345382" calcext:value-type="float">
            <text:p>1.3164658634538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712</text:p>
          </table:table-cell>
          <table:table-cell table:style-name="ce72" office:value-type="currency" office:currency="USD" office:value="73" calcext:value-type="currency">
            <text:p>$73.00</text:p>
          </table:table-cell>
          <table:table-cell table:style-name="ce99" office:value-type="currency" office:currency="USD" office:value="77" calcext:value-type="currency">
            <text:p>$77.00</text:p>
          </table:table-cell>
          <table:table-cell table:style-name="ce99" table:formula="of:=[.C627]*0.75" office:value-type="currency" office:currency="USD" office:value="57.75" calcext:value-type="currency">
            <text:p>$57.75</text:p>
          </table:table-cell>
          <table:table-cell table:style-name="ce99" office:value-type="currency" office:currency="USD" office:value="77" calcext:value-type="currency">
            <text:p>$77.00</text:p>
          </table:table-cell>
          <table:table-cell table:style-name="ce99" table:formula="of:=[.E627]-[.B627]" office:value-type="currency" office:currency="USD" office:value="4" calcext:value-type="currency">
            <text:p>$4.00</text:p>
          </table:table-cell>
          <table:table-cell table:style-name="ce82" table:formula="of:=[.E627]/[.D627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F89710</text:p>
          </table:table-cell>
          <table:table-cell table:style-name="ce72" office:value-type="currency" office:currency="USD" office:value="91.99" calcext:value-type="currency">
            <text:p>$91.99</text:p>
          </table:table-cell>
          <table:table-cell table:style-name="ce99" office:value-type="currency" office:currency="USD" office:value="92" calcext:value-type="currency">
            <text:p>$92.00</text:p>
          </table:table-cell>
          <table:table-cell table:style-name="ce99" table:formula="of:=[.C628]*0.75" office:value-type="currency" office:currency="USD" office:value="69" calcext:value-type="currency">
            <text:p>$69.00</text:p>
          </table:table-cell>
          <table:table-cell table:style-name="ce99" office:value-type="currency" office:currency="USD" office:value="75.95" calcext:value-type="currency">
            <text:p>$75.95</text:p>
          </table:table-cell>
          <table:table-cell table:style-name="ce99" table:formula="of:=[.E628]-[.B628]" office:value-type="currency" office:currency="USD" office:value="-16.04" calcext:value-type="currency">
            <text:p>-$16.04</text:p>
          </table:table-cell>
          <table:table-cell table:style-name="ce82" table:formula="of:=[.E628]/[.D628]" office:value-type="float" office:value="1.10072463768116" calcext:value-type="float">
            <text:p>1.10072463768116</text:p>
          </table:table-cell>
          <table:table-cell table:style-name="ce82" office:value-type="string" calcext:value-type="string">
            <text:p>ebay.com</text:p>
          </table:table-cell>
        </table:table-row>
        <table:table-row table:style-name="ro2">
          <table:table-cell table:style-name="ce66" office:value-type="string" calcext:value-type="string">
            <text:p>F89553</text:p>
          </table:table-cell>
          <table:table-cell table:style-name="ce72" office:value-type="currency" office:currency="USD" office:value="45.95" calcext:value-type="currency">
            <text:p>$45.95</text:p>
          </table:table-cell>
          <table:table-cell table:style-name="ce99" office:value-type="currency" office:currency="USD" office:value="45" calcext:value-type="currency">
            <text:p>$45.00</text:p>
          </table:table-cell>
          <table:table-cell table:style-name="ce99" table:formula="of:=[.C629]*0.75" office:value-type="currency" office:currency="USD" office:value="33.75" calcext:value-type="currency">
            <text:p>$33.75</text:p>
          </table:table-cell>
          <table:table-cell table:style-name="ce99" office:value-type="currency" office:currency="USD" office:value="46.95" calcext:value-type="currency">
            <text:p>$46.95</text:p>
          </table:table-cell>
          <table:table-cell table:style-name="ce99" table:formula="of:=[.E629]-[.B629]" office:value-type="currency" office:currency="USD" office:value="1" calcext:value-type="currency">
            <text:p>$1.00</text:p>
          </table:table-cell>
          <table:table-cell table:style-name="ce82" table:formula="of:=[.E629]/[.D629]" office:value-type="float" office:value="1.39111111111111" calcext:value-type="float">
            <text:p>1.3911111111111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4</text:p>
          </table:table-cell>
          <table:table-cell table:style-name="ce72" office:value-type="currency" office:currency="USD" office:value="49.5" calcext:value-type="currency">
            <text:p>$49.50</text:p>
          </table:table-cell>
          <table:table-cell table:style-name="ce99" office:value-type="currency" office:currency="USD" office:value="50" calcext:value-type="currency">
            <text:p>$50.00</text:p>
          </table:table-cell>
          <table:table-cell table:style-name="ce99" table:formula="of:=[.C630]*0.75" office:value-type="currency" office:currency="USD" office:value="37.5" calcext:value-type="currency">
            <text:p>$37.50</text:p>
          </table:table-cell>
          <table:table-cell table:style-name="ce99" office:value-type="currency" office:currency="USD" office:value="50" calcext:value-type="currency">
            <text:p>$50.00</text:p>
          </table:table-cell>
          <table:table-cell table:style-name="ce99" table:formula="of:=[.E630]-[.B630]" office:value-type="currency" office:currency="USD" office:value="0.5" calcext:value-type="currency">
            <text:p>$0.50</text:p>
          </table:table-cell>
          <table:table-cell table:style-name="ce82" table:formula="of:=[.E630]/[.D630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bmhequipment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Modular Frame Bin Cart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552</text:p>
          </table:table-cell>
          <table:table-cell table:style-name="ce72" office:value-type="currency" office:currency="USD" office:value="322" calcext:value-type="currency">
            <text:p>$322.00</text:p>
          </table:table-cell>
          <table:table-cell table:style-name="ce99" office:value-type="currency" office:currency="USD" office:value="418" calcext:value-type="currency">
            <text:p>$418.00</text:p>
          </table:table-cell>
          <table:table-cell table:style-name="ce99" table:formula="of:=[.C634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23.95" calcext:value-type="currency">
            <text:p>$323.95</text:p>
          </table:table-cell>
          <table:table-cell table:style-name="ce99" table:formula="of:=[.E634]-[.B634]" office:value-type="currency" office:currency="USD" office:value="1.94999999999999" calcext:value-type="currency">
            <text:p>$1.95</text:p>
          </table:table-cell>
          <table:table-cell table:style-name="ce82" table:formula="of:=[.E634]/[.D634]" office:value-type="float" office:value="1.03333333333333" calcext:value-type="float">
            <text:p>1.0333333333333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2B</text:p>
          </table:table-cell>
          <table:table-cell table:style-name="ce72" office:value-type="currency" office:currency="USD" office:value="322" calcext:value-type="currency">
            <text:p>$322.00</text:p>
          </table:table-cell>
          <table:table-cell table:style-name="ce99" office:value-type="currency" office:currency="USD" office:value="418" calcext:value-type="currency">
            <text:p>$418.00</text:p>
          </table:table-cell>
          <table:table-cell table:style-name="ce99" table:formula="of:=[.C635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24.95" calcext:value-type="currency">
            <text:p>$324.95</text:p>
          </table:table-cell>
          <table:table-cell table:style-name="ce99" table:formula="of:=[.E635]-[.B635]" office:value-type="currency" office:currency="USD" office:value="2.94999999999999" calcext:value-type="currency">
            <text:p>$2.95</text:p>
          </table:table-cell>
          <table:table-cell table:style-name="ce82" table:formula="of:=[.E635]/[.D635]" office:value-type="float" office:value="1.03652312599681" calcext:value-type="float">
            <text:p>1.0365231259968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2R</text:p>
          </table:table-cell>
          <table:table-cell table:style-name="ce72" office:value-type="currency" office:currency="USD" office:value="322" calcext:value-type="currency">
            <text:p>$322.00</text:p>
          </table:table-cell>
          <table:table-cell table:style-name="ce99" office:value-type="currency" office:currency="USD" office:value="418" calcext:value-type="currency">
            <text:p>$418.00</text:p>
          </table:table-cell>
          <table:table-cell table:style-name="ce99" table:formula="of:=[.C636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25.95" calcext:value-type="currency">
            <text:p>$325.95</text:p>
          </table:table-cell>
          <table:table-cell table:style-name="ce99" table:formula="of:=[.E636]-[.B636]" office:value-type="currency" office:currency="USD" office:value="3.94999999999999" calcext:value-type="currency">
            <text:p>$3.95</text:p>
          </table:table-cell>
          <table:table-cell table:style-name="ce82" table:formula="of:=[.E636]/[.D636]" office:value-type="float" office:value="1.03971291866029" calcext:value-type="float">
            <text:p>1.0397129186602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2G</text:p>
          </table:table-cell>
          <table:table-cell table:style-name="ce72" office:value-type="currency" office:currency="USD" office:value="322" calcext:value-type="currency">
            <text:p>$322.00</text:p>
          </table:table-cell>
          <table:table-cell table:style-name="ce72" office:value-type="currency" office:currency="USD" office:value="418" calcext:value-type="currency">
            <text:p>$418.00</text:p>
          </table:table-cell>
          <table:table-cell table:style-name="ce99" table:formula="of:=[.C637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26.95" calcext:value-type="currency">
            <text:p>$326.95</text:p>
          </table:table-cell>
          <table:table-cell table:style-name="ce99" table:formula="of:=[.E637]-[.B637]" office:value-type="currency" office:currency="USD" office:value="4.94999999999999" calcext:value-type="currency">
            <text:p>$4.95</text:p>
          </table:table-cell>
          <table:table-cell table:style-name="ce82" table:formula="of:=[.E637]/[.D637]" office:value-type="float" office:value="1.04290271132376" calcext:value-type="float">
            <text:p>1.0429027113237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1</text:p>
          </table:table-cell>
          <table:table-cell table:style-name="ce72" office:value-type="currency" office:currency="USD" office:value="325" calcext:value-type="currency">
            <text:p>$325.00</text:p>
          </table:table-cell>
          <table:table-cell table:style-name="ce99" office:value-type="currency" office:currency="USD" office:value="418" calcext:value-type="currency">
            <text:p>$418.00</text:p>
          </table:table-cell>
          <table:table-cell table:style-name="ce99" table:formula="of:=[.C638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27.95" calcext:value-type="currency">
            <text:p>$327.95</text:p>
          </table:table-cell>
          <table:table-cell table:style-name="ce99" table:formula="of:=[.E638]-[.B638]" office:value-type="currency" office:currency="USD" office:value="2.94999999999999" calcext:value-type="currency">
            <text:p>$2.95</text:p>
          </table:table-cell>
          <table:table-cell table:style-name="ce82" table:formula="of:=[.E638]/[.D638]" office:value-type="float" office:value="1.04609250398724" calcext:value-type="float">
            <text:p>1.0460925039872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1B</text:p>
          </table:table-cell>
          <table:table-cell table:style-name="ce72" office:value-type="currency" office:currency="USD" office:value="325" calcext:value-type="currency">
            <text:p>$325.00</text:p>
          </table:table-cell>
          <table:table-cell table:style-name="ce99" office:value-type="currency" office:currency="USD" office:value="418" calcext:value-type="currency">
            <text:p>$418.00</text:p>
          </table:table-cell>
          <table:table-cell table:style-name="ce99" table:formula="of:=[.C639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28.95" calcext:value-type="currency">
            <text:p>$328.95</text:p>
          </table:table-cell>
          <table:table-cell table:style-name="ce99" table:formula="of:=[.E639]-[.B639]" office:value-type="currency" office:currency="USD" office:value="3.94999999999999" calcext:value-type="currency">
            <text:p>$3.95</text:p>
          </table:table-cell>
          <table:table-cell table:style-name="ce82" table:formula="of:=[.E639]/[.D639]" office:value-type="float" office:value="1.04928229665072" calcext:value-type="float">
            <text:p>1.0492822966507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1R</text:p>
          </table:table-cell>
          <table:table-cell table:style-name="ce72" office:value-type="currency" office:currency="USD" office:value="325" calcext:value-type="currency">
            <text:p>$325.00</text:p>
          </table:table-cell>
          <table:table-cell table:style-name="ce99" office:value-type="currency" office:currency="USD" office:value="418" calcext:value-type="currency">
            <text:p>$418.00</text:p>
          </table:table-cell>
          <table:table-cell table:style-name="ce99" table:formula="of:=[.C640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29.95" calcext:value-type="currency">
            <text:p>$329.95</text:p>
          </table:table-cell>
          <table:table-cell table:style-name="ce99" table:formula="of:=[.E640]-[.B640]" office:value-type="currency" office:currency="USD" office:value="4.94999999999999" calcext:value-type="currency">
            <text:p>$4.95</text:p>
          </table:table-cell>
          <table:table-cell table:style-name="ce82" table:formula="of:=[.E640]/[.D640]" office:value-type="float" office:value="1.05247208931419" calcext:value-type="float">
            <text:p>1.0524720893141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1G</text:p>
          </table:table-cell>
          <table:table-cell table:style-name="ce72" office:value-type="currency" office:currency="USD" office:value="325" calcext:value-type="currency">
            <text:p>$325.00</text:p>
          </table:table-cell>
          <table:table-cell table:style-name="ce99" office:value-type="currency" office:currency="USD" office:value="418" calcext:value-type="currency">
            <text:p>$418.00</text:p>
          </table:table-cell>
          <table:table-cell table:style-name="ce99" table:formula="of:=[.C641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30.95" calcext:value-type="currency">
            <text:p>$330.95</text:p>
          </table:table-cell>
          <table:table-cell table:style-name="ce99" table:formula="of:=[.E641]-[.B641]" office:value-type="currency" office:currency="USD" office:value="5.94999999999999" calcext:value-type="currency">
            <text:p>$5.95</text:p>
          </table:table-cell>
          <table:table-cell table:style-name="ce82" table:formula="of:=[.E641]/[.D641]" office:value-type="float" office:value="1.05566188197767" calcext:value-type="float">
            <text:p>1.0556618819776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0</text:p>
          </table:table-cell>
          <table:table-cell table:style-name="ce72" office:value-type="currency" office:currency="USD" office:value="335" calcext:value-type="currency">
            <text:p>$335.00</text:p>
          </table:table-cell>
          <table:table-cell table:style-name="ce99" office:value-type="currency" office:currency="USD" office:value="418" calcext:value-type="currency">
            <text:p>$418.00</text:p>
          </table:table-cell>
          <table:table-cell table:style-name="ce99" table:formula="of:=[.C642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31.95" calcext:value-type="currency">
            <text:p>$331.95</text:p>
          </table:table-cell>
          <table:table-cell table:style-name="ce99" table:formula="of:=[.E642]-[.B642]" office:value-type="currency" office:currency="USD" office:value="-3.05000000000001" calcext:value-type="currency">
            <text:p>-$3.05</text:p>
          </table:table-cell>
          <table:table-cell table:style-name="ce82" table:formula="of:=[.E642]/[.D642]" office:value-type="float" office:value="1.05885167464115" calcext:value-type="float">
            <text:p>1.0588516746411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0B</text:p>
          </table:table-cell>
          <table:table-cell table:style-name="ce72" office:value-type="currency" office:currency="USD" office:value="335" calcext:value-type="currency">
            <text:p>$335.00</text:p>
          </table:table-cell>
          <table:table-cell table:style-name="ce99" office:value-type="currency" office:currency="USD" office:value="418" calcext:value-type="currency">
            <text:p>$418.00</text:p>
          </table:table-cell>
          <table:table-cell table:style-name="ce99" table:formula="of:=[.C643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32.95" calcext:value-type="currency">
            <text:p>$332.95</text:p>
          </table:table-cell>
          <table:table-cell table:style-name="ce99" table:formula="of:=[.E643]-[.B643]" office:value-type="currency" office:currency="USD" office:value="-2.05000000000001" calcext:value-type="currency">
            <text:p>-$2.05</text:p>
          </table:table-cell>
          <table:table-cell table:style-name="ce82" table:formula="of:=[.E643]/[.D643]" office:value-type="float" office:value="1.06204146730463" calcext:value-type="float">
            <text:p>1.0620414673046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0R</text:p>
          </table:table-cell>
          <table:table-cell table:style-name="ce72" office:value-type="currency" office:currency="USD" office:value="335" calcext:value-type="currency">
            <text:p>$335.00</text:p>
          </table:table-cell>
          <table:table-cell table:style-name="ce99" office:value-type="currency" office:currency="USD" office:value="418" calcext:value-type="currency">
            <text:p>$418.00</text:p>
          </table:table-cell>
          <table:table-cell table:style-name="ce99" table:formula="of:=[.C644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33.95" calcext:value-type="currency">
            <text:p>$333.95</text:p>
          </table:table-cell>
          <table:table-cell table:style-name="ce99" table:formula="of:=[.E644]-[.B644]" office:value-type="currency" office:currency="USD" office:value="-1.05000000000001" calcext:value-type="currency">
            <text:p>-$1.05</text:p>
          </table:table-cell>
          <table:table-cell table:style-name="ce82" table:formula="of:=[.E644]/[.D644]" office:value-type="float" office:value="1.0652312599681" calcext:value-type="float">
            <text:p>1.065231259968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550G</text:p>
          </table:table-cell>
          <table:table-cell table:style-name="ce72" office:value-type="currency" office:currency="USD" office:value="335" calcext:value-type="currency">
            <text:p>$335.00</text:p>
          </table:table-cell>
          <table:table-cell table:style-name="ce99" office:value-type="currency" office:currency="USD" office:value="418" calcext:value-type="currency">
            <text:p>$418.00</text:p>
          </table:table-cell>
          <table:table-cell table:style-name="ce99" table:formula="of:=[.C645]*0.75" office:value-type="currency" office:currency="USD" office:value="313.5" calcext:value-type="currency">
            <text:p>$313.50</text:p>
          </table:table-cell>
          <table:table-cell table:style-name="ce99" office:value-type="currency" office:currency="USD" office:value="334.95" calcext:value-type="currency">
            <text:p>$334.95</text:p>
          </table:table-cell>
          <table:table-cell table:style-name="ce99" table:formula="of:=[.E645]-[.B645]" office:value-type="currency" office:currency="USD" office:value="-0.0500000000000114" calcext:value-type="currency">
            <text:p>-$0.05</text:p>
          </table:table-cell>
          <table:table-cell table:style-name="ce82" table:formula="of:=[.E645]/[.D645]" office:value-type="float" office:value="1.06842105263158" calcext:value-type="float">
            <text:p>1.0684210526315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Z80424A2</text:p>
          </table:table-cell>
          <table:table-cell table:style-name="ce72" office:value-type="currency" office:currency="USD" office:value="99" calcext:value-type="currency">
            <text:p>$99.00</text:p>
          </table:table-cell>
          <table:table-cell table:style-name="ce99" office:value-type="currency" office:currency="USD" office:value="107" calcext:value-type="currency">
            <text:p>$107.00</text:p>
          </table:table-cell>
          <table:table-cell table:style-name="ce99" table:formula="of:=[.C646]*0.75" office:value-type="currency" office:currency="USD" office:value="80.25" calcext:value-type="currency">
            <text:p>$80.25</text:p>
          </table:table-cell>
          <table:table-cell table:style-name="ce99"/>
          <table:table-cell table:style-name="ce99" table:formula="of:=[.E646]-[.B646]" office:value-type="currency" office:currency="USD" office:value="-99" calcext:value-type="currency">
            <text:p>-$99.00</text:p>
          </table:table-cell>
          <table:table-cell table:style-name="ce82" table:formula="of:=[.E646]/[.D646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Z80426A0</text:p>
          </table:table-cell>
          <table:table-cell table:style-name="ce72" office:value-type="currency" office:currency="USD" office:value="72" calcext:value-type="currency">
            <text:p>$72.00</text:p>
          </table:table-cell>
          <table:table-cell table:style-name="ce99" office:value-type="currency" office:currency="USD" office:value="77" calcext:value-type="currency">
            <text:p>$77.00</text:p>
          </table:table-cell>
          <table:table-cell table:style-name="ce99" table:formula="of:=[.C647]*0.75" office:value-type="currency" office:currency="USD" office:value="57.75" calcext:value-type="currency">
            <text:p>$57.75</text:p>
          </table:table-cell>
          <table:table-cell table:style-name="ce99" office:value-type="currency" office:currency="USD" office:value="74.95" calcext:value-type="currency">
            <text:p>$74.95</text:p>
          </table:table-cell>
          <table:table-cell table:style-name="ce99" table:formula="of:=[.E647]-[.B647]" office:value-type="currency" office:currency="USD" office:value="2.95" calcext:value-type="currency">
            <text:p>$2.95</text:p>
          </table:table-cell>
          <table:table-cell table:style-name="ce82" table:formula="of:=[.E647]/[.D647]" office:value-type="float" office:value="1.2978354978355" calcext:value-type="float">
            <text:p>1.297835497835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Z80422A4</text:p>
          </table:table-cell>
          <table:table-cell table:style-name="ce72" office:value-type="currency" office:currency="USD" office:value="51" calcext:value-type="currency">
            <text:p>$51.00</text:p>
          </table:table-cell>
          <table:table-cell table:style-name="ce99" office:value-type="currency" office:currency="USD" office:value="54" calcext:value-type="currency">
            <text:p>$54.00</text:p>
          </table:table-cell>
          <table:table-cell table:style-name="ce99" table:formula="of:=[.C648]*0.75" office:value-type="currency" office:currency="USD" office:value="40.5" calcext:value-type="currency">
            <text:p>$40.50</text:p>
          </table:table-cell>
          <table:table-cell table:style-name="ce99"/>
          <table:table-cell table:style-name="ce99" table:formula="of:=[.E648]-[.B648]" office:value-type="currency" office:currency="USD" office:value="-51" calcext:value-type="currency">
            <text:p>-$51.00</text:p>
          </table:table-cell>
          <table:table-cell table:style-name="ce82" table:formula="of:=[.E648]/[.D648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Z80423A3</text:p>
          </table:table-cell>
          <table:table-cell table:style-name="ce72" office:value-type="currency" office:currency="USD" office:value="99" calcext:value-type="currency">
            <text:p>$99.00</text:p>
          </table:table-cell>
          <table:table-cell table:style-name="ce72" office:value-type="currency" office:currency="USD" office:value="107" calcext:value-type="currency">
            <text:p>$107.00</text:p>
          </table:table-cell>
          <table:table-cell table:style-name="ce99" table:formula="of:=[.C649]*0.75" office:value-type="currency" office:currency="USD" office:value="80.25" calcext:value-type="currency">
            <text:p>$80.25</text:p>
          </table:table-cell>
          <table:table-cell table:style-name="ce99" office:value-type="currency" office:currency="USD" office:value="102.95" calcext:value-type="currency">
            <text:p>$102.95</text:p>
          </table:table-cell>
          <table:table-cell table:style-name="ce99" table:formula="of:=[.E649]-[.B649]" office:value-type="currency" office:currency="USD" office:value="3.95" calcext:value-type="currency">
            <text:p>$3.95</text:p>
          </table:table-cell>
          <table:table-cell table:style-name="ce82" table:formula="of:=[.E649]/[.D649]" office:value-type="float" office:value="1.28286604361371" calcext:value-type="float">
            <text:p>1.2828660436137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Z80425A1</text:p>
          </table:table-cell>
          <table:table-cell table:style-name="ce72" office:value-type="currency" office:currency="USD" office:value="72" calcext:value-type="currency">
            <text:p>$72.00</text:p>
          </table:table-cell>
          <table:table-cell table:style-name="ce99" office:value-type="currency" office:currency="USD" office:value="77" calcext:value-type="currency">
            <text:p>$77.00</text:p>
          </table:table-cell>
          <table:table-cell table:style-name="ce99" table:formula="of:=[.C650]*0.75" office:value-type="currency" office:currency="USD" office:value="57.75" calcext:value-type="currency">
            <text:p>$57.75</text:p>
          </table:table-cell>
          <table:table-cell table:style-name="ce99"/>
          <table:table-cell table:style-name="ce99" table:formula="of:=[.E650]-[.B650]" office:value-type="currency" office:currency="USD" office:value="-72" calcext:value-type="currency">
            <text:p>-$72.00</text:p>
          </table:table-cell>
          <table:table-cell table:style-name="ce82" table:formula="of:=[.E650]/[.D650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89530</text:p>
          </table:table-cell>
          <table:table-cell table:style-name="ce72" office:value-type="currency" office:currency="USD" office:value="34" calcext:value-type="currency">
            <text:p>$34.00</text:p>
          </table:table-cell>
          <table:table-cell table:style-name="ce99" office:value-type="currency" office:currency="USD" office:value="35" calcext:value-type="currency">
            <text:p>$35.00</text:p>
          </table:table-cell>
          <table:table-cell table:style-name="ce99" table:formula="of:=[.C651]*0.75" office:value-type="currency" office:currency="USD" office:value="26.25" calcext:value-type="currency">
            <text:p>$26.25</text:p>
          </table:table-cell>
          <table:table-cell table:style-name="ce99"/>
          <table:table-cell table:style-name="ce99" table:formula="of:=[.E651]-[.B651]" office:value-type="currency" office:currency="USD" office:value="-34" calcext:value-type="currency">
            <text:p>-$34.00</text:p>
          </table:table-cell>
          <table:table-cell table:style-name="ce82" table:formula="of:=[.E651]/[.D651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Heavy Duty Powered Hand Truck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503</text:p>
          </table:table-cell>
          <table:table-cell table:style-name="ce72" office:value-type="currency" office:currency="USD" office:value="3299" calcext:value-type="currency">
            <text:p>$3,299.00</text:p>
          </table:table-cell>
          <table:table-cell table:style-name="ce99" office:value-type="currency" office:currency="USD" office:value="3500" calcext:value-type="currency">
            <text:p>$3,500.00</text:p>
          </table:table-cell>
          <table:table-cell table:style-name="ce99" table:formula="of:=[.C655]*0.75" office:value-type="currency" office:currency="USD" office:value="2625" calcext:value-type="currency">
            <text:p>$2,625.00</text:p>
          </table:table-cell>
          <table:table-cell table:style-name="ce99" office:value-type="currency" office:currency="USD" office:value="3364" calcext:value-type="currency">
            <text:p>$3,364.00</text:p>
          </table:table-cell>
          <table:table-cell table:style-name="ce99" table:formula="of:=[.E655]-[.B655]" office:value-type="currency" office:currency="USD" office:value="65" calcext:value-type="currency">
            <text:p>$65.00</text:p>
          </table:table-cell>
          <table:table-cell table:style-name="ce82" table:formula="of:=[.E655]/[.D655]" office:value-type="float" office:value="1.28152380952381" calcext:value-type="float">
            <text:p>1.2815238095238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484</text:p>
          </table:table-cell>
          <table:table-cell table:style-name="ce72" office:value-type="currency" office:currency="USD" office:value="3339" calcext:value-type="currency">
            <text:p>$3,339.00</text:p>
          </table:table-cell>
          <table:table-cell table:style-name="ce99" office:value-type="currency" office:currency="USD" office:value="3500" calcext:value-type="currency">
            <text:p>$3,500.00</text:p>
          </table:table-cell>
          <table:table-cell table:style-name="ce99" table:formula="of:=[.C656]*0.75" office:value-type="currency" office:currency="USD" office:value="2625" calcext:value-type="currency">
            <text:p>$2,625.00</text:p>
          </table:table-cell>
          <table:table-cell table:style-name="ce99" office:value-type="currency" office:currency="USD" office:value="3364" calcext:value-type="currency">
            <text:p>$3,364.00</text:p>
          </table:table-cell>
          <table:table-cell table:style-name="ce99" table:formula="of:=[.E656]-[.B656]" office:value-type="currency" office:currency="USD" office:value="25" calcext:value-type="currency">
            <text:p>$25.00</text:p>
          </table:table-cell>
          <table:table-cell table:style-name="ce82" table:formula="of:=[.E656]/[.D656]" office:value-type="float" office:value="1.28152380952381" calcext:value-type="float">
            <text:p>1.2815238095238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Heavy Duty Containerized Nursery Truck with Shoe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F86083A4</text:p>
          </table:table-cell>
          <table:table-cell table:style-name="ce72" office:value-type="currency" office:currency="USD" office:value="485" calcext:value-type="currency">
            <text:p>$485.00</text:p>
          </table:table-cell>
          <table:table-cell table:style-name="ce99"/>
          <table:table-cell table:style-name="ce99" table:formula="of:=[.C660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660]-[.B660]" office:value-type="currency" office:currency="USD" office:value="-485" calcext:value-type="currency">
            <text:p>-$485.00</text:p>
          </table:table-cell>
          <table:table-cell table:style-name="ce82" table:formula="of:=[.E660]/[.D660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EZY-Rol Heavy Duty Nursery Truck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F86088A9</text:p>
          </table:table-cell>
          <table:table-cell table:style-name="ce72" office:value-type="currency" office:currency="USD" office:value="485" calcext:value-type="currency">
            <text:p>$485.00</text:p>
          </table:table-cell>
          <table:table-cell table:style-name="ce99"/>
          <table:table-cell table:style-name="ce99" table:formula="of:=[.C664]*0.75" office:value-type="currency" office:currency="USD" office:value="0" calcext:value-type="currency">
            <text:p>$0.00</text:p>
          </table:table-cell>
          <table:table-cell table:style-name="ce99"/>
          <table:table-cell table:style-name="ce99" table:formula="of:=[.E664]-[.B664]" office:value-type="currency" office:currency="USD" office:value="-485" calcext:value-type="currency">
            <text:p>-$485.00</text:p>
          </table:table-cell>
          <table:table-cell table:style-name="ce82" table:formula="of:=[.E664]/[.D664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8">
          <table:table-cell table:style-name="ce66" office:value-type="string" calcext:value-type="string">
            <text:p>Four-Wheel Deep Frame Bag &amp; Box Hand Truck - Aluminum Frame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4800A1</text:p>
          </table:table-cell>
          <table:table-cell table:style-name="ce72" office:value-type="currency" office:currency="USD" office:value="742" calcext:value-type="currency">
            <text:p>$742.00</text:p>
          </table:table-cell>
          <table:table-cell table:style-name="ce99" office:value-type="currency" office:currency="USD" office:value="754" calcext:value-type="currency">
            <text:p>$754.00</text:p>
          </table:table-cell>
          <table:table-cell table:style-name="ce99" table:formula="of:=[.C668]*0.75" office:value-type="currency" office:currency="USD" office:value="565.5" calcext:value-type="currency">
            <text:p>$565.50</text:p>
          </table:table-cell>
          <table:table-cell table:style-name="ce99" office:value-type="currency" office:currency="USD" office:value="749.99" calcext:value-type="currency">
            <text:p>$749.99</text:p>
          </table:table-cell>
          <table:table-cell table:style-name="ce99" table:formula="of:=[.E668]-[.B668]" office:value-type="currency" office:currency="USD" office:value="7.99000000000001" calcext:value-type="currency">
            <text:p>$7.99</text:p>
          </table:table-cell>
          <table:table-cell table:style-name="ce82" table:formula="of:=[.E668]/[.D668]" office:value-type="float" office:value="1.32624226348364" calcext:value-type="float">
            <text:p>1.32624226348364</text:p>
          </table:table-cell>
          <table:table-cell table:style-name="ce82" office:value-type="string" calcext:value-type="string">
            <text:p>northerntool.com</text:p>
          </table:table-cell>
        </table:table-row>
        <table:table-row table:style-name="ro2">
          <table:table-cell table:style-name="ce66" office:value-type="string" calcext:value-type="string">
            <text:p>F84820A7</text:p>
          </table:table-cell>
          <table:table-cell table:style-name="ce72" office:value-type="currency" office:currency="USD" office:value="989" calcext:value-type="currency">
            <text:p>$989.00</text:p>
          </table:table-cell>
          <table:table-cell table:style-name="ce99" office:value-type="currency" office:currency="USD" office:value="977" calcext:value-type="currency">
            <text:p>$977.00</text:p>
          </table:table-cell>
          <table:table-cell table:style-name="ce99" table:formula="of:=[.C669]*0.75" office:value-type="currency" office:currency="USD" office:value="732.75" calcext:value-type="currency">
            <text:p>$732.75</text:p>
          </table:table-cell>
          <table:table-cell table:style-name="ce99" office:value-type="currency" office:currency="USD" office:value="1007" calcext:value-type="currency">
            <text:p>$1,007.00</text:p>
          </table:table-cell>
          <table:table-cell table:style-name="ce99" table:formula="of:=[.E669]-[.B669]" office:value-type="currency" office:currency="USD" office:value="18" calcext:value-type="currency">
            <text:p>$18.00</text:p>
          </table:table-cell>
          <table:table-cell table:style-name="ce82" table:formula="of:=[.E669]/[.D669]" office:value-type="float" office:value="1.37427499147049" calcext:value-type="float">
            <text:p>1.3742749914704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HVAC Truck - Big Blue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0233U5</text:p>
          </table:table-cell>
          <table:table-cell table:style-name="ce72" office:value-type="currency" office:currency="USD" office:value="512" calcext:value-type="currency">
            <text:p>$512.00</text:p>
          </table:table-cell>
          <table:table-cell table:style-name="ce99" office:value-type="currency" office:currency="USD" office:value="625" calcext:value-type="currency">
            <text:p>$625.00</text:p>
          </table:table-cell>
          <table:table-cell table:style-name="ce99" table:formula="of:=[.C673]*0.75" office:value-type="currency" office:currency="USD" office:value="468.75" calcext:value-type="currency">
            <text:p>$468.75</text:p>
          </table:table-cell>
          <table:table-cell table:style-name="ce99" office:value-type="currency" office:currency="USD" office:value="518" calcext:value-type="currency">
            <text:p>$518.00</text:p>
          </table:table-cell>
          <table:table-cell table:style-name="ce99" table:formula="of:=[.E673]-[.B673]" office:value-type="currency" office:currency="USD" office:value="6" calcext:value-type="currency">
            <text:p>$6.00</text:p>
          </table:table-cell>
          <table:table-cell table:style-name="ce82" table:formula="of:=[.E673]/[.D673]" office:value-type="float" office:value="1.10506666666667" calcext:value-type="float">
            <text:p>1.1050666666666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87" office:value-type="string" calcext:value-type="string">
            <text:p>F80234B6-BB</text:p>
          </table:table-cell>
          <table:table-cell table:style-name="ce72" office:value-type="currency" office:currency="USD" office:value="98" calcext:value-type="currency">
            <text:p>$98.00</text:p>
          </table:table-cell>
          <table:table-cell table:style-name="ce99" office:value-type="currency" office:currency="USD" office:value="108" calcext:value-type="currency">
            <text:p>$108.00</text:p>
          </table:table-cell>
          <table:table-cell table:style-name="ce99" table:formula="of:=[.C674]*0.75" office:value-type="currency" office:currency="USD" office:value="81" calcext:value-type="currency">
            <text:p>$81.00</text:p>
          </table:table-cell>
          <table:table-cell table:style-name="ce99" office:value-type="currency" office:currency="USD" office:value="73.95" calcext:value-type="currency">
            <text:p>$73.95</text:p>
          </table:table-cell>
          <table:table-cell table:style-name="ce99" table:formula="of:=[.E674]-[.B674]" office:value-type="currency" office:currency="USD" office:value="-24.05" calcext:value-type="currency">
            <text:p>-$24.05</text:p>
          </table:table-cell>
          <table:table-cell table:style-name="ce82" table:formula="of:=[.E674]/[.D674]" office:value-type="float" office:value="0.912962962962963" calcext:value-type="float">
            <text:p>0.91296296296296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HVAC Truck - Big Red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0233R6</text:p>
          </table:table-cell>
          <table:table-cell table:style-name="ce72" office:value-type="currency" office:currency="USD" office:value="511" calcext:value-type="currency">
            <text:p>$511.00</text:p>
          </table:table-cell>
          <table:table-cell table:style-name="ce99" office:value-type="currency" office:currency="USD" office:value="625" calcext:value-type="currency">
            <text:p>$625.00</text:p>
          </table:table-cell>
          <table:table-cell table:style-name="ce99" table:formula="of:=[.C678]*0.75" office:value-type="currency" office:currency="USD" office:value="468.75" calcext:value-type="currency">
            <text:p>$468.75</text:p>
          </table:table-cell>
          <table:table-cell table:style-name="ce99" office:value-type="currency" office:currency="USD" office:value="518" calcext:value-type="currency">
            <text:p>$518.00</text:p>
          </table:table-cell>
          <table:table-cell table:style-name="ce99" table:formula="of:=[.E678]-[.B678]" office:value-type="currency" office:currency="USD" office:value="7" calcext:value-type="currency">
            <text:p>$7.00</text:p>
          </table:table-cell>
          <table:table-cell table:style-name="ce82" table:formula="of:=[.E678]/[.D678]" office:value-type="float" office:value="1.10506666666667" calcext:value-type="float">
            <text:p>1.1050666666666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0234B6-BR</text:p>
          </table:table-cell>
          <table:table-cell table:style-name="ce72" office:value-type="currency" office:currency="USD" office:value="97" calcext:value-type="currency">
            <text:p>$97.00</text:p>
          </table:table-cell>
          <table:table-cell table:style-name="ce99" office:value-type="currency" office:currency="USD" office:value="108" calcext:value-type="currency">
            <text:p>$108.00</text:p>
          </table:table-cell>
          <table:table-cell table:style-name="ce99" table:formula="of:=[.C679]*0.75" office:value-type="currency" office:currency="USD" office:value="81" calcext:value-type="currency">
            <text:p>$81.00</text:p>
          </table:table-cell>
          <table:table-cell table:style-name="ce99" office:value-type="currency" office:currency="USD" office:value="73.95" calcext:value-type="currency">
            <text:p>$73.95</text:p>
          </table:table-cell>
          <table:table-cell table:style-name="ce99" table:formula="of:=[.E679]-[.B679]" office:value-type="currency" office:currency="USD" office:value="-23.05" calcext:value-type="currency">
            <text:p>-$23.05</text:p>
          </table:table-cell>
          <table:table-cell table:style-name="ce82" table:formula="of:=[.E679]/[.D679]" office:value-type="float" office:value="0.912962962962963" calcext:value-type="float">
            <text:p>0.91296296296296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Strapping Attachment for HVAC Truck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0234B6</text:p>
          </table:table-cell>
          <table:table-cell table:style-name="ce72" office:value-type="currency" office:currency="USD" office:value="99" calcext:value-type="currency">
            <text:p>$99.00</text:p>
          </table:table-cell>
          <table:table-cell table:style-name="ce99" office:value-type="currency" office:currency="USD" office:value="108" calcext:value-type="currency">
            <text:p>$108.00</text:p>
          </table:table-cell>
          <table:table-cell table:style-name="ce99" table:formula="of:=[.C683]*0.75" office:value-type="currency" office:currency="USD" office:value="81" calcext:value-type="currency">
            <text:p>$81.00</text:p>
          </table:table-cell>
          <table:table-cell table:style-name="ce99" office:value-type="currency" office:currency="USD" office:value="73.95" calcext:value-type="currency">
            <text:p>$73.95</text:p>
          </table:table-cell>
          <table:table-cell table:style-name="ce99" table:formula="of:=[.E683]-[.B683]" office:value-type="currency" office:currency="USD" office:value="-25.05" calcext:value-type="currency">
            <text:p>-$25.05</text:p>
          </table:table-cell>
          <table:table-cell table:style-name="ce82" table:formula="of:=[.E683]/[.D683]" office:value-type="float" office:value="0.912962962962963" calcext:value-type="float">
            <text:p>0.912962962962963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1000 lb. Light Duty Trailers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321</text:p>
          </table:table-cell>
          <table:table-cell table:style-name="ce72" office:value-type="currency" office:currency="USD" office:value="1010" calcext:value-type="currency">
            <text:p>$1,010.00</text:p>
          </table:table-cell>
          <table:table-cell table:style-name="ce99" office:value-type="currency" office:currency="USD" office:value="1017" calcext:value-type="currency">
            <text:p>$1,017.00</text:p>
          </table:table-cell>
          <table:table-cell table:style-name="ce99" table:formula="of:=[.C687]*0.75" office:value-type="currency" office:currency="USD" office:value="762.75" calcext:value-type="currency">
            <text:p>$762.75</text:p>
          </table:table-cell>
          <table:table-cell table:style-name="ce99" office:value-type="currency" office:currency="USD" office:value="1048" calcext:value-type="currency">
            <text:p>$1,048.00</text:p>
          </table:table-cell>
          <table:table-cell table:style-name="ce99" table:formula="of:=[.E687]-[.B687]" office:value-type="currency" office:currency="USD" office:value="38" calcext:value-type="currency">
            <text:p>$38.00</text:p>
          </table:table-cell>
          <table:table-cell table:style-name="ce82" table:formula="of:=[.E687]/[.D687]" office:value-type="float" office:value="1.37397574565716" calcext:value-type="float">
            <text:p>1.3739757456571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20</text:p>
          </table:table-cell>
          <table:table-cell table:style-name="ce72" office:value-type="currency" office:currency="USD" office:value="1090" calcext:value-type="currency">
            <text:p>$1,090.00</text:p>
          </table:table-cell>
          <table:table-cell table:style-name="ce99" office:value-type="currency" office:currency="USD" office:value="1097.82" calcext:value-type="currency">
            <text:p>$1,097.82</text:p>
          </table:table-cell>
          <table:table-cell table:style-name="ce99" table:formula="of:=[.C688]*0.75" office:value-type="currency" office:currency="USD" office:value="823.365" calcext:value-type="currency">
            <text:p>$823.37</text:p>
          </table:table-cell>
          <table:table-cell table:style-name="ce99" office:value-type="currency" office:currency="USD" office:value="1131" calcext:value-type="currency">
            <text:p>$1,131.00</text:p>
          </table:table-cell>
          <table:table-cell table:style-name="ce99" table:formula="of:=[.E688]-[.B688]" office:value-type="currency" office:currency="USD" office:value="41" calcext:value-type="currency">
            <text:p>$41.00</text:p>
          </table:table-cell>
          <table:table-cell table:style-name="ce82" table:formula="of:=[.E688]/[.D688]" office:value-type="float" office:value="1.37363137855022" calcext:value-type="float">
            <text:p>1.3736313785502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19</text:p>
          </table:table-cell>
          <table:table-cell table:style-name="ce72" office:value-type="currency" office:currency="USD" office:value="1039" calcext:value-type="currency">
            <text:p>$1,039.00</text:p>
          </table:table-cell>
          <table:table-cell table:style-name="ce99" office:value-type="currency" office:currency="USD" office:value="1050.88" calcext:value-type="currency">
            <text:p>$1,050.88</text:p>
          </table:table-cell>
          <table:table-cell table:style-name="ce99" table:formula="of:=[.C689]*0.75" office:value-type="currency" office:currency="USD" office:value="788.16" calcext:value-type="currency">
            <text:p>$788.16</text:p>
          </table:table-cell>
          <table:table-cell table:style-name="ce99" office:value-type="currency" office:currency="USD" office:value="1083" calcext:value-type="currency">
            <text:p>$1,083.00</text:p>
          </table:table-cell>
          <table:table-cell table:style-name="ce99" table:formula="of:=[.E689]-[.B689]" office:value-type="currency" office:currency="USD" office:value="44" calcext:value-type="currency">
            <text:p>$44.00</text:p>
          </table:table-cell>
          <table:table-cell table:style-name="ce82" table:formula="of:=[.E689]/[.D689]" office:value-type="float" office:value="1.37408647990256" calcext:value-type="float">
            <text:p>1.3740864799025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18</text:p>
          </table:table-cell>
          <table:table-cell table:style-name="ce72" office:value-type="currency" office:currency="USD" office:value="1120" calcext:value-type="currency">
            <text:p>$1,120.00</text:p>
          </table:table-cell>
          <table:table-cell table:style-name="ce99" office:value-type="currency" office:currency="USD" office:value="1131.7" calcext:value-type="currency">
            <text:p>$1,131.70</text:p>
          </table:table-cell>
          <table:table-cell table:style-name="ce99" table:formula="of:=[.C690]*0.75" office:value-type="currency" office:currency="USD" office:value="848.775" calcext:value-type="currency">
            <text:p>$848.78</text:p>
          </table:table-cell>
          <table:table-cell table:style-name="ce99" office:value-type="currency" office:currency="USD" office:value="1166" calcext:value-type="currency">
            <text:p>$1,166.00</text:p>
          </table:table-cell>
          <table:table-cell table:style-name="ce99" table:formula="of:=[.E690]-[.B690]" office:value-type="currency" office:currency="USD" office:value="46" calcext:value-type="currency">
            <text:p>$46.00</text:p>
          </table:table-cell>
          <table:table-cell table:style-name="ce82" table:formula="of:=[.E690]/[.D690]" office:value-type="float" office:value="1.37374451415275" calcext:value-type="float">
            <text:p>1.3737445141527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17</text:p>
          </table:table-cell>
          <table:table-cell table:style-name="ce72" office:value-type="currency" office:currency="USD" office:value="1118" calcext:value-type="currency">
            <text:p>$1,118.00</text:p>
          </table:table-cell>
          <table:table-cell table:style-name="ce99" office:value-type="currency" office:currency="USD" office:value="1118.8" calcext:value-type="currency">
            <text:p>$1,118.80</text:p>
          </table:table-cell>
          <table:table-cell table:style-name="ce99" table:formula="of:=[.C691]*0.75" office:value-type="currency" office:currency="USD" office:value="839.1" calcext:value-type="currency">
            <text:p>$839.10</text:p>
          </table:table-cell>
          <table:table-cell table:style-name="ce99" office:value-type="currency" office:currency="USD" office:value="1153" calcext:value-type="currency">
            <text:p>$1,153.00</text:p>
          </table:table-cell>
          <table:table-cell table:style-name="ce99" table:formula="of:=[.E691]-[.B691]" office:value-type="currency" office:currency="USD" office:value="35" calcext:value-type="currency">
            <text:p>$35.00</text:p>
          </table:table-cell>
          <table:table-cell table:style-name="ce82" table:formula="of:=[.E691]/[.D691]" office:value-type="float" office:value="1.37409128828507" calcext:value-type="float">
            <text:p>1.3740912882850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16</text:p>
          </table:table-cell>
          <table:table-cell table:style-name="ce72" office:value-type="currency" office:currency="USD" office:value="1180" calcext:value-type="currency">
            <text:p>$1,180.00</text:p>
          </table:table-cell>
          <table:table-cell table:style-name="ce99" office:value-type="currency" office:currency="USD" office:value="1199.62" calcext:value-type="currency">
            <text:p>$1,199.62</text:p>
          </table:table-cell>
          <table:table-cell table:style-name="ce99" table:formula="of:=[.C692]*0.75" office:value-type="currency" office:currency="USD" office:value="899.715" calcext:value-type="currency">
            <text:p>$899.72</text:p>
          </table:table-cell>
          <table:table-cell table:style-name="ce99" office:value-type="currency" office:currency="USD" office:value="1236" calcext:value-type="currency">
            <text:p>$1,236.00</text:p>
          </table:table-cell>
          <table:table-cell table:style-name="ce99" table:formula="of:=[.E692]-[.B692]" office:value-type="currency" office:currency="USD" office:value="56" calcext:value-type="currency">
            <text:p>$56.00</text:p>
          </table:table-cell>
          <table:table-cell table:style-name="ce82" table:formula="of:=[.E692]/[.D692]" office:value-type="float" office:value="1.37376835998066" calcext:value-type="float">
            <text:p>1.3737683599806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15</text:p>
          </table:table-cell>
          <table:table-cell table:style-name="ce72" office:value-type="currency" office:currency="USD" office:value="1129" calcext:value-type="currency">
            <text:p>$1,129.00</text:p>
          </table:table-cell>
          <table:table-cell table:style-name="ce99" office:value-type="currency" office:currency="USD" office:value="1152.68" calcext:value-type="currency">
            <text:p>$1,152.68</text:p>
          </table:table-cell>
          <table:table-cell table:style-name="ce99" table:formula="of:=[.C693]*0.75" office:value-type="currency" office:currency="USD" office:value="864.51" calcext:value-type="currency">
            <text:p>$864.51</text:p>
          </table:table-cell>
          <table:table-cell table:style-name="ce99" office:value-type="currency" office:currency="USD" office:value="1187" calcext:value-type="currency">
            <text:p>$1,187.00</text:p>
          </table:table-cell>
          <table:table-cell table:style-name="ce99" table:formula="of:=[.E693]-[.B693]" office:value-type="currency" office:currency="USD" office:value="58" calcext:value-type="currency">
            <text:p>$58.00</text:p>
          </table:table-cell>
          <table:table-cell table:style-name="ce82" table:formula="of:=[.E693]/[.D693]" office:value-type="float" office:value="1.37303212224266" calcext:value-type="float">
            <text:p>1.3730321222426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14</text:p>
          </table:table-cell>
          <table:table-cell table:style-name="ce72" office:value-type="currency" office:currency="USD" office:value="1229" calcext:value-type="currency">
            <text:p>$1,229.00</text:p>
          </table:table-cell>
          <table:table-cell table:style-name="ce99" office:value-type="currency" office:currency="USD" office:value="1233.5" calcext:value-type="currency">
            <text:p>$1,233.50</text:p>
          </table:table-cell>
          <table:table-cell table:style-name="ce99" table:formula="of:=[.C694]*0.75" office:value-type="currency" office:currency="USD" office:value="925.125" calcext:value-type="currency">
            <text:p>$925.13</text:p>
          </table:table-cell>
          <table:table-cell table:style-name="ce99" office:value-type="currency" office:currency="USD" office:value="1271" calcext:value-type="currency">
            <text:p>$1,271.00</text:p>
          </table:table-cell>
          <table:table-cell table:style-name="ce99" table:formula="of:=[.E694]-[.B694]" office:value-type="currency" office:currency="USD" office:value="42" calcext:value-type="currency">
            <text:p>$42.00</text:p>
          </table:table-cell>
          <table:table-cell table:style-name="ce82" table:formula="of:=[.E694]/[.D694]" office:value-type="float" office:value="1.37386839616268" calcext:value-type="float">
            <text:p>1.3738683961626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12</text:p>
          </table:table-cell>
          <table:table-cell table:style-name="ce72" office:value-type="currency" office:currency="USD" office:value="999" calcext:value-type="currency">
            <text:p>$999.00</text:p>
          </table:table-cell>
          <table:table-cell table:style-name="ce99" office:value-type="currency" office:currency="USD" office:value="1017" calcext:value-type="currency">
            <text:p>$1,017.00</text:p>
          </table:table-cell>
          <table:table-cell table:style-name="ce99" table:formula="of:=[.C695]*0.75" office:value-type="currency" office:currency="USD" office:value="762.75" calcext:value-type="currency">
            <text:p>$762.75</text:p>
          </table:table-cell>
          <table:table-cell table:style-name="ce99" office:value-type="currency" office:currency="USD" office:value="1048" calcext:value-type="currency">
            <text:p>$1,048.00</text:p>
          </table:table-cell>
          <table:table-cell table:style-name="ce99" table:formula="of:=[.E695]-[.B695]" office:value-type="currency" office:currency="USD" office:value="49" calcext:value-type="currency">
            <text:p>$49.00</text:p>
          </table:table-cell>
          <table:table-cell table:style-name="ce82" table:formula="of:=[.E695]/[.D695]" office:value-type="float" office:value="1.37397574565716" calcext:value-type="float">
            <text:p>1.3739757456571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11</text:p>
          </table:table-cell>
          <table:table-cell table:style-name="ce72" office:value-type="currency" office:currency="USD" office:value="1079" calcext:value-type="currency">
            <text:p>$1,079.00</text:p>
          </table:table-cell>
          <table:table-cell table:style-name="ce99" office:value-type="currency" office:currency="USD" office:value="1097.82" calcext:value-type="currency">
            <text:p>$1,097.82</text:p>
          </table:table-cell>
          <table:table-cell table:style-name="ce99" table:formula="of:=[.C696]*0.75" office:value-type="currency" office:currency="USD" office:value="823.365" calcext:value-type="currency">
            <text:p>$823.37</text:p>
          </table:table-cell>
          <table:table-cell table:style-name="ce99" office:value-type="currency" office:currency="USD" office:value="1131" calcext:value-type="currency">
            <text:p>$1,131.00</text:p>
          </table:table-cell>
          <table:table-cell table:style-name="ce99" table:formula="of:=[.E696]-[.B696]" office:value-type="currency" office:currency="USD" office:value="52" calcext:value-type="currency">
            <text:p>$52.00</text:p>
          </table:table-cell>
          <table:table-cell table:style-name="ce82" table:formula="of:=[.E696]/[.D696]" office:value-type="float" office:value="1.37363137855022" calcext:value-type="float">
            <text:p>1.37363137855022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10</text:p>
          </table:table-cell>
          <table:table-cell table:style-name="ce72" office:value-type="currency" office:currency="USD" office:value="1039" calcext:value-type="currency">
            <text:p>$1,039.00</text:p>
          </table:table-cell>
          <table:table-cell table:style-name="ce99" office:value-type="currency" office:currency="USD" office:value="1050.88" calcext:value-type="currency">
            <text:p>$1,050.88</text:p>
          </table:table-cell>
          <table:table-cell table:style-name="ce99" table:formula="of:=[.C697]*0.75" office:value-type="currency" office:currency="USD" office:value="788.16" calcext:value-type="currency">
            <text:p>$788.16</text:p>
          </table:table-cell>
          <table:table-cell table:style-name="ce99" office:value-type="currency" office:currency="USD" office:value="1083" calcext:value-type="currency">
            <text:p>$1,083.00</text:p>
          </table:table-cell>
          <table:table-cell table:style-name="ce99" table:formula="of:=[.E697]-[.B697]" office:value-type="currency" office:currency="USD" office:value="44" calcext:value-type="currency">
            <text:p>$44.00</text:p>
          </table:table-cell>
          <table:table-cell table:style-name="ce82" table:formula="of:=[.E697]/[.D697]" office:value-type="float" office:value="1.37408647990256" calcext:value-type="float">
            <text:p>1.3740864799025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09</text:p>
          </table:table-cell>
          <table:table-cell table:style-name="ce72" office:value-type="currency" office:currency="USD" office:value="1120" calcext:value-type="currency">
            <text:p>$1,120.00</text:p>
          </table:table-cell>
          <table:table-cell table:style-name="ce99" office:value-type="currency" office:currency="USD" office:value="1131.7" calcext:value-type="currency">
            <text:p>$1,131.70</text:p>
          </table:table-cell>
          <table:table-cell table:style-name="ce99" table:formula="of:=[.C698]*0.75" office:value-type="currency" office:currency="USD" office:value="848.775" calcext:value-type="currency">
            <text:p>$848.78</text:p>
          </table:table-cell>
          <table:table-cell table:style-name="ce99" office:value-type="currency" office:currency="USD" office:value="1166" calcext:value-type="currency">
            <text:p>$1,166.00</text:p>
          </table:table-cell>
          <table:table-cell table:style-name="ce99" table:formula="of:=[.E698]-[.B698]" office:value-type="currency" office:currency="USD" office:value="46" calcext:value-type="currency">
            <text:p>$46.00</text:p>
          </table:table-cell>
          <table:table-cell table:style-name="ce82" table:formula="of:=[.E698]/[.D698]" office:value-type="float" office:value="1.37374451415275" calcext:value-type="float">
            <text:p>1.3737445141527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08</text:p>
          </table:table-cell>
          <table:table-cell table:style-name="ce72" office:value-type="currency" office:currency="USD" office:value="1105" calcext:value-type="currency">
            <text:p>$1,105.00</text:p>
          </table:table-cell>
          <table:table-cell table:style-name="ce99" office:value-type="currency" office:currency="USD" office:value="1118.8" calcext:value-type="currency">
            <text:p>$1,118.80</text:p>
          </table:table-cell>
          <table:table-cell table:style-name="ce99" table:formula="of:=[.C699]*0.75" office:value-type="currency" office:currency="USD" office:value="839.1" calcext:value-type="currency">
            <text:p>$839.10</text:p>
          </table:table-cell>
          <table:table-cell table:style-name="ce99" office:value-type="currency" office:currency="USD" office:value="1153" calcext:value-type="currency">
            <text:p>$1,153.00</text:p>
          </table:table-cell>
          <table:table-cell table:style-name="ce99" table:formula="of:=[.E699]-[.B699]" office:value-type="currency" office:currency="USD" office:value="48" calcext:value-type="currency">
            <text:p>$48.00</text:p>
          </table:table-cell>
          <table:table-cell table:style-name="ce82" table:formula="of:=[.E699]/[.D699]" office:value-type="float" office:value="1.37409128828507" calcext:value-type="float">
            <text:p>1.3740912882850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07</text:p>
          </table:table-cell>
          <table:table-cell table:style-name="ce72" office:value-type="currency" office:currency="USD" office:value="1179" calcext:value-type="currency">
            <text:p>$1,179.00</text:p>
          </table:table-cell>
          <table:table-cell table:style-name="ce99" office:value-type="currency" office:currency="USD" office:value="1199.62" calcext:value-type="currency">
            <text:p>$1,199.62</text:p>
          </table:table-cell>
          <table:table-cell table:style-name="ce99" table:formula="of:=[.C700]*0.75" office:value-type="currency" office:currency="USD" office:value="899.715" calcext:value-type="currency">
            <text:p>$899.72</text:p>
          </table:table-cell>
          <table:table-cell table:style-name="ce99" office:value-type="currency" office:currency="USD" office:value="1236" calcext:value-type="currency">
            <text:p>$1,236.00</text:p>
          </table:table-cell>
          <table:table-cell table:style-name="ce99" table:formula="of:=[.E700]-[.B700]" office:value-type="currency" office:currency="USD" office:value="57" calcext:value-type="currency">
            <text:p>$57.00</text:p>
          </table:table-cell>
          <table:table-cell table:style-name="ce82" table:formula="of:=[.E700]/[.D700]" office:value-type="float" office:value="1.37376835998066" calcext:value-type="float">
            <text:p>1.3737683599806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06</text:p>
          </table:table-cell>
          <table:table-cell table:style-name="ce72" office:value-type="currency" office:currency="USD" office:value="1150" calcext:value-type="currency">
            <text:p>$1,150.00</text:p>
          </table:table-cell>
          <table:table-cell table:style-name="ce99" office:value-type="currency" office:currency="USD" office:value="1152.68" calcext:value-type="currency">
            <text:p>$1,152.68</text:p>
          </table:table-cell>
          <table:table-cell table:style-name="ce99" table:formula="of:=[.C701]*0.75" office:value-type="currency" office:currency="USD" office:value="864.51" calcext:value-type="currency">
            <text:p>$864.51</text:p>
          </table:table-cell>
          <table:table-cell table:style-name="ce99" office:value-type="currency" office:currency="USD" office:value="1187" calcext:value-type="currency">
            <text:p>$1,187.00</text:p>
          </table:table-cell>
          <table:table-cell table:style-name="ce99" table:formula="of:=[.E701]-[.B701]" office:value-type="currency" office:currency="USD" office:value="37" calcext:value-type="currency">
            <text:p>$37.00</text:p>
          </table:table-cell>
          <table:table-cell table:style-name="ce82" table:formula="of:=[.E701]/[.D701]" office:value-type="float" office:value="1.37303212224266" calcext:value-type="float">
            <text:p>1.3730321222426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305</text:p>
          </table:table-cell>
          <table:table-cell table:style-name="ce72" office:value-type="currency" office:currency="USD" office:value="1229" calcext:value-type="currency">
            <text:p>$1,229.00</text:p>
          </table:table-cell>
          <table:table-cell table:style-name="ce99" office:value-type="currency" office:currency="USD" office:value="1233.5" calcext:value-type="currency">
            <text:p>$1,233.50</text:p>
          </table:table-cell>
          <table:table-cell table:style-name="ce99" table:formula="of:=[.C702]*0.75" office:value-type="currency" office:currency="USD" office:value="925.125" calcext:value-type="currency">
            <text:p>$925.13</text:p>
          </table:table-cell>
          <table:table-cell table:style-name="ce99" office:value-type="currency" office:currency="USD" office:value="1271" calcext:value-type="currency">
            <text:p>$1,271.00</text:p>
          </table:table-cell>
          <table:table-cell table:style-name="ce99" table:formula="of:=[.E702]-[.B702]" office:value-type="currency" office:currency="USD" office:value="42" calcext:value-type="currency">
            <text:p>$42.00</text:p>
          </table:table-cell>
          <table:table-cell table:style-name="ce82" table:formula="of:=[.E702]/[.D702]" office:value-type="float" office:value="1.37386839616268" calcext:value-type="float">
            <text:p>1.3738683961626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48 Inch Modular Mobile Cabinets - Gray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613GY</text:p>
          </table:table-cell>
          <table:table-cell table:style-name="ce72" office:value-type="currency" office:currency="USD" office:value="775" calcext:value-type="currency">
            <text:p>$775.00</text:p>
          </table:table-cell>
          <table:table-cell table:style-name="ce99" office:value-type="currency" office:currency="USD" office:value="809" calcext:value-type="currency">
            <text:p>$809.00</text:p>
          </table:table-cell>
          <table:table-cell table:style-name="ce99" table:formula="of:=[.C706]*0.75" office:value-type="currency" office:currency="USD" office:value="606.75" calcext:value-type="currency">
            <text:p>$606.75</text:p>
          </table:table-cell>
          <table:table-cell table:style-name="ce99" office:value-type="currency" office:currency="USD" office:value="571" calcext:value-type="currency">
            <text:p>$571.00</text:p>
          </table:table-cell>
          <table:table-cell table:style-name="ce99" table:formula="of:=[.E706]-[.B706]" office:value-type="currency" office:currency="USD" office:value="-204" calcext:value-type="currency">
            <text:p>-$204.00</text:p>
          </table:table-cell>
          <table:table-cell table:style-name="ce82" table:formula="of:=[.E706]/[.D706]" office:value-type="float" office:value="0.941079522043675" calcext:value-type="float">
            <text:p>0.94107952204367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4GY</text:p>
          </table:table-cell>
          <table:table-cell table:style-name="ce72" office:value-type="currency" office:currency="USD" office:value="775" calcext:value-type="currency">
            <text:p>$775.00</text:p>
          </table:table-cell>
          <table:table-cell table:style-name="ce99" office:value-type="currency" office:currency="USD" office:value="809" calcext:value-type="currency">
            <text:p>$809.00</text:p>
          </table:table-cell>
          <table:table-cell table:style-name="ce99" table:formula="of:=[.C707]*0.75" office:value-type="currency" office:currency="USD" office:value="606.75" calcext:value-type="currency">
            <text:p>$606.75</text:p>
          </table:table-cell>
          <table:table-cell table:style-name="ce99" office:value-type="currency" office:currency="USD" office:value="572" calcext:value-type="currency">
            <text:p>$572.00</text:p>
          </table:table-cell>
          <table:table-cell table:style-name="ce99" table:formula="of:=[.E707]-[.B707]" office:value-type="currency" office:currency="USD" office:value="-203" calcext:value-type="currency">
            <text:p>-$203.00</text:p>
          </table:table-cell>
          <table:table-cell table:style-name="ce82" table:formula="of:=[.E707]/[.D707]" office:value-type="float" office:value="0.942727647301195" calcext:value-type="float">
            <text:p>0.94272764730119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5GY</text:p>
          </table:table-cell>
          <table:table-cell table:style-name="ce72" office:value-type="currency" office:currency="USD" office:value="757" calcext:value-type="currency">
            <text:p>$757.00</text:p>
          </table:table-cell>
          <table:table-cell table:style-name="ce99" office:value-type="currency" office:currency="USD" office:value="850" calcext:value-type="currency">
            <text:p>$850.00</text:p>
          </table:table-cell>
          <table:table-cell table:style-name="ce99" table:formula="of:=[.C708]*0.75" office:value-type="currency" office:currency="USD" office:value="637.5" calcext:value-type="currency">
            <text:p>$637.50</text:p>
          </table:table-cell>
          <table:table-cell table:style-name="ce99" office:value-type="currency" office:currency="USD" office:value="654" calcext:value-type="currency">
            <text:p>$654.00</text:p>
          </table:table-cell>
          <table:table-cell table:style-name="ce99" table:formula="of:=[.E708]-[.B708]" office:value-type="currency" office:currency="USD" office:value="-103" calcext:value-type="currency">
            <text:p>-$103.00</text:p>
          </table:table-cell>
          <table:table-cell table:style-name="ce82" table:formula="of:=[.E708]/[.D708]" office:value-type="float" office:value="1.02588235294118" calcext:value-type="float">
            <text:p>1.0258823529411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6GY</text:p>
          </table:table-cell>
          <table:table-cell table:style-name="ce72" office:value-type="currency" office:currency="USD" office:value="757" calcext:value-type="currency">
            <text:p>$757.00</text:p>
          </table:table-cell>
          <table:table-cell table:style-name="ce99" office:value-type="currency" office:currency="USD" office:value="850" calcext:value-type="currency">
            <text:p>$850.00</text:p>
          </table:table-cell>
          <table:table-cell table:style-name="ce99" table:formula="of:=[.C709]*0.75" office:value-type="currency" office:currency="USD" office:value="637.5" calcext:value-type="currency">
            <text:p>$637.50</text:p>
          </table:table-cell>
          <table:table-cell table:style-name="ce99" office:value-type="currency" office:currency="USD" office:value="654" calcext:value-type="currency">
            <text:p>$654.00</text:p>
          </table:table-cell>
          <table:table-cell table:style-name="ce99" table:formula="of:=[.E709]-[.B709]" office:value-type="currency" office:currency="USD" office:value="-103" calcext:value-type="currency">
            <text:p>-$103.00</text:p>
          </table:table-cell>
          <table:table-cell table:style-name="ce82" table:formula="of:=[.E709]/[.D709]" office:value-type="float" office:value="1.02588235294118" calcext:value-type="float">
            <text:p>1.0258823529411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7GY</text:p>
          </table:table-cell>
          <table:table-cell table:style-name="ce72" office:value-type="currency" office:currency="USD" office:value="685" calcext:value-type="currency">
            <text:p>$685.00</text:p>
          </table:table-cell>
          <table:table-cell table:style-name="ce99" office:value-type="currency" office:currency="USD" office:value="774" calcext:value-type="currency">
            <text:p>$774.00</text:p>
          </table:table-cell>
          <table:table-cell table:style-name="ce99" table:formula="of:=[.C710]*0.75" office:value-type="currency" office:currency="USD" office:value="580.5" calcext:value-type="currency">
            <text:p>$580.50</text:p>
          </table:table-cell>
          <table:table-cell table:style-name="ce99" office:value-type="currency" office:currency="USD" office:value="499.95" calcext:value-type="currency">
            <text:p>$499.95</text:p>
          </table:table-cell>
          <table:table-cell table:style-name="ce99" table:formula="of:=[.E710]-[.B710]" office:value-type="currency" office:currency="USD" office:value="-185.05" calcext:value-type="currency">
            <text:p>-$185.05</text:p>
          </table:table-cell>
          <table:table-cell table:style-name="ce82" table:formula="of:=[.E710]/[.D710]" office:value-type="float" office:value="0.861240310077519" calcext:value-type="float">
            <text:p>0.86124031007751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8GY</text:p>
          </table:table-cell>
          <table:table-cell table:style-name="ce72" office:value-type="currency" office:currency="USD" office:value="816" calcext:value-type="currency">
            <text:p>$816.00</text:p>
          </table:table-cell>
          <table:table-cell table:style-name="ce99" office:value-type="currency" office:currency="USD" office:value="967" calcext:value-type="currency">
            <text:p>$967.00</text:p>
          </table:table-cell>
          <table:table-cell table:style-name="ce99" table:formula="of:=[.C711]*0.75" office:value-type="currency" office:currency="USD" office:value="725.25" calcext:value-type="currency">
            <text:p>$725.25</text:p>
          </table:table-cell>
          <table:table-cell table:style-name="ce99" office:value-type="currency" office:currency="USD" office:value="832" calcext:value-type="currency">
            <text:p>$832.00</text:p>
          </table:table-cell>
          <table:table-cell table:style-name="ce99" table:formula="of:=[.E711]-[.B711]" office:value-type="currency" office:currency="USD" office:value="16" calcext:value-type="currency">
            <text:p>$16.00</text:p>
          </table:table-cell>
          <table:table-cell table:style-name="ce82" table:formula="of:=[.E711]/[.D711]" office:value-type="float" office:value="1.14719062392279" calcext:value-type="float">
            <text:p>1.1471906239227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9GY</text:p>
          </table:table-cell>
          <table:table-cell table:style-name="ce72" office:value-type="currency" office:currency="USD" office:value="816" calcext:value-type="currency">
            <text:p>$816.00</text:p>
          </table:table-cell>
          <table:table-cell table:style-name="ce99" office:value-type="currency" office:currency="USD" office:value="967" calcext:value-type="currency">
            <text:p>$967.00</text:p>
          </table:table-cell>
          <table:table-cell table:style-name="ce99" table:formula="of:=[.C712]*0.75" office:value-type="currency" office:currency="USD" office:value="725.25" calcext:value-type="currency">
            <text:p>$725.25</text:p>
          </table:table-cell>
          <table:table-cell table:style-name="ce99" office:value-type="currency" office:currency="USD" office:value="1309.89" calcext:value-type="currency">
            <text:p>$1,309.89</text:p>
          </table:table-cell>
          <table:table-cell table:style-name="ce99" table:formula="of:=[.E712]-[.B712]" office:value-type="currency" office:currency="USD" office:value="493.89" calcext:value-type="currency">
            <text:p>$493.89</text:p>
          </table:table-cell>
          <table:table-cell table:style-name="ce82" table:formula="of:=[.E712]/[.D712]" office:value-type="float" office:value="1.80612202688728" calcext:value-type="float">
            <text:p>1.80612202688728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F89620GY</text:p>
          </table:table-cell>
          <table:table-cell table:style-name="ce72" office:value-type="currency" office:currency="USD" office:value="879" calcext:value-type="currency">
            <text:p>$879.00</text:p>
          </table:table-cell>
          <table:table-cell table:style-name="ce99" office:value-type="currency" office:currency="USD" office:value="1043" calcext:value-type="currency">
            <text:p>$1,043.00</text:p>
          </table:table-cell>
          <table:table-cell table:style-name="ce99" table:formula="of:=[.C713]*0.75" office:value-type="currency" office:currency="USD" office:value="782.25" calcext:value-type="currency">
            <text:p>$782.25</text:p>
          </table:table-cell>
          <table:table-cell table:style-name="ce99" office:value-type="currency" office:currency="USD" office:value="895" calcext:value-type="currency">
            <text:p>$895.00</text:p>
          </table:table-cell>
          <table:table-cell table:style-name="ce99" table:formula="of:=[.E713]-[.B713]" office:value-type="currency" office:currency="USD" office:value="16" calcext:value-type="currency">
            <text:p>$16.00</text:p>
          </table:table-cell>
          <table:table-cell table:style-name="ce82" table:formula="of:=[.E713]/[.D713]" office:value-type="float" office:value="1.14413550655161" calcext:value-type="float">
            <text:p>1.1441355065516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21GY</text:p>
          </table:table-cell>
          <table:table-cell table:style-name="ce72" office:value-type="currency" office:currency="USD" office:value="879" calcext:value-type="currency">
            <text:p>$879.00</text:p>
          </table:table-cell>
          <table:table-cell table:style-name="ce99" office:value-type="currency" office:currency="USD" office:value="1043" calcext:value-type="currency">
            <text:p>$1,043.00</text:p>
          </table:table-cell>
          <table:table-cell table:style-name="ce99" table:formula="of:=[.C714]*0.75" office:value-type="currency" office:currency="USD" office:value="782.25" calcext:value-type="currency">
            <text:p>$782.25</text:p>
          </table:table-cell>
          <table:table-cell table:style-name="ce99" office:value-type="currency" office:currency="USD" office:value="895" calcext:value-type="currency">
            <text:p>$895.00</text:p>
          </table:table-cell>
          <table:table-cell table:style-name="ce99" table:formula="of:=[.E714]-[.B714]" office:value-type="currency" office:currency="USD" office:value="16" calcext:value-type="currency">
            <text:p>$16.00</text:p>
          </table:table-cell>
          <table:table-cell table:style-name="ce82" table:formula="of:=[.E714]/[.D714]" office:value-type="float" office:value="1.14413550655161" calcext:value-type="float">
            <text:p>1.1441355065516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22GY</text:p>
          </table:table-cell>
          <table:table-cell table:style-name="ce72" office:value-type="currency" office:currency="USD" office:value="799" calcext:value-type="currency">
            <text:p>$799.00</text:p>
          </table:table-cell>
          <table:table-cell table:style-name="ce99" office:value-type="currency" office:currency="USD" office:value="891" calcext:value-type="currency">
            <text:p>$891.00</text:p>
          </table:table-cell>
          <table:table-cell table:style-name="ce99" table:formula="of:=[.C715]*0.75" office:value-type="currency" office:currency="USD" office:value="668.25" calcext:value-type="currency">
            <text:p>$668.25</text:p>
          </table:table-cell>
          <table:table-cell table:style-name="ce99" office:value-type="currency" office:currency="USD" office:value="701" calcext:value-type="currency">
            <text:p>$701.00</text:p>
          </table:table-cell>
          <table:table-cell table:style-name="ce99" table:formula="of:=[.E715]-[.B715]" office:value-type="currency" office:currency="USD" office:value="-98" calcext:value-type="currency">
            <text:p>-$98.00</text:p>
          </table:table-cell>
          <table:table-cell table:style-name="ce82" table:formula="of:=[.E715]/[.D715]" office:value-type="float" office:value="1.04900860456416" calcext:value-type="float">
            <text:p>1.0490086045641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23GY</text:p>
          </table:table-cell>
          <table:table-cell table:style-name="ce72" office:value-type="currency" office:currency="USD" office:value="599" calcext:value-type="currency">
            <text:p>$599.00</text:p>
          </table:table-cell>
          <table:table-cell table:style-name="ce99" office:value-type="currency" office:currency="USD" office:value="652" calcext:value-type="currency">
            <text:p>$652.00</text:p>
          </table:table-cell>
          <table:table-cell table:style-name="ce99" table:formula="of:=[.C716]*0.75" office:value-type="currency" office:currency="USD" office:value="489" calcext:value-type="currency">
            <text:p>$489.00</text:p>
          </table:table-cell>
          <table:table-cell table:style-name="ce99" office:value-type="currency" office:currency="USD" office:value="427.95" calcext:value-type="currency">
            <text:p>$427.95</text:p>
          </table:table-cell>
          <table:table-cell table:style-name="ce99" table:formula="of:=[.E716]-[.B716]" office:value-type="currency" office:currency="USD" office:value="-171.05" calcext:value-type="currency">
            <text:p>-$171.05</text:p>
          </table:table-cell>
          <table:table-cell table:style-name="ce82" table:formula="of:=[.E716]/[.D716]" office:value-type="float" office:value="0.875153374233129" calcext:value-type="float">
            <text:p>0.87515337423312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48 Inch Modular Mobile Cabinets - Red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613RD</text:p>
          </table:table-cell>
          <table:table-cell table:style-name="ce72" office:value-type="currency" office:currency="USD" office:value="771" calcext:value-type="currency">
            <text:p>$771.00</text:p>
          </table:table-cell>
          <table:table-cell table:style-name="ce99" office:value-type="currency" office:currency="USD" office:value="809" calcext:value-type="currency">
            <text:p>$809.00</text:p>
          </table:table-cell>
          <table:table-cell table:style-name="ce99" table:formula="of:=[.C720]*0.75" office:value-type="currency" office:currency="USD" office:value="606.75" calcext:value-type="currency">
            <text:p>$606.75</text:p>
          </table:table-cell>
          <table:table-cell table:style-name="ce99" office:value-type="currency" office:currency="USD" office:value="571" calcext:value-type="currency">
            <text:p>$571.00</text:p>
          </table:table-cell>
          <table:table-cell table:style-name="ce99" table:formula="of:=[.E720]-[.B720]" office:value-type="currency" office:currency="USD" office:value="-200" calcext:value-type="currency">
            <text:p>-$200.00</text:p>
          </table:table-cell>
          <table:table-cell table:style-name="ce82" table:formula="of:=[.E720]/[.D720]" office:value-type="float" office:value="0.941079522043675" calcext:value-type="float">
            <text:p>0.94107952204367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4RD</text:p>
          </table:table-cell>
          <table:table-cell table:style-name="ce72" office:value-type="currency" office:currency="USD" office:value="771" calcext:value-type="currency">
            <text:p>$771.00</text:p>
          </table:table-cell>
          <table:table-cell table:style-name="ce99" office:value-type="currency" office:currency="USD" office:value="809" calcext:value-type="currency">
            <text:p>$809.00</text:p>
          </table:table-cell>
          <table:table-cell table:style-name="ce99" table:formula="of:=[.C721]*0.75" office:value-type="currency" office:currency="USD" office:value="606.75" calcext:value-type="currency">
            <text:p>$606.75</text:p>
          </table:table-cell>
          <table:table-cell table:style-name="ce99" office:value-type="currency" office:currency="USD" office:value="830" calcext:value-type="currency">
            <text:p>$830.00</text:p>
          </table:table-cell>
          <table:table-cell table:style-name="ce99" table:formula="of:=[.E721]-[.B721]" office:value-type="currency" office:currency="USD" office:value="59" calcext:value-type="currency">
            <text:p>$59.00</text:p>
          </table:table-cell>
          <table:table-cell table:style-name="ce82" table:formula="of:=[.E721]/[.D721]" office:value-type="float" office:value="1.36794396374124" calcext:value-type="float">
            <text:p>1.3679439637412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5RD</text:p>
          </table:table-cell>
          <table:table-cell table:style-name="ce72" office:value-type="currency" office:currency="USD" office:value="756" calcext:value-type="currency">
            <text:p>$756.00</text:p>
          </table:table-cell>
          <table:table-cell table:style-name="ce99" office:value-type="currency" office:currency="USD" office:value="850" calcext:value-type="currency">
            <text:p>$850.00</text:p>
          </table:table-cell>
          <table:table-cell table:style-name="ce99" table:formula="of:=[.C722]*0.75" office:value-type="currency" office:currency="USD" office:value="637.5" calcext:value-type="currency">
            <text:p>$637.50</text:p>
          </table:table-cell>
          <table:table-cell table:style-name="ce99" office:value-type="currency" office:currency="USD" office:value="654" calcext:value-type="currency">
            <text:p>$654.00</text:p>
          </table:table-cell>
          <table:table-cell table:style-name="ce99" table:formula="of:=[.E722]-[.B722]" office:value-type="currency" office:currency="USD" office:value="-102" calcext:value-type="currency">
            <text:p>-$102.00</text:p>
          </table:table-cell>
          <table:table-cell table:style-name="ce82" table:formula="of:=[.E722]/[.D722]" office:value-type="float" office:value="1.02588235294118" calcext:value-type="float">
            <text:p>1.0258823529411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6RD</text:p>
          </table:table-cell>
          <table:table-cell table:style-name="ce72" office:value-type="currency" office:currency="USD" office:value="756" calcext:value-type="currency">
            <text:p>$756.00</text:p>
          </table:table-cell>
          <table:table-cell table:style-name="ce99" office:value-type="currency" office:currency="USD" office:value="850" calcext:value-type="currency">
            <text:p>$850.00</text:p>
          </table:table-cell>
          <table:table-cell table:style-name="ce99" table:formula="of:=[.C723]*0.75" office:value-type="currency" office:currency="USD" office:value="637.5" calcext:value-type="currency">
            <text:p>$637.50</text:p>
          </table:table-cell>
          <table:table-cell table:style-name="ce99" office:value-type="currency" office:currency="USD" office:value="654" calcext:value-type="currency">
            <text:p>$654.00</text:p>
          </table:table-cell>
          <table:table-cell table:style-name="ce99" table:formula="of:=[.E723]-[.B723]" office:value-type="currency" office:currency="USD" office:value="-102" calcext:value-type="currency">
            <text:p>-$102.00</text:p>
          </table:table-cell>
          <table:table-cell table:style-name="ce82" table:formula="of:=[.E723]/[.D723]" office:value-type="float" office:value="1.02588235294118" calcext:value-type="float">
            <text:p>1.0258823529411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7RD</text:p>
          </table:table-cell>
          <table:table-cell table:style-name="ce72" office:value-type="currency" office:currency="USD" office:value="676" calcext:value-type="currency">
            <text:p>$676.00</text:p>
          </table:table-cell>
          <table:table-cell table:style-name="ce99" office:value-type="currency" office:currency="USD" office:value="774" calcext:value-type="currency">
            <text:p>$774.00</text:p>
          </table:table-cell>
          <table:table-cell table:style-name="ce99" table:formula="of:=[.C724]*0.75" office:value-type="currency" office:currency="USD" office:value="580.5" calcext:value-type="currency">
            <text:p>$580.50</text:p>
          </table:table-cell>
          <table:table-cell table:style-name="ce99" office:value-type="currency" office:currency="USD" office:value="499.95" calcext:value-type="currency">
            <text:p>$499.95</text:p>
          </table:table-cell>
          <table:table-cell table:style-name="ce99" table:formula="of:=[.E724]-[.B724]" office:value-type="currency" office:currency="USD" office:value="-176.05" calcext:value-type="currency">
            <text:p>-$176.05</text:p>
          </table:table-cell>
          <table:table-cell table:style-name="ce82" table:formula="of:=[.E724]/[.D724]" office:value-type="float" office:value="0.861240310077519" calcext:value-type="float">
            <text:p>0.86124031007751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8RD</text:p>
          </table:table-cell>
          <table:table-cell table:style-name="ce72" office:value-type="currency" office:currency="USD" office:value="876" calcext:value-type="currency">
            <text:p>$876.00</text:p>
          </table:table-cell>
          <table:table-cell table:style-name="ce99" office:value-type="currency" office:currency="USD" office:value="967" calcext:value-type="currency">
            <text:p>$967.00</text:p>
          </table:table-cell>
          <table:table-cell table:style-name="ce99" table:formula="of:=[.C725]*0.75" office:value-type="currency" office:currency="USD" office:value="725.25" calcext:value-type="currency">
            <text:p>$725.25</text:p>
          </table:table-cell>
          <table:table-cell table:style-name="ce99"/>
          <table:table-cell table:style-name="ce99" table:formula="of:=[.E725]-[.B725]" office:value-type="currency" office:currency="USD" office:value="-876" calcext:value-type="currency">
            <text:p>-$876.00</text:p>
          </table:table-cell>
          <table:table-cell table:style-name="ce82" table:formula="of:=[.E725]/[.D725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F89619RD</text:p>
          </table:table-cell>
          <table:table-cell table:style-name="ce72" office:value-type="currency" office:currency="USD" office:value="866" calcext:value-type="currency">
            <text:p>$866.00</text:p>
          </table:table-cell>
          <table:table-cell table:style-name="ce72" office:value-type="currency" office:currency="USD" office:value="967" calcext:value-type="currency">
            <text:p>$967.00</text:p>
          </table:table-cell>
          <table:table-cell table:style-name="ce99" table:formula="of:=[.C726]*0.75" office:value-type="currency" office:currency="USD" office:value="725.25" calcext:value-type="currency">
            <text:p>$725.25</text:p>
          </table:table-cell>
          <table:table-cell table:style-name="ce99" office:value-type="currency" office:currency="USD" office:value="832" calcext:value-type="currency">
            <text:p>$832.00</text:p>
          </table:table-cell>
          <table:table-cell table:style-name="ce99" table:formula="of:=[.E726]-[.B726]" office:value-type="currency" office:currency="USD" office:value="-34" calcext:value-type="currency">
            <text:p>-$34.00</text:p>
          </table:table-cell>
          <table:table-cell table:style-name="ce82" table:formula="of:=[.E726]/[.D726]" office:value-type="float" office:value="1.14719062392279" calcext:value-type="float">
            <text:p>1.1471906239227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20RD</text:p>
          </table:table-cell>
          <table:table-cell table:style-name="ce72" office:value-type="currency" office:currency="USD" office:value="956" calcext:value-type="currency">
            <text:p>$956.00</text:p>
          </table:table-cell>
          <table:table-cell table:style-name="ce72" office:value-type="currency" office:currency="USD" office:value="1043" calcext:value-type="currency">
            <text:p>$1,043.00</text:p>
          </table:table-cell>
          <table:table-cell table:style-name="ce99" table:formula="of:=[.C727]*0.75" office:value-type="currency" office:currency="USD" office:value="782.25" calcext:value-type="currency">
            <text:p>$782.25</text:p>
          </table:table-cell>
          <table:table-cell table:style-name="ce99" office:value-type="currency" office:currency="USD" office:value="895" calcext:value-type="currency">
            <text:p>$895.00</text:p>
          </table:table-cell>
          <table:table-cell table:style-name="ce99" table:formula="of:=[.E727]-[.B727]" office:value-type="currency" office:currency="USD" office:value="-61" calcext:value-type="currency">
            <text:p>-$61.00</text:p>
          </table:table-cell>
          <table:table-cell table:style-name="ce82" table:formula="of:=[.E727]/[.D727]" office:value-type="float" office:value="1.14413550655161" calcext:value-type="float">
            <text:p>1.1441355065516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21RD</text:p>
          </table:table-cell>
          <table:table-cell table:style-name="ce72" office:value-type="currency" office:currency="USD" office:value="956" calcext:value-type="currency">
            <text:p>$956.00</text:p>
          </table:table-cell>
          <table:table-cell table:style-name="ce99" office:value-type="currency" office:currency="USD" office:value="1043" calcext:value-type="currency">
            <text:p>$1,043.00</text:p>
          </table:table-cell>
          <table:table-cell table:style-name="ce99" table:formula="of:=[.C728]*0.75" office:value-type="currency" office:currency="USD" office:value="782.25" calcext:value-type="currency">
            <text:p>$782.25</text:p>
          </table:table-cell>
          <table:table-cell table:style-name="ce99" office:value-type="currency" office:currency="USD" office:value="895" calcext:value-type="currency">
            <text:p>$895.00</text:p>
          </table:table-cell>
          <table:table-cell table:style-name="ce99" table:formula="of:=[.E728]-[.B728]" office:value-type="currency" office:currency="USD" office:value="-61" calcext:value-type="currency">
            <text:p>-$61.00</text:p>
          </table:table-cell>
          <table:table-cell table:style-name="ce82" table:formula="of:=[.E728]/[.D728]" office:value-type="float" office:value="1.14413550655161" calcext:value-type="float">
            <text:p>1.1441355065516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22RD</text:p>
          </table:table-cell>
          <table:table-cell table:style-name="ce72" office:value-type="currency" office:currency="USD" office:value="816" calcext:value-type="currency">
            <text:p>$816.00</text:p>
          </table:table-cell>
          <table:table-cell table:style-name="ce99" office:value-type="currency" office:currency="USD" office:value="891" calcext:value-type="currency">
            <text:p>$891.00</text:p>
          </table:table-cell>
          <table:table-cell table:style-name="ce99" table:formula="of:=[.C729]*0.75" office:value-type="currency" office:currency="USD" office:value="668.25" calcext:value-type="currency">
            <text:p>$668.25</text:p>
          </table:table-cell>
          <table:table-cell table:style-name="ce99" office:value-type="currency" office:currency="USD" office:value="701" calcext:value-type="currency">
            <text:p>$701.00</text:p>
          </table:table-cell>
          <table:table-cell table:style-name="ce99" table:formula="of:=[.E729]-[.B729]" office:value-type="currency" office:currency="USD" office:value="-115" calcext:value-type="currency">
            <text:p>-$115.00</text:p>
          </table:table-cell>
          <table:table-cell table:style-name="ce82" table:formula="of:=[.E729]/[.D729]" office:value-type="float" office:value="1.04900860456416" calcext:value-type="float">
            <text:p>1.0490086045641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23RD</text:p>
          </table:table-cell>
          <table:table-cell table:style-name="ce72" office:value-type="currency" office:currency="USD" office:value="586" calcext:value-type="currency">
            <text:p>$586.00</text:p>
          </table:table-cell>
          <table:table-cell table:style-name="ce99" office:value-type="currency" office:currency="USD" office:value="652" calcext:value-type="currency">
            <text:p>$652.00</text:p>
          </table:table-cell>
          <table:table-cell table:style-name="ce99" table:formula="of:=[.C730]*0.75" office:value-type="currency" office:currency="USD" office:value="489" calcext:value-type="currency">
            <text:p>$489.00</text:p>
          </table:table-cell>
          <table:table-cell table:style-name="ce99" office:value-type="currency" office:currency="USD" office:value="427.95" calcext:value-type="currency">
            <text:p>$427.95</text:p>
          </table:table-cell>
          <table:table-cell table:style-name="ce99" table:formula="of:=[.E730]-[.B730]" office:value-type="currency" office:currency="USD" office:value="-158.05" calcext:value-type="currency">
            <text:p>-$158.05</text:p>
          </table:table-cell>
          <table:table-cell table:style-name="ce82" table:formula="of:=[.E730]/[.D730]" office:value-type="float" office:value="0.875153374233129" calcext:value-type="float">
            <text:p>0.87515337423312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48 Inch Modular Mobile Cabinets - Sand</text:p>
          </table:table-cell>
          <table:table-cell table:number-columns-repeated="2"/>
          <table:table-cell table:style-name="ce99"/>
          <table:table-cell/>
          <table:table-cell table:style-name="ce99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F89613TS</text:p>
          </table:table-cell>
          <table:table-cell table:style-name="ce72" office:value-type="currency" office:currency="USD" office:value="775" calcext:value-type="currency">
            <text:p>$775.00</text:p>
          </table:table-cell>
          <table:table-cell table:style-name="ce99" office:value-type="currency" office:currency="USD" office:value="809" calcext:value-type="currency">
            <text:p>$809.00</text:p>
          </table:table-cell>
          <table:table-cell table:style-name="ce99" table:formula="of:=[.C734]*0.75" office:value-type="currency" office:currency="USD" office:value="606.75" calcext:value-type="currency">
            <text:p>$606.75</text:p>
          </table:table-cell>
          <table:table-cell table:style-name="ce99" office:value-type="currency" office:currency="USD" office:value="571" calcext:value-type="currency">
            <text:p>$571.00</text:p>
          </table:table-cell>
          <table:table-cell table:style-name="ce99" table:formula="of:=[.E734]-[.B734]" office:value-type="currency" office:currency="USD" office:value="-204" calcext:value-type="currency">
            <text:p>-$204.00</text:p>
          </table:table-cell>
          <table:table-cell table:style-name="ce82" table:formula="of:=[.E734]/[.D734]" office:value-type="float" office:value="0.941079522043675" calcext:value-type="float">
            <text:p>0.94107952204367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4TS</text:p>
          </table:table-cell>
          <table:table-cell table:style-name="ce72" office:value-type="currency" office:currency="USD" office:value="775" calcext:value-type="currency">
            <text:p>$775.00</text:p>
          </table:table-cell>
          <table:table-cell table:style-name="ce99" office:value-type="currency" office:currency="USD" office:value="809" calcext:value-type="currency">
            <text:p>$809.00</text:p>
          </table:table-cell>
          <table:table-cell table:style-name="ce99" table:formula="of:=[.C735]*0.75" office:value-type="currency" office:currency="USD" office:value="606.75" calcext:value-type="currency">
            <text:p>$606.75</text:p>
          </table:table-cell>
          <table:table-cell table:style-name="ce99" office:value-type="currency" office:currency="USD" office:value="571" calcext:value-type="currency">
            <text:p>$571.00</text:p>
          </table:table-cell>
          <table:table-cell table:style-name="ce99" table:formula="of:=[.E735]-[.B735]" office:value-type="currency" office:currency="USD" office:value="-204" calcext:value-type="currency">
            <text:p>-$204.00</text:p>
          </table:table-cell>
          <table:table-cell table:style-name="ce82" table:formula="of:=[.E735]/[.D735]" office:value-type="float" office:value="0.941079522043675" calcext:value-type="float">
            <text:p>0.94107952204367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5TS</text:p>
          </table:table-cell>
          <table:table-cell table:style-name="ce72" office:value-type="currency" office:currency="USD" office:value="765" calcext:value-type="currency">
            <text:p>$765.00</text:p>
          </table:table-cell>
          <table:table-cell table:style-name="ce99" office:value-type="currency" office:currency="USD" office:value="850" calcext:value-type="currency">
            <text:p>$850.00</text:p>
          </table:table-cell>
          <table:table-cell table:style-name="ce99" table:formula="of:=[.C736]*0.75" office:value-type="currency" office:currency="USD" office:value="637.5" calcext:value-type="currency">
            <text:p>$637.50</text:p>
          </table:table-cell>
          <table:table-cell table:style-name="ce99" office:value-type="currency" office:currency="USD" office:value="654" calcext:value-type="currency">
            <text:p>$654.00</text:p>
          </table:table-cell>
          <table:table-cell table:style-name="ce99" table:formula="of:=[.E736]-[.B736]" office:value-type="currency" office:currency="USD" office:value="-111" calcext:value-type="currency">
            <text:p>-$111.00</text:p>
          </table:table-cell>
          <table:table-cell table:style-name="ce82" table:formula="of:=[.E736]/[.D736]" office:value-type="float" office:value="1.02588235294118" calcext:value-type="float">
            <text:p>1.0258823529411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6TS</text:p>
          </table:table-cell>
          <table:table-cell table:style-name="ce72" office:value-type="currency" office:currency="USD" office:value="765" calcext:value-type="currency">
            <text:p>$765.00</text:p>
          </table:table-cell>
          <table:table-cell table:style-name="ce99" office:value-type="currency" office:currency="USD" office:value="850" calcext:value-type="currency">
            <text:p>$850.00</text:p>
          </table:table-cell>
          <table:table-cell table:style-name="ce99" table:formula="of:=[.C737]*0.75" office:value-type="currency" office:currency="USD" office:value="637.5" calcext:value-type="currency">
            <text:p>$637.50</text:p>
          </table:table-cell>
          <table:table-cell table:style-name="ce99" office:value-type="currency" office:currency="USD" office:value="654" calcext:value-type="currency">
            <text:p>$654.00</text:p>
          </table:table-cell>
          <table:table-cell table:style-name="ce99" table:formula="of:=[.E737]-[.B737]" office:value-type="currency" office:currency="USD" office:value="-111" calcext:value-type="currency">
            <text:p>-$111.00</text:p>
          </table:table-cell>
          <table:table-cell table:style-name="ce82" table:formula="of:=[.E737]/[.D737]" office:value-type="float" office:value="1.02588235294118" calcext:value-type="float">
            <text:p>1.02588235294118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7TS</text:p>
          </table:table-cell>
          <table:table-cell table:style-name="ce72" office:value-type="currency" office:currency="USD" office:value="685" calcext:value-type="currency">
            <text:p>$685.00</text:p>
          </table:table-cell>
          <table:table-cell table:style-name="ce99" office:value-type="currency" office:currency="USD" office:value="774" calcext:value-type="currency">
            <text:p>$774.00</text:p>
          </table:table-cell>
          <table:table-cell table:style-name="ce99" table:formula="of:=[.C738]*0.75" office:value-type="currency" office:currency="USD" office:value="580.5" calcext:value-type="currency">
            <text:p>$580.50</text:p>
          </table:table-cell>
          <table:table-cell table:style-name="ce99" office:value-type="currency" office:currency="USD" office:value="499.95" calcext:value-type="currency">
            <text:p>$499.95</text:p>
          </table:table-cell>
          <table:table-cell table:style-name="ce99" table:formula="of:=[.E738]-[.B738]" office:value-type="currency" office:currency="USD" office:value="-185.05" calcext:value-type="currency">
            <text:p>-$185.05</text:p>
          </table:table-cell>
          <table:table-cell table:style-name="ce82" table:formula="of:=[.E738]/[.D738]" office:value-type="float" office:value="0.861240310077519" calcext:value-type="float">
            <text:p>0.86124031007751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8TS</text:p>
          </table:table-cell>
          <table:table-cell table:style-name="ce72" office:value-type="currency" office:currency="USD" office:value="865" calcext:value-type="currency">
            <text:p>$865.00</text:p>
          </table:table-cell>
          <table:table-cell table:style-name="ce99" office:value-type="currency" office:currency="USD" office:value="967" calcext:value-type="currency">
            <text:p>$967.00</text:p>
          </table:table-cell>
          <table:table-cell table:style-name="ce99" table:formula="of:=[.C739]*0.75" office:value-type="currency" office:currency="USD" office:value="725.25" calcext:value-type="currency">
            <text:p>$725.25</text:p>
          </table:table-cell>
          <table:table-cell table:style-name="ce99" office:value-type="currency" office:currency="USD" office:value="832" calcext:value-type="currency">
            <text:p>$832.00</text:p>
          </table:table-cell>
          <table:table-cell table:style-name="ce99" table:formula="of:=[.E739]-[.B739]" office:value-type="currency" office:currency="USD" office:value="-33" calcext:value-type="currency">
            <text:p>-$33.00</text:p>
          </table:table-cell>
          <table:table-cell table:style-name="ce82" table:formula="of:=[.E739]/[.D739]" office:value-type="float" office:value="1.14719062392279" calcext:value-type="float">
            <text:p>1.1471906239227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19TS</text:p>
          </table:table-cell>
          <table:table-cell table:style-name="ce72" office:value-type="currency" office:currency="USD" office:value="865" calcext:value-type="currency">
            <text:p>$865.00</text:p>
          </table:table-cell>
          <table:table-cell table:style-name="ce99" office:value-type="currency" office:currency="USD" office:value="967" calcext:value-type="currency">
            <text:p>$967.00</text:p>
          </table:table-cell>
          <table:table-cell table:style-name="ce99" table:formula="of:=[.C740]*0.75" office:value-type="currency" office:currency="USD" office:value="725.25" calcext:value-type="currency">
            <text:p>$725.25</text:p>
          </table:table-cell>
          <table:table-cell table:style-name="ce99" office:value-type="currency" office:currency="USD" office:value="832" calcext:value-type="currency">
            <text:p>$832.00</text:p>
          </table:table-cell>
          <table:table-cell table:style-name="ce99" table:formula="of:=[.E740]-[.B740]" office:value-type="currency" office:currency="USD" office:value="-33" calcext:value-type="currency">
            <text:p>-$33.00</text:p>
          </table:table-cell>
          <table:table-cell table:style-name="ce82" table:formula="of:=[.E740]/[.D740]" office:value-type="float" office:value="1.14719062392279" calcext:value-type="float">
            <text:p>1.1471906239227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20TS</text:p>
          </table:table-cell>
          <table:table-cell table:style-name="ce72" office:value-type="currency" office:currency="USD" office:value="929" calcext:value-type="currency">
            <text:p>$929.00</text:p>
          </table:table-cell>
          <table:table-cell table:style-name="ce99" office:value-type="currency" office:currency="USD" office:value="1043" calcext:value-type="currency">
            <text:p>$1,043.00</text:p>
          </table:table-cell>
          <table:table-cell table:style-name="ce99" table:formula="of:=[.C741]*0.75" office:value-type="currency" office:currency="USD" office:value="782.25" calcext:value-type="currency">
            <text:p>$782.25</text:p>
          </table:table-cell>
          <table:table-cell table:style-name="ce99" office:value-type="currency" office:currency="USD" office:value="895" calcext:value-type="currency">
            <text:p>$895.00</text:p>
          </table:table-cell>
          <table:table-cell table:style-name="ce99" table:formula="of:=[.E741]-[.B741]" office:value-type="currency" office:currency="USD" office:value="-34" calcext:value-type="currency">
            <text:p>-$34.00</text:p>
          </table:table-cell>
          <table:table-cell table:style-name="ce82" table:formula="of:=[.E741]/[.D741]" office:value-type="float" office:value="1.14413550655161" calcext:value-type="float">
            <text:p>1.1441355065516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21TS</text:p>
          </table:table-cell>
          <table:table-cell table:style-name="ce72" office:value-type="currency" office:currency="USD" office:value="892" calcext:value-type="currency">
            <text:p>$892.00</text:p>
          </table:table-cell>
          <table:table-cell table:style-name="ce99" office:value-type="currency" office:currency="USD" office:value="1043" calcext:value-type="currency">
            <text:p>$1,043.00</text:p>
          </table:table-cell>
          <table:table-cell table:style-name="ce99" table:formula="of:=[.C742]*0.75" office:value-type="currency" office:currency="USD" office:value="782.25" calcext:value-type="currency">
            <text:p>$782.25</text:p>
          </table:table-cell>
          <table:table-cell table:style-name="ce99" office:value-type="currency" office:currency="USD" office:value="895" calcext:value-type="currency">
            <text:p>$895.00</text:p>
          </table:table-cell>
          <table:table-cell table:style-name="ce99" table:formula="of:=[.E742]-[.B742]" office:value-type="currency" office:currency="USD" office:value="3" calcext:value-type="currency">
            <text:p>$3.00</text:p>
          </table:table-cell>
          <table:table-cell table:style-name="ce82" table:formula="of:=[.E742]/[.D742]" office:value-type="float" office:value="1.14413550655161" calcext:value-type="float">
            <text:p>1.14413550655161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22TS</text:p>
          </table:table-cell>
          <table:table-cell table:style-name="ce72" office:value-type="currency" office:currency="USD" office:value="799" calcext:value-type="currency">
            <text:p>$799.00</text:p>
          </table:table-cell>
          <table:table-cell table:style-name="ce99" office:value-type="currency" office:currency="USD" office:value="891" calcext:value-type="currency">
            <text:p>$891.00</text:p>
          </table:table-cell>
          <table:table-cell table:style-name="ce99" table:formula="of:=[.C743]*0.75" office:value-type="currency" office:currency="USD" office:value="668.25" calcext:value-type="currency">
            <text:p>$668.25</text:p>
          </table:table-cell>
          <table:table-cell table:style-name="ce99" office:value-type="currency" office:currency="USD" office:value="701" calcext:value-type="currency">
            <text:p>$701.00</text:p>
          </table:table-cell>
          <table:table-cell table:style-name="ce99" table:formula="of:=[.E743]-[.B743]" office:value-type="currency" office:currency="USD" office:value="-98" calcext:value-type="currency">
            <text:p>-$98.00</text:p>
          </table:table-cell>
          <table:table-cell table:style-name="ce82" table:formula="of:=[.E743]/[.D743]" office:value-type="float" office:value="1.04900860456416" calcext:value-type="float">
            <text:p>1.04900860456416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F89623TS</text:p>
          </table:table-cell>
          <table:table-cell table:style-name="ce72" office:value-type="currency" office:currency="USD" office:value="599" calcext:value-type="currency">
            <text:p>$599.00</text:p>
          </table:table-cell>
          <table:table-cell table:style-name="ce99" office:value-type="currency" office:currency="USD" office:value="652" calcext:value-type="currency">
            <text:p>$652.00</text:p>
          </table:table-cell>
          <table:table-cell table:style-name="ce99" table:formula="of:=[.C744]*0.75" office:value-type="currency" office:currency="USD" office:value="489" calcext:value-type="currency">
            <text:p>$489.00</text:p>
          </table:table-cell>
          <table:table-cell table:style-name="ce99" office:value-type="currency" office:currency="USD" office:value="427.95" calcext:value-type="currency">
            <text:p>$427.95</text:p>
          </table:table-cell>
          <table:table-cell table:style-name="ce99" table:formula="of:=[.E744]-[.B744]" office:value-type="currency" office:currency="USD" office:value="-171.05" calcext:value-type="currency">
            <text:p>-$171.05</text:p>
          </table:table-cell>
          <table:table-cell table:style-name="ce82" table:formula="of:=[.E744]/[.D744]" office:value-type="float" office:value="0.875153374233129" calcext:value-type="float">
            <text:p>0.875153374233129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11">
          <table:table-cell table:style-name="ce70" office:value-type="string" calcext:value-type="string">
            <text:p>105 items found</text:p>
          </table:table-cell>
          <table:table-cell table:number-columns-repeated="7"/>
        </table:table-row>
        <table:table-row table:style-name="ro26">
          <table:table-cell table:style-name="ce70" office:value-type="string" calcext:value-type="string">
            <text:p>460 individual models</text:p>
          </table:table-cell>
          <table:table-cell table:number-columns-repeated="7"/>
        </table:table-row>
        <table:table-row table:style-name="ro2" table:number-rows-repeated="104782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08:56:54.6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7-17T09:27:05.552000000</dc:date>
    <meta:editing-duration>PT15H53M20S</meta:editing-duration>
    <meta:editing-cycles>287</meta:editing-cycles>
    <meta:print-date>2017-05-01T13:14:12.854000000</meta:print-date>
    <meta:document-statistic meta:table-count="16" meta:cell-count="14309" meta:object-count="0"/>
  </office:meta>
</office:document-meta>
</file>